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29in"/>
    </style:style>
    <style:style style:name="co2" style:family="table-column">
      <style:table-column-properties fo:break-before="auto" style:column-width="1.3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Line Count:</text:p>
          </table:table-cell>
          <table:table-cell table:style-name="Default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>
            <text:p>L1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float" office:value="137.390451310812">
            <text:p>137.39045131081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37.873899059277">
            <text:p>137.873899059277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38.357297003661">
            <text:p>138.357297003661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38.840645143964">
            <text:p>138.84064514396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39.323943480186">
            <text:p>139.323943480186</text:p>
          </table:table-cell>
          <table:table-cell office:value-type="float" office:value="310">
            <text:p>310</text:p>
          </table:table-cell>
          <table:table-cell/>
        </table:table-row>
        <table:table-row table:style-name="ro1">
          <table:table-cell/>
          <table:table-cell office:value-type="float" office:value="139.807192012327">
            <text:p>139.807192012327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/>
          <table:table-cell office:value-type="float" office:value="140.290390740387">
            <text:p>140.290390740387</text:p>
          </table:table-cell>
          <table:table-cell office:value-type="float" office:value="424">
            <text:p>424</text:p>
          </table:table-cell>
          <table:table-cell/>
        </table:table-row>
        <table:table-row table:style-name="ro1">
          <table:table-cell/>
          <table:table-cell office:value-type="float" office:value="140.773539664366">
            <text:p>140.773539664366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/>
          <table:table-cell office:value-type="float" office:value="141.256638784263">
            <text:p>141.25663878426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141.73968810008">
            <text:p>141.73968810008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142.222687611815">
            <text:p>142.22268761181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42.70563731947">
            <text:p>142.70563731947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143.188537223043">
            <text:p>143.188537223043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143.671387322535">
            <text:p>143.67138732253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44.154187617947">
            <text:p>144.154187617947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144.636938109277">
            <text:p>144.636938109277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145.119638796526">
            <text:p>145.119638796526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145.602289679693">
            <text:p>145.602289679693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146.08489075878">
            <text:p>146.08489075878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46.567442033786">
            <text:p>146.567442033786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147.049943504711">
            <text:p>147.049943504711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147.532395171554">
            <text:p>147.532395171554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148.014797034317">
            <text:p>148.014797034317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48.497149092998">
            <text:p>148.497149092998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148.979451347598">
            <text:p>148.979451347598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149.461703798117">
            <text:p>149.46170379811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149.943906444556">
            <text:p>149.943906444556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150.426059286913">
            <text:p>150.426059286913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150.908162325189">
            <text:p>150.908162325189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51.390215559383">
            <text:p>151.39021555938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151.872218989497">
            <text:p>151.872218989497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152.35417261553">
            <text:p>152.35417261553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152.836076437482">
            <text:p>152.836076437482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153.317930455352">
            <text:p>153.317930455352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153.799734669142">
            <text:p>153.799734669142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154.28148907885">
            <text:p>154.281489078850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154.763193684477">
            <text:p>154.763193684477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155.244848486023">
            <text:p>155.244848486023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155.726453483489">
            <text:p>155.726453483489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156.208008676873">
            <text:p>156.208008676873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156.689514066176">
            <text:p>156.689514066176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157.170969651397">
            <text:p>157.170969651397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157.652375432538">
            <text:p>157.652375432538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158.133731409598">
            <text:p>158.133731409598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158.615037582577">
            <text:p>158.615037582577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159.096293951474">
            <text:p>159.09629395147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159.57750051629">
            <text:p>159.577500516290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160.058657277026">
            <text:p>160.05865727702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60.53976423368">
            <text:p>160.539764233680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161.020821386253">
            <text:p>161.020821386253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161.501828734745">
            <text:p>161.501828734745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161.982786279156">
            <text:p>161.982786279156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162.463694019486">
            <text:p>162.463694019486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162.944551955735">
            <text:p>162.944551955735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163.425360087903">
            <text:p>163.42536008790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163.90611841599">
            <text:p>163.90611841599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164.386826939995">
            <text:p>164.38682693999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64.86748565992">
            <text:p>164.867485659920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165.348094575763">
            <text:p>165.348094575763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165.828653687526">
            <text:p>165.82865368752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66.309162995207">
            <text:p>166.309162995207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166.789622498807">
            <text:p>166.789622498807</text:p>
          </table:table-cell>
          <table:table-cell office:value-type="float" office:value="505">
            <text:p>505</text:p>
          </table:table-cell>
          <table:table-cell/>
        </table:table-row>
        <table:table-row table:style-name="ro1">
          <table:table-cell/>
          <table:table-cell office:value-type="float" office:value="167.270032198326">
            <text:p>167.270032198326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167.750392093764">
            <text:p>167.750392093764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168.230702185121">
            <text:p>168.23070218512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168.710962472397">
            <text:p>168.710962472397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169.191172955592">
            <text:p>169.191172955592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169.671333634706">
            <text:p>169.671333634706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170.151444509738">
            <text:p>170.15144450973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170.63150558069">
            <text:p>170.631505580690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171.11151684756">
            <text:p>171.11151684756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171.59147831035">
            <text:p>171.591478310350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172.071389969058">
            <text:p>172.071389969058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72.551251823685">
            <text:p>172.551251823685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173.031063874231">
            <text:p>173.031063874231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173.510826120696">
            <text:p>173.510826120696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173.99053856308">
            <text:p>173.99053856308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174.470201201383">
            <text:p>174.470201201383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174.949814035605">
            <text:p>174.94981403560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175.429377065745">
            <text:p>175.42937706574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175.908890291805">
            <text:p>175.908890291805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176.388353713783">
            <text:p>176.388353713783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176.867767331681">
            <text:p>176.867767331681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177.347131145497">
            <text:p>177.347131145497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177.826445155233">
            <text:p>177.82644515523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178.305709360887">
            <text:p>178.305709360887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178.78492376246">
            <text:p>178.784923762460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179.264088359952">
            <text:p>179.264088359952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179.743203153363">
            <text:p>179.74320315336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180.222268142693">
            <text:p>180.222268142693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180.701283327941">
            <text:p>180.701283327941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181.180248709109">
            <text:p>181.180248709109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181.659164286196">
            <text:p>181.659164286196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182.138030059201">
            <text:p>182.138030059201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182.616846028126">
            <text:p>182.616846028126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183.095612192969">
            <text:p>183.095612192969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183.574328553731">
            <text:p>183.57432855373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184.052995110412">
            <text:p>184.052995110412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184.531611863012">
            <text:p>184.531611863012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185.010178811531">
            <text:p>185.010178811531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185.488695955969">
            <text:p>185.488695955969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185.967163296326">
            <text:p>185.967163296326</text:p>
          </table:table-cell>
          <table:table-cell office:value-type="float" office:value="490">
            <text:p>490</text:p>
          </table:table-cell>
          <table:table-cell/>
        </table:table-row>
        <table:table-row table:style-name="ro1">
          <table:table-cell/>
          <table:table-cell office:value-type="float" office:value="186.445580832602">
            <text:p>186.445580832602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186.923948564797">
            <text:p>186.923948564797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187.40226649291">
            <text:p>187.402266492910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187.880534616943">
            <text:p>187.880534616943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188.358752936894">
            <text:p>188.358752936894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188.836921452765">
            <text:p>188.83692145276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89.315040164554">
            <text:p>189.31504016455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189.793109072262">
            <text:p>189.79310907226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190.271128175889">
            <text:p>190.271128175889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190.749097475435">
            <text:p>190.74909747543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191.2270169709">
            <text:p>191.227016970900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191.704886662284">
            <text:p>191.704886662284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192.182706549587">
            <text:p>192.182706549587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192.660476632808">
            <text:p>192.66047663280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193.138196911949">
            <text:p>193.138196911949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193.615867387008">
            <text:p>193.615867387008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194.093488057987">
            <text:p>194.093488057987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94.571058924884">
            <text:p>194.571058924884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195.0485799877">
            <text:p>195.048579987700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195.526051246435">
            <text:p>195.526051246435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196.00347270109">
            <text:p>196.003472701090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196.480844351663">
            <text:p>196.480844351663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/>
          <table:table-cell office:value-type="float" office:value="196.958166198154">
            <text:p>196.95816619815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197.435438240565">
            <text:p>197.435438240565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197.912660478895">
            <text:p>197.912660478895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198.389832913144">
            <text:p>198.38983291314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198.866955543311">
            <text:p>198.86695554331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199.344028369398">
            <text:p>199.344028369398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199.821051391403">
            <text:p>199.821051391403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200.298024609327">
            <text:p>200.298024609327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200.774948023171">
            <text:p>200.774948023171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201.251821632933">
            <text:p>201.251821632933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/>
          <table:table-cell office:value-type="float" office:value="201.728645438614">
            <text:p>201.728645438614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202.205419440214">
            <text:p>202.20541944021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02.682143637733">
            <text:p>202.682143637733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203.158818031171">
            <text:p>203.158818031171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203.635442620527">
            <text:p>203.635442620527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04.112017405803">
            <text:p>204.11201740580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04.588542386998">
            <text:p>204.588542386998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05.065017564111">
            <text:p>205.065017564111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05.541442937144">
            <text:p>205.541442937144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206.017818506095">
            <text:p>206.017818506095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206.494144270965">
            <text:p>206.494144270965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/>
          <table:table-cell office:value-type="float" office:value="206.970420231754">
            <text:p>206.970420231754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207.446646388462">
            <text:p>207.446646388462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207.922822741089">
            <text:p>207.922822741089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208.398949289635">
            <text:p>208.39894928963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208.8750260341">
            <text:p>208.875026034100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09.351052974484">
            <text:p>209.35105297448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209.827030110786">
            <text:p>209.827030110786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210.302957443008">
            <text:p>210.30295744300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10.778834971148">
            <text:p>210.77883497114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11.254662695208">
            <text:p>211.254662695208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11.730440615186">
            <text:p>211.730440615186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212.206168731083">
            <text:p>212.20616873108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12.6818470429">
            <text:p>212.681847042900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13.157475550635">
            <text:p>213.15747555063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13.633054254289">
            <text:p>213.633054254289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14.108583153862">
            <text:p>214.108583153862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214.584062249353">
            <text:p>214.584062249353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215.059491540764">
            <text:p>215.059491540764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15.534871028094">
            <text:p>215.53487102809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16.010200711342">
            <text:p>216.010200711342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16.48548059051">
            <text:p>216.48548059051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16.960710665596">
            <text:p>216.960710665596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17.435890936601">
            <text:p>217.435890936601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17.911021403526">
            <text:p>217.911021403526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218.386102066369">
            <text:p>218.386102066369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18.861132925131">
            <text:p>218.861132925131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19.336113979812">
            <text:p>219.336113979812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219.811045230412">
            <text:p>219.811045230412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220.285926676931">
            <text:p>220.285926676931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20.760758319368">
            <text:p>220.760758319368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21.235540157725">
            <text:p>221.23554015772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221.710272192">
            <text:p>221.710272192000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22.184954422195">
            <text:p>222.18495442219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22.659586848308">
            <text:p>222.65958684830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223.134169470341">
            <text:p>223.134169470341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223.608702288292">
            <text:p>223.60870228829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24.083185302162">
            <text:p>224.083185302162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224.557618511951">
            <text:p>224.557618511951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25.032001917659">
            <text:p>225.03200191765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25.506335519286">
            <text:p>225.506335519286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25.980619316832">
            <text:p>225.980619316832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/>
          <table:table-cell office:value-type="float" office:value="226.454853310296">
            <text:p>226.454853310296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226.92903749968">
            <text:p>226.929037499680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227.403171884983">
            <text:p>227.403171884983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27.877256466204">
            <text:p>227.877256466204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28.351291243344">
            <text:p>228.35129124334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28.825276216404">
            <text:p>228.82527621640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29.299211385382">
            <text:p>229.299211385382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229.773096750279">
            <text:p>229.773096750279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30.246932311095">
            <text:p>230.246932311095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230.72071806783">
            <text:p>230.72071806783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31.194454020484">
            <text:p>231.19445402048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31.668140169057">
            <text:p>231.668140169057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32.141776513548">
            <text:p>232.14177651354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32.615363053959">
            <text:p>232.61536305395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233.088899790289">
            <text:p>233.088899790289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233.562386722537">
            <text:p>233.562386722537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234.035823850704">
            <text:p>234.03582385070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34.509211174791">
            <text:p>234.50921117479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34.982548694796">
            <text:p>234.982548694796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35.45583641072">
            <text:p>235.455836410720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235.929074322563">
            <text:p>235.929074322563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236.402262430325">
            <text:p>236.402262430325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36.875400734006">
            <text:p>236.875400734006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237.348489233606">
            <text:p>237.34848923360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37.821527929125">
            <text:p>237.821527929125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38.294516820562">
            <text:p>238.294516820562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38.767455907919">
            <text:p>238.767455907919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239.240345191194">
            <text:p>239.24034519119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39.713184670388">
            <text:p>239.713184670388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240.185974345502">
            <text:p>240.185974345502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40.658714216534">
            <text:p>240.658714216534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241.131404283485">
            <text:p>241.13140428348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241.604044546355">
            <text:p>241.604044546355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242.076635005144">
            <text:p>242.07663500514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42.549175659852">
            <text:p>242.54917565985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243.021666510479">
            <text:p>243.021666510479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243.494107557024">
            <text:p>243.49410755702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243.966498799489">
            <text:p>243.966498799489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244.438840237873">
            <text:p>244.438840237873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44.911131872175">
            <text:p>244.911131872175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245.383373702396">
            <text:p>245.383373702396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245.855565728537">
            <text:p>245.855565728537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246.327707950596">
            <text:p>246.327707950596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246.799800368574">
            <text:p>246.799800368574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47.271842982471">
            <text:p>247.27184298247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47.743835792287">
            <text:p>247.743835792287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248.215778798022">
            <text:p>248.21577879802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48.687671999676">
            <text:p>248.687671999676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49.159515397248">
            <text:p>249.159515397248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249.63130899074">
            <text:p>249.63130899074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250.10305278015">
            <text:p>250.10305278015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250.57474676548">
            <text:p>250.574746765480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51.046390946728">
            <text:p>251.046390946728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51.517985323896">
            <text:p>251.517985323896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51.989529896982">
            <text:p>251.989529896982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252.461024665987">
            <text:p>252.46102466598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52.932469630911">
            <text:p>252.932469630911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53.403864791754">
            <text:p>253.40386479175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53.875210148516">
            <text:p>253.875210148516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254.346505701196">
            <text:p>254.346505701196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254.817751449796">
            <text:p>254.817751449796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255.288947394315">
            <text:p>255.288947394315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55.760093534752">
            <text:p>255.760093534752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256.231189871109">
            <text:p>256.231189871109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56.702236403384">
            <text:p>256.702236403384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57.173233131578">
            <text:p>257.173233131578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57.644180055691">
            <text:p>257.644180055691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258.115077175724">
            <text:p>258.11507717572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58.585924491675">
            <text:p>258.58592449167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59.056722003544">
            <text:p>259.056722003544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259.527469711333">
            <text:p>259.52746971133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59.998167615041">
            <text:p>259.998167615041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60.468815714668">
            <text:p>260.468815714668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60.939414010213">
            <text:p>260.939414010213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61.409962501678">
            <text:p>261.40996250167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261.880461189061">
            <text:p>261.880461189061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62.350910072364">
            <text:p>262.350910072364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62.821309151585">
            <text:p>262.821309151585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263.291658426725">
            <text:p>263.29165842672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263.761957897784">
            <text:p>263.76195789778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64.232207564762">
            <text:p>264.232207564762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64.702407427659">
            <text:p>264.70240742765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65.172557486475">
            <text:p>265.17255748647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65.64265774121">
            <text:p>265.642657741210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266.112708191863">
            <text:p>266.112708191863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266.582708838436">
            <text:p>266.582708838436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67.052659680928">
            <text:p>267.052659680928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267.522560719338">
            <text:p>267.522560719338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267.992411953667">
            <text:p>267.992411953667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268.462213383916">
            <text:p>268.462213383916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68.931965010083">
            <text:p>268.93196501008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69.401666832169">
            <text:p>269.401666832169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269.871318850174">
            <text:p>269.87131885017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70.340921064098">
            <text:p>270.340921064098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70.810473473941">
            <text:p>270.810473473941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271.279976079702">
            <text:p>271.279976079702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271.749428881383">
            <text:p>271.749428881383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272.218831878983">
            <text:p>272.218831878983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272.688185072501">
            <text:p>272.688185072501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273.157488461939">
            <text:p>273.157488461939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273.626742047295">
            <text:p>273.62674204729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74.09594582857">
            <text:p>274.095945828570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74.565099805764">
            <text:p>274.565099805764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75.034203978877">
            <text:p>275.034203978877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275.503258347909">
            <text:p>275.50325834790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275.97226291286">
            <text:p>275.97226291286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76.44121767373">
            <text:p>276.441217673730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276.910122630519">
            <text:p>276.910122630519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77.378977783227">
            <text:p>277.378977783227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77.847783131853">
            <text:p>277.84778313185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78.316538676399">
            <text:p>278.316538676399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278.785244416863">
            <text:p>278.785244416863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79.253900353246">
            <text:p>279.253900353246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279.722506485549">
            <text:p>279.722506485549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80.19106281377">
            <text:p>280.19106281377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80.65956933791">
            <text:p>280.659569337910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281.128026057969">
            <text:p>281.128026057969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281.596432973947">
            <text:p>281.596432973947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82.064790085844">
            <text:p>282.064790085844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282.533097393659">
            <text:p>282.533097393659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83.001354897394">
            <text:p>283.00135489739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83.469562597048">
            <text:p>283.469562597048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83.93772049262">
            <text:p>283.937720492620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284.405828584112">
            <text:p>284.405828584112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284.873886871522">
            <text:p>284.873886871522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285.341895354851">
            <text:p>285.341895354851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285.809854034099">
            <text:p>285.809854034099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286.277762909266">
            <text:p>286.277762909266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286.745621980352">
            <text:p>286.745621980352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287.213431247357">
            <text:p>287.213431247357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87.681190710281">
            <text:p>287.681190710281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288.148900369124">
            <text:p>288.148900369124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88.616560223885">
            <text:p>288.61656022388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289.084170274566">
            <text:p>289.08417027456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89.551730521165">
            <text:p>289.551730521165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290.019240963684">
            <text:p>290.01924096368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290.486701602121">
            <text:p>290.48670160212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290.954112436477">
            <text:p>290.954112436477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91.421473466753">
            <text:p>291.421473466753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91.888784692947">
            <text:p>291.888784692947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292.35604611506">
            <text:p>292.356046115060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292.823257733092">
            <text:p>292.823257733092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293.290419547042">
            <text:p>293.290419547042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93.757531556912">
            <text:p>293.757531556912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294.224593762701">
            <text:p>294.224593762701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94.691606164408">
            <text:p>294.69160616440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95.158568762035">
            <text:p>295.158568762035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295.62548155558">
            <text:p>295.625481555580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296.092344545045">
            <text:p>296.09234454504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296.559157730428">
            <text:p>296.55915773042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297.02592111173">
            <text:p>297.025921111730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297.492634688951">
            <text:p>297.492634688951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297.959298462091">
            <text:p>297.959298462091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298.42591243115">
            <text:p>298.42591243115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298.892476596128">
            <text:p>298.892476596128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299.358990957024">
            <text:p>299.358990957024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299.82545551384">
            <text:p>299.825455513840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00.291870266575">
            <text:p>300.291870266575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00.758235215228">
            <text:p>300.75823521522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01.2245503598">
            <text:p>301.224550359800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01.690815700292">
            <text:p>301.690815700292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02.157031236702">
            <text:p>302.157031236702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02.623196969031">
            <text:p>302.623196969031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03.089312897279">
            <text:p>303.089312897279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303.555379021446">
            <text:p>303.55537902144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04.021395341532">
            <text:p>304.021395341532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304.487361857537">
            <text:p>304.487361857537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304.953278569461">
            <text:p>304.953278569461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05.419145477303">
            <text:p>305.419145477303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305.884962581065">
            <text:p>305.88496258106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06.350729880745">
            <text:p>306.35072988074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06.816447376345">
            <text:p>306.81644737634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307.282115067863">
            <text:p>307.282115067863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307.7477329553">
            <text:p>307.74773295530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08.213301038656">
            <text:p>308.213301038656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08.678819317931">
            <text:p>308.67881931793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309.144287793125">
            <text:p>309.144287793125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09.609706464238">
            <text:p>309.609706464238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310.07507533127">
            <text:p>310.07507533127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310.540394394221">
            <text:p>310.540394394221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311.00566365309">
            <text:p>311.005663653090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11.470883107879">
            <text:p>311.470883107879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11.936052758586">
            <text:p>311.936052758586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12.401172605213">
            <text:p>312.401172605213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12.866242647758">
            <text:p>312.866242647758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313.331262886222">
            <text:p>313.331262886222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313.796233320605">
            <text:p>313.796233320605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314.261153950907">
            <text:p>314.261153950907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14.726024777128">
            <text:p>314.726024777128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15.190845799268">
            <text:p>315.190845799268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15.655617017327">
            <text:p>315.655617017327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16.120338431305">
            <text:p>316.120338431305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16.585010041201">
            <text:p>316.585010041201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317.049631847017">
            <text:p>317.049631847017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317.514203848751">
            <text:p>317.514203848751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17.978726046405">
            <text:p>317.97872604640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18.443198439977">
            <text:p>318.443198439977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318.907621029468">
            <text:p>318.907621029468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19.371993814878">
            <text:p>319.371993814878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319.836316796207">
            <text:p>319.836316796207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320.300589973455">
            <text:p>320.300589973455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320.764813346622">
            <text:p>320.764813346622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321.228986915708">
            <text:p>321.228986915708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321.693110680713">
            <text:p>321.693110680713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22.157184641636">
            <text:p>322.157184641636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22.621208798479">
            <text:p>322.621208798479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323.08518315124">
            <text:p>323.085183151240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323.549107699921">
            <text:p>323.549107699921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24.01298244452">
            <text:p>324.01298244452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24.476807385038">
            <text:p>324.47680738503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24.940582521475">
            <text:p>324.940582521475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325.404307853831">
            <text:p>325.404307853831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325.867983382106">
            <text:p>325.86798338210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26.3316091063">
            <text:p>326.331609106300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26.795185026413">
            <text:p>326.795185026413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27.258711142445">
            <text:p>327.258711142445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327.722187454395">
            <text:p>327.722187454395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328.185613962265">
            <text:p>328.18561396226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28.648990666053">
            <text:p>328.64899066605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29.112317565761">
            <text:p>329.112317565761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29.575594661387">
            <text:p>329.575594661387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30.038821952932">
            <text:p>330.038821952932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30.501999440396">
            <text:p>330.501999440396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30.965127123779">
            <text:p>330.965127123779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31.428205003081">
            <text:p>331.428205003081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331.891233078302">
            <text:p>331.891233078302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32.354211349442">
            <text:p>332.354211349442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32.8171398165">
            <text:p>332.817139816500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33.280018479478">
            <text:p>333.280018479478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333.742847338375">
            <text:p>333.742847338375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34.20562639319">
            <text:p>334.205626393190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334.668355643924">
            <text:p>334.66835564392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35.131035090578">
            <text:p>335.131035090578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35.59366473315">
            <text:p>335.593664733150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336.056244571641">
            <text:p>336.056244571641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36.518774606051">
            <text:p>336.518774606051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36.98125483638">
            <text:p>336.981254836380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337.443685262628">
            <text:p>337.443685262628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337.906065884795">
            <text:p>337.906065884795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338.36839670288">
            <text:p>338.368396702880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38.830677716885">
            <text:p>338.83067771688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39.292908926808">
            <text:p>339.292908926808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339.755090332651">
            <text:p>339.755090332651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40.217221934412">
            <text:p>340.217221934412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340.679303732092">
            <text:p>340.679303732092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41.141335725692">
            <text:p>341.14133572569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41.60331791521">
            <text:p>341.603317915210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42.065250300647">
            <text:p>342.065250300647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42.527132882003">
            <text:p>342.527132882003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342.988965659277">
            <text:p>342.988965659277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43.450748632471">
            <text:p>343.450748632471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343.912481801584">
            <text:p>343.912481801584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44.374165166616">
            <text:p>344.374165166616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344.835798727566">
            <text:p>344.835798727566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45.297382484435">
            <text:p>345.29738248443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45.758916437224">
            <text:p>345.758916437224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346.220400585931">
            <text:p>346.220400585931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46.681834930557">
            <text:p>346.68183493055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47.143219471102">
            <text:p>347.143219471102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47.604554207566">
            <text:p>347.604554207566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48.065839139949">
            <text:p>348.065839139949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48.527074268251">
            <text:p>348.527074268251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48.988259592472">
            <text:p>348.988259592472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49.449395112612">
            <text:p>349.449395112612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349.91048082867">
            <text:p>349.910480828670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350.371516740648">
            <text:p>350.37151674064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50.832502848544">
            <text:p>350.832502848544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351.293439152359">
            <text:p>351.29343915235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351.754325652094">
            <text:p>351.754325652094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52.215162347747">
            <text:p>352.215162347747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52.675949239319">
            <text:p>352.675949239319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353.13668632681">
            <text:p>353.136686326810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53.59737361022">
            <text:p>353.597373610220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354.058011089549">
            <text:p>354.05801108954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54.518598764796">
            <text:p>354.518598764796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54.979136635963">
            <text:p>354.979136635963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55.439624703049">
            <text:p>355.439624703049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355.900062966053">
            <text:p>355.900062966053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56.360451424977">
            <text:p>356.360451424977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56.820790079819">
            <text:p>356.82079007981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57.28107893058">
            <text:p>357.281078930580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357.74131797726">
            <text:p>357.741317977260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58.20150721986">
            <text:p>358.201507219860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358.661646658378">
            <text:p>358.661646658378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359.121736292814">
            <text:p>359.121736292814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359.58177612317">
            <text:p>359.581776123170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360.041766149445">
            <text:p>360.041766149445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60.501706371639">
            <text:p>360.50170637163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60.961596789751">
            <text:p>360.961596789751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361.421437403783">
            <text:p>361.421437403783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61.881228213733">
            <text:p>361.88122821373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62.340969219603">
            <text:p>362.340969219603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362.800660421391">
            <text:p>362.800660421391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363.260301819098">
            <text:p>363.260301819098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363.719893412724">
            <text:p>363.71989341272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64.179435202269">
            <text:p>364.179435202269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364.638927187733">
            <text:p>364.638927187733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365.098369369116">
            <text:p>365.098369369116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65.557761746417">
            <text:p>365.557761746417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66.017104319638">
            <text:p>366.017104319638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366.476397088778">
            <text:p>366.476397088778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66.935640053836">
            <text:p>366.935640053836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367.394833214814">
            <text:p>367.39483321481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67.85397657171">
            <text:p>367.853976571710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368.313070124525">
            <text:p>368.31307012452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68.772113873259">
            <text:p>368.772113873259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69.231107817912">
            <text:p>369.231107817912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369.690051958484">
            <text:p>369.690051958484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370.148946294975">
            <text:p>370.14894629497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370.607790827385">
            <text:p>370.60779082738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71.066585555714">
            <text:p>371.066585555714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371.525330479962">
            <text:p>371.525330479962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371.984025600128">
            <text:p>371.984025600128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372.442670916214">
            <text:p>372.442670916214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372.901266428218">
            <text:p>372.90126642821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73.359812136141">
            <text:p>373.359812136141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73.818308039984">
            <text:p>373.81830803998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374.276754139745">
            <text:p>374.276754139745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374.735150435425">
            <text:p>374.735150435425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375.193496927024">
            <text:p>375.193496927024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375.651793614542">
            <text:p>375.651793614542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376.110040497978">
            <text:p>376.110040497978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376.568237577334">
            <text:p>376.568237577334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/>
          <table:table-cell office:value-type="float" office:value="377.026384852609">
            <text:p>377.026384852609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377.484482323802">
            <text:p>377.484482323802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77.942529990915">
            <text:p>377.94252999091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78.400527853946">
            <text:p>378.400527853946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78.858475912897">
            <text:p>378.858475912897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79.316374167766">
            <text:p>379.316374167766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79.774222618554">
            <text:p>379.774222618554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380.232021265261">
            <text:p>380.232021265261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80.689770107887">
            <text:p>380.689770107887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381.147469146432">
            <text:p>381.147469146432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381.605118380896">
            <text:p>381.605118380896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382.062717811278">
            <text:p>382.062717811278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382.52026743758">
            <text:p>382.520267437580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382.977767259801">
            <text:p>382.977767259801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83.43521727794">
            <text:p>383.435217277940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83.892617491998">
            <text:p>383.892617491998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84.349967901976">
            <text:p>384.349967901976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384.807268507872">
            <text:p>384.807268507872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85.264519309687">
            <text:p>385.264519309687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85.721720307421">
            <text:p>385.721720307421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86.178871501074">
            <text:p>386.178871501074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86.635972890646">
            <text:p>386.635972890646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87.093024476137">
            <text:p>387.093024476137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387.550026257546">
            <text:p>387.550026257546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88.006978234875">
            <text:p>388.006978234875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88.463880408123">
            <text:p>388.463880408123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88.920732777289">
            <text:p>388.920732777289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389.377535342375">
            <text:p>389.37753534237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89.834288103379">
            <text:p>389.834288103379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390.290991060302">
            <text:p>390.29099106030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390.747644213144">
            <text:p>390.747644213144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391.204247561905">
            <text:p>391.204247561905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391.660801106585">
            <text:p>391.66080110658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392.117304847184">
            <text:p>392.117304847184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392.573758783702">
            <text:p>392.57375878370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393.030162916139">
            <text:p>393.030162916139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393.486517244494">
            <text:p>393.48651724449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93.942821768769">
            <text:p>393.942821768769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394.399076488962">
            <text:p>394.399076488962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394.855281405075">
            <text:p>394.85528140507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395.311436517106">
            <text:p>395.311436517106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395.767541825056">
            <text:p>395.767541825056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396.223597328925">
            <text:p>396.223597328925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396.679603028713">
            <text:p>396.67960302871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397.13555892442">
            <text:p>397.13555892442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397.591465016046">
            <text:p>397.591465016046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398.047321303591">
            <text:p>398.047321303591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398.503127787055">
            <text:p>398.50312778705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/>
          <table:table-cell office:value-type="float" office:value="398.958884466437">
            <text:p>398.958884466437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/>
          <table:table-cell office:value-type="float" office:value="399.414591341739">
            <text:p>399.414591341739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399.870248412959">
            <text:p>399.870248412959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400.325855680099">
            <text:p>400.325855680099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00.781413143157">
            <text:p>400.781413143157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401.236920802134">
            <text:p>401.236920802134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401.69237865703">
            <text:p>401.69237865703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402.147786707845">
            <text:p>402.147786707845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402.603144954579">
            <text:p>402.603144954579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403.058453397232">
            <text:p>403.058453397232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03.513712035804">
            <text:p>403.513712035804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403.968920870295">
            <text:p>403.968920870295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404.424079900704">
            <text:p>404.42407990070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404.879189127033">
            <text:p>404.879189127033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05.33424854928">
            <text:p>405.334248549280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05.789258167447">
            <text:p>405.789258167447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406.244217981532">
            <text:p>406.244217981532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406.699127991536">
            <text:p>406.699127991536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07.153988197459">
            <text:p>407.153988197459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407.608798599301">
            <text:p>407.608798599301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408.063559197062">
            <text:p>408.063559197062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408.518269990742">
            <text:p>408.51826999074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408.972930980341">
            <text:p>408.972930980341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09.427542165859">
            <text:p>409.427542165859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09.882103547295">
            <text:p>409.88210354729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410.336615124651">
            <text:p>410.336615124651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410.791076897925">
            <text:p>410.79107689792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11.245488867119">
            <text:p>411.245488867119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11.699851032231">
            <text:p>411.699851032231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412.154163393262">
            <text:p>412.154163393262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12.608425950212">
            <text:p>412.608425950212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/>
          <table:table-cell office:value-type="float" office:value="413.062638703081">
            <text:p>413.062638703081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413.516801651869">
            <text:p>413.516801651869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413.970914796576">
            <text:p>413.97091479657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14.424978137202">
            <text:p>414.424978137202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414.878991673746">
            <text:p>414.878991673746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415.33295540621">
            <text:p>415.332955406210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15.786869334593">
            <text:p>415.786869334593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16.240733458894">
            <text:p>416.240733458894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416.694547779114">
            <text:p>416.694547779114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17.148312295254">
            <text:p>417.148312295254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17.602027007312">
            <text:p>417.60202700731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18.055691915289">
            <text:p>418.055691915289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18.509307019185">
            <text:p>418.50930701918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418.962872319">
            <text:p>418.962872319000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419.416387814734">
            <text:p>419.416387814734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419.869853506386">
            <text:p>419.869853506386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20.323269393958">
            <text:p>420.323269393958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420.776635477449">
            <text:p>420.776635477449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/>
          <table:table-cell office:value-type="float" office:value="421.229951756858">
            <text:p>421.229951756858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21.683218232187">
            <text:p>421.683218232187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22.136434903434">
            <text:p>422.13643490343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422.5896017706">
            <text:p>422.589601770600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23.042718833686">
            <text:p>423.042718833686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423.49578609269">
            <text:p>423.495786092690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423.948803547613">
            <text:p>423.948803547613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424.401771198455">
            <text:p>424.401771198455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24.854689045215">
            <text:p>424.85468904521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425.307557087895">
            <text:p>425.307557087895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425.760375326494">
            <text:p>425.760375326494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426.213143761011">
            <text:p>426.213143761011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26.665862391448">
            <text:p>426.665862391448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27.118531217803">
            <text:p>427.118531217803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27.571150240078">
            <text:p>427.571150240078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28.023719458271">
            <text:p>428.023719458271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428.476238872383">
            <text:p>428.476238872383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28.928708482414">
            <text:p>428.928708482414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429.381128288364">
            <text:p>429.38112828836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429.833498290233">
            <text:p>429.833498290233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430.285818488021">
            <text:p>430.285818488021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430.738088881728">
            <text:p>430.738088881728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31.190309471354">
            <text:p>431.19030947135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431.642480256898">
            <text:p>431.642480256898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432.094601238362">
            <text:p>432.094601238362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32.546672415744">
            <text:p>432.546672415744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432.998693789045">
            <text:p>432.99869378904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433.450665358266">
            <text:p>433.450665358266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433.902587123405">
            <text:p>433.902587123405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34.354459084463">
            <text:p>434.354459084463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434.80628124144">
            <text:p>434.806281241440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435.258053594336">
            <text:p>435.258053594336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35.709776143151">
            <text:p>435.70977614315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436.161448887884">
            <text:p>436.16144888788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436.613071828537">
            <text:p>436.613071828537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437.064644965109">
            <text:p>437.064644965109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437.516168297599">
            <text:p>437.51616829759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437.967641826009">
            <text:p>437.967641826009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438.419065550337">
            <text:p>438.419065550337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38.870439470584">
            <text:p>438.87043947058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439.32176358675">
            <text:p>439.321763586750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439.773037898835">
            <text:p>439.77303789883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440.224262406839">
            <text:p>440.22426240683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40.675437110762">
            <text:p>440.67543711076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441.126562010604">
            <text:p>441.126562010604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41.577637106365">
            <text:p>441.577637106365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442.028662398044">
            <text:p>442.028662398044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442.479637885643">
            <text:p>442.479637885643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42.930563569161">
            <text:p>442.930563569161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443.381439448597">
            <text:p>443.381439448597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43.832265523952">
            <text:p>443.832265523952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44.283041795227">
            <text:p>444.283041795227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44.73376826242">
            <text:p>444.733768262420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45.184444925532">
            <text:p>445.184444925532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45.635071784563">
            <text:p>445.635071784563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46.085648839513">
            <text:p>446.085648839513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446.536176090382">
            <text:p>446.536176090382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446.986653537169">
            <text:p>446.986653537169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447.437081179876">
            <text:p>447.437081179876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/>
          <table:table-cell office:value-type="float" office:value="447.887459018501">
            <text:p>447.887459018501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448.337787053046">
            <text:p>448.337787053046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/>
          <table:table-cell office:value-type="float" office:value="448.788065283509">
            <text:p>448.788065283509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/>
          <table:table-cell office:value-type="float" office:value="449.238293709892">
            <text:p>449.238293709892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/>
          <table:table-cell office:value-type="float" office:value="449.688472332193">
            <text:p>449.68847233219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50.138601150413">
            <text:p>450.138601150413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450.588680164552">
            <text:p>450.588680164552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451.03870937461">
            <text:p>451.03870937461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51.488688780587">
            <text:p>451.488688780587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451.938618382483">
            <text:p>451.93861838248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52.388498180298">
            <text:p>452.38849818029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52.838328174031">
            <text:p>452.838328174031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453.288108363684">
            <text:p>453.288108363684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/>
          <table:table-cell office:value-type="float" office:value="453.737838749255">
            <text:p>453.737838749255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454.187519330746">
            <text:p>454.187519330746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454.637150108155">
            <text:p>454.637150108155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455.086731081483">
            <text:p>455.08673108148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455.53626225073">
            <text:p>455.536262250730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455.985743615897">
            <text:p>455.985743615897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456.435175176981">
            <text:p>456.435175176981</text:p>
          </table:table-cell>
          <table:table-cell office:value-type="float" office:value="493">
            <text:p>493</text:p>
          </table:table-cell>
          <table:table-cell/>
        </table:table-row>
        <table:table-row table:style-name="ro1">
          <table:table-cell/>
          <table:table-cell office:value-type="float" office:value="456.884556933985">
            <text:p>456.884556933985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/>
          <table:table-cell office:value-type="float" office:value="457.333888886908">
            <text:p>457.333888886908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/>
          <table:table-cell office:value-type="float" office:value="457.78317103575">
            <text:p>457.783171035750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458.232403380511">
            <text:p>458.232403380511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458.68158592119">
            <text:p>458.681585921190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/>
          <table:table-cell office:value-type="float" office:value="459.130718657789">
            <text:p>459.130718657789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/>
          <table:table-cell office:value-type="float" office:value="459.579801590306">
            <text:p>459.579801590306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/>
          <table:table-cell office:value-type="float" office:value="460.028834718742">
            <text:p>460.028834718742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460.477818043097">
            <text:p>460.477818043097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460.926751563372">
            <text:p>460.926751563372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461.375635279565">
            <text:p>461.375635279565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/>
          <table:table-cell office:value-type="float" office:value="461.824469191677">
            <text:p>461.824469191677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/>
          <table:table-cell office:value-type="float" office:value="462.273253299708">
            <text:p>462.273253299708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462.721987603657">
            <text:p>462.721987603657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float" office:value="463.170672103526">
            <text:p>463.170672103526</text:p>
          </table:table-cell>
          <table:table-cell office:value-type="float" office:value="501">
            <text:p>501</text:p>
          </table:table-cell>
          <table:table-cell/>
        </table:table-row>
        <table:table-row table:style-name="ro1">
          <table:table-cell/>
          <table:table-cell office:value-type="float" office:value="463.619306799314">
            <text:p>463.619306799314</text:p>
          </table:table-cell>
          <table:table-cell office:value-type="float" office:value="493">
            <text:p>493</text:p>
          </table:table-cell>
          <table:table-cell/>
        </table:table-row>
        <table:table-row table:style-name="ro1">
          <table:table-cell/>
          <table:table-cell office:value-type="float" office:value="464.06789169102">
            <text:p>464.067891691020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/>
          <table:table-cell office:value-type="float" office:value="464.516426778646">
            <text:p>464.516426778646</text:p>
          </table:table-cell>
          <table:table-cell office:value-type="float" office:value="509">
            <text:p>509</text:p>
          </table:table-cell>
          <table:table-cell/>
        </table:table-row>
        <table:table-row table:style-name="ro1">
          <table:table-cell/>
          <table:table-cell office:value-type="float" office:value="464.96491206219">
            <text:p>464.964912062190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/>
          <table:table-cell office:value-type="float" office:value="465.413347541653">
            <text:p>465.413347541653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/>
          <table:table-cell office:value-type="float" office:value="465.861733217036">
            <text:p>465.861733217036</text:p>
          </table:table-cell>
          <table:table-cell office:value-type="float" office:value="544">
            <text:p>544</text:p>
          </table:table-cell>
          <table:table-cell/>
        </table:table-row>
        <table:table-row table:style-name="ro1">
          <table:table-cell/>
          <table:table-cell office:value-type="float" office:value="466.310069088337">
            <text:p>466.310069088337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/>
          <table:table-cell office:value-type="float" office:value="466.758355155557">
            <text:p>466.758355155557</text:p>
          </table:table-cell>
          <table:table-cell office:value-type="float" office:value="531">
            <text:p>531</text:p>
          </table:table-cell>
          <table:table-cell/>
        </table:table-row>
        <table:table-row table:style-name="ro1">
          <table:table-cell/>
          <table:table-cell office:value-type="float" office:value="467.206591418696">
            <text:p>467.206591418696</text:p>
          </table:table-cell>
          <table:table-cell office:value-type="float" office:value="540">
            <text:p>540</text:p>
          </table:table-cell>
          <table:table-cell/>
        </table:table-row>
        <table:table-row table:style-name="ro1">
          <table:table-cell/>
          <table:table-cell office:value-type="float" office:value="467.654777877754">
            <text:p>467.654777877754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/>
          <table:table-cell office:value-type="float" office:value="468.102914532731">
            <text:p>468.102914532731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/>
          <table:table-cell office:value-type="float" office:value="468.551001383626">
            <text:p>468.551001383626</text:p>
          </table:table-cell>
          <table:table-cell office:value-type="float" office:value="565">
            <text:p>565</text:p>
          </table:table-cell>
          <table:table-cell/>
        </table:table-row>
        <table:table-row table:style-name="ro1">
          <table:table-cell/>
          <table:table-cell office:value-type="float" office:value="468.999038430441">
            <text:p>468.999038430441</text:p>
          </table:table-cell>
          <table:table-cell office:value-type="float" office:value="617">
            <text:p>617</text:p>
          </table:table-cell>
          <table:table-cell/>
        </table:table-row>
        <table:table-row table:style-name="ro1">
          <table:table-cell/>
          <table:table-cell office:value-type="float" office:value="469.447025673174">
            <text:p>469.447025673174</text:p>
          </table:table-cell>
          <table:table-cell office:value-type="float" office:value="598">
            <text:p>598</text:p>
          </table:table-cell>
          <table:table-cell/>
        </table:table-row>
        <table:table-row table:style-name="ro1">
          <table:table-cell/>
          <table:table-cell office:value-type="float" office:value="469.894963111827">
            <text:p>469.894963111827</text:p>
          </table:table-cell>
          <table:table-cell office:value-type="float" office:value="629">
            <text:p>629</text:p>
          </table:table-cell>
          <table:table-cell/>
        </table:table-row>
        <table:table-row table:style-name="ro1">
          <table:table-cell/>
          <table:table-cell office:value-type="float" office:value="470.342850746398">
            <text:p>470.342850746398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/>
          <table:table-cell office:value-type="float" office:value="470.790688576889">
            <text:p>470.790688576889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/>
          <table:table-cell office:value-type="float" office:value="471.238476603298">
            <text:p>471.238476603298</text:p>
          </table:table-cell>
          <table:table-cell office:value-type="float" office:value="760">
            <text:p>760</text:p>
          </table:table-cell>
          <table:table-cell/>
        </table:table-row>
        <table:table-row table:style-name="ro1">
          <table:table-cell/>
          <table:table-cell office:value-type="float" office:value="471.686214825626">
            <text:p>471.686214825626</text:p>
          </table:table-cell>
          <table:table-cell office:value-type="float" office:value="835">
            <text:p>835</text:p>
          </table:table-cell>
          <table:table-cell/>
        </table:table-row>
        <table:table-row table:style-name="ro1">
          <table:table-cell/>
          <table:table-cell office:value-type="float" office:value="472.133903243873">
            <text:p>472.133903243873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/>
          <table:table-cell office:value-type="float" office:value="472.581541858039">
            <text:p>472.581541858039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/>
          <table:table-cell office:value-type="float" office:value="473.029130668124">
            <text:p>473.029130668124</text:p>
          </table:table-cell>
          <table:table-cell office:value-type="float" office:value="1072">
            <text:p>1072</text:p>
          </table:table-cell>
          <table:table-cell/>
        </table:table-row>
        <table:table-row table:style-name="ro1">
          <table:table-cell/>
          <table:table-cell office:value-type="float" office:value="473.476669674128">
            <text:p>473.476669674128</text:p>
          </table:table-cell>
          <table:table-cell office:value-type="float" office:value="1102">
            <text:p>1102</text:p>
          </table:table-cell>
          <table:table-cell/>
        </table:table-row>
        <table:table-row table:style-name="ro1">
          <table:table-cell/>
          <table:table-cell office:value-type="float" office:value="473.92415887605">
            <text:p>473.924158876050</text:p>
          </table:table-cell>
          <table:table-cell office:value-type="float" office:value="1121">
            <text:p>1121</text:p>
          </table:table-cell>
          <table:table-cell/>
        </table:table-row>
        <table:table-row table:style-name="ro1">
          <table:table-cell/>
          <table:table-cell office:value-type="float" office:value="474.371598273892">
            <text:p>474.371598273892</text:p>
          </table:table-cell>
          <table:table-cell office:value-type="float" office:value="1145">
            <text:p>1145</text:p>
          </table:table-cell>
          <table:table-cell/>
        </table:table-row>
        <table:table-row table:style-name="ro1">
          <table:table-cell/>
          <table:table-cell office:value-type="float" office:value="474.818987867652">
            <text:p>474.818987867652</text:p>
          </table:table-cell>
          <table:table-cell office:value-type="float" office:value="1166">
            <text:p>1166</text:p>
          </table:table-cell>
          <table:table-cell/>
        </table:table-row>
        <table:table-row table:style-name="ro1">
          <table:table-cell/>
          <table:table-cell office:value-type="float" office:value="475.266327657332">
            <text:p>475.266327657332</text:p>
          </table:table-cell>
          <table:table-cell office:value-type="float" office:value="1175">
            <text:p>1175</text:p>
          </table:table-cell>
          <table:table-cell/>
        </table:table-row>
        <table:table-row table:style-name="ro1">
          <table:table-cell/>
          <table:table-cell office:value-type="float" office:value="475.71361764293">
            <text:p>475.713617642930</text:p>
          </table:table-cell>
          <table:table-cell office:value-type="float" office:value="1152">
            <text:p>1152</text:p>
          </table:table-cell>
          <table:table-cell/>
        </table:table-row>
        <table:table-row table:style-name="ro1">
          <table:table-cell/>
          <table:table-cell office:value-type="float" office:value="476.160857824448">
            <text:p>476.160857824448</text:p>
          </table:table-cell>
          <table:table-cell office:value-type="float" office:value="1143">
            <text:p>1143</text:p>
          </table:table-cell>
          <table:table-cell/>
        </table:table-row>
        <table:table-row table:style-name="ro1">
          <table:table-cell/>
          <table:table-cell office:value-type="float" office:value="476.608048201884">
            <text:p>476.608048201884</text:p>
          </table:table-cell>
          <table:table-cell office:value-type="float" office:value="1128">
            <text:p>1128</text:p>
          </table:table-cell>
          <table:table-cell/>
        </table:table-row>
        <table:table-row table:style-name="ro1">
          <table:table-cell/>
          <table:table-cell office:value-type="float" office:value="477.055188775239">
            <text:p>477.055188775239</text:p>
          </table:table-cell>
          <table:table-cell office:value-type="float" office:value="1173">
            <text:p>1173</text:p>
          </table:table-cell>
          <table:table-cell/>
        </table:table-row>
        <table:table-row table:style-name="ro1">
          <table:table-cell/>
          <table:table-cell office:value-type="float" office:value="477.502279544513">
            <text:p>477.502279544513</text:p>
          </table:table-cell>
          <table:table-cell office:value-type="float" office:value="1160">
            <text:p>1160</text:p>
          </table:table-cell>
          <table:table-cell/>
        </table:table-row>
        <table:table-row table:style-name="ro1">
          <table:table-cell/>
          <table:table-cell office:value-type="float" office:value="477.949320509706">
            <text:p>477.949320509706</text:p>
          </table:table-cell>
          <table:table-cell office:value-type="float" office:value="1151">
            <text:p>1151</text:p>
          </table:table-cell>
          <table:table-cell/>
        </table:table-row>
        <table:table-row table:style-name="ro1">
          <table:table-cell/>
          <table:table-cell office:value-type="float" office:value="478.396311670818">
            <text:p>478.396311670818</text:p>
          </table:table-cell>
          <table:table-cell office:value-type="float" office:value="1159">
            <text:p>1159</text:p>
          </table:table-cell>
          <table:table-cell/>
        </table:table-row>
        <table:table-row table:style-name="ro1">
          <table:table-cell/>
          <table:table-cell office:value-type="float" office:value="478.843253027849">
            <text:p>478.843253027849</text:p>
          </table:table-cell>
          <table:table-cell office:value-type="float" office:value="1130">
            <text:p>1130</text:p>
          </table:table-cell>
          <table:table-cell/>
        </table:table-row>
        <table:table-row table:style-name="ro1">
          <table:table-cell/>
          <table:table-cell office:value-type="float" office:value="479.290144580798">
            <text:p>479.290144580798</text:p>
          </table:table-cell>
          <table:table-cell office:value-type="float" office:value="1161">
            <text:p>1161</text:p>
          </table:table-cell>
          <table:table-cell/>
        </table:table-row>
        <table:table-row table:style-name="ro1">
          <table:table-cell/>
          <table:table-cell office:value-type="float" office:value="479.736986329667">
            <text:p>479.736986329667</text:p>
          </table:table-cell>
          <table:table-cell office:value-type="float" office:value="1088">
            <text:p>1088</text:p>
          </table:table-cell>
          <table:table-cell/>
        </table:table-row>
        <table:table-row table:style-name="ro1">
          <table:table-cell/>
          <table:table-cell office:value-type="float" office:value="480.183778274454">
            <text:p>480.183778274454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/>
          <table:table-cell office:value-type="float" office:value="480.630520415161">
            <text:p>480.630520415161</text:p>
          </table:table-cell>
          <table:table-cell office:value-type="float" office:value="816">
            <text:p>816</text:p>
          </table:table-cell>
          <table:table-cell/>
        </table:table-row>
        <table:table-row table:style-name="ro1">
          <table:table-cell/>
          <table:table-cell office:value-type="float" office:value="481.077212751786">
            <text:p>481.077212751786</text:p>
          </table:table-cell>
          <table:table-cell office:value-type="float" office:value="683">
            <text:p>683</text:p>
          </table:table-cell>
          <table:table-cell/>
        </table:table-row>
        <table:table-row table:style-name="ro1">
          <table:table-cell/>
          <table:table-cell office:value-type="float" office:value="481.523855284331">
            <text:p>481.523855284331</text:p>
          </table:table-cell>
          <table:table-cell office:value-type="float" office:value="614">
            <text:p>614</text:p>
          </table:table-cell>
          <table:table-cell/>
        </table:table-row>
        <table:table-row table:style-name="ro1">
          <table:table-cell/>
          <table:table-cell office:value-type="float" office:value="481.970448012794">
            <text:p>481.970448012794</text:p>
          </table:table-cell>
          <table:table-cell office:value-type="float" office:value="594">
            <text:p>594</text:p>
          </table:table-cell>
          <table:table-cell/>
        </table:table-row>
        <table:table-row table:style-name="ro1">
          <table:table-cell/>
          <table:table-cell office:value-type="float" office:value="482.416990937176">
            <text:p>482.416990937176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/>
          <table:table-cell office:value-type="float" office:value="482.863484057477">
            <text:p>482.863484057477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/>
          <table:table-cell office:value-type="float" office:value="483.309927373697">
            <text:p>483.309927373697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/>
          <table:table-cell office:value-type="float" office:value="483.756320885836">
            <text:p>483.756320885836</text:p>
          </table:table-cell>
          <table:table-cell office:value-type="float" office:value="522">
            <text:p>522</text:p>
          </table:table-cell>
          <table:table-cell/>
        </table:table-row>
        <table:table-row table:style-name="ro1">
          <table:table-cell/>
          <table:table-cell office:value-type="float" office:value="484.202664593894">
            <text:p>484.202664593894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/>
          <table:table-cell office:value-type="float" office:value="484.64895849787">
            <text:p>484.648958497870</text:p>
          </table:table-cell>
          <table:table-cell office:value-type="float" office:value="515">
            <text:p>515</text:p>
          </table:table-cell>
          <table:table-cell/>
        </table:table-row>
        <table:table-row table:style-name="ro1">
          <table:table-cell/>
          <table:table-cell office:value-type="float" office:value="485.095202597766">
            <text:p>485.095202597766</text:p>
          </table:table-cell>
          <table:table-cell office:value-type="float" office:value="511">
            <text:p>511</text:p>
          </table:table-cell>
          <table:table-cell/>
        </table:table-row>
        <table:table-row table:style-name="ro1">
          <table:table-cell/>
          <table:table-cell office:value-type="float" office:value="485.54139689358">
            <text:p>485.541396893580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/>
          <table:table-cell office:value-type="float" office:value="485.987541385314">
            <text:p>485.987541385314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/>
          <table:table-cell office:value-type="float" office:value="486.433636072966">
            <text:p>486.433636072966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/>
          <table:table-cell office:value-type="float" office:value="486.879680956538">
            <text:p>486.879680956538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487.325676036028">
            <text:p>487.325676036028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487.771621311437">
            <text:p>487.771621311437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/>
          <table:table-cell office:value-type="float" office:value="488.217516782765">
            <text:p>488.217516782765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488.663362450012">
            <text:p>488.663362450012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/>
          <table:table-cell office:value-type="float" office:value="489.109158313178">
            <text:p>489.109158313178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489.554904372262">
            <text:p>489.554904372262</text:p>
          </table:table-cell>
          <table:table-cell office:value-type="float" office:value="495">
            <text:p>495</text:p>
          </table:table-cell>
          <table:table-cell/>
        </table:table-row>
        <table:table-row table:style-name="ro1">
          <table:table-cell/>
          <table:table-cell office:value-type="float" office:value="490.000600627266">
            <text:p>490.000600627266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/>
          <table:table-cell office:value-type="float" office:value="490.446247078189">
            <text:p>490.446247078189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490.89184372503">
            <text:p>490.891843725030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491.337390567791">
            <text:p>491.337390567791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491.78288760647">
            <text:p>491.782887606470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/>
          <table:table-cell office:value-type="float" office:value="492.228334841068">
            <text:p>492.22833484106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492.673732271586">
            <text:p>492.673732271586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93.119079898022">
            <text:p>493.119079898022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493.564377720377">
            <text:p>493.564377720377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94.009625738651">
            <text:p>494.009625738651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494.454823952843">
            <text:p>494.45482395284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494.899972362955">
            <text:p>494.899972362955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495.345070968986">
            <text:p>495.345070968986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495.790119770936">
            <text:p>495.79011977093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496.235118768804">
            <text:p>496.235118768804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496.680067962592">
            <text:p>496.680067962592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497.124967352298">
            <text:p>497.124967352298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97.569816937923">
            <text:p>497.569816937923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498.014616719467">
            <text:p>498.014616719467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498.45936669693">
            <text:p>498.459366696930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498.904066870312">
            <text:p>498.90406687031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499.348717239613">
            <text:p>499.348717239613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499.793317804833">
            <text:p>499.793317804833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00.237868565972">
            <text:p>500.237868565972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00.68236952303">
            <text:p>500.68236952303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501.126820676006">
            <text:p>501.126820676006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501.571222024902">
            <text:p>501.57122202490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02.015573569716">
            <text:p>502.015573569716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502.45987531045">
            <text:p>502.459875310450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/>
          <table:table-cell office:value-type="float" office:value="502.904127247102">
            <text:p>502.904127247102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503.348329379673">
            <text:p>503.348329379673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03.792481708163">
            <text:p>503.792481708163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504.236584232572">
            <text:p>504.236584232572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504.6806369529">
            <text:p>504.680636952900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505.124639869147">
            <text:p>505.124639869147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05.568592981313">
            <text:p>505.568592981313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06.012496289397">
            <text:p>506.012496289397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506.456349793401">
            <text:p>506.456349793401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06.900153493324">
            <text:p>506.900153493324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07.343907389165">
            <text:p>507.343907389165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07.787611480925">
            <text:p>507.78761148092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08.231265768605">
            <text:p>508.23126576860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08.674870252203">
            <text:p>508.674870252203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09.11842493172">
            <text:p>509.118424931720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509.561929807156">
            <text:p>509.561929807156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510.005384878511">
            <text:p>510.005384878511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10.448790145785">
            <text:p>510.448790145785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10.892145608977">
            <text:p>510.892145608977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11.335451268089">
            <text:p>511.335451268089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11.77870712312">
            <text:p>511.778707123120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512.221913174069">
            <text:p>512.221913174069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12.665069420938">
            <text:p>512.665069420938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/>
          <table:table-cell office:value-type="float" office:value="513.108175863725">
            <text:p>513.108175863725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513.551232502431">
            <text:p>513.55123250243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513.994239337056">
            <text:p>513.994239337056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514.4371963676">
            <text:p>514.437196367600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14.880103594063">
            <text:p>514.880103594063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515.322961016445">
            <text:p>515.32296101644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15.765768634746">
            <text:p>515.76576863474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16.208526448966">
            <text:p>516.20852644896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16.651234459104">
            <text:p>516.65123445910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17.093892665162">
            <text:p>517.093892665162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517.536501067139">
            <text:p>517.536501067139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17.979059665034">
            <text:p>517.979059665034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518.421568458848">
            <text:p>518.421568458848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18.864027448582">
            <text:p>518.864027448582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519.306436634234">
            <text:p>519.306436634234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19.748796015805">
            <text:p>519.74879601580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20.191105593295">
            <text:p>520.19110559329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20.633365366704">
            <text:p>520.633365366704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21.075575336032">
            <text:p>521.075575336032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521.517735501278">
            <text:p>521.517735501278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21.959845862444">
            <text:p>521.959845862444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22.401906419529">
            <text:p>522.401906419529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22.843917172532">
            <text:p>522.843917172532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23.285878121455">
            <text:p>523.285878121455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523.727789266296">
            <text:p>523.727789266296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24.169650607056">
            <text:p>524.169650607056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24.611462143735">
            <text:p>524.611462143735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25.053223876333">
            <text:p>525.053223876333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525.49493580485">
            <text:p>525.494935804850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525.936597929286">
            <text:p>525.936597929286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26.378210249641">
            <text:p>526.378210249641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526.819772765915">
            <text:p>526.81977276591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527.261285478107">
            <text:p>527.261285478107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527.702748386219">
            <text:p>527.702748386219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528.144161490249">
            <text:p>528.144161490249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528.585524790199">
            <text:p>528.585524790199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29.026838286067">
            <text:p>529.026838286067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29.468101977854">
            <text:p>529.468101977854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529.909315865561">
            <text:p>529.90931586556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30.350479949186">
            <text:p>530.350479949186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30.79159422873">
            <text:p>530.791594228730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531.232658704193">
            <text:p>531.232658704193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531.673673375574">
            <text:p>531.67367337557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32.114638242875">
            <text:p>532.11463824287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32.555553306095">
            <text:p>532.555553306095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532.996418565233">
            <text:p>532.996418565233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533.437234020291">
            <text:p>533.437234020291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533.877999671267">
            <text:p>533.877999671267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34.318715518162">
            <text:p>534.31871551816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534.759381560977">
            <text:p>534.759381560977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535.19999779971">
            <text:p>535.199997799710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535.640564234362">
            <text:p>535.640564234362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36.081080864933">
            <text:p>536.081080864933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36.521547691423">
            <text:p>536.521547691423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536.961964713832">
            <text:p>536.961964713832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537.402331932159">
            <text:p>537.40233193215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537.842649346406">
            <text:p>537.84264934640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38.282916956572">
            <text:p>538.282916956572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38.723134762656">
            <text:p>538.723134762656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39.163302764659">
            <text:p>539.163302764659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539.603420962582">
            <text:p>539.603420962582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540.043489356423">
            <text:p>540.043489356423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540.483507946183">
            <text:p>540.483507946183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540.923476731862">
            <text:p>540.923476731862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41.36339571346">
            <text:p>541.36339571346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41.803264890977">
            <text:p>541.803264890977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542.243084264413">
            <text:p>542.243084264413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542.682853833767">
            <text:p>542.682853833767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543.122573599041">
            <text:p>543.122573599041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543.562243560234">
            <text:p>543.562243560234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44.001863717345">
            <text:p>544.001863717345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44.441434070376">
            <text:p>544.441434070376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44.880954619325">
            <text:p>544.880954619325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45.320425364193">
            <text:p>545.320425364193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45.75984630498">
            <text:p>545.759846304980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46.199217441686">
            <text:p>546.199217441686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46.638538774311">
            <text:p>546.638538774311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47.077810302855">
            <text:p>547.077810302855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547.517032027318">
            <text:p>547.517032027318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547.9562039477">
            <text:p>547.956203947700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48.395326064">
            <text:p>548.39532606400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48.83439837622">
            <text:p>548.834398376220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49.273420884358">
            <text:p>549.273420884358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49.712393588416">
            <text:p>549.712393588416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50.151316488392">
            <text:p>550.151316488392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50.590189584287">
            <text:p>550.590189584287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51.029012876101">
            <text:p>551.029012876101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551.467786363834">
            <text:p>551.467786363834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51.906510047486">
            <text:p>551.906510047486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52.345183927057">
            <text:p>552.345183927057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552.783808002547">
            <text:p>552.783808002547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53.222382273956">
            <text:p>553.22238227395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53.660906741283">
            <text:p>553.66090674128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54.09938140453">
            <text:p>554.099381404530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54.537806263695">
            <text:p>554.537806263695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54.97618131878">
            <text:p>554.976181318780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55.414506569783">
            <text:p>555.414506569783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55.852782016705">
            <text:p>555.852782016705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556.291007659546">
            <text:p>556.291007659546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556.729183498306">
            <text:p>556.729183498306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57.167309532985">
            <text:p>557.167309532985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557.605385763583">
            <text:p>557.605385763583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58.0434121901">
            <text:p>558.043412190100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58.481388812536">
            <text:p>558.481388812536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58.91931563089">
            <text:p>558.919315630890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59.357192645164">
            <text:p>559.357192645164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59.795019855356">
            <text:p>559.795019855356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560.232797261468">
            <text:p>560.232797261468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60.670524863498">
            <text:p>560.670524863498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561.108202661447">
            <text:p>561.108202661447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561.545830655315">
            <text:p>561.545830655315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61.983408845102">
            <text:p>561.983408845102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562.420937230808">
            <text:p>562.420937230808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562.858415812433">
            <text:p>562.858415812433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63.295844589977">
            <text:p>563.295844589977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63.73322356344">
            <text:p>563.733223563440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564.170552732821">
            <text:p>564.170552732821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564.607832098122">
            <text:p>564.607832098122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565.045061659341">
            <text:p>565.045061659341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65.48224141648">
            <text:p>565.48224141648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65.919371369537">
            <text:p>565.919371369537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66.356451518513">
            <text:p>566.356451518513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66.793481863408">
            <text:p>566.793481863408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567.230462404222">
            <text:p>567.230462404222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67.667393140955">
            <text:p>567.66739314095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568.104274073607">
            <text:p>568.104274073607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68.541105202178">
            <text:p>568.541105202178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568.977886526668">
            <text:p>568.977886526668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69.414618047076">
            <text:p>569.414618047076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69.851299763404">
            <text:p>569.851299763404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70.28793167565">
            <text:p>570.287931675650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70.724513783815">
            <text:p>570.724513783815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71.1610460879">
            <text:p>571.16104608790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71.597528587903">
            <text:p>571.59752858790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572.033961283825">
            <text:p>572.03396128382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572.470344175666">
            <text:p>572.470344175666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72.906677263426">
            <text:p>572.906677263426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73.342960547105">
            <text:p>573.342960547105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573.779194026703">
            <text:p>573.779194026703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574.215377702219">
            <text:p>574.215377702219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574.651511573655">
            <text:p>574.65151157365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575.087595641009">
            <text:p>575.087595641009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75.523629904283">
            <text:p>575.523629904283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575.959614363475">
            <text:p>575.95961436347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76.395549018586">
            <text:p>576.395549018586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576.831433869617">
            <text:p>576.831433869617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77.267268916566">
            <text:p>577.267268916566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577.703054159434">
            <text:p>577.703054159434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578.138789598221">
            <text:p>578.138789598221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578.574475232927">
            <text:p>578.574475232927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579.010111063551">
            <text:p>579.010111063551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579.445697090095">
            <text:p>579.445697090095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579.881233312558">
            <text:p>579.881233312558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580.316719730939">
            <text:p>580.316719730939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580.752156345239">
            <text:p>580.752156345239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81.187543155459">
            <text:p>581.187543155459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581.622880161597">
            <text:p>581.622880161597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582.058167363654">
            <text:p>582.058167363654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582.49340476163">
            <text:p>582.493404761630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582.928592355525">
            <text:p>582.928592355525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583.363730145339">
            <text:p>583.363730145339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583.798818131072">
            <text:p>583.798818131072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584.233856312724">
            <text:p>584.233856312724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584.668844690295">
            <text:p>584.668844690295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585.103783263784">
            <text:p>585.103783263784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585.538672033193">
            <text:p>585.538672033193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85.97351099852">
            <text:p>585.973510998520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586.408300159766">
            <text:p>586.408300159766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586.843039516932">
            <text:p>586.843039516932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587.277729070016">
            <text:p>587.277729070016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587.712368819019">
            <text:p>587.712368819019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588.146958763941">
            <text:p>588.146958763941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588.581498904782">
            <text:p>588.581498904782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589.015989241542">
            <text:p>589.015989241542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589.450429774221">
            <text:p>589.450429774221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89.884820502818">
            <text:p>589.88482050281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90.319161427335">
            <text:p>590.319161427335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590.75345254777">
            <text:p>590.753452547770</text:p>
          </table:table-cell>
          <table:table-cell office:value-type="float" office:value="473">
            <text:p>473</text:p>
          </table:table-cell>
          <table:table-cell/>
        </table:table-row>
        <table:table-row table:style-name="ro1">
          <table:table-cell/>
          <table:table-cell office:value-type="float" office:value="591.187693864125">
            <text:p>591.187693864125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591.621885376398">
            <text:p>591.621885376398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592.05602708459">
            <text:p>592.056027084590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592.490118988701">
            <text:p>592.490118988701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592.924161088732">
            <text:p>592.924161088732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593.35815338468">
            <text:p>593.358153384680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593.792095876549">
            <text:p>593.792095876549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594.225988564335">
            <text:p>594.225988564335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594.659831448041">
            <text:p>594.659831448041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595.093624527666">
            <text:p>595.093624527666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/>
          <table:table-cell office:value-type="float" office:value="595.527367803209">
            <text:p>595.527367803209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595.961061274672">
            <text:p>595.961061274672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596.394704942053">
            <text:p>596.394704942053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596.828298805353">
            <text:p>596.828298805353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597.261842864573">
            <text:p>597.261842864573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597.695337119711">
            <text:p>597.695337119711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598.128781570768">
            <text:p>598.128781570768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598.562176217744">
            <text:p>598.562176217744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598.995521060639">
            <text:p>598.99552106063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599.428816099453">
            <text:p>599.42881609945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599.862061334185">
            <text:p>599.86206133418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600.295256764837">
            <text:p>600.295256764837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600.728402391408">
            <text:p>600.728402391408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601.161498213897">
            <text:p>601.16149821389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601.594544232306">
            <text:p>601.594544232306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602.027540446633">
            <text:p>602.027540446633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602.460486856879">
            <text:p>602.46048685687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602.893383463044">
            <text:p>602.893383463044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603.326230265128">
            <text:p>603.326230265128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603.759027263131">
            <text:p>603.759027263131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604.191774457053">
            <text:p>604.191774457053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604.624471846894">
            <text:p>604.624471846894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605.057119432654">
            <text:p>605.057119432654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605.489717214333">
            <text:p>605.489717214333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605.92226519193">
            <text:p>605.92226519193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606.354763365447">
            <text:p>606.354763365447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606.787211734882">
            <text:p>606.787211734882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607.219610300236">
            <text:p>607.219610300236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607.65195906151">
            <text:p>607.651959061510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608.084258018702">
            <text:p>608.084258018702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608.516507171813">
            <text:p>608.516507171813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608.948706520843">
            <text:p>608.948706520843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609.380856065792">
            <text:p>609.380856065792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609.812955806659">
            <text:p>609.81295580665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610.245005743446">
            <text:p>610.245005743446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610.677005876152">
            <text:p>610.677005876152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611.108956204776">
            <text:p>611.108956204776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611.54085672932">
            <text:p>611.540856729320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611.972707449782">
            <text:p>611.972707449782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612.404508366164">
            <text:p>612.404508366164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612.836259478464">
            <text:p>612.836259478464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613.267960786683">
            <text:p>613.267960786683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/>
          <table:table-cell office:value-type="float" office:value="613.699612290821">
            <text:p>613.699612290821</text:p>
          </table:table-cell>
          <table:table-cell office:value-type="float" office:value="477">
            <text:p>477</text:p>
          </table:table-cell>
          <table:table-cell/>
        </table:table-row>
        <table:table-row table:style-name="ro1">
          <table:table-cell/>
          <table:table-cell office:value-type="float" office:value="614.131213990878">
            <text:p>614.131213990878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614.562765886854">
            <text:p>614.562765886854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614.994267978749">
            <text:p>614.994267978749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615.425720266562">
            <text:p>615.425720266562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615.857122750295">
            <text:p>615.857122750295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616.288475429947">
            <text:p>616.288475429947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616.719778305517">
            <text:p>616.719778305517</text:p>
          </table:table-cell>
          <table:table-cell office:value-type="float" office:value="459">
            <text:p>459</text:p>
          </table:table-cell>
          <table:table-cell/>
        </table:table-row>
        <table:table-row table:style-name="ro1">
          <table:table-cell/>
          <table:table-cell office:value-type="float" office:value="617.151031377006">
            <text:p>617.151031377006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617.582234644415">
            <text:p>617.582234644415</text:p>
          </table:table-cell>
          <table:table-cell office:value-type="float" office:value="480">
            <text:p>480</text:p>
          </table:table-cell>
          <table:table-cell/>
        </table:table-row>
        <table:table-row table:style-name="ro1">
          <table:table-cell/>
          <table:table-cell office:value-type="float" office:value="618.013388107742">
            <text:p>618.013388107742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618.444491766988">
            <text:p>618.444491766988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618.875545622153">
            <text:p>618.87554562215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619.306549673237">
            <text:p>619.306549673237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619.73750392024">
            <text:p>619.737503920240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620.168408363162">
            <text:p>620.168408363162</text:p>
          </table:table-cell>
          <table:table-cell office:value-type="float" office:value="495">
            <text:p>495</text:p>
          </table:table-cell>
          <table:table-cell/>
        </table:table-row>
        <table:table-row table:style-name="ro1">
          <table:table-cell/>
          <table:table-cell office:value-type="float" office:value="620.599263002003">
            <text:p>620.599263002003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621.030067836762">
            <text:p>621.030067836762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621.460822867441">
            <text:p>621.460822867441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621.891528094038">
            <text:p>621.891528094038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622.322183516555">
            <text:p>622.322183516555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622.75278913499">
            <text:p>622.752789134990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623.183344949344">
            <text:p>623.183344949344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623.613850959617">
            <text:p>623.613850959617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624.044307165809">
            <text:p>624.044307165809</text:p>
          </table:table-cell>
          <table:table-cell office:value-type="float" office:value="468">
            <text:p>468</text:p>
          </table:table-cell>
          <table:table-cell/>
        </table:table-row>
        <table:table-row table:style-name="ro1">
          <table:table-cell/>
          <table:table-cell office:value-type="float" office:value="624.47471356792">
            <text:p>624.474713567920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624.90507016595">
            <text:p>624.905070165950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625.335376959899">
            <text:p>625.335376959899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625.765633949767">
            <text:p>625.765633949767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626.195841135553">
            <text:p>626.195841135553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626.625998517259">
            <text:p>626.625998517259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/>
          <table:table-cell office:value-type="float" office:value="627.056106094883">
            <text:p>627.056106094883</text:p>
          </table:table-cell>
          <table:table-cell office:value-type="float" office:value="484">
            <text:p>484</text:p>
          </table:table-cell>
          <table:table-cell/>
        </table:table-row>
        <table:table-row table:style-name="ro1">
          <table:table-cell/>
          <table:table-cell office:value-type="float" office:value="627.486163868427">
            <text:p>627.486163868427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627.916171837889">
            <text:p>627.91617183788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628.34613000327">
            <text:p>628.346130003270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628.77603836457">
            <text:p>628.776038364570</text:p>
          </table:table-cell>
          <table:table-cell office:value-type="float" office:value="469">
            <text:p>469</text:p>
          </table:table-cell>
          <table:table-cell/>
        </table:table-row>
        <table:table-row table:style-name="ro1">
          <table:table-cell/>
          <table:table-cell office:value-type="float" office:value="629.205896921789">
            <text:p>629.205896921789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629.635705674927">
            <text:p>629.635705674927</text:p>
          </table:table-cell>
          <table:table-cell office:value-type="float" office:value="460">
            <text:p>460</text:p>
          </table:table-cell>
          <table:table-cell/>
        </table:table-row>
        <table:table-row table:style-name="ro1">
          <table:table-cell/>
          <table:table-cell office:value-type="float" office:value="630.065464623984">
            <text:p>630.065464623984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630.49517376896">
            <text:p>630.495173768960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630.924833109855">
            <text:p>630.924833109855</text:p>
          </table:table-cell>
          <table:table-cell office:value-type="float" office:value="471">
            <text:p>471</text:p>
          </table:table-cell>
          <table:table-cell/>
        </table:table-row>
        <table:table-row table:style-name="ro1">
          <table:table-cell/>
          <table:table-cell office:value-type="float" office:value="631.354442646668">
            <text:p>631.354442646668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631.784002379401">
            <text:p>631.784002379401</text:p>
          </table:table-cell>
          <table:table-cell office:value-type="float" office:value="472">
            <text:p>472</text:p>
          </table:table-cell>
          <table:table-cell/>
        </table:table-row>
        <table:table-row table:style-name="ro1">
          <table:table-cell/>
          <table:table-cell office:value-type="float" office:value="632.213512308052">
            <text:p>632.213512308052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632.642972432623">
            <text:p>632.642972432623</text:p>
          </table:table-cell>
          <table:table-cell office:value-type="float" office:value="478">
            <text:p>478</text:p>
          </table:table-cell>
          <table:table-cell/>
        </table:table-row>
        <table:table-row table:style-name="ro1">
          <table:table-cell/>
          <table:table-cell office:value-type="float" office:value="633.072382753112">
            <text:p>633.072382753112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/>
          <table:table-cell office:value-type="float" office:value="633.50174326952">
            <text:p>633.501743269520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633.931053981847">
            <text:p>633.931053981847</text:p>
          </table:table-cell>
          <table:table-cell office:value-type="float" office:value="497">
            <text:p>497</text:p>
          </table:table-cell>
          <table:table-cell/>
        </table:table-row>
        <table:table-row table:style-name="ro1">
          <table:table-cell/>
          <table:table-cell office:value-type="float" office:value="634.360314890093">
            <text:p>634.360314890093</text:p>
          </table:table-cell>
          <table:table-cell office:value-type="float" office:value="474">
            <text:p>474</text:p>
          </table:table-cell>
          <table:table-cell/>
        </table:table-row>
        <table:table-row table:style-name="ro1">
          <table:table-cell/>
          <table:table-cell office:value-type="float" office:value="634.789525994258">
            <text:p>634.789525994258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/>
          <table:table-cell office:value-type="float" office:value="635.218687294342">
            <text:p>635.218687294342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35.647798790345">
            <text:p>635.647798790345</text:p>
          </table:table-cell>
          <table:table-cell office:value-type="float" office:value="482">
            <text:p>482</text:p>
          </table:table-cell>
          <table:table-cell/>
        </table:table-row>
        <table:table-row table:style-name="ro1">
          <table:table-cell/>
          <table:table-cell office:value-type="float" office:value="636.076860482267">
            <text:p>636.076860482267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/>
          <table:table-cell office:value-type="float" office:value="636.505872370107">
            <text:p>636.505872370107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office:value-type="float" office:value="636.934834453867">
            <text:p>636.934834453867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37.363746733545">
            <text:p>637.363746733545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37.792609209143">
            <text:p>637.792609209143</text:p>
          </table:table-cell>
          <table:table-cell office:value-type="float" office:value="493">
            <text:p>493</text:p>
          </table:table-cell>
          <table:table-cell/>
        </table:table-row>
        <table:table-row table:style-name="ro1">
          <table:table-cell/>
          <table:table-cell office:value-type="float" office:value="638.221421880659">
            <text:p>638.221421880659</text:p>
          </table:table-cell>
          <table:table-cell office:value-type="float" office:value="483">
            <text:p>483</text:p>
          </table:table-cell>
          <table:table-cell/>
        </table:table-row>
        <table:table-row table:style-name="ro1">
          <table:table-cell/>
          <table:table-cell office:value-type="float" office:value="638.650184748094">
            <text:p>638.650184748094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office:value-type="float" office:value="639.078897811448">
            <text:p>639.078897811448</text:p>
          </table:table-cell>
          <table:table-cell office:value-type="float" office:value="499">
            <text:p>499</text:p>
          </table:table-cell>
          <table:table-cell/>
        </table:table-row>
        <table:table-row table:style-name="ro1">
          <table:table-cell/>
          <table:table-cell office:value-type="float" office:value="639.507561070721">
            <text:p>639.507561070721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639.936174525913">
            <text:p>639.936174525913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/>
          <table:table-cell office:value-type="float" office:value="640.364738177024">
            <text:p>640.364738177024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/>
          <table:table-cell office:value-type="float" office:value="640.793252024054">
            <text:p>640.793252024054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/>
          <table:table-cell office:value-type="float" office:value="641.221716067003">
            <text:p>641.221716067003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office:value-type="float" office:value="641.65013030587">
            <text:p>641.650130305870</text:p>
          </table:table-cell>
          <table:table-cell office:value-type="float" office:value="514">
            <text:p>514</text:p>
          </table:table-cell>
          <table:table-cell/>
        </table:table-row>
        <table:table-row table:style-name="ro1">
          <table:table-cell/>
          <table:table-cell office:value-type="float" office:value="642.078494740657">
            <text:p>642.078494740657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/>
          <table:table-cell office:value-type="float" office:value="642.506809371362">
            <text:p>642.506809371362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42.935074197987">
            <text:p>642.935074197987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/>
          <table:table-cell office:value-type="float" office:value="643.36328922053">
            <text:p>643.363289220530</text:p>
          </table:table-cell>
          <table:table-cell office:value-type="float" office:value="481">
            <text:p>481</text:p>
          </table:table-cell>
          <table:table-cell/>
        </table:table-row>
        <table:table-row table:style-name="ro1">
          <table:table-cell/>
          <table:table-cell office:value-type="float" office:value="643.791454438992">
            <text:p>643.791454438992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office:value-type="float" office:value="644.219569853373">
            <text:p>644.219569853373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/>
          <table:table-cell office:value-type="float" office:value="644.647635463673">
            <text:p>644.647635463673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/>
          <table:table-cell office:value-type="float" office:value="645.075651269892">
            <text:p>645.075651269892</text:p>
          </table:table-cell>
          <table:table-cell office:value-type="float" office:value="486">
            <text:p>486</text:p>
          </table:table-cell>
          <table:table-cell/>
        </table:table-row>
        <table:table-row table:style-name="ro1">
          <table:table-cell/>
          <table:table-cell office:value-type="float" office:value="645.50361727203">
            <text:p>645.503617272030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office:value-type="float" office:value="645.931533470087">
            <text:p>645.931533470087</text:p>
          </table:table-cell>
          <table:table-cell office:value-type="float" office:value="491">
            <text:p>491</text:p>
          </table:table-cell>
          <table:table-cell/>
        </table:table-row>
        <table:table-row table:style-name="ro1">
          <table:table-cell/>
          <table:table-cell office:value-type="float" office:value="646.359399864062">
            <text:p>646.359399864062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646.787216453957">
            <text:p>646.787216453957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/>
          <table:table-cell office:value-type="float" office:value="647.214983239771">
            <text:p>647.214983239771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/>
          <table:table-cell office:value-type="float" office:value="647.642700221503">
            <text:p>647.642700221503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/>
          <table:table-cell office:value-type="float" office:value="648.070367399154">
            <text:p>648.070367399154</text:p>
          </table:table-cell>
          <table:table-cell office:value-type="float" office:value="487">
            <text:p>487</text:p>
          </table:table-cell>
          <table:table-cell/>
        </table:table-row>
        <table:table-row table:style-name="ro1">
          <table:table-cell/>
          <table:table-cell office:value-type="float" office:value="648.497984772725">
            <text:p>648.497984772725</text:p>
          </table:table-cell>
          <table:table-cell office:value-type="float" office:value="494">
            <text:p>494</text:p>
          </table:table-cell>
          <table:table-cell/>
        </table:table-row>
        <table:table-row table:style-name="ro1">
          <table:table-cell/>
          <table:table-cell office:value-type="float" office:value="648.925552342214">
            <text:p>648.925552342214</text:p>
          </table:table-cell>
          <table:table-cell office:value-type="float" office:value="485">
            <text:p>485</text:p>
          </table:table-cell>
          <table:table-cell/>
        </table:table-row>
        <table:table-row table:style-name="ro1">
          <table:table-cell/>
          <table:table-cell office:value-type="float" office:value="649.353070107622">
            <text:p>649.353070107622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649.780538068949">
            <text:p>649.780538068949</text:p>
          </table:table-cell>
          <table:table-cell office:value-type="float" office:value="502">
            <text:p>502</text:p>
          </table:table-cell>
          <table:table-cell/>
        </table:table-row>
        <table:table-row table:style-name="ro1">
          <table:table-cell/>
          <table:table-cell office:value-type="float" office:value="650.207956226195">
            <text:p>650.207956226195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50.63532457936">
            <text:p>650.635324579360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/>
          <table:table-cell office:value-type="float" office:value="651.062643128443">
            <text:p>651.062643128443</text:p>
          </table:table-cell>
          <table:table-cell office:value-type="float" office:value="488">
            <text:p>488</text:p>
          </table:table-cell>
          <table:table-cell/>
        </table:table-row>
        <table:table-row table:style-name="ro1">
          <table:table-cell/>
          <table:table-cell office:value-type="float" office:value="651.489911873446">
            <text:p>651.489911873446</text:p>
          </table:table-cell>
          <table:table-cell office:value-type="float" office:value="503">
            <text:p>503</text:p>
          </table:table-cell>
          <table:table-cell/>
        </table:table-row>
        <table:table-row table:style-name="ro1">
          <table:table-cell/>
          <table:table-cell office:value-type="float" office:value="651.917130814368">
            <text:p>651.917130814368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52.344299951208">
            <text:p>652.344299951208</text:p>
          </table:table-cell>
          <table:table-cell office:value-type="float" office:value="513">
            <text:p>513</text:p>
          </table:table-cell>
          <table:table-cell/>
        </table:table-row>
        <table:table-row table:style-name="ro1">
          <table:table-cell/>
          <table:table-cell office:value-type="float" office:value="652.771419283968">
            <text:p>652.771419283968</text:p>
          </table:table-cell>
          <table:table-cell office:value-type="float" office:value="515">
            <text:p>515</text:p>
          </table:table-cell>
          <table:table-cell/>
        </table:table-row>
        <table:table-row table:style-name="ro1">
          <table:table-cell/>
          <table:table-cell office:value-type="float" office:value="653.198488812646">
            <text:p>653.198488812646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/>
          <table:table-cell office:value-type="float" office:value="653.625508537243">
            <text:p>653.625508537243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54.05247845776">
            <text:p>654.052478457760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654.479398574195">
            <text:p>654.479398574195</text:p>
          </table:table-cell>
          <table:table-cell office:value-type="float" office:value="516">
            <text:p>516</text:p>
          </table:table-cell>
          <table:table-cell/>
        </table:table-row>
        <table:table-row table:style-name="ro1">
          <table:table-cell/>
          <table:table-cell office:value-type="float" office:value="654.906268886549">
            <text:p>654.906268886549</text:p>
          </table:table-cell>
          <table:table-cell office:value-type="float" office:value="517">
            <text:p>517</text:p>
          </table:table-cell>
          <table:table-cell/>
        </table:table-row>
        <table:table-row table:style-name="ro1">
          <table:table-cell/>
          <table:table-cell office:value-type="float" office:value="655.333089394822">
            <text:p>655.333089394822</text:p>
          </table:table-cell>
          <table:table-cell office:value-type="float" office:value="514">
            <text:p>514</text:p>
          </table:table-cell>
          <table:table-cell/>
        </table:table-row>
        <table:table-row table:style-name="ro1">
          <table:table-cell/>
          <table:table-cell office:value-type="float" office:value="655.759860099013">
            <text:p>655.759860099013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/>
          <table:table-cell office:value-type="float" office:value="656.186580999124">
            <text:p>656.186580999124</text:p>
          </table:table-cell>
          <table:table-cell office:value-type="float" office:value="501">
            <text:p>501</text:p>
          </table:table-cell>
          <table:table-cell/>
        </table:table-row>
        <table:table-row table:style-name="ro1">
          <table:table-cell/>
          <table:table-cell office:value-type="float" office:value="656.613252095154">
            <text:p>656.613252095154</text:p>
          </table:table-cell>
          <table:table-cell office:value-type="float" office:value="498">
            <text:p>498</text:p>
          </table:table-cell>
          <table:table-cell/>
        </table:table-row>
        <table:table-row table:style-name="ro1">
          <table:table-cell/>
          <table:table-cell office:value-type="float" office:value="657.039873387103">
            <text:p>657.039873387103</text:p>
          </table:table-cell>
          <table:table-cell office:value-type="float" office:value="509">
            <text:p>509</text:p>
          </table:table-cell>
          <table:table-cell/>
        </table:table-row>
        <table:table-row table:style-name="ro1">
          <table:table-cell/>
          <table:table-cell office:value-type="float" office:value="657.46644487497">
            <text:p>657.466444874970</text:p>
          </table:table-cell>
          <table:table-cell office:value-type="float" office:value="501">
            <text:p>501</text:p>
          </table:table-cell>
          <table:table-cell/>
        </table:table-row>
        <table:table-row table:style-name="ro1">
          <table:table-cell/>
          <table:table-cell office:value-type="float" office:value="657.892966558756">
            <text:p>657.892966558756</text:p>
          </table:table-cell>
          <table:table-cell office:value-type="float" office:value="506">
            <text:p>506</text:p>
          </table:table-cell>
          <table:table-cell/>
        </table:table-row>
        <table:table-row table:style-name="ro1">
          <table:table-cell/>
          <table:table-cell office:value-type="float" office:value="658.319438438462">
            <text:p>658.319438438462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/>
          <table:table-cell office:value-type="float" office:value="658.745860514086">
            <text:p>658.745860514086</text:p>
          </table:table-cell>
          <table:table-cell office:value-type="float" office:value="515">
            <text:p>515</text:p>
          </table:table-cell>
          <table:table-cell/>
        </table:table-row>
        <table:table-row table:style-name="ro1">
          <table:table-cell/>
          <table:table-cell office:value-type="float" office:value="659.172232785629">
            <text:p>659.172232785629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/>
          <table:table-cell office:value-type="float" office:value="659.598555253091">
            <text:p>659.598555253091</text:p>
          </table:table-cell>
          <table:table-cell office:value-type="float" office:value="489">
            <text:p>489</text:p>
          </table:table-cell>
          <table:table-cell/>
        </table:table-row>
        <table:table-row table:style-name="ro1">
          <table:table-cell/>
          <table:table-cell office:value-type="float" office:value="660.024827916472">
            <text:p>660.024827916472</text:p>
          </table:table-cell>
          <table:table-cell office:value-type="float" office:value="511">
            <text:p>511</text:p>
          </table:table-cell>
          <table:table-cell/>
        </table:table-row>
        <table:table-row table:style-name="ro1">
          <table:table-cell/>
          <table:table-cell office:value-type="float" office:value="660.451050775772">
            <text:p>660.451050775772</text:p>
          </table:table-cell>
          <table:table-cell office:value-type="float" office:value="521">
            <text:p>521</text:p>
          </table:table-cell>
          <table:table-cell/>
        </table:table-row>
        <table:table-row table:style-name="ro1">
          <table:table-cell/>
          <table:table-cell office:value-type="float" office:value="660.877223830991">
            <text:p>660.877223830991</text:p>
          </table:table-cell>
          <table:table-cell office:value-type="float" office:value="514">
            <text:p>514</text:p>
          </table:table-cell>
          <table:table-cell/>
        </table:table-row>
        <table:table-row table:style-name="ro1">
          <table:table-cell/>
          <table:table-cell office:value-type="float" office:value="661.303347082129">
            <text:p>661.303347082129</text:p>
          </table:table-cell>
          <table:table-cell office:value-type="float" office:value="512">
            <text:p>512</text:p>
          </table:table-cell>
          <table:table-cell/>
        </table:table-row>
        <table:table-row table:style-name="ro1">
          <table:table-cell/>
          <table:table-cell office:value-type="float" office:value="661.729420529186">
            <text:p>661.729420529186</text:p>
          </table:table-cell>
          <table:table-cell office:value-type="float" office:value="537">
            <text:p>537</text:p>
          </table:table-cell>
          <table:table-cell/>
        </table:table-row>
        <table:table-row table:style-name="ro1">
          <table:table-cell/>
          <table:table-cell office:value-type="float" office:value="662.155444172161">
            <text:p>662.155444172161</text:p>
          </table:table-cell>
          <table:table-cell office:value-type="float" office:value="518">
            <text:p>518</text:p>
          </table:table-cell>
          <table:table-cell/>
        </table:table-row>
        <table:table-row table:style-name="ro1">
          <table:table-cell/>
          <table:table-cell office:value-type="float" office:value="662.581418011056">
            <text:p>662.581418011056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/>
          <table:table-cell office:value-type="float" office:value="663.007342045869">
            <text:p>663.007342045869</text:p>
          </table:table-cell>
          <table:table-cell office:value-type="float" office:value="530">
            <text:p>530</text:p>
          </table:table-cell>
          <table:table-cell/>
        </table:table-row>
        <table:table-row table:style-name="ro1">
          <table:table-cell/>
          <table:table-cell office:value-type="float" office:value="663.433216276601">
            <text:p>663.433216276601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/>
          <table:table-cell office:value-type="float" office:value="663.859040703253">
            <text:p>663.859040703253</text:p>
          </table:table-cell>
          <table:table-cell office:value-type="float" office:value="527">
            <text:p>527</text:p>
          </table:table-cell>
          <table:table-cell/>
        </table:table-row>
        <table:table-row table:style-name="ro1">
          <table:table-cell/>
          <table:table-cell office:value-type="float" office:value="664.284815325823">
            <text:p>664.284815325823</text:p>
          </table:table-cell>
          <table:table-cell office:value-type="float" office:value="545">
            <text:p>545</text:p>
          </table:table-cell>
          <table:table-cell/>
        </table:table-row>
        <table:table-row table:style-name="ro1">
          <table:table-cell/>
          <table:table-cell office:value-type="float" office:value="664.710540144312">
            <text:p>664.710540144312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/>
          <table:table-cell office:value-type="float" office:value="665.13621515872">
            <text:p>665.136215158720</text:p>
          </table:table-cell>
          <table:table-cell office:value-type="float" office:value="536">
            <text:p>536</text:p>
          </table:table-cell>
          <table:table-cell/>
        </table:table-row>
        <table:table-row table:style-name="ro1">
          <table:table-cell/>
          <table:table-cell office:value-type="float" office:value="665.561840369047">
            <text:p>665.561840369047</text:p>
          </table:table-cell>
          <table:table-cell office:value-type="float" office:value="546">
            <text:p>546</text:p>
          </table:table-cell>
          <table:table-cell/>
        </table:table-row>
        <table:table-row table:style-name="ro1">
          <table:table-cell/>
          <table:table-cell office:value-type="float" office:value="665.987415775293">
            <text:p>665.987415775293</text:p>
          </table:table-cell>
          <table:table-cell office:value-type="float" office:value="532">
            <text:p>532</text:p>
          </table:table-cell>
          <table:table-cell/>
        </table:table-row>
        <table:table-row table:style-name="ro1">
          <table:table-cell/>
          <table:table-cell office:value-type="float" office:value="666.412941377457">
            <text:p>666.412941377457</text:p>
          </table:table-cell>
          <table:table-cell office:value-type="float" office:value="548">
            <text:p>548</text:p>
          </table:table-cell>
          <table:table-cell/>
        </table:table-row>
        <table:table-row table:style-name="ro1">
          <table:table-cell/>
          <table:table-cell office:value-type="float" office:value="666.838417175541">
            <text:p>666.838417175541</text:p>
          </table:table-cell>
          <table:table-cell office:value-type="float" office:value="534">
            <text:p>534</text:p>
          </table:table-cell>
          <table:table-cell/>
        </table:table-row>
        <table:table-row table:style-name="ro1">
          <table:table-cell/>
          <table:table-cell office:value-type="float" office:value="667.263843169544">
            <text:p>667.263843169544</text:p>
          </table:table-cell>
          <table:table-cell office:value-type="float" office:value="545">
            <text:p>545</text:p>
          </table:table-cell>
          <table:table-cell/>
        </table:table-row>
        <table:table-row table:style-name="ro1">
          <table:table-cell/>
          <table:table-cell office:value-type="float" office:value="667.689219359465">
            <text:p>667.689219359465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/>
          <table:table-cell office:value-type="float" office:value="668.114545745306">
            <text:p>668.114545745306</text:p>
          </table:table-cell>
          <table:table-cell office:value-type="float" office:value="554">
            <text:p>554</text:p>
          </table:table-cell>
          <table:table-cell/>
        </table:table-row>
        <table:table-row table:style-name="ro1">
          <table:table-cell/>
          <table:table-cell office:value-type="float" office:value="668.539822327065">
            <text:p>668.539822327065</text:p>
          </table:table-cell>
          <table:table-cell office:value-type="float" office:value="574">
            <text:p>574</text:p>
          </table:table-cell>
          <table:table-cell/>
        </table:table-row>
        <table:table-row table:style-name="ro1">
          <table:table-cell/>
          <table:table-cell office:value-type="float" office:value="668.965049104743">
            <text:p>668.965049104743</text:p>
          </table:table-cell>
          <table:table-cell office:value-type="float" office:value="565">
            <text:p>565</text:p>
          </table:table-cell>
          <table:table-cell/>
        </table:table-row>
        <table:table-row table:style-name="ro1">
          <table:table-cell/>
          <table:table-cell office:value-type="float" office:value="669.39022607834">
            <text:p>669.390226078340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/>
          <table:table-cell office:value-type="float" office:value="669.815353247856">
            <text:p>669.815353247856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/>
          <table:table-cell office:value-type="float" office:value="670.240430613291">
            <text:p>670.240430613291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/>
          <table:table-cell office:value-type="float" office:value="670.665458174645">
            <text:p>670.665458174645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/>
          <table:table-cell office:value-type="float" office:value="671.090435931918">
            <text:p>671.090435931918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/>
          <table:table-cell office:value-type="float" office:value="671.51536388511">
            <text:p>671.515363885110</text:p>
          </table:table-cell>
          <table:table-cell office:value-type="float" office:value="582">
            <text:p>582</text:p>
          </table:table-cell>
          <table:table-cell/>
        </table:table-row>
        <table:table-row table:style-name="ro1">
          <table:table-cell/>
          <table:table-cell office:value-type="float" office:value="671.940242034221">
            <text:p>671.940242034221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/>
          <table:table-cell office:value-type="float" office:value="672.36507037925">
            <text:p>672.365070379250</text:p>
          </table:table-cell>
          <table:table-cell office:value-type="float" office:value="585">
            <text:p>585</text:p>
          </table:table-cell>
          <table:table-cell/>
        </table:table-row>
        <table:table-row table:style-name="ro1">
          <table:table-cell/>
          <table:table-cell office:value-type="float" office:value="672.789848920199">
            <text:p>672.789848920199</text:p>
          </table:table-cell>
          <table:table-cell office:value-type="float" office:value="568">
            <text:p>568</text:p>
          </table:table-cell>
          <table:table-cell/>
        </table:table-row>
        <table:table-row table:style-name="ro1">
          <table:table-cell/>
          <table:table-cell office:value-type="float" office:value="673.214577657066">
            <text:p>673.214577657066</text:p>
          </table:table-cell>
          <table:table-cell office:value-type="float" office:value="570">
            <text:p>570</text:p>
          </table:table-cell>
          <table:table-cell/>
        </table:table-row>
        <table:table-row table:style-name="ro1">
          <table:table-cell/>
          <table:table-cell office:value-type="float" office:value="673.639256589853">
            <text:p>673.639256589853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/>
          <table:table-cell office:value-type="float" office:value="674.063885718558">
            <text:p>674.063885718558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/>
          <table:table-cell office:value-type="float" office:value="674.488465043182">
            <text:p>674.488465043182</text:p>
          </table:table-cell>
          <table:table-cell office:value-type="float" office:value="578">
            <text:p>578</text:p>
          </table:table-cell>
          <table:table-cell/>
        </table:table-row>
        <table:table-row table:style-name="ro1">
          <table:table-cell/>
          <table:table-cell office:value-type="float" office:value="674.912994563725">
            <text:p>674.912994563725</text:p>
          </table:table-cell>
          <table:table-cell office:value-type="float" office:value="579">
            <text:p>579</text:p>
          </table:table-cell>
          <table:table-cell/>
        </table:table-row>
        <table:table-row table:style-name="ro1">
          <table:table-cell/>
          <table:table-cell office:value-type="float" office:value="675.337474280187">
            <text:p>675.337474280187</text:p>
          </table:table-cell>
          <table:table-cell office:value-type="float" office:value="575">
            <text:p>575</text:p>
          </table:table-cell>
          <table:table-cell/>
        </table:table-row>
        <table:table-row table:style-name="ro1">
          <table:table-cell/>
          <table:table-cell office:value-type="float" office:value="675.761904192568">
            <text:p>675.761904192568</text:p>
          </table:table-cell>
          <table:table-cell office:value-type="float" office:value="603">
            <text:p>603</text:p>
          </table:table-cell>
          <table:table-cell/>
        </table:table-row>
        <table:table-row table:style-name="ro1">
          <table:table-cell/>
          <table:table-cell office:value-type="float" office:value="676.186284300868">
            <text:p>676.186284300868</text:p>
          </table:table-cell>
          <table:table-cell office:value-type="float" office:value="603">
            <text:p>603</text:p>
          </table:table-cell>
          <table:table-cell/>
        </table:table-row>
        <table:table-row table:style-name="ro1">
          <table:table-cell/>
          <table:table-cell office:value-type="float" office:value="676.610614605086">
            <text:p>676.610614605086</text:p>
          </table:table-cell>
          <table:table-cell office:value-type="float" office:value="599">
            <text:p>599</text:p>
          </table:table-cell>
          <table:table-cell/>
        </table:table-row>
        <table:table-row table:style-name="ro1">
          <table:table-cell/>
          <table:table-cell office:value-type="float" office:value="677.034895105224">
            <text:p>677.034895105224</text:p>
          </table:table-cell>
          <table:table-cell office:value-type="float" office:value="597">
            <text:p>597</text:p>
          </table:table-cell>
          <table:table-cell/>
        </table:table-row>
        <table:table-row table:style-name="ro1">
          <table:table-cell/>
          <table:table-cell office:value-type="float" office:value="677.459125801281">
            <text:p>677.459125801281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/>
          <table:table-cell office:value-type="float" office:value="677.883306693256">
            <text:p>677.883306693256</text:p>
          </table:table-cell>
          <table:table-cell office:value-type="float" office:value="599">
            <text:p>599</text:p>
          </table:table-cell>
          <table:table-cell/>
        </table:table-row>
        <table:table-row table:style-name="ro1">
          <table:table-cell/>
          <table:table-cell office:value-type="float" office:value="678.30743778115">
            <text:p>678.307437781150</text:p>
          </table:table-cell>
          <table:table-cell office:value-type="float" office:value="599">
            <text:p>599</text:p>
          </table:table-cell>
          <table:table-cell/>
        </table:table-row>
        <table:table-row table:style-name="ro1">
          <table:table-cell/>
          <table:table-cell office:value-type="float" office:value="678.731519064964">
            <text:p>678.731519064964</text:p>
          </table:table-cell>
          <table:table-cell office:value-type="float" office:value="611">
            <text:p>611</text:p>
          </table:table-cell>
          <table:table-cell/>
        </table:table-row>
        <table:table-row table:style-name="ro1">
          <table:table-cell/>
          <table:table-cell office:value-type="float" office:value="679.155550544696">
            <text:p>679.155550544696</text:p>
          </table:table-cell>
          <table:table-cell office:value-type="float" office:value="609">
            <text:p>609</text:p>
          </table:table-cell>
          <table:table-cell/>
        </table:table-row>
        <table:table-row table:style-name="ro1">
          <table:table-cell/>
          <table:table-cell office:value-type="float" office:value="679.579532220347">
            <text:p>679.579532220347</text:p>
          </table:table-cell>
          <table:table-cell office:value-type="float" office:value="610">
            <text:p>610</text:p>
          </table:table-cell>
          <table:table-cell/>
        </table:table-row>
        <table:table-row table:style-name="ro1">
          <table:table-cell/>
          <table:table-cell office:value-type="float" office:value="680.003464091917">
            <text:p>680.003464091917</text:p>
          </table:table-cell>
          <table:table-cell office:value-type="float" office:value="615">
            <text:p>615</text:p>
          </table:table-cell>
          <table:table-cell/>
        </table:table-row>
        <table:table-row table:style-name="ro1">
          <table:table-cell/>
          <table:table-cell office:value-type="float" office:value="680.427346159406">
            <text:p>680.427346159406</text:p>
          </table:table-cell>
          <table:table-cell office:value-type="float" office:value="639">
            <text:p>639</text:p>
          </table:table-cell>
          <table:table-cell/>
        </table:table-row>
        <table:table-row table:style-name="ro1">
          <table:table-cell/>
          <table:table-cell office:value-type="float" office:value="680.851178422814">
            <text:p>680.851178422814</text:p>
          </table:table-cell>
          <table:table-cell office:value-type="float" office:value="628">
            <text:p>628</text:p>
          </table:table-cell>
          <table:table-cell/>
        </table:table-row>
        <table:table-row table:style-name="ro1">
          <table:table-cell/>
          <table:table-cell office:value-type="float" office:value="681.274960882141">
            <text:p>681.274960882141</text:p>
          </table:table-cell>
          <table:table-cell office:value-type="float" office:value="613">
            <text:p>613</text:p>
          </table:table-cell>
          <table:table-cell/>
        </table:table-row>
        <table:table-row table:style-name="ro1">
          <table:table-cell/>
          <table:table-cell office:value-type="float" office:value="681.698693537387">
            <text:p>681.698693537387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/>
          <table:table-cell office:value-type="float" office:value="682.122376388551">
            <text:p>682.122376388551</text:p>
          </table:table-cell>
          <table:table-cell office:value-type="float" office:value="629">
            <text:p>629</text:p>
          </table:table-cell>
          <table:table-cell/>
        </table:table-row>
        <table:table-row table:style-name="ro1">
          <table:table-cell/>
          <table:table-cell office:value-type="float" office:value="682.546009435635">
            <text:p>682.546009435635</text:p>
          </table:table-cell>
          <table:table-cell office:value-type="float" office:value="631">
            <text:p>631</text:p>
          </table:table-cell>
          <table:table-cell/>
        </table:table-row>
        <table:table-row table:style-name="ro1">
          <table:table-cell/>
          <table:table-cell office:value-type="float" office:value="682.969592678637">
            <text:p>682.969592678637</text:p>
          </table:table-cell>
          <table:table-cell office:value-type="float" office:value="630">
            <text:p>630</text:p>
          </table:table-cell>
          <table:table-cell/>
        </table:table-row>
        <table:table-row table:style-name="ro1">
          <table:table-cell/>
          <table:table-cell office:value-type="float" office:value="683.393126117559">
            <text:p>683.393126117559</text:p>
          </table:table-cell>
          <table:table-cell office:value-type="float" office:value="639">
            <text:p>639</text:p>
          </table:table-cell>
          <table:table-cell/>
        </table:table-row>
        <table:table-row table:style-name="ro1">
          <table:table-cell/>
          <table:table-cell office:value-type="float" office:value="683.816609752399">
            <text:p>683.816609752399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/>
          <table:table-cell office:value-type="float" office:value="684.240043583158">
            <text:p>684.240043583158</text:p>
          </table:table-cell>
          <table:table-cell office:value-type="float" office:value="652">
            <text:p>652</text:p>
          </table:table-cell>
          <table:table-cell/>
        </table:table-row>
        <table:table-row table:style-name="ro1">
          <table:table-cell/>
          <table:table-cell office:value-type="float" office:value="684.663427609836">
            <text:p>684.663427609836</text:p>
          </table:table-cell>
          <table:table-cell office:value-type="float" office:value="648">
            <text:p>648</text:p>
          </table:table-cell>
          <table:table-cell/>
        </table:table-row>
        <table:table-row table:style-name="ro1">
          <table:table-cell/>
          <table:table-cell office:value-type="float" office:value="685.086761832434">
            <text:p>685.086761832434</text:p>
          </table:table-cell>
          <table:table-cell office:value-type="float" office:value="646">
            <text:p>646</text:p>
          </table:table-cell>
          <table:table-cell/>
        </table:table-row>
        <table:table-row table:style-name="ro1">
          <table:table-cell/>
          <table:table-cell office:value-type="float" office:value="685.51004625095">
            <text:p>685.510046250950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>
          <table:table-cell/>
          <table:table-cell office:value-type="float" office:value="685.933280865384">
            <text:p>685.933280865384</text:p>
          </table:table-cell>
          <table:table-cell office:value-type="float" office:value="649">
            <text:p>649</text:p>
          </table:table-cell>
          <table:table-cell/>
        </table:table-row>
        <table:table-row table:style-name="ro1">
          <table:table-cell/>
          <table:table-cell office:value-type="float" office:value="686.356465675738">
            <text:p>686.356465675738</text:p>
          </table:table-cell>
          <table:table-cell office:value-type="float" office:value="637">
            <text:p>637</text:p>
          </table:table-cell>
          <table:table-cell/>
        </table:table-row>
        <table:table-row table:style-name="ro1">
          <table:table-cell/>
          <table:table-cell office:value-type="float" office:value="686.779600682011">
            <text:p>686.779600682011</text:p>
          </table:table-cell>
          <table:table-cell office:value-type="float" office:value="656">
            <text:p>656</text:p>
          </table:table-cell>
          <table:table-cell/>
        </table:table-row>
        <table:table-row table:style-name="ro1">
          <table:table-cell/>
          <table:table-cell office:value-type="float" office:value="687.202685884203">
            <text:p>687.202685884203</text:p>
          </table:table-cell>
          <table:table-cell office:value-type="float" office:value="650">
            <text:p>650</text:p>
          </table:table-cell>
          <table:table-cell/>
        </table:table-row>
        <table:table-row table:style-name="ro1">
          <table:table-cell/>
          <table:table-cell office:value-type="float" office:value="687.625721282313">
            <text:p>687.625721282313</text:p>
          </table:table-cell>
          <table:table-cell office:value-type="float" office:value="660">
            <text:p>660</text:p>
          </table:table-cell>
          <table:table-cell/>
        </table:table-row>
        <table:table-row table:style-name="ro1">
          <table:table-cell/>
          <table:table-cell office:value-type="float" office:value="688.048706876343">
            <text:p>688.048706876343</text:p>
          </table:table-cell>
          <table:table-cell office:value-type="float" office:value="672">
            <text:p>672</text:p>
          </table:table-cell>
          <table:table-cell/>
        </table:table-row>
        <table:table-row table:style-name="ro1">
          <table:table-cell/>
          <table:table-cell office:value-type="float" office:value="688.471642666291">
            <text:p>688.471642666291</text:p>
          </table:table-cell>
          <table:table-cell office:value-type="float" office:value="647">
            <text:p>647</text:p>
          </table:table-cell>
          <table:table-cell/>
        </table:table-row>
        <table:table-row table:style-name="ro1">
          <table:table-cell/>
          <table:table-cell office:value-type="float" office:value="688.894528652159">
            <text:p>688.894528652159</text:p>
          </table:table-cell>
          <table:table-cell office:value-type="float" office:value="665">
            <text:p>665</text:p>
          </table:table-cell>
          <table:table-cell/>
        </table:table-row>
        <table:table-row table:style-name="ro1">
          <table:table-cell/>
          <table:table-cell office:value-type="float" office:value="689.317364833945">
            <text:p>689.317364833945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/>
          <table:table-cell office:value-type="float" office:value="689.74015121165">
            <text:p>689.740151211650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/>
          <table:table-cell office:value-type="float" office:value="690.162887785274">
            <text:p>690.162887785274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/>
          <table:table-cell office:value-type="float" office:value="690.585574554817">
            <text:p>690.585574554817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/>
          <table:table-cell office:value-type="float" office:value="691.008211520279">
            <text:p>691.008211520279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/>
          <table:table-cell office:value-type="float" office:value="691.430798681659">
            <text:p>691.430798681659</text:p>
          </table:table-cell>
          <table:table-cell office:value-type="float" office:value="688">
            <text:p>688</text:p>
          </table:table-cell>
          <table:table-cell/>
        </table:table-row>
        <table:table-row table:style-name="ro1">
          <table:table-cell/>
          <table:table-cell office:value-type="float" office:value="691.853336038959">
            <text:p>691.853336038959</text:p>
          </table:table-cell>
          <table:table-cell office:value-type="float" office:value="677">
            <text:p>677</text:p>
          </table:table-cell>
          <table:table-cell/>
        </table:table-row>
        <table:table-row table:style-name="ro1">
          <table:table-cell/>
          <table:table-cell office:value-type="float" office:value="692.275823592178">
            <text:p>692.275823592178</text:p>
          </table:table-cell>
          <table:table-cell office:value-type="float" office:value="689">
            <text:p>689</text:p>
          </table:table-cell>
          <table:table-cell/>
        </table:table-row>
        <table:table-row table:style-name="ro1">
          <table:table-cell/>
          <table:table-cell office:value-type="float" office:value="692.698261341315">
            <text:p>692.698261341315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/>
          <table:table-cell office:value-type="float" office:value="693.120649286372">
            <text:p>693.120649286372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/>
          <table:table-cell office:value-type="float" office:value="693.542987427347">
            <text:p>693.542987427347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/>
          <table:table-cell office:value-type="float" office:value="693.965275764242">
            <text:p>693.965275764242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/>
          <table:table-cell office:value-type="float" office:value="694.387514297055">
            <text:p>694.387514297055</text:p>
          </table:table-cell>
          <table:table-cell office:value-type="float" office:value="711">
            <text:p>711</text:p>
          </table:table-cell>
          <table:table-cell/>
        </table:table-row>
        <table:table-row table:style-name="ro1">
          <table:table-cell/>
          <table:table-cell office:value-type="float" office:value="694.809703025787">
            <text:p>694.809703025787</text:p>
          </table:table-cell>
          <table:table-cell office:value-type="float" office:value="707">
            <text:p>707</text:p>
          </table:table-cell>
          <table:table-cell/>
        </table:table-row>
        <table:table-row table:style-name="ro1">
          <table:table-cell/>
          <table:table-cell office:value-type="float" office:value="695.231841950438">
            <text:p>695.231841950438</text:p>
          </table:table-cell>
          <table:table-cell office:value-type="float" office:value="698">
            <text:p>698</text:p>
          </table:table-cell>
          <table:table-cell/>
        </table:table-row>
        <table:table-row table:style-name="ro1">
          <table:table-cell/>
          <table:table-cell office:value-type="float" office:value="695.653931071008">
            <text:p>695.653931071008</text:p>
          </table:table-cell>
          <table:table-cell office:value-type="float" office:value="695">
            <text:p>695</text:p>
          </table:table-cell>
          <table:table-cell/>
        </table:table-row>
        <table:table-row table:style-name="ro1">
          <table:table-cell/>
          <table:table-cell office:value-type="float" office:value="696.075970387497">
            <text:p>696.075970387497</text:p>
          </table:table-cell>
          <table:table-cell office:value-type="float" office:value="692">
            <text:p>692</text:p>
          </table:table-cell>
          <table:table-cell/>
        </table:table-row>
        <table:table-row table:style-name="ro1">
          <table:table-cell/>
          <table:table-cell office:value-type="float" office:value="696.497959899905">
            <text:p>696.497959899905</text:p>
          </table:table-cell>
          <table:table-cell office:value-type="float" office:value="697">
            <text:p>697</text:p>
          </table:table-cell>
          <table:table-cell/>
        </table:table-row>
        <table:table-row table:style-name="ro1">
          <table:table-cell/>
          <table:table-cell office:value-type="float" office:value="696.919899608231">
            <text:p>696.919899608231</text:p>
          </table:table-cell>
          <table:table-cell office:value-type="float" office:value="717">
            <text:p>717</text:p>
          </table:table-cell>
          <table:table-cell/>
        </table:table-row>
        <table:table-row table:style-name="ro1">
          <table:table-cell/>
          <table:table-cell office:value-type="float" office:value="697.341789512477">
            <text:p>697.341789512477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/>
          <table:table-cell office:value-type="float" office:value="697.763629612642">
            <text:p>697.763629612642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/>
          <table:table-cell office:value-type="float" office:value="698.185419908725">
            <text:p>698.185419908725</text:p>
          </table:table-cell>
          <table:table-cell office:value-type="float" office:value="721">
            <text:p>721</text:p>
          </table:table-cell>
          <table:table-cell/>
        </table:table-row>
        <table:table-row table:style-name="ro1">
          <table:table-cell/>
          <table:table-cell office:value-type="float" office:value="698.607160400727">
            <text:p>698.607160400727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/>
          <table:table-cell office:value-type="float" office:value="699.028851088649">
            <text:p>699.028851088649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/>
          <table:table-cell office:value-type="float" office:value="699.450491972489">
            <text:p>699.450491972489</text:p>
          </table:table-cell>
          <table:table-cell office:value-type="float" office:value="733">
            <text:p>733</text:p>
          </table:table-cell>
          <table:table-cell/>
        </table:table-row>
        <table:table-row table:style-name="ro1">
          <table:table-cell/>
          <table:table-cell office:value-type="float" office:value="699.872083052248">
            <text:p>699.872083052248</text:p>
          </table:table-cell>
          <table:table-cell office:value-type="float" office:value="739">
            <text:p>739</text:p>
          </table:table-cell>
          <table:table-cell/>
        </table:table-row>
        <table:table-row table:style-name="ro1">
          <table:table-cell/>
          <table:table-cell office:value-type="float" office:value="700.293624327926">
            <text:p>700.293624327926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/>
          <table:table-cell office:value-type="float" office:value="700.715115799523">
            <text:p>700.715115799523</text:p>
          </table:table-cell>
          <table:table-cell office:value-type="float" office:value="743">
            <text:p>743</text:p>
          </table:table-cell>
          <table:table-cell/>
        </table:table-row>
        <table:table-row table:style-name="ro1">
          <table:table-cell/>
          <table:table-cell office:value-type="float" office:value="701.136557467039">
            <text:p>701.136557467039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/>
          <table:table-cell office:value-type="float" office:value="701.557949330474">
            <text:p>701.557949330474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/>
          <table:table-cell office:value-type="float" office:value="701.979291389827">
            <text:p>701.979291389827</text:p>
          </table:table-cell>
          <table:table-cell office:value-type="float" office:value="744">
            <text:p>744</text:p>
          </table:table-cell>
          <table:table-cell/>
        </table:table-row>
        <table:table-row table:style-name="ro1">
          <table:table-cell/>
          <table:table-cell office:value-type="float" office:value="702.4005836451">
            <text:p>702.400583645100</text:p>
          </table:table-cell>
          <table:table-cell office:value-type="float" office:value="735">
            <text:p>735</text:p>
          </table:table-cell>
          <table:table-cell/>
        </table:table-row>
        <table:table-row table:style-name="ro1">
          <table:table-cell/>
          <table:table-cell office:value-type="float" office:value="702.821826096292">
            <text:p>702.821826096292</text:p>
          </table:table-cell>
          <table:table-cell office:value-type="float" office:value="744">
            <text:p>744</text:p>
          </table:table-cell>
          <table:table-cell/>
        </table:table-row>
        <table:table-row table:style-name="ro1">
          <table:table-cell/>
          <table:table-cell office:value-type="float" office:value="703.243018743402">
            <text:p>703.243018743402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/>
          <table:table-cell office:value-type="float" office:value="703.664161586431">
            <text:p>703.664161586431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/>
          <table:table-cell office:value-type="float" office:value="704.08525462538">
            <text:p>704.085254625380</text:p>
          </table:table-cell>
          <table:table-cell office:value-type="float" office:value="752">
            <text:p>752</text:p>
          </table:table-cell>
          <table:table-cell/>
        </table:table-row>
        <table:table-row table:style-name="ro1">
          <table:table-cell/>
          <table:table-cell office:value-type="float" office:value="704.506297860247">
            <text:p>704.506297860247</text:p>
          </table:table-cell>
          <table:table-cell office:value-type="float" office:value="740">
            <text:p>740</text:p>
          </table:table-cell>
          <table:table-cell/>
        </table:table-row>
        <table:table-row table:style-name="ro1">
          <table:table-cell/>
          <table:table-cell office:value-type="float" office:value="704.927291291033">
            <text:p>704.927291291033</text:p>
          </table:table-cell>
          <table:table-cell office:value-type="float" office:value="757">
            <text:p>757</text:p>
          </table:table-cell>
          <table:table-cell/>
        </table:table-row>
        <table:table-row table:style-name="ro1">
          <table:table-cell/>
          <table:table-cell office:value-type="float" office:value="705.348234917738">
            <text:p>705.348234917738</text:p>
          </table:table-cell>
          <table:table-cell office:value-type="float" office:value="772">
            <text:p>772</text:p>
          </table:table-cell>
          <table:table-cell/>
        </table:table-row>
        <table:table-row table:style-name="ro1">
          <table:table-cell/>
          <table:table-cell office:value-type="float" office:value="705.769128740362">
            <text:p>705.769128740362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/>
          <table:table-cell office:value-type="float" office:value="706.189972758905">
            <text:p>706.189972758905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/>
          <table:table-cell office:value-type="float" office:value="706.610766973367">
            <text:p>706.610766973367</text:p>
          </table:table-cell>
          <table:table-cell office:value-type="float" office:value="781">
            <text:p>781</text:p>
          </table:table-cell>
          <table:table-cell/>
        </table:table-row>
        <table:table-row table:style-name="ro1">
          <table:table-cell/>
          <table:table-cell office:value-type="float" office:value="707.031511383747">
            <text:p>707.031511383747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/>
          <table:table-cell office:value-type="float" office:value="707.452205990047">
            <text:p>707.452205990047</text:p>
          </table:table-cell>
          <table:table-cell office:value-type="float" office:value="771">
            <text:p>771</text:p>
          </table:table-cell>
          <table:table-cell/>
        </table:table-row>
        <table:table-row table:style-name="ro1">
          <table:table-cell/>
          <table:table-cell office:value-type="float" office:value="707.872850792266">
            <text:p>707.872850792266</text:p>
          </table:table-cell>
          <table:table-cell office:value-type="float" office:value="799">
            <text:p>799</text:p>
          </table:table-cell>
          <table:table-cell/>
        </table:table-row>
        <table:table-row table:style-name="ro1">
          <table:table-cell/>
          <table:table-cell office:value-type="float" office:value="708.293445790403">
            <text:p>708.293445790403</text:p>
          </table:table-cell>
          <table:table-cell office:value-type="float" office:value="780">
            <text:p>780</text:p>
          </table:table-cell>
          <table:table-cell/>
        </table:table-row>
        <table:table-row table:style-name="ro1">
          <table:table-cell/>
          <table:table-cell office:value-type="float" office:value="708.71399098446">
            <text:p>708.713990984460</text:p>
          </table:table-cell>
          <table:table-cell office:value-type="float" office:value="765">
            <text:p>765</text:p>
          </table:table-cell>
          <table:table-cell/>
        </table:table-row>
        <table:table-row table:style-name="ro1">
          <table:table-cell/>
          <table:table-cell office:value-type="float" office:value="709.134486374435">
            <text:p>709.134486374435</text:p>
          </table:table-cell>
          <table:table-cell office:value-type="float" office:value="784">
            <text:p>784</text:p>
          </table:table-cell>
          <table:table-cell/>
        </table:table-row>
        <table:table-row table:style-name="ro1">
          <table:table-cell/>
          <table:table-cell office:value-type="float" office:value="709.554931960329">
            <text:p>709.554931960329</text:p>
          </table:table-cell>
          <table:table-cell office:value-type="float" office:value="807">
            <text:p>807</text:p>
          </table:table-cell>
          <table:table-cell/>
        </table:table-row>
        <table:table-row table:style-name="ro1">
          <table:table-cell/>
          <table:table-cell office:value-type="float" office:value="709.975327742142">
            <text:p>709.975327742142</text:p>
          </table:table-cell>
          <table:table-cell office:value-type="float" office:value="788">
            <text:p>788</text:p>
          </table:table-cell>
          <table:table-cell/>
        </table:table-row>
        <table:table-row table:style-name="ro1">
          <table:table-cell/>
          <table:table-cell office:value-type="float" office:value="710.395673719874">
            <text:p>710.395673719874</text:p>
          </table:table-cell>
          <table:table-cell office:value-type="float" office:value="800">
            <text:p>800</text:p>
          </table:table-cell>
          <table:table-cell/>
        </table:table-row>
        <table:table-row table:style-name="ro1">
          <table:table-cell/>
          <table:table-cell office:value-type="float" office:value="710.815969893525">
            <text:p>710.815969893525</text:p>
          </table:table-cell>
          <table:table-cell office:value-type="float" office:value="801">
            <text:p>801</text:p>
          </table:table-cell>
          <table:table-cell/>
        </table:table-row>
        <table:table-row table:style-name="ro1">
          <table:table-cell/>
          <table:table-cell office:value-type="float" office:value="711.236216263095">
            <text:p>711.236216263095</text:p>
          </table:table-cell>
          <table:table-cell office:value-type="float" office:value="792">
            <text:p>792</text:p>
          </table:table-cell>
          <table:table-cell/>
        </table:table-row>
        <table:table-row table:style-name="ro1">
          <table:table-cell/>
          <table:table-cell office:value-type="float" office:value="711.656412828584">
            <text:p>711.656412828584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/>
          <table:table-cell office:value-type="float" office:value="712.076559589991">
            <text:p>712.076559589991</text:p>
          </table:table-cell>
          <table:table-cell office:value-type="float" office:value="802">
            <text:p>802</text:p>
          </table:table-cell>
          <table:table-cell/>
        </table:table-row>
        <table:table-row table:style-name="ro1">
          <table:table-cell/>
          <table:table-cell office:value-type="float" office:value="712.496656547318">
            <text:p>712.496656547318</text:p>
          </table:table-cell>
          <table:table-cell office:value-type="float" office:value="798">
            <text:p>798</text:p>
          </table:table-cell>
          <table:table-cell/>
        </table:table-row>
        <table:table-row table:style-name="ro1">
          <table:table-cell/>
          <table:table-cell office:value-type="float" office:value="712.916703700564">
            <text:p>712.916703700564</text:p>
          </table:table-cell>
          <table:table-cell office:value-type="float" office:value="795">
            <text:p>795</text:p>
          </table:table-cell>
          <table:table-cell/>
        </table:table-row>
        <table:table-row table:style-name="ro1">
          <table:table-cell/>
          <table:table-cell office:value-type="float" office:value="713.336701049728">
            <text:p>713.336701049728</text:p>
          </table:table-cell>
          <table:table-cell office:value-type="float" office:value="825">
            <text:p>825</text:p>
          </table:table-cell>
          <table:table-cell/>
        </table:table-row>
        <table:table-row table:style-name="ro1">
          <table:table-cell/>
          <table:table-cell office:value-type="float" office:value="713.756648594811">
            <text:p>713.756648594811</text:p>
          </table:table-cell>
          <table:table-cell office:value-type="float" office:value="809">
            <text:p>809</text:p>
          </table:table-cell>
          <table:table-cell/>
        </table:table-row>
        <table:table-row table:style-name="ro1">
          <table:table-cell/>
          <table:table-cell office:value-type="float" office:value="714.176546335814">
            <text:p>714.176546335814</text:p>
          </table:table-cell>
          <table:table-cell office:value-type="float" office:value="833">
            <text:p>833</text:p>
          </table:table-cell>
          <table:table-cell/>
        </table:table-row>
        <table:table-row table:style-name="ro1">
          <table:table-cell/>
          <table:table-cell office:value-type="float" office:value="714.596394272735">
            <text:p>714.596394272735</text:p>
          </table:table-cell>
          <table:table-cell office:value-type="float" office:value="817">
            <text:p>817</text:p>
          </table:table-cell>
          <table:table-cell/>
        </table:table-row>
        <table:table-row table:style-name="ro1">
          <table:table-cell/>
          <table:table-cell office:value-type="float" office:value="715.016192405575">
            <text:p>715.016192405575</text:p>
          </table:table-cell>
          <table:table-cell office:value-type="float" office:value="826">
            <text:p>826</text:p>
          </table:table-cell>
          <table:table-cell/>
        </table:table-row>
        <table:table-row table:style-name="ro1">
          <table:table-cell/>
          <table:table-cell office:value-type="float" office:value="715.435940734334">
            <text:p>715.435940734334</text:p>
          </table:table-cell>
          <table:table-cell office:value-type="float" office:value="818">
            <text:p>818</text:p>
          </table:table-cell>
          <table:table-cell/>
        </table:table-row>
        <table:table-row table:style-name="ro1">
          <table:table-cell/>
          <table:table-cell office:value-type="float" office:value="715.855639259012">
            <text:p>715.855639259012</text:p>
          </table:table-cell>
          <table:table-cell office:value-type="float" office:value="824">
            <text:p>824</text:p>
          </table:table-cell>
          <table:table-cell/>
        </table:table-row>
        <table:table-row table:style-name="ro1">
          <table:table-cell/>
          <table:table-cell office:value-type="float" office:value="716.275287979609">
            <text:p>716.275287979609</text:p>
          </table:table-cell>
          <table:table-cell office:value-type="float" office:value="813">
            <text:p>813</text:p>
          </table:table-cell>
          <table:table-cell/>
        </table:table-row>
        <table:table-row table:style-name="ro1">
          <table:table-cell/>
          <table:table-cell office:value-type="float" office:value="716.694886896125">
            <text:p>716.694886896125</text:p>
          </table:table-cell>
          <table:table-cell office:value-type="float" office:value="836">
            <text:p>836</text:p>
          </table:table-cell>
          <table:table-cell/>
        </table:table-row>
        <table:table-row table:style-name="ro1">
          <table:table-cell/>
          <table:table-cell office:value-type="float" office:value="717.114436008559">
            <text:p>717.114436008559</text:p>
          </table:table-cell>
          <table:table-cell office:value-type="float" office:value="820">
            <text:p>820</text:p>
          </table:table-cell>
          <table:table-cell/>
        </table:table-row>
        <table:table-row table:style-name="ro1">
          <table:table-cell/>
          <table:table-cell office:value-type="float" office:value="717.533935316913">
            <text:p>717.533935316913</text:p>
          </table:table-cell>
          <table:table-cell office:value-type="float" office:value="820">
            <text:p>820</text:p>
          </table:table-cell>
          <table:table-cell/>
        </table:table-row>
        <table:table-row table:style-name="ro1">
          <table:table-cell/>
          <table:table-cell office:value-type="float" office:value="717.953384821185">
            <text:p>717.953384821185</text:p>
          </table:table-cell>
          <table:table-cell office:value-type="float" office:value="840">
            <text:p>840</text:p>
          </table:table-cell>
          <table:table-cell/>
        </table:table-row>
        <table:table-row table:style-name="ro1">
          <table:table-cell/>
          <table:table-cell office:value-type="float" office:value="718.372784521377">
            <text:p>718.372784521377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/>
          <table:table-cell office:value-type="float" office:value="718.792134417487">
            <text:p>718.792134417487</text:p>
          </table:table-cell>
          <table:table-cell office:value-type="float" office:value="844">
            <text:p>844</text:p>
          </table:table-cell>
          <table:table-cell/>
        </table:table-row>
        <table:table-row table:style-name="ro1">
          <table:table-cell/>
          <table:table-cell office:value-type="float" office:value="719.211434509517">
            <text:p>719.211434509517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>
          <table:table-cell/>
          <table:table-cell office:value-type="float" office:value="719.630684797465">
            <text:p>719.630684797465</text:p>
          </table:table-cell>
          <table:table-cell office:value-type="float" office:value="833">
            <text:p>833</text:p>
          </table:table-cell>
          <table:table-cell/>
        </table:table-row>
        <table:table-row table:style-name="ro1">
          <table:table-cell/>
          <table:table-cell office:value-type="float" office:value="720.049885281332">
            <text:p>720.049885281332</text:p>
          </table:table-cell>
          <table:table-cell office:value-type="float" office:value="827">
            <text:p>827</text:p>
          </table:table-cell>
          <table:table-cell/>
        </table:table-row>
        <table:table-row table:style-name="ro1">
          <table:table-cell/>
          <table:table-cell office:value-type="float" office:value="720.469035961118">
            <text:p>720.469035961118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>
          <table:table-cell/>
          <table:table-cell office:value-type="float" office:value="720.888136836823">
            <text:p>720.888136836823</text:p>
          </table:table-cell>
          <table:table-cell office:value-type="float" office:value="829">
            <text:p>829</text:p>
          </table:table-cell>
          <table:table-cell/>
        </table:table-row>
        <table:table-row table:style-name="ro1">
          <table:table-cell/>
          <table:table-cell office:value-type="float" office:value="721.307187908447">
            <text:p>721.307187908447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>
          <table:table-cell/>
          <table:table-cell office:value-type="float" office:value="721.72618917599">
            <text:p>721.726189175990</text:p>
          </table:table-cell>
          <table:table-cell office:value-type="float" office:value="858">
            <text:p>858</text:p>
          </table:table-cell>
          <table:table-cell/>
        </table:table-row>
        <table:table-row table:style-name="ro1">
          <table:table-cell/>
          <table:table-cell office:value-type="float" office:value="722.145140639451">
            <text:p>722.145140639451</text:p>
          </table:table-cell>
          <table:table-cell office:value-type="float" office:value="847">
            <text:p>847</text:p>
          </table:table-cell>
          <table:table-cell/>
        </table:table-row>
        <table:table-row table:style-name="ro1">
          <table:table-cell/>
          <table:table-cell office:value-type="float" office:value="722.564042298832">
            <text:p>722.564042298832</text:p>
          </table:table-cell>
          <table:table-cell office:value-type="float" office:value="859">
            <text:p>859</text:p>
          </table:table-cell>
          <table:table-cell/>
        </table:table-row>
        <table:table-row table:style-name="ro1">
          <table:table-cell/>
          <table:table-cell office:value-type="float" office:value="722.982894154131">
            <text:p>722.982894154131</text:p>
          </table:table-cell>
          <table:table-cell office:value-type="float" office:value="855">
            <text:p>855</text:p>
          </table:table-cell>
          <table:table-cell/>
        </table:table-row>
        <table:table-row table:style-name="ro1">
          <table:table-cell/>
          <table:table-cell office:value-type="float" office:value="723.40169620535">
            <text:p>723.401696205350</text:p>
          </table:table-cell>
          <table:table-cell office:value-type="float" office:value="843">
            <text:p>843</text:p>
          </table:table-cell>
          <table:table-cell/>
        </table:table-row>
        <table:table-row table:style-name="ro1">
          <table:table-cell/>
          <table:table-cell office:value-type="float" office:value="723.820448452487">
            <text:p>723.820448452487</text:p>
          </table:table-cell>
          <table:table-cell office:value-type="float" office:value="857">
            <text:p>857</text:p>
          </table:table-cell>
          <table:table-cell/>
        </table:table-row>
        <table:table-row table:style-name="ro1">
          <table:table-cell/>
          <table:table-cell office:value-type="float" office:value="724.239150895543">
            <text:p>724.239150895543</text:p>
          </table:table-cell>
          <table:table-cell office:value-type="float" office:value="888">
            <text:p>888</text:p>
          </table:table-cell>
          <table:table-cell/>
        </table:table-row>
        <table:table-row table:style-name="ro1">
          <table:table-cell/>
          <table:table-cell office:value-type="float" office:value="724.657803534519">
            <text:p>724.657803534519</text:p>
          </table:table-cell>
          <table:table-cell office:value-type="float" office:value="856">
            <text:p>856</text:p>
          </table:table-cell>
          <table:table-cell/>
        </table:table-row>
        <table:table-row table:style-name="ro1">
          <table:table-cell/>
          <table:table-cell office:value-type="float" office:value="725.076406369413">
            <text:p>725.076406369413</text:p>
          </table:table-cell>
          <table:table-cell office:value-type="float" office:value="861">
            <text:p>861</text:p>
          </table:table-cell>
          <table:table-cell/>
        </table:table-row>
        <table:table-row table:style-name="ro1">
          <table:table-cell/>
          <table:table-cell office:value-type="float" office:value="725.494959400226">
            <text:p>725.494959400226</text:p>
          </table:table-cell>
          <table:table-cell office:value-type="float" office:value="866">
            <text:p>866</text:p>
          </table:table-cell>
          <table:table-cell/>
        </table:table-row>
        <table:table-row table:style-name="ro1">
          <table:table-cell/>
          <table:table-cell office:value-type="float" office:value="725.913462626957">
            <text:p>725.913462626957</text:p>
          </table:table-cell>
          <table:table-cell office:value-type="float" office:value="863">
            <text:p>863</text:p>
          </table:table-cell>
          <table:table-cell/>
        </table:table-row>
        <table:table-row table:style-name="ro1">
          <table:table-cell/>
          <table:table-cell office:value-type="float" office:value="726.331916049609">
            <text:p>726.331916049609</text:p>
          </table:table-cell>
          <table:table-cell office:value-type="float" office:value="865">
            <text:p>865</text:p>
          </table:table-cell>
          <table:table-cell/>
        </table:table-row>
        <table:table-row table:style-name="ro1">
          <table:table-cell/>
          <table:table-cell office:value-type="float" office:value="726.750319668178">
            <text:p>726.750319668178</text:p>
          </table:table-cell>
          <table:table-cell office:value-type="float" office:value="863">
            <text:p>863</text:p>
          </table:table-cell>
          <table:table-cell/>
        </table:table-row>
        <table:table-row table:style-name="ro1">
          <table:table-cell/>
          <table:table-cell office:value-type="float" office:value="727.168673482667">
            <text:p>727.168673482667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/>
          <table:table-cell office:value-type="float" office:value="727.586977493075">
            <text:p>727.586977493075</text:p>
          </table:table-cell>
          <table:table-cell office:value-type="float" office:value="860">
            <text:p>860</text:p>
          </table:table-cell>
          <table:table-cell/>
        </table:table-row>
        <table:table-row table:style-name="ro1">
          <table:table-cell/>
          <table:table-cell office:value-type="float" office:value="728.005231699401">
            <text:p>728.005231699401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>
          <table:table-cell/>
          <table:table-cell office:value-type="float" office:value="728.423436101646">
            <text:p>728.423436101646</text:p>
          </table:table-cell>
          <table:table-cell office:value-type="float" office:value="858">
            <text:p>858</text:p>
          </table:table-cell>
          <table:table-cell/>
        </table:table-row>
        <table:table-row table:style-name="ro1">
          <table:table-cell/>
          <table:table-cell office:value-type="float" office:value="728.841590699811">
            <text:p>728.841590699811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/>
          <table:table-cell office:value-type="float" office:value="729.259695493894">
            <text:p>729.259695493894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/>
          <table:table-cell office:value-type="float" office:value="729.677750483896">
            <text:p>729.677750483896</text:p>
          </table:table-cell>
          <table:table-cell office:value-type="float" office:value="881">
            <text:p>881</text:p>
          </table:table-cell>
          <table:table-cell/>
        </table:table-row>
        <table:table-row table:style-name="ro1">
          <table:table-cell/>
          <table:table-cell office:value-type="float" office:value="730.095755669817">
            <text:p>730.095755669817</text:p>
          </table:table-cell>
          <table:table-cell office:value-type="float" office:value="895">
            <text:p>895</text:p>
          </table:table-cell>
          <table:table-cell/>
        </table:table-row>
        <table:table-row table:style-name="ro1">
          <table:table-cell/>
          <table:table-cell office:value-type="float" office:value="730.513711051657">
            <text:p>730.513711051657</text:p>
          </table:table-cell>
          <table:table-cell office:value-type="float" office:value="879">
            <text:p>879</text:p>
          </table:table-cell>
          <table:table-cell/>
        </table:table-row>
        <table:table-row table:style-name="ro1">
          <table:table-cell/>
          <table:table-cell office:value-type="float" office:value="730.931616629416">
            <text:p>730.931616629416</text:p>
          </table:table-cell>
          <table:table-cell office:value-type="float" office:value="881">
            <text:p>881</text:p>
          </table:table-cell>
          <table:table-cell/>
        </table:table-row>
        <table:table-row table:style-name="ro1">
          <table:table-cell/>
          <table:table-cell office:value-type="float" office:value="731.349472403094">
            <text:p>731.349472403094</text:p>
          </table:table-cell>
          <table:table-cell office:value-type="float" office:value="872">
            <text:p>872</text:p>
          </table:table-cell>
          <table:table-cell/>
        </table:table-row>
        <table:table-row table:style-name="ro1">
          <table:table-cell/>
          <table:table-cell office:value-type="float" office:value="731.767278372691">
            <text:p>731.767278372691</text:p>
          </table:table-cell>
          <table:table-cell office:value-type="float" office:value="896">
            <text:p>896</text:p>
          </table:table-cell>
          <table:table-cell/>
        </table:table-row>
        <table:table-row table:style-name="ro1">
          <table:table-cell/>
          <table:table-cell office:value-type="float" office:value="732.185034538207">
            <text:p>732.185034538207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/>
          <table:table-cell office:value-type="float" office:value="732.602740899641">
            <text:p>732.602740899641</text:p>
          </table:table-cell>
          <table:table-cell office:value-type="float" office:value="893">
            <text:p>893</text:p>
          </table:table-cell>
          <table:table-cell/>
        </table:table-row>
        <table:table-row table:style-name="ro1">
          <table:table-cell/>
          <table:table-cell office:value-type="float" office:value="733.020397456995">
            <text:p>733.020397456995</text:p>
          </table:table-cell>
          <table:table-cell office:value-type="float" office:value="889">
            <text:p>889</text:p>
          </table:table-cell>
          <table:table-cell/>
        </table:table-row>
        <table:table-row table:style-name="ro1">
          <table:table-cell/>
          <table:table-cell office:value-type="float" office:value="733.438004210267">
            <text:p>733.438004210267</text:p>
          </table:table-cell>
          <table:table-cell office:value-type="float" office:value="885">
            <text:p>885</text:p>
          </table:table-cell>
          <table:table-cell/>
        </table:table-row>
        <table:table-row table:style-name="ro1">
          <table:table-cell/>
          <table:table-cell office:value-type="float" office:value="733.855561159458">
            <text:p>733.855561159458</text:p>
          </table:table-cell>
          <table:table-cell office:value-type="float" office:value="908">
            <text:p>908</text:p>
          </table:table-cell>
          <table:table-cell/>
        </table:table-row>
        <table:table-row table:style-name="ro1">
          <table:table-cell/>
          <table:table-cell office:value-type="float" office:value="734.273068304569">
            <text:p>734.273068304569</text:p>
          </table:table-cell>
          <table:table-cell office:value-type="float" office:value="900">
            <text:p>900</text:p>
          </table:table-cell>
          <table:table-cell/>
        </table:table-row>
        <table:table-row table:style-name="ro1">
          <table:table-cell/>
          <table:table-cell office:value-type="float" office:value="734.690525645598">
            <text:p>734.690525645598</text:p>
          </table:table-cell>
          <table:table-cell office:value-type="float" office:value="902">
            <text:p>902</text:p>
          </table:table-cell>
          <table:table-cell/>
        </table:table-row>
        <table:table-row table:style-name="ro1">
          <table:table-cell/>
          <table:table-cell office:value-type="float" office:value="735.107933182546">
            <text:p>735.107933182546</text:p>
          </table:table-cell>
          <table:table-cell office:value-type="float" office:value="916">
            <text:p>916</text:p>
          </table:table-cell>
          <table:table-cell/>
        </table:table-row>
        <table:table-row table:style-name="ro1">
          <table:table-cell/>
          <table:table-cell office:value-type="float" office:value="735.525290915413">
            <text:p>735.525290915413</text:p>
          </table:table-cell>
          <table:table-cell office:value-type="float" office:value="914">
            <text:p>914</text:p>
          </table:table-cell>
          <table:table-cell/>
        </table:table-row>
        <table:table-row table:style-name="ro1">
          <table:table-cell/>
          <table:table-cell office:value-type="float" office:value="735.942598844199">
            <text:p>735.942598844199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/>
          <table:table-cell office:value-type="float" office:value="736.359856968904">
            <text:p>736.359856968904</text:p>
          </table:table-cell>
          <table:table-cell office:value-type="float" office:value="902">
            <text:p>902</text:p>
          </table:table-cell>
          <table:table-cell/>
        </table:table-row>
        <table:table-row table:style-name="ro1">
          <table:table-cell/>
          <table:table-cell office:value-type="float" office:value="736.777065289527">
            <text:p>736.777065289527</text:p>
          </table:table-cell>
          <table:table-cell office:value-type="float" office:value="905">
            <text:p>905</text:p>
          </table:table-cell>
          <table:table-cell/>
        </table:table-row>
        <table:table-row table:style-name="ro1">
          <table:table-cell/>
          <table:table-cell office:value-type="float" office:value="737.19422380607">
            <text:p>737.194223806070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/>
          <table:table-cell office:value-type="float" office:value="737.611332518532">
            <text:p>737.611332518532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/>
          <table:table-cell office:value-type="float" office:value="738.028391426912">
            <text:p>738.028391426912</text:p>
          </table:table-cell>
          <table:table-cell office:value-type="float" office:value="904">
            <text:p>904</text:p>
          </table:table-cell>
          <table:table-cell/>
        </table:table-row>
        <table:table-row table:style-name="ro1">
          <table:table-cell/>
          <table:table-cell office:value-type="float" office:value="738.445400531212">
            <text:p>738.445400531212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/>
          <table:table-cell office:value-type="float" office:value="738.86235983143">
            <text:p>738.862359831430</text:p>
          </table:table-cell>
          <table:table-cell office:value-type="float" office:value="905">
            <text:p>905</text:p>
          </table:table-cell>
          <table:table-cell/>
        </table:table-row>
        <table:table-row table:style-name="ro1">
          <table:table-cell/>
          <table:table-cell office:value-type="float" office:value="739.279269327567">
            <text:p>739.279269327567</text:p>
          </table:table-cell>
          <table:table-cell office:value-type="float" office:value="922">
            <text:p>922</text:p>
          </table:table-cell>
          <table:table-cell/>
        </table:table-row>
        <table:table-row table:style-name="ro1">
          <table:table-cell/>
          <table:table-cell office:value-type="float" office:value="739.696129019623">
            <text:p>739.696129019623</text:p>
          </table:table-cell>
          <table:table-cell office:value-type="float" office:value="911">
            <text:p>911</text:p>
          </table:table-cell>
          <table:table-cell/>
        </table:table-row>
        <table:table-row table:style-name="ro1">
          <table:table-cell/>
          <table:table-cell office:value-type="float" office:value="740.112938907598">
            <text:p>740.112938907598</text:p>
          </table:table-cell>
          <table:table-cell office:value-type="float" office:value="906">
            <text:p>906</text:p>
          </table:table-cell>
          <table:table-cell/>
        </table:table-row>
        <table:table-row table:style-name="ro1">
          <table:table-cell/>
          <table:table-cell office:value-type="float" office:value="740.529698991493">
            <text:p>740.529698991493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40.946409271305">
            <text:p>740.946409271305</text:p>
          </table:table-cell>
          <table:table-cell office:value-type="float" office:value="937">
            <text:p>937</text:p>
          </table:table-cell>
          <table:table-cell/>
        </table:table-row>
        <table:table-row table:style-name="ro1">
          <table:table-cell/>
          <table:table-cell office:value-type="float" office:value="741.363069747037">
            <text:p>741.363069747037</text:p>
          </table:table-cell>
          <table:table-cell office:value-type="float" office:value="937">
            <text:p>937</text:p>
          </table:table-cell>
          <table:table-cell/>
        </table:table-row>
        <table:table-row table:style-name="ro1">
          <table:table-cell/>
          <table:table-cell office:value-type="float" office:value="741.779680418688">
            <text:p>741.779680418688</text:p>
          </table:table-cell>
          <table:table-cell office:value-type="float" office:value="924">
            <text:p>924</text:p>
          </table:table-cell>
          <table:table-cell/>
        </table:table-row>
        <table:table-row table:style-name="ro1">
          <table:table-cell/>
          <table:table-cell office:value-type="float" office:value="742.196241286258">
            <text:p>742.196241286258</text:p>
          </table:table-cell>
          <table:table-cell office:value-type="float" office:value="933">
            <text:p>933</text:p>
          </table:table-cell>
          <table:table-cell/>
        </table:table-row>
        <table:table-row table:style-name="ro1">
          <table:table-cell/>
          <table:table-cell office:value-type="float" office:value="742.612752349746">
            <text:p>742.612752349746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/>
          <table:table-cell office:value-type="float" office:value="743.029213609154">
            <text:p>743.029213609154</text:p>
          </table:table-cell>
          <table:table-cell office:value-type="float" office:value="920">
            <text:p>920</text:p>
          </table:table-cell>
          <table:table-cell/>
        </table:table-row>
        <table:table-row table:style-name="ro1">
          <table:table-cell/>
          <table:table-cell office:value-type="float" office:value="743.44562506448">
            <text:p>743.445625064480</text:p>
          </table:table-cell>
          <table:table-cell office:value-type="float" office:value="924">
            <text:p>924</text:p>
          </table:table-cell>
          <table:table-cell/>
        </table:table-row>
        <table:table-row table:style-name="ro1">
          <table:table-cell/>
          <table:table-cell office:value-type="float" office:value="743.861986715725">
            <text:p>743.861986715725</text:p>
          </table:table-cell>
          <table:table-cell office:value-type="float" office:value="954">
            <text:p>954</text:p>
          </table:table-cell>
          <table:table-cell/>
        </table:table-row>
        <table:table-row table:style-name="ro1">
          <table:table-cell/>
          <table:table-cell office:value-type="float" office:value="744.27829856289">
            <text:p>744.278298562890</text:p>
          </table:table-cell>
          <table:table-cell office:value-type="float" office:value="933">
            <text:p>933</text:p>
          </table:table-cell>
          <table:table-cell/>
        </table:table-row>
        <table:table-row table:style-name="ro1">
          <table:table-cell/>
          <table:table-cell office:value-type="float" office:value="744.694560605973">
            <text:p>744.694560605973</text:p>
          </table:table-cell>
          <table:table-cell office:value-type="float" office:value="948">
            <text:p>948</text:p>
          </table:table-cell>
          <table:table-cell/>
        </table:table-row>
        <table:table-row table:style-name="ro1">
          <table:table-cell/>
          <table:table-cell office:value-type="float" office:value="745.110772844975">
            <text:p>745.110772844975</text:p>
          </table:table-cell>
          <table:table-cell office:value-type="float" office:value="955">
            <text:p>955</text:p>
          </table:table-cell>
          <table:table-cell/>
        </table:table-row>
        <table:table-row table:style-name="ro1">
          <table:table-cell/>
          <table:table-cell office:value-type="float" office:value="745.526935279896">
            <text:p>745.526935279896</text:p>
          </table:table-cell>
          <table:table-cell office:value-type="float" office:value="938">
            <text:p>938</text:p>
          </table:table-cell>
          <table:table-cell/>
        </table:table-row>
        <table:table-row table:style-name="ro1">
          <table:table-cell/>
          <table:table-cell office:value-type="float" office:value="745.943047910736">
            <text:p>745.943047910736</text:p>
          </table:table-cell>
          <table:table-cell office:value-type="float" office:value="953">
            <text:p>953</text:p>
          </table:table-cell>
          <table:table-cell/>
        </table:table-row>
        <table:table-row table:style-name="ro1">
          <table:table-cell/>
          <table:table-cell office:value-type="float" office:value="746.359110737495">
            <text:p>746.359110737495</text:p>
          </table:table-cell>
          <table:table-cell office:value-type="float" office:value="943">
            <text:p>943</text:p>
          </table:table-cell>
          <table:table-cell/>
        </table:table-row>
        <table:table-row table:style-name="ro1">
          <table:table-cell/>
          <table:table-cell office:value-type="float" office:value="746.775123760172">
            <text:p>746.775123760172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/>
          <table:table-cell office:value-type="float" office:value="747.191086978769">
            <text:p>747.191086978769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/>
          <table:table-cell office:value-type="float" office:value="747.607000393285">
            <text:p>747.607000393285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/>
          <table:table-cell office:value-type="float" office:value="748.022864003719">
            <text:p>748.022864003719</text:p>
          </table:table-cell>
          <table:table-cell office:value-type="float" office:value="968">
            <text:p>968</text:p>
          </table:table-cell>
          <table:table-cell/>
        </table:table-row>
        <table:table-row table:style-name="ro1">
          <table:table-cell/>
          <table:table-cell office:value-type="float" office:value="748.438677810073">
            <text:p>748.438677810073</text:p>
          </table:table-cell>
          <table:table-cell office:value-type="float" office:value="941">
            <text:p>941</text:p>
          </table:table-cell>
          <table:table-cell/>
        </table:table-row>
        <table:table-row table:style-name="ro1">
          <table:table-cell/>
          <table:table-cell office:value-type="float" office:value="748.854441812345">
            <text:p>748.854441812345</text:p>
          </table:table-cell>
          <table:table-cell office:value-type="float" office:value="962">
            <text:p>962</text:p>
          </table:table-cell>
          <table:table-cell/>
        </table:table-row>
        <table:table-row table:style-name="ro1">
          <table:table-cell/>
          <table:table-cell office:value-type="float" office:value="749.270156010536">
            <text:p>749.270156010536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/>
          <table:table-cell office:value-type="float" office:value="749.685820404646">
            <text:p>749.685820404646</text:p>
          </table:table-cell>
          <table:table-cell office:value-type="float" office:value="942">
            <text:p>942</text:p>
          </table:table-cell>
          <table:table-cell/>
        </table:table-row>
        <table:table-row table:style-name="ro1">
          <table:table-cell/>
          <table:table-cell office:value-type="float" office:value="750.101434994675">
            <text:p>750.101434994675</text:p>
          </table:table-cell>
          <table:table-cell office:value-type="float" office:value="966">
            <text:p>966</text:p>
          </table:table-cell>
          <table:table-cell/>
        </table:table-row>
        <table:table-row table:style-name="ro1">
          <table:table-cell/>
          <table:table-cell office:value-type="float" office:value="750.516999780623">
            <text:p>750.516999780623</text:p>
          </table:table-cell>
          <table:table-cell office:value-type="float" office:value="956">
            <text:p>956</text:p>
          </table:table-cell>
          <table:table-cell/>
        </table:table-row>
        <table:table-row table:style-name="ro1">
          <table:table-cell/>
          <table:table-cell office:value-type="float" office:value="750.93251476249">
            <text:p>750.932514762490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/>
          <table:table-cell office:value-type="float" office:value="751.347979940276">
            <text:p>751.347979940276</text:p>
          </table:table-cell>
          <table:table-cell office:value-type="float" office:value="958">
            <text:p>958</text:p>
          </table:table-cell>
          <table:table-cell/>
        </table:table-row>
        <table:table-row table:style-name="ro1">
          <table:table-cell/>
          <table:table-cell office:value-type="float" office:value="751.763395313981">
            <text:p>751.763395313981</text:p>
          </table:table-cell>
          <table:table-cell office:value-type="float" office:value="954">
            <text:p>954</text:p>
          </table:table-cell>
          <table:table-cell/>
        </table:table-row>
        <table:table-row table:style-name="ro1">
          <table:table-cell/>
          <table:table-cell office:value-type="float" office:value="752.178760883605">
            <text:p>752.178760883605</text:p>
          </table:table-cell>
          <table:table-cell office:value-type="float" office:value="981">
            <text:p>981</text:p>
          </table:table-cell>
          <table:table-cell/>
        </table:table-row>
        <table:table-row table:style-name="ro1">
          <table:table-cell/>
          <table:table-cell office:value-type="float" office:value="752.594076649147">
            <text:p>752.594076649147</text:p>
          </table:table-cell>
          <table:table-cell office:value-type="float" office:value="990">
            <text:p>990</text:p>
          </table:table-cell>
          <table:table-cell/>
        </table:table-row>
        <table:table-row table:style-name="ro1">
          <table:table-cell/>
          <table:table-cell office:value-type="float" office:value="753.009342610609">
            <text:p>753.009342610609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/>
          <table:table-cell office:value-type="float" office:value="753.424558767989">
            <text:p>753.424558767989</text:p>
          </table:table-cell>
          <table:table-cell office:value-type="float" office:value="959">
            <text:p>959</text:p>
          </table:table-cell>
          <table:table-cell/>
        </table:table-row>
        <table:table-row table:style-name="ro1">
          <table:table-cell/>
          <table:table-cell office:value-type="float" office:value="753.839725121288">
            <text:p>753.839725121288</text:p>
          </table:table-cell>
          <table:table-cell office:value-type="float" office:value="958">
            <text:p>958</text:p>
          </table:table-cell>
          <table:table-cell/>
        </table:table-row>
        <table:table-row table:style-name="ro1">
          <table:table-cell/>
          <table:table-cell office:value-type="float" office:value="754.254841670507">
            <text:p>754.254841670507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/>
          <table:table-cell office:value-type="float" office:value="754.669908415644">
            <text:p>754.669908415644</text:p>
          </table:table-cell>
          <table:table-cell office:value-type="float" office:value="986">
            <text:p>986</text:p>
          </table:table-cell>
          <table:table-cell/>
        </table:table-row>
        <table:table-row table:style-name="ro1">
          <table:table-cell/>
          <table:table-cell office:value-type="float" office:value="755.0849253567">
            <text:p>755.084925356700</text:p>
          </table:table-cell>
          <table:table-cell office:value-type="float" office:value="966">
            <text:p>966</text:p>
          </table:table-cell>
          <table:table-cell/>
        </table:table-row>
        <table:table-row table:style-name="ro1">
          <table:table-cell/>
          <table:table-cell office:value-type="float" office:value="755.499892493675">
            <text:p>755.499892493675</text:p>
          </table:table-cell>
          <table:table-cell office:value-type="float" office:value="979">
            <text:p>979</text:p>
          </table:table-cell>
          <table:table-cell/>
        </table:table-row>
        <table:table-row table:style-name="ro1">
          <table:table-cell/>
          <table:table-cell office:value-type="float" office:value="755.914809826569">
            <text:p>755.914809826569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/>
          <table:table-cell office:value-type="float" office:value="756.329677355381">
            <text:p>756.329677355381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/>
          <table:table-cell office:value-type="float" office:value="756.744495080113">
            <text:p>756.744495080113</text:p>
          </table:table-cell>
          <table:table-cell office:value-type="float" office:value="969">
            <text:p>969</text:p>
          </table:table-cell>
          <table:table-cell/>
        </table:table-row>
        <table:table-row table:style-name="ro1">
          <table:table-cell/>
          <table:table-cell office:value-type="float" office:value="757.159263000764">
            <text:p>757.159263000764</text:p>
          </table:table-cell>
          <table:table-cell office:value-type="float" office:value="966">
            <text:p>966</text:p>
          </table:table-cell>
          <table:table-cell/>
        </table:table-row>
        <table:table-row table:style-name="ro1">
          <table:table-cell/>
          <table:table-cell office:value-type="float" office:value="757.573981117333">
            <text:p>757.573981117333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/>
          <table:table-cell office:value-type="float" office:value="757.988649429822">
            <text:p>757.988649429822</text:p>
          </table:table-cell>
          <table:table-cell office:value-type="float" office:value="965">
            <text:p>965</text:p>
          </table:table-cell>
          <table:table-cell/>
        </table:table-row>
        <table:table-row table:style-name="ro1">
          <table:table-cell/>
          <table:table-cell office:value-type="float" office:value="758.403267938229">
            <text:p>758.403267938229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/>
          <table:table-cell office:value-type="float" office:value="758.817836642556">
            <text:p>758.817836642556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/>
          <table:table-cell office:value-type="float" office:value="759.232355542801">
            <text:p>759.232355542801</text:p>
          </table:table-cell>
          <table:table-cell office:value-type="float" office:value="982">
            <text:p>982</text:p>
          </table:table-cell>
          <table:table-cell/>
        </table:table-row>
        <table:table-row table:style-name="ro1">
          <table:table-cell/>
          <table:table-cell office:value-type="float" office:value="759.646824638965">
            <text:p>759.646824638965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760.061243931048">
            <text:p>760.061243931048</text:p>
          </table:table-cell>
          <table:table-cell office:value-type="float" office:value="982">
            <text:p>982</text:p>
          </table:table-cell>
          <table:table-cell/>
        </table:table-row>
        <table:table-row table:style-name="ro1">
          <table:table-cell/>
          <table:table-cell office:value-type="float" office:value="760.47561341905">
            <text:p>760.475613419050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60.889933102971">
            <text:p>760.889933102971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61.304202982811">
            <text:p>761.304202982811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61.718423058569">
            <text:p>761.718423058569</text:p>
          </table:table-cell>
          <table:table-cell office:value-type="float" office:value="1014">
            <text:p>1014</text:p>
          </table:table-cell>
          <table:table-cell/>
        </table:table-row>
        <table:table-row table:style-name="ro1">
          <table:table-cell/>
          <table:table-cell office:value-type="float" office:value="762.132593330247">
            <text:p>762.132593330247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office:value-type="float" office:value="762.546713797844">
            <text:p>762.546713797844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/>
          <table:table-cell office:value-type="float" office:value="762.960784461359">
            <text:p>762.960784461359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>
          <table:table-cell/>
          <table:table-cell office:value-type="float" office:value="763.374805320794">
            <text:p>763.374805320794</text:p>
          </table:table-cell>
          <table:table-cell office:value-type="float" office:value="1017">
            <text:p>1017</text:p>
          </table:table-cell>
          <table:table-cell/>
        </table:table-row>
        <table:table-row table:style-name="ro1">
          <table:table-cell/>
          <table:table-cell office:value-type="float" office:value="763.788776376147">
            <text:p>763.788776376147</text:p>
          </table:table-cell>
          <table:table-cell office:value-type="float" office:value="1002">
            <text:p>1002</text:p>
          </table:table-cell>
          <table:table-cell/>
        </table:table-row>
        <table:table-row table:style-name="ro1">
          <table:table-cell/>
          <table:table-cell office:value-type="float" office:value="764.202697627419">
            <text:p>764.202697627419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64.61656907461">
            <text:p>764.616569074610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765.03039071772">
            <text:p>765.030390717720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/>
          <table:table-cell office:value-type="float" office:value="765.444162556749">
            <text:p>765.444162556749</text:p>
          </table:table-cell>
          <table:table-cell office:value-type="float" office:value="991">
            <text:p>991</text:p>
          </table:table-cell>
          <table:table-cell/>
        </table:table-row>
        <table:table-row table:style-name="ro1">
          <table:table-cell/>
          <table:table-cell office:value-type="float" office:value="765.857884591697">
            <text:p>765.857884591697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/>
          <table:table-cell office:value-type="float" office:value="766.271556822564">
            <text:p>766.271556822564</text:p>
          </table:table-cell>
          <table:table-cell office:value-type="float" office:value="968">
            <text:p>968</text:p>
          </table:table-cell>
          <table:table-cell/>
        </table:table-row>
        <table:table-row table:style-name="ro1">
          <table:table-cell/>
          <table:table-cell office:value-type="float" office:value="766.68517924935">
            <text:p>766.685179249350</text:p>
          </table:table-cell>
          <table:table-cell office:value-type="float" office:value="960">
            <text:p>960</text:p>
          </table:table-cell>
          <table:table-cell/>
        </table:table-row>
        <table:table-row table:style-name="ro1">
          <table:table-cell/>
          <table:table-cell office:value-type="float" office:value="767.098751872054">
            <text:p>767.098751872054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office:value-type="float" office:value="767.512274690678">
            <text:p>767.512274690678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/>
          <table:table-cell office:value-type="float" office:value="767.92574770522">
            <text:p>767.925747705220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office:value-type="float" office:value="768.339170915682">
            <text:p>768.339170915682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/>
          <table:table-cell office:value-type="float" office:value="768.752544322062">
            <text:p>768.752544322062</text:p>
          </table:table-cell>
          <table:table-cell office:value-type="float" office:value="955">
            <text:p>955</text:p>
          </table:table-cell>
          <table:table-cell/>
        </table:table-row>
        <table:table-row table:style-name="ro1">
          <table:table-cell/>
          <table:table-cell office:value-type="float" office:value="769.165867924361">
            <text:p>769.165867924361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/>
          <table:table-cell office:value-type="float" office:value="769.579141722579">
            <text:p>769.579141722579</text:p>
          </table:table-cell>
          <table:table-cell office:value-type="float" office:value="981">
            <text:p>981</text:p>
          </table:table-cell>
          <table:table-cell/>
        </table:table-row>
        <table:table-row table:style-name="ro1">
          <table:table-cell/>
          <table:table-cell office:value-type="float" office:value="769.992365716716">
            <text:p>769.992365716716</text:p>
          </table:table-cell>
          <table:table-cell office:value-type="float" office:value="989">
            <text:p>989</text:p>
          </table:table-cell>
          <table:table-cell/>
        </table:table-row>
        <table:table-row table:style-name="ro1">
          <table:table-cell/>
          <table:table-cell office:value-type="float" office:value="770.405539906772">
            <text:p>770.405539906772</text:p>
          </table:table-cell>
          <table:table-cell office:value-type="float" office:value="981">
            <text:p>981</text:p>
          </table:table-cell>
          <table:table-cell/>
        </table:table-row>
        <table:table-row table:style-name="ro1">
          <table:table-cell/>
          <table:table-cell office:value-type="float" office:value="770.818664292747">
            <text:p>770.818664292747</text:p>
          </table:table-cell>
          <table:table-cell office:value-type="float" office:value="996">
            <text:p>996</text:p>
          </table:table-cell>
          <table:table-cell/>
        </table:table-row>
        <table:table-row table:style-name="ro1">
          <table:table-cell/>
          <table:table-cell office:value-type="float" office:value="771.231738874641">
            <text:p>771.231738874641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771.644763652454">
            <text:p>771.644763652454</text:p>
          </table:table-cell>
          <table:table-cell office:value-type="float" office:value="986">
            <text:p>986</text:p>
          </table:table-cell>
          <table:table-cell/>
        </table:table-row>
        <table:table-row table:style-name="ro1">
          <table:table-cell/>
          <table:table-cell office:value-type="float" office:value="772.057738626186">
            <text:p>772.057738626186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/>
          <table:table-cell office:value-type="float" office:value="772.470663795836">
            <text:p>772.470663795836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/>
          <table:table-cell office:value-type="float" office:value="772.883539161405">
            <text:p>772.883539161405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/>
          <table:table-cell office:value-type="float" office:value="773.296364722894">
            <text:p>773.296364722894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/>
          <table:table-cell office:value-type="float" office:value="773.709140480301">
            <text:p>773.709140480301</text:p>
          </table:table-cell>
          <table:table-cell office:value-type="float" office:value="987">
            <text:p>987</text:p>
          </table:table-cell>
          <table:table-cell/>
        </table:table-row>
        <table:table-row table:style-name="ro1">
          <table:table-cell/>
          <table:table-cell office:value-type="float" office:value="774.121866433628">
            <text:p>774.121866433628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774.534542582873">
            <text:p>774.534542582873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/>
          <table:table-cell office:value-type="float" office:value="774.947168928037">
            <text:p>774.947168928037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/>
          <table:table-cell office:value-type="float" office:value="775.359745469119">
            <text:p>775.359745469119</text:p>
          </table:table-cell>
          <table:table-cell office:value-type="float" office:value="1025">
            <text:p>1025</text:p>
          </table:table-cell>
          <table:table-cell/>
        </table:table-row>
        <table:table-row table:style-name="ro1">
          <table:table-cell/>
          <table:table-cell office:value-type="float" office:value="775.772272206121">
            <text:p>775.772272206121</text:p>
          </table:table-cell>
          <table:table-cell office:value-type="float" office:value="1020">
            <text:p>1020</text:p>
          </table:table-cell>
          <table:table-cell/>
        </table:table-row>
        <table:table-row table:style-name="ro1">
          <table:table-cell/>
          <table:table-cell office:value-type="float" office:value="776.184749139042">
            <text:p>776.184749139042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/>
          <table:table-cell office:value-type="float" office:value="776.597176267882">
            <text:p>776.597176267882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/>
          <table:table-cell office:value-type="float" office:value="777.009553592641">
            <text:p>777.009553592641</text:p>
          </table:table-cell>
          <table:table-cell office:value-type="float" office:value="1018">
            <text:p>1018</text:p>
          </table:table-cell>
          <table:table-cell/>
        </table:table-row>
        <table:table-row table:style-name="ro1">
          <table:table-cell/>
          <table:table-cell office:value-type="float" office:value="777.421881113318">
            <text:p>777.421881113318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/>
          <table:table-cell office:value-type="float" office:value="777.834158829915">
            <text:p>777.834158829915</text:p>
          </table:table-cell>
          <table:table-cell office:value-type="float" office:value="1036">
            <text:p>1036</text:p>
          </table:table-cell>
          <table:table-cell/>
        </table:table-row>
        <table:table-row table:style-name="ro1">
          <table:table-cell/>
          <table:table-cell office:value-type="float" office:value="778.24638674243">
            <text:p>778.246386742430</text:p>
          </table:table-cell>
          <table:table-cell office:value-type="float" office:value="1008">
            <text:p>1008</text:p>
          </table:table-cell>
          <table:table-cell/>
        </table:table-row>
        <table:table-row table:style-name="ro1">
          <table:table-cell/>
          <table:table-cell office:value-type="float" office:value="778.658564850864">
            <text:p>778.658564850864</text:p>
          </table:table-cell>
          <table:table-cell office:value-type="float" office:value="1013">
            <text:p>1013</text:p>
          </table:table-cell>
          <table:table-cell/>
        </table:table-row>
        <table:table-row table:style-name="ro1">
          <table:table-cell/>
          <table:table-cell office:value-type="float" office:value="779.070693155217">
            <text:p>779.070693155217</text:p>
          </table:table-cell>
          <table:table-cell office:value-type="float" office:value="1031">
            <text:p>1031</text:p>
          </table:table-cell>
          <table:table-cell/>
        </table:table-row>
        <table:table-row table:style-name="ro1">
          <table:table-cell/>
          <table:table-cell office:value-type="float" office:value="779.48277165549">
            <text:p>779.482771655490</text:p>
          </table:table-cell>
          <table:table-cell office:value-type="float" office:value="1013">
            <text:p>1013</text:p>
          </table:table-cell>
          <table:table-cell/>
        </table:table-row>
        <table:table-row table:style-name="ro1">
          <table:table-cell/>
          <table:table-cell office:value-type="float" office:value="779.894800351681">
            <text:p>779.894800351681</text:p>
          </table:table-cell>
          <table:table-cell office:value-type="float" office:value="1008">
            <text:p>1008</text:p>
          </table:table-cell>
          <table:table-cell/>
        </table:table-row>
        <table:table-row table:style-name="ro1">
          <table:table-cell/>
          <table:table-cell office:value-type="float" office:value="780.306779243791">
            <text:p>780.306779243791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1">
          <table:table-cell/>
          <table:table-cell office:value-type="float" office:value="780.718708331819">
            <text:p>780.718708331819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81.130587615767">
            <text:p>781.130587615767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81.542417095634">
            <text:p>781.542417095634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/>
          <table:table-cell office:value-type="float" office:value="781.954196771419">
            <text:p>781.954196771419</text:p>
          </table:table-cell>
          <table:table-cell office:value-type="float" office:value="987">
            <text:p>987</text:p>
          </table:table-cell>
          <table:table-cell/>
        </table:table-row>
        <table:table-row table:style-name="ro1">
          <table:table-cell/>
          <table:table-cell office:value-type="float" office:value="782.365926643124">
            <text:p>782.365926643124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82.777606710748">
            <text:p>782.777606710748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office:value-type="float" office:value="783.18923697429">
            <text:p>783.189236974290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/>
          <table:table-cell office:value-type="float" office:value="783.600817433751">
            <text:p>783.600817433751</text:p>
          </table:table-cell>
          <table:table-cell office:value-type="float" office:value="1037">
            <text:p>1037</text:p>
          </table:table-cell>
          <table:table-cell/>
        </table:table-row>
        <table:table-row table:style-name="ro1">
          <table:table-cell/>
          <table:table-cell office:value-type="float" office:value="784.012348089131">
            <text:p>784.012348089131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/>
          <table:table-cell office:value-type="float" office:value="784.423828940431">
            <text:p>784.423828940431</text:p>
          </table:table-cell>
          <table:table-cell office:value-type="float" office:value="986">
            <text:p>986</text:p>
          </table:table-cell>
          <table:table-cell/>
        </table:table-row>
        <table:table-row table:style-name="ro1">
          <table:table-cell/>
          <table:table-cell office:value-type="float" office:value="784.835259987649">
            <text:p>784.835259987649</text:p>
          </table:table-cell>
          <table:table-cell office:value-type="float" office:value="983">
            <text:p>983</text:p>
          </table:table-cell>
          <table:table-cell/>
        </table:table-row>
        <table:table-row table:style-name="ro1">
          <table:table-cell/>
          <table:table-cell office:value-type="float" office:value="785.246641230785">
            <text:p>785.246641230785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/>
          <table:table-cell office:value-type="float" office:value="785.657972669841">
            <text:p>785.657972669841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86.069254304816">
            <text:p>786.069254304816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86.48048613571">
            <text:p>786.480486135710</text:p>
          </table:table-cell>
          <table:table-cell office:value-type="float" office:value="998">
            <text:p>998</text:p>
          </table:table-cell>
          <table:table-cell/>
        </table:table-row>
        <table:table-row table:style-name="ro1">
          <table:table-cell/>
          <table:table-cell office:value-type="float" office:value="786.891668162522">
            <text:p>786.891668162522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87.302800385254">
            <text:p>787.302800385254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/>
          <table:table-cell office:value-type="float" office:value="787.713882803904">
            <text:p>787.713882803904</text:p>
          </table:table-cell>
          <table:table-cell office:value-type="float" office:value="1001">
            <text:p>1001</text:p>
          </table:table-cell>
          <table:table-cell/>
        </table:table-row>
        <table:table-row table:style-name="ro1">
          <table:table-cell/>
          <table:table-cell office:value-type="float" office:value="788.124915418474">
            <text:p>788.124915418474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office:value-type="float" office:value="788.535898228962">
            <text:p>788.535898228962</text:p>
          </table:table-cell>
          <table:table-cell office:value-type="float" office:value="1005">
            <text:p>1005</text:p>
          </table:table-cell>
          <table:table-cell/>
        </table:table-row>
        <table:table-row table:style-name="ro1">
          <table:table-cell/>
          <table:table-cell office:value-type="float" office:value="788.946831235369">
            <text:p>788.946831235369</text:p>
          </table:table-cell>
          <table:table-cell office:value-type="float" office:value="1028">
            <text:p>1028</text:p>
          </table:table-cell>
          <table:table-cell/>
        </table:table-row>
        <table:table-row table:style-name="ro1">
          <table:table-cell/>
          <table:table-cell office:value-type="float" office:value="789.357714437695">
            <text:p>789.357714437695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/>
          <table:table-cell office:value-type="float" office:value="789.76854783594">
            <text:p>789.768547835940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/>
          <table:table-cell office:value-type="float" office:value="790.179331430104">
            <text:p>790.179331430104</text:p>
          </table:table-cell>
          <table:table-cell office:value-type="float" office:value="1013">
            <text:p>1013</text:p>
          </table:table-cell>
          <table:table-cell/>
        </table:table-row>
        <table:table-row table:style-name="ro1">
          <table:table-cell/>
          <table:table-cell office:value-type="float" office:value="790.590065220187">
            <text:p>790.590065220187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/>
          <table:table-cell office:value-type="float" office:value="791.000749206189">
            <text:p>791.000749206189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/>
          <table:table-cell office:value-type="float" office:value="791.41138338811">
            <text:p>791.411383388110</text:p>
          </table:table-cell>
          <table:table-cell office:value-type="float" office:value="1033">
            <text:p>1033</text:p>
          </table:table-cell>
          <table:table-cell/>
        </table:table-row>
        <table:table-row table:style-name="ro1">
          <table:table-cell/>
          <table:table-cell office:value-type="float" office:value="791.821967765949">
            <text:p>791.821967765949</text:p>
          </table:table-cell>
          <table:table-cell office:value-type="float" office:value="1014">
            <text:p>1014</text:p>
          </table:table-cell>
          <table:table-cell/>
        </table:table-row>
        <table:table-row table:style-name="ro1">
          <table:table-cell/>
          <table:table-cell office:value-type="float" office:value="792.232502339708">
            <text:p>792.232502339708</text:p>
          </table:table-cell>
          <table:table-cell office:value-type="float" office:value="1020">
            <text:p>1020</text:p>
          </table:table-cell>
          <table:table-cell/>
        </table:table-row>
        <table:table-row table:style-name="ro1">
          <table:table-cell/>
          <table:table-cell office:value-type="float" office:value="792.642987109385">
            <text:p>792.642987109385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93.053422074982">
            <text:p>793.053422074982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793.463807236497">
            <text:p>793.463807236497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/>
          <table:table-cell office:value-type="float" office:value="793.874142593931">
            <text:p>793.874142593931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/>
          <table:table-cell office:value-type="float" office:value="794.284428147284">
            <text:p>794.284428147284</text:p>
          </table:table-cell>
          <table:table-cell office:value-type="float" office:value="1015">
            <text:p>1015</text:p>
          </table:table-cell>
          <table:table-cell/>
        </table:table-row>
        <table:table-row table:style-name="ro1">
          <table:table-cell/>
          <table:table-cell office:value-type="float" office:value="794.694663896556">
            <text:p>794.694663896556</text:p>
          </table:table-cell>
          <table:table-cell office:value-type="float" office:value="1022">
            <text:p>1022</text:p>
          </table:table-cell>
          <table:table-cell/>
        </table:table-row>
        <table:table-row table:style-name="ro1">
          <table:table-cell/>
          <table:table-cell office:value-type="float" office:value="795.104849841747">
            <text:p>795.104849841747</text:p>
          </table:table-cell>
          <table:table-cell office:value-type="float" office:value="1025">
            <text:p>1025</text:p>
          </table:table-cell>
          <table:table-cell/>
        </table:table-row>
        <table:table-row table:style-name="ro1">
          <table:table-cell/>
          <table:table-cell office:value-type="float" office:value="795.514985982857">
            <text:p>795.514985982857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/>
          <table:table-cell office:value-type="float" office:value="795.925072319886">
            <text:p>795.925072319886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/>
          <table:table-cell office:value-type="float" office:value="796.335108852833">
            <text:p>796.335108852833</text:p>
          </table:table-cell>
          <table:table-cell office:value-type="float" office:value="998">
            <text:p>998</text:p>
          </table:table-cell>
          <table:table-cell/>
        </table:table-row>
        <table:table-row table:style-name="ro1">
          <table:table-cell/>
          <table:table-cell office:value-type="float" office:value="796.7450955817">
            <text:p>796.745095581700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/>
          <table:table-cell office:value-type="float" office:value="797.155032506486">
            <text:p>797.155032506486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/>
          <table:table-cell office:value-type="float" office:value="797.56491962719">
            <text:p>797.564919627190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/>
          <table:table-cell office:value-type="float" office:value="797.974756943813">
            <text:p>797.974756943813</text:p>
          </table:table-cell>
          <table:table-cell office:value-type="float" office:value="987">
            <text:p>987</text:p>
          </table:table-cell>
          <table:table-cell/>
        </table:table-row>
        <table:table-row table:style-name="ro1">
          <table:table-cell/>
          <table:table-cell office:value-type="float" office:value="798.384544456356">
            <text:p>798.384544456356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798.794282164817">
            <text:p>798.794282164817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/>
          <table:table-cell office:value-type="float" office:value="799.203970069197">
            <text:p>799.203970069197</text:p>
          </table:table-cell>
          <table:table-cell office:value-type="float" office:value="1008">
            <text:p>1008</text:p>
          </table:table-cell>
          <table:table-cell/>
        </table:table-row>
        <table:table-row table:style-name="ro1">
          <table:table-cell/>
          <table:table-cell office:value-type="float" office:value="799.613608169496">
            <text:p>799.613608169496</text:p>
          </table:table-cell>
          <table:table-cell office:value-type="float" office:value="1026">
            <text:p>1026</text:p>
          </table:table-cell>
          <table:table-cell/>
        </table:table-row>
        <table:table-row table:style-name="ro1">
          <table:table-cell/>
          <table:table-cell office:value-type="float" office:value="800.023196465714">
            <text:p>800.023196465714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800.432734957851">
            <text:p>800.432734957851</text:p>
          </table:table-cell>
          <table:table-cell office:value-type="float" office:value="1002">
            <text:p>1002</text:p>
          </table:table-cell>
          <table:table-cell/>
        </table:table-row>
        <table:table-row table:style-name="ro1">
          <table:table-cell/>
          <table:table-cell office:value-type="float" office:value="800.842223645906">
            <text:p>800.842223645906</text:p>
          </table:table-cell>
          <table:table-cell office:value-type="float" office:value="1006">
            <text:p>1006</text:p>
          </table:table-cell>
          <table:table-cell/>
        </table:table-row>
        <table:table-row table:style-name="ro1">
          <table:table-cell/>
          <table:table-cell office:value-type="float" office:value="801.251662529881">
            <text:p>801.251662529881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/>
          <table:table-cell office:value-type="float" office:value="801.661051609775">
            <text:p>801.661051609775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/>
          <table:table-cell office:value-type="float" office:value="802.070390885587">
            <text:p>802.070390885587</text:p>
          </table:table-cell>
          <table:table-cell office:value-type="float" office:value="991">
            <text:p>991</text:p>
          </table:table-cell>
          <table:table-cell/>
        </table:table-row>
        <table:table-row table:style-name="ro1">
          <table:table-cell/>
          <table:table-cell office:value-type="float" office:value="802.479680357319">
            <text:p>802.479680357319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/>
          <table:table-cell office:value-type="float" office:value="802.888920024969">
            <text:p>802.888920024969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/>
          <table:table-cell office:value-type="float" office:value="803.298109888539">
            <text:p>803.298109888539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803.707249948026">
            <text:p>803.707249948026</text:p>
          </table:table-cell>
          <table:table-cell office:value-type="float" office:value="995">
            <text:p>995</text:p>
          </table:table-cell>
          <table:table-cell/>
        </table:table-row>
        <table:table-row table:style-name="ro1">
          <table:table-cell/>
          <table:table-cell office:value-type="float" office:value="804.116340203434">
            <text:p>804.116340203434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804.52538065476">
            <text:p>804.525380654760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/>
          <table:table-cell office:value-type="float" office:value="804.934371302005">
            <text:p>804.934371302005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/>
          <table:table-cell office:value-type="float" office:value="805.343312145168">
            <text:p>805.343312145168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/>
          <table:table-cell office:value-type="float" office:value="805.752203184251">
            <text:p>805.752203184251</text:p>
          </table:table-cell>
          <table:table-cell office:value-type="float" office:value="997">
            <text:p>997</text:p>
          </table:table-cell>
          <table:table-cell/>
        </table:table-row>
        <table:table-row table:style-name="ro1">
          <table:table-cell/>
          <table:table-cell office:value-type="float" office:value="806.161044419253">
            <text:p>806.161044419253</text:p>
          </table:table-cell>
          <table:table-cell office:value-type="float" office:value="1026">
            <text:p>1026</text:p>
          </table:table-cell>
          <table:table-cell/>
        </table:table-row>
        <table:table-row table:style-name="ro1">
          <table:table-cell/>
          <table:table-cell office:value-type="float" office:value="806.569835850173">
            <text:p>806.569835850173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/>
          <table:table-cell office:value-type="float" office:value="806.978577477013">
            <text:p>806.978577477013</text:p>
          </table:table-cell>
          <table:table-cell office:value-type="float" office:value="1021">
            <text:p>1021</text:p>
          </table:table-cell>
          <table:table-cell/>
        </table:table-row>
        <table:table-row table:style-name="ro1">
          <table:table-cell/>
          <table:table-cell office:value-type="float" office:value="807.387269299771">
            <text:p>807.387269299771</text:p>
          </table:table-cell>
          <table:table-cell office:value-type="float" office:value="1021">
            <text:p>1021</text:p>
          </table:table-cell>
          <table:table-cell/>
        </table:table-row>
        <table:table-row table:style-name="ro1">
          <table:table-cell/>
          <table:table-cell office:value-type="float" office:value="807.795911318449">
            <text:p>807.795911318449</text:p>
          </table:table-cell>
          <table:table-cell office:value-type="float" office:value="1021">
            <text:p>1021</text:p>
          </table:table-cell>
          <table:table-cell/>
        </table:table-row>
        <table:table-row table:style-name="ro1">
          <table:table-cell/>
          <table:table-cell office:value-type="float" office:value="808.204503533045">
            <text:p>808.204503533045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/>
          <table:table-cell office:value-type="float" office:value="808.61304594356">
            <text:p>808.613045943560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/>
          <table:table-cell office:value-type="float" office:value="809.021538549994">
            <text:p>809.021538549994</text:p>
          </table:table-cell>
          <table:table-cell office:value-type="float" office:value="1033">
            <text:p>1033</text:p>
          </table:table-cell>
          <table:table-cell/>
        </table:table-row>
        <table:table-row table:style-name="ro1">
          <table:table-cell/>
          <table:table-cell office:value-type="float" office:value="809.429981352347">
            <text:p>809.429981352347</text:p>
          </table:table-cell>
          <table:table-cell office:value-type="float" office:value="1034">
            <text:p>1034</text:p>
          </table:table-cell>
          <table:table-cell/>
        </table:table-row>
        <table:table-row table:style-name="ro1">
          <table:table-cell/>
          <table:table-cell office:value-type="float" office:value="809.838374350619">
            <text:p>809.838374350619</text:p>
          </table:table-cell>
          <table:table-cell office:value-type="float" office:value="1019">
            <text:p>1019</text:p>
          </table:table-cell>
          <table:table-cell/>
        </table:table-row>
        <table:table-row table:style-name="ro1">
          <table:table-cell/>
          <table:table-cell office:value-type="float" office:value="810.24671754481">
            <text:p>810.246717544810</text:p>
          </table:table-cell>
          <table:table-cell office:value-type="float" office:value="1005">
            <text:p>1005</text:p>
          </table:table-cell>
          <table:table-cell/>
        </table:table-row>
        <table:table-row table:style-name="ro1">
          <table:table-cell/>
          <table:table-cell office:value-type="float" office:value="810.65501093492">
            <text:p>810.655010934920</text:p>
          </table:table-cell>
          <table:table-cell office:value-type="float" office:value="1016">
            <text:p>1016</text:p>
          </table:table-cell>
          <table:table-cell/>
        </table:table-row>
        <table:table-row table:style-name="ro1">
          <table:table-cell/>
          <table:table-cell office:value-type="float" office:value="811.063254520949">
            <text:p>811.063254520949</text:p>
          </table:table-cell>
          <table:table-cell office:value-type="float" office:value="1009">
            <text:p>1009</text:p>
          </table:table-cell>
          <table:table-cell/>
        </table:table-row>
        <table:table-row table:style-name="ro1">
          <table:table-cell/>
          <table:table-cell office:value-type="float" office:value="811.471448302896">
            <text:p>811.471448302896</text:p>
          </table:table-cell>
          <table:table-cell office:value-type="float" office:value="1009">
            <text:p>1009</text:p>
          </table:table-cell>
          <table:table-cell/>
        </table:table-row>
        <table:table-row table:style-name="ro1">
          <table:table-cell/>
          <table:table-cell office:value-type="float" office:value="811.879592280762">
            <text:p>811.879592280762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812.287686454548">
            <text:p>812.287686454548</text:p>
          </table:table-cell>
          <table:table-cell office:value-type="float" office:value="1017">
            <text:p>1017</text:p>
          </table:table-cell>
          <table:table-cell/>
        </table:table-row>
        <table:table-row table:style-name="ro1">
          <table:table-cell/>
          <table:table-cell office:value-type="float" office:value="812.695730824252">
            <text:p>812.695730824252</text:p>
          </table:table-cell>
          <table:table-cell office:value-type="float" office:value="991">
            <text:p>991</text:p>
          </table:table-cell>
          <table:table-cell/>
        </table:table-row>
        <table:table-row table:style-name="ro1">
          <table:table-cell/>
          <table:table-cell office:value-type="float" office:value="813.103725389876">
            <text:p>813.103725389876</text:p>
          </table:table-cell>
          <table:table-cell office:value-type="float" office:value="994">
            <text:p>994</text:p>
          </table:table-cell>
          <table:table-cell/>
        </table:table-row>
        <table:table-row table:style-name="ro1">
          <table:table-cell/>
          <table:table-cell office:value-type="float" office:value="813.511670151418">
            <text:p>813.511670151418</text:p>
          </table:table-cell>
          <table:table-cell office:value-type="float" office:value="971">
            <text:p>971</text:p>
          </table:table-cell>
          <table:table-cell/>
        </table:table-row>
        <table:table-row table:style-name="ro1">
          <table:table-cell/>
          <table:table-cell office:value-type="float" office:value="813.919565108879">
            <text:p>813.919565108879</text:p>
          </table:table-cell>
          <table:table-cell office:value-type="float" office:value="978">
            <text:p>978</text:p>
          </table:table-cell>
          <table:table-cell/>
        </table:table-row>
        <table:table-row table:style-name="ro1">
          <table:table-cell/>
          <table:table-cell office:value-type="float" office:value="814.327410262259">
            <text:p>814.327410262259</text:p>
          </table:table-cell>
          <table:table-cell office:value-type="float" office:value="978">
            <text:p>978</text:p>
          </table:table-cell>
          <table:table-cell/>
        </table:table-row>
        <table:table-row table:style-name="ro1">
          <table:table-cell/>
          <table:table-cell office:value-type="float" office:value="814.735205611558">
            <text:p>814.735205611558</text:p>
          </table:table-cell>
          <table:table-cell office:value-type="float" office:value="962">
            <text:p>962</text:p>
          </table:table-cell>
          <table:table-cell/>
        </table:table-row>
        <table:table-row table:style-name="ro1">
          <table:table-cell/>
          <table:table-cell office:value-type="float" office:value="815.142951156776">
            <text:p>815.142951156776</text:p>
          </table:table-cell>
          <table:table-cell office:value-type="float" office:value="989">
            <text:p>989</text:p>
          </table:table-cell>
          <table:table-cell/>
        </table:table-row>
        <table:table-row table:style-name="ro1">
          <table:table-cell/>
          <table:table-cell office:value-type="float" office:value="815.550646897912">
            <text:p>815.550646897912</text:p>
          </table:table-cell>
          <table:table-cell office:value-type="float" office:value="982">
            <text:p>982</text:p>
          </table:table-cell>
          <table:table-cell/>
        </table:table-row>
        <table:table-row table:style-name="ro1">
          <table:table-cell/>
          <table:table-cell office:value-type="float" office:value="815.958292834968">
            <text:p>815.958292834968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/>
          <table:table-cell office:value-type="float" office:value="816.365888967943">
            <text:p>816.365888967943</text:p>
          </table:table-cell>
          <table:table-cell office:value-type="float" office:value="966">
            <text:p>966</text:p>
          </table:table-cell>
          <table:table-cell/>
        </table:table-row>
        <table:table-row table:style-name="ro1">
          <table:table-cell/>
          <table:table-cell office:value-type="float" office:value="816.773435296836">
            <text:p>816.773435296836</text:p>
          </table:table-cell>
          <table:table-cell office:value-type="float" office:value="975">
            <text:p>975</text:p>
          </table:table-cell>
          <table:table-cell/>
        </table:table-row>
        <table:table-row table:style-name="ro1">
          <table:table-cell/>
          <table:table-cell office:value-type="float" office:value="817.180931821648">
            <text:p>817.180931821648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/>
          <table:table-cell office:value-type="float" office:value="817.58837854238">
            <text:p>817.588378542380</text:p>
          </table:table-cell>
          <table:table-cell office:value-type="float" office:value="971">
            <text:p>971</text:p>
          </table:table-cell>
          <table:table-cell/>
        </table:table-row>
        <table:table-row table:style-name="ro1">
          <table:table-cell/>
          <table:table-cell office:value-type="float" office:value="817.99577545903">
            <text:p>817.995775459030</text:p>
          </table:table-cell>
          <table:table-cell office:value-type="float" office:value="976">
            <text:p>976</text:p>
          </table:table-cell>
          <table:table-cell/>
        </table:table-row>
        <table:table-row table:style-name="ro1">
          <table:table-cell/>
          <table:table-cell office:value-type="float" office:value="818.403122571599">
            <text:p>818.403122571599</text:p>
          </table:table-cell>
          <table:table-cell office:value-type="float" office:value="973">
            <text:p>973</text:p>
          </table:table-cell>
          <table:table-cell/>
        </table:table-row>
        <table:table-row table:style-name="ro1">
          <table:table-cell/>
          <table:table-cell office:value-type="float" office:value="818.810419880087">
            <text:p>818.810419880087</text:p>
          </table:table-cell>
          <table:table-cell office:value-type="float" office:value="968">
            <text:p>968</text:p>
          </table:table-cell>
          <table:table-cell/>
        </table:table-row>
        <table:table-row table:style-name="ro1">
          <table:table-cell/>
          <table:table-cell office:value-type="float" office:value="819.217667384494">
            <text:p>819.217667384494</text:p>
          </table:table-cell>
          <table:table-cell office:value-type="float" office:value="968">
            <text:p>968</text:p>
          </table:table-cell>
          <table:table-cell/>
        </table:table-row>
        <table:table-row table:style-name="ro1">
          <table:table-cell/>
          <table:table-cell office:value-type="float" office:value="819.62486508482">
            <text:p>819.624865084820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/>
          <table:table-cell office:value-type="float" office:value="820.032012981065">
            <text:p>820.032012981065</text:p>
          </table:table-cell>
          <table:table-cell office:value-type="float" office:value="976">
            <text:p>976</text:p>
          </table:table-cell>
          <table:table-cell/>
        </table:table-row>
        <table:table-row table:style-name="ro1">
          <table:table-cell/>
          <table:table-cell office:value-type="float" office:value="820.439111073229">
            <text:p>820.439111073229</text:p>
          </table:table-cell>
          <table:table-cell office:value-type="float" office:value="989">
            <text:p>989</text:p>
          </table:table-cell>
          <table:table-cell/>
        </table:table-row>
        <table:table-row table:style-name="ro1">
          <table:table-cell/>
          <table:table-cell office:value-type="float" office:value="820.846159361312">
            <text:p>820.846159361312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/>
          <table:table-cell office:value-type="float" office:value="821.253157845313">
            <text:p>821.253157845313</text:p>
          </table:table-cell>
          <table:table-cell office:value-type="float" office:value="1012">
            <text:p>1012</text:p>
          </table:table-cell>
          <table:table-cell/>
        </table:table-row>
        <table:table-row table:style-name="ro1">
          <table:table-cell/>
          <table:table-cell office:value-type="float" office:value="821.660106525233">
            <text:p>821.660106525233</text:p>
          </table:table-cell>
          <table:table-cell office:value-type="float" office:value="972">
            <text:p>972</text:p>
          </table:table-cell>
          <table:table-cell/>
        </table:table-row>
        <table:table-row table:style-name="ro1">
          <table:table-cell/>
          <table:table-cell office:value-type="float" office:value="822.067005401073">
            <text:p>822.067005401073</text:p>
          </table:table-cell>
          <table:table-cell office:value-type="float" office:value="998">
            <text:p>998</text:p>
          </table:table-cell>
          <table:table-cell/>
        </table:table-row>
        <table:table-row table:style-name="ro1">
          <table:table-cell/>
          <table:table-cell office:value-type="float" office:value="822.473854472831">
            <text:p>822.473854472831</text:p>
          </table:table-cell>
          <table:table-cell office:value-type="float" office:value="1013">
            <text:p>1013</text:p>
          </table:table-cell>
          <table:table-cell/>
        </table:table-row>
        <table:table-row table:style-name="ro1">
          <table:table-cell/>
          <table:table-cell office:value-type="float" office:value="822.880653740508">
            <text:p>822.880653740508</text:p>
          </table:table-cell>
          <table:table-cell office:value-type="float" office:value="1004">
            <text:p>1004</text:p>
          </table:table-cell>
          <table:table-cell/>
        </table:table-row>
        <table:table-row table:style-name="ro1">
          <table:table-cell/>
          <table:table-cell office:value-type="float" office:value="823.287403204105">
            <text:p>823.287403204105</text:p>
          </table:table-cell>
          <table:table-cell office:value-type="float" office:value="1001">
            <text:p>1001</text:p>
          </table:table-cell>
          <table:table-cell/>
        </table:table-row>
        <table:table-row table:style-name="ro1">
          <table:table-cell/>
          <table:table-cell office:value-type="float" office:value="823.69410286362">
            <text:p>823.694102863620</text:p>
          </table:table-cell>
          <table:table-cell office:value-type="float" office:value="1031">
            <text:p>1031</text:p>
          </table:table-cell>
          <table:table-cell/>
        </table:table-row>
        <table:table-row table:style-name="ro1">
          <table:table-cell/>
          <table:table-cell office:value-type="float" office:value="824.100752719054">
            <text:p>824.100752719054</text:p>
          </table:table-cell>
          <table:table-cell office:value-type="float" office:value="1036">
            <text:p>1036</text:p>
          </table:table-cell>
          <table:table-cell/>
        </table:table-row>
        <table:table-row table:style-name="ro1">
          <table:table-cell/>
          <table:table-cell office:value-type="float" office:value="824.507352770407">
            <text:p>824.507352770407</text:p>
          </table:table-cell>
          <table:table-cell office:value-type="float" office:value="1035">
            <text:p>1035</text:p>
          </table:table-cell>
          <table:table-cell/>
        </table:table-row>
        <table:table-row table:style-name="ro1">
          <table:table-cell/>
          <table:table-cell office:value-type="float" office:value="824.913903017678">
            <text:p>824.913903017678</text:p>
          </table:table-cell>
          <table:table-cell office:value-type="float" office:value="1044">
            <text:p>1044</text:p>
          </table:table-cell>
          <table:table-cell/>
        </table:table-row>
        <table:table-row table:style-name="ro1">
          <table:table-cell/>
          <table:table-cell office:value-type="float" office:value="825.320403460869">
            <text:p>825.320403460869</text:p>
          </table:table-cell>
          <table:table-cell office:value-type="float" office:value="1013">
            <text:p>1013</text:p>
          </table:table-cell>
          <table:table-cell/>
        </table:table-row>
        <table:table-row table:style-name="ro1">
          <table:table-cell/>
          <table:table-cell office:value-type="float" office:value="825.726854099979">
            <text:p>825.726854099979</text:p>
          </table:table-cell>
          <table:table-cell office:value-type="float" office:value="1023">
            <text:p>1023</text:p>
          </table:table-cell>
          <table:table-cell/>
        </table:table-row>
        <table:table-row table:style-name="ro1">
          <table:table-cell/>
          <table:table-cell office:value-type="float" office:value="826.133254935007">
            <text:p>826.133254935007</text:p>
          </table:table-cell>
          <table:table-cell office:value-type="float" office:value="1032">
            <text:p>1032</text:p>
          </table:table-cell>
          <table:table-cell/>
        </table:table-row>
        <table:table-row table:style-name="ro1">
          <table:table-cell/>
          <table:table-cell office:value-type="float" office:value="826.539605965955">
            <text:p>826.539605965955</text:p>
          </table:table-cell>
          <table:table-cell office:value-type="float" office:value="1022">
            <text:p>1022</text:p>
          </table:table-cell>
          <table:table-cell/>
        </table:table-row>
        <table:table-row table:style-name="ro1">
          <table:table-cell/>
          <table:table-cell office:value-type="float" office:value="826.945907192821">
            <text:p>826.945907192821</text:p>
          </table:table-cell>
          <table:table-cell office:value-type="float" office:value="1024">
            <text:p>1024</text:p>
          </table:table-cell>
          <table:table-cell/>
        </table:table-row>
        <table:table-row table:style-name="ro1">
          <table:table-cell/>
          <table:table-cell office:value-type="float" office:value="827.352158615607">
            <text:p>827.352158615607</text:p>
          </table:table-cell>
          <table:table-cell office:value-type="float" office:value="1008">
            <text:p>1008</text:p>
          </table:table-cell>
          <table:table-cell/>
        </table:table-row>
        <table:table-row table:style-name="ro1">
          <table:table-cell/>
          <table:table-cell office:value-type="float" office:value="827.758360234311">
            <text:p>827.758360234311</text:p>
          </table:table-cell>
          <table:table-cell office:value-type="float" office:value="1010">
            <text:p>1010</text:p>
          </table:table-cell>
          <table:table-cell/>
        </table:table-row>
        <table:table-row table:style-name="ro1">
          <table:table-cell/>
          <table:table-cell office:value-type="float" office:value="828.164512048934">
            <text:p>828.164512048934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/>
          <table:table-cell office:value-type="float" office:value="828.570614059476">
            <text:p>828.570614059476</text:p>
          </table:table-cell>
          <table:table-cell office:value-type="float" office:value="984">
            <text:p>984</text:p>
          </table:table-cell>
          <table:table-cell/>
        </table:table-row>
        <table:table-row table:style-name="ro1">
          <table:table-cell/>
          <table:table-cell office:value-type="float" office:value="828.976666265937">
            <text:p>828.976666265937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/>
          <table:table-cell office:value-type="float" office:value="829.382668668317">
            <text:p>829.382668668317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>
          <table:table-cell/>
          <table:table-cell office:value-type="float" office:value="829.788621266616">
            <text:p>829.788621266616</text:p>
          </table:table-cell>
          <table:table-cell office:value-type="float" office:value="971">
            <text:p>971</text:p>
          </table:table-cell>
          <table:table-cell/>
        </table:table-row>
        <table:table-row table:style-name="ro1">
          <table:table-cell/>
          <table:table-cell office:value-type="float" office:value="830.194524060833">
            <text:p>830.194524060833</text:p>
          </table:table-cell>
          <table:table-cell office:value-type="float" office:value="980">
            <text:p>980</text:p>
          </table:table-cell>
          <table:table-cell/>
        </table:table-row>
        <table:table-row table:style-name="ro1">
          <table:table-cell/>
          <table:table-cell office:value-type="float" office:value="830.60037705097">
            <text:p>830.600377050970</text:p>
          </table:table-cell>
          <table:table-cell office:value-type="float" office:value="952">
            <text:p>952</text:p>
          </table:table-cell>
          <table:table-cell/>
        </table:table-row>
        <table:table-row table:style-name="ro1">
          <table:table-cell/>
          <table:table-cell office:value-type="float" office:value="831.006180237026">
            <text:p>831.006180237026</text:p>
          </table:table-cell>
          <table:table-cell office:value-type="float" office:value="975">
            <text:p>975</text:p>
          </table:table-cell>
          <table:table-cell/>
        </table:table-row>
        <table:table-row table:style-name="ro1">
          <table:table-cell/>
          <table:table-cell office:value-type="float" office:value="831.411933619">
            <text:p>831.411933619000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/>
          <table:table-cell office:value-type="float" office:value="831.817637196894">
            <text:p>831.817637196894</text:p>
          </table:table-cell>
          <table:table-cell office:value-type="float" office:value="970">
            <text:p>970</text:p>
          </table:table-cell>
          <table:table-cell/>
        </table:table-row>
        <table:table-row table:style-name="ro1">
          <table:table-cell/>
          <table:table-cell office:value-type="float" office:value="832.223290970706">
            <text:p>832.223290970706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/>
          <table:table-cell office:value-type="float" office:value="832.628894940437">
            <text:p>832.628894940437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>
          <table:table-cell/>
          <table:table-cell office:value-type="float" office:value="833.034449106087">
            <text:p>833.034449106087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/>
          <table:table-cell office:value-type="float" office:value="833.439953467656">
            <text:p>833.439953467656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/>
          <table:table-cell office:value-type="float" office:value="833.845408025144">
            <text:p>833.845408025144</text:p>
          </table:table-cell>
          <table:table-cell office:value-type="float" office:value="962">
            <text:p>962</text:p>
          </table:table-cell>
          <table:table-cell/>
        </table:table-row>
        <table:table-row table:style-name="ro1">
          <table:table-cell/>
          <table:table-cell office:value-type="float" office:value="834.250812778551">
            <text:p>834.250812778551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/>
          <table:table-cell office:value-type="float" office:value="834.656167727877">
            <text:p>834.656167727877</text:p>
          </table:table-cell>
          <table:table-cell office:value-type="float" office:value="970">
            <text:p>970</text:p>
          </table:table-cell>
          <table:table-cell/>
        </table:table-row>
        <table:table-row table:style-name="ro1">
          <table:table-cell/>
          <table:table-cell office:value-type="float" office:value="835.061472873122">
            <text:p>835.061472873122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/>
          <table:table-cell office:value-type="float" office:value="835.466728214285">
            <text:p>835.466728214285</text:p>
          </table:table-cell>
          <table:table-cell office:value-type="float" office:value="960">
            <text:p>960</text:p>
          </table:table-cell>
          <table:table-cell/>
        </table:table-row>
        <table:table-row table:style-name="ro1">
          <table:table-cell/>
          <table:table-cell office:value-type="float" office:value="835.871933751368">
            <text:p>835.871933751368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/>
          <table:table-cell office:value-type="float" office:value="836.277089484369">
            <text:p>836.277089484369</text:p>
          </table:table-cell>
          <table:table-cell office:value-type="float" office:value="950">
            <text:p>950</text:p>
          </table:table-cell>
          <table:table-cell/>
        </table:table-row>
        <table:table-row table:style-name="ro1">
          <table:table-cell/>
          <table:table-cell office:value-type="float" office:value="836.68219541329">
            <text:p>836.682195413290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/>
          <table:table-cell office:value-type="float" office:value="837.087251538129">
            <text:p>837.087251538129</text:p>
          </table:table-cell>
          <table:table-cell office:value-type="float" office:value="985">
            <text:p>985</text:p>
          </table:table-cell>
          <table:table-cell/>
        </table:table-row>
        <table:table-row table:style-name="ro1">
          <table:table-cell/>
          <table:table-cell office:value-type="float" office:value="837.492257858887">
            <text:p>837.492257858887</text:p>
          </table:table-cell>
          <table:table-cell office:value-type="float" office:value="964">
            <text:p>964</text:p>
          </table:table-cell>
          <table:table-cell/>
        </table:table-row>
        <table:table-row table:style-name="ro1">
          <table:table-cell/>
          <table:table-cell office:value-type="float" office:value="837.897214375564">
            <text:p>837.897214375564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/>
          <table:table-cell office:value-type="float" office:value="838.302121088161">
            <text:p>838.302121088161</text:p>
          </table:table-cell>
          <table:table-cell office:value-type="float" office:value="938">
            <text:p>938</text:p>
          </table:table-cell>
          <table:table-cell/>
        </table:table-row>
        <table:table-row table:style-name="ro1">
          <table:table-cell/>
          <table:table-cell office:value-type="float" office:value="838.706977996675">
            <text:p>838.706977996675</text:p>
          </table:table-cell>
          <table:table-cell office:value-type="float" office:value="935">
            <text:p>935</text:p>
          </table:table-cell>
          <table:table-cell/>
        </table:table-row>
        <table:table-row table:style-name="ro1">
          <table:table-cell/>
          <table:table-cell office:value-type="float" office:value="839.111785101109">
            <text:p>839.111785101109</text:p>
          </table:table-cell>
          <table:table-cell office:value-type="float" office:value="954">
            <text:p>954</text:p>
          </table:table-cell>
          <table:table-cell/>
        </table:table-row>
        <table:table-row table:style-name="ro1">
          <table:table-cell/>
          <table:table-cell office:value-type="float" office:value="839.516542401462">
            <text:p>839.516542401462</text:p>
          </table:table-cell>
          <table:table-cell office:value-type="float" office:value="929">
            <text:p>929</text:p>
          </table:table-cell>
          <table:table-cell/>
        </table:table-row>
        <table:table-row table:style-name="ro1">
          <table:table-cell/>
          <table:table-cell office:value-type="float" office:value="839.921249897734">
            <text:p>839.921249897734</text:p>
          </table:table-cell>
          <table:table-cell office:value-type="float" office:value="951">
            <text:p>951</text:p>
          </table:table-cell>
          <table:table-cell/>
        </table:table-row>
        <table:table-row table:style-name="ro1">
          <table:table-cell/>
          <table:table-cell office:value-type="float" office:value="840.325907589924">
            <text:p>840.325907589924</text:p>
          </table:table-cell>
          <table:table-cell office:value-type="float" office:value="933">
            <text:p>933</text:p>
          </table:table-cell>
          <table:table-cell/>
        </table:table-row>
        <table:table-row table:style-name="ro1">
          <table:table-cell/>
          <table:table-cell office:value-type="float" office:value="840.730515478034">
            <text:p>840.730515478034</text:p>
          </table:table-cell>
          <table:table-cell office:value-type="float" office:value="926">
            <text:p>926</text:p>
          </table:table-cell>
          <table:table-cell/>
        </table:table-row>
        <table:table-row table:style-name="ro1">
          <table:table-cell/>
          <table:table-cell office:value-type="float" office:value="841.135073562062">
            <text:p>841.135073562062</text:p>
          </table:table-cell>
          <table:table-cell office:value-type="float" office:value="931">
            <text:p>931</text:p>
          </table:table-cell>
          <table:table-cell/>
        </table:table-row>
        <table:table-row table:style-name="ro1">
          <table:table-cell/>
          <table:table-cell office:value-type="float" office:value="841.53958184201">
            <text:p>841.539581842010</text:p>
          </table:table-cell>
          <table:table-cell office:value-type="float" office:value="916">
            <text:p>916</text:p>
          </table:table-cell>
          <table:table-cell/>
        </table:table-row>
        <table:table-row table:style-name="ro1">
          <table:table-cell/>
          <table:table-cell office:value-type="float" office:value="841.944040317876">
            <text:p>841.944040317876</text:p>
          </table:table-cell>
          <table:table-cell office:value-type="float" office:value="901">
            <text:p>901</text:p>
          </table:table-cell>
          <table:table-cell/>
        </table:table-row>
        <table:table-row table:style-name="ro1">
          <table:table-cell/>
          <table:table-cell office:value-type="float" office:value="842.348448989661">
            <text:p>842.348448989661</text:p>
          </table:table-cell>
          <table:table-cell office:value-type="float" office:value="909">
            <text:p>909</text:p>
          </table:table-cell>
          <table:table-cell/>
        </table:table-row>
        <table:table-row table:style-name="ro1">
          <table:table-cell/>
          <table:table-cell office:value-type="float" office:value="842.752807857366">
            <text:p>842.752807857366</text:p>
          </table:table-cell>
          <table:table-cell office:value-type="float" office:value="889">
            <text:p>889</text:p>
          </table:table-cell>
          <table:table-cell/>
        </table:table-row>
        <table:table-row table:style-name="ro1">
          <table:table-cell/>
          <table:table-cell office:value-type="float" office:value="843.157116920989">
            <text:p>843.157116920989</text:p>
          </table:table-cell>
          <table:table-cell office:value-type="float" office:value="884">
            <text:p>884</text:p>
          </table:table-cell>
          <table:table-cell/>
        </table:table-row>
        <table:table-row table:style-name="ro1">
          <table:table-cell/>
          <table:table-cell office:value-type="float" office:value="843.561376180531">
            <text:p>843.561376180531</text:p>
          </table:table-cell>
          <table:table-cell office:value-type="float" office:value="910">
            <text:p>910</text:p>
          </table:table-cell>
          <table:table-cell/>
        </table:table-row>
        <table:table-row table:style-name="ro1">
          <table:table-cell/>
          <table:table-cell office:value-type="float" office:value="843.965585635991">
            <text:p>843.965585635991</text:p>
          </table:table-cell>
          <table:table-cell office:value-type="float" office:value="905">
            <text:p>905</text:p>
          </table:table-cell>
          <table:table-cell/>
        </table:table-row>
        <table:table-row table:style-name="ro1">
          <table:table-cell/>
          <table:table-cell office:value-type="float" office:value="844.369745287371">
            <text:p>844.369745287371</text:p>
          </table:table-cell>
          <table:table-cell office:value-type="float" office:value="889">
            <text:p>889</text:p>
          </table:table-cell>
          <table:table-cell/>
        </table:table-row>
        <table:table-row table:style-name="ro1">
          <table:table-cell/>
          <table:table-cell office:value-type="float" office:value="844.77385513467">
            <text:p>844.773855134670</text:p>
          </table:table-cell>
          <table:table-cell office:value-type="float" office:value="892">
            <text:p>892</text:p>
          </table:table-cell>
          <table:table-cell/>
        </table:table-row>
        <table:table-row table:style-name="ro1">
          <table:table-cell/>
          <table:table-cell office:value-type="float" office:value="845.177915177888">
            <text:p>845.177915177888</text:p>
          </table:table-cell>
          <table:table-cell office:value-type="float" office:value="905">
            <text:p>905</text:p>
          </table:table-cell>
          <table:table-cell/>
        </table:table-row>
        <table:table-row table:style-name="ro1">
          <table:table-cell/>
          <table:table-cell office:value-type="float" office:value="845.581925417024">
            <text:p>845.581925417024</text:p>
          </table:table-cell>
          <table:table-cell office:value-type="float" office:value="884">
            <text:p>884</text:p>
          </table:table-cell>
          <table:table-cell/>
        </table:table-row>
        <table:table-row table:style-name="ro1">
          <table:table-cell/>
          <table:table-cell office:value-type="float" office:value="845.98588585208">
            <text:p>845.985885852080</text:p>
          </table:table-cell>
          <table:table-cell office:value-type="float" office:value="882">
            <text:p>882</text:p>
          </table:table-cell>
          <table:table-cell/>
        </table:table-row>
        <table:table-row table:style-name="ro1">
          <table:table-cell/>
          <table:table-cell office:value-type="float" office:value="846.389796483054">
            <text:p>846.389796483054</text:p>
          </table:table-cell>
          <table:table-cell office:value-type="float" office:value="890">
            <text:p>890</text:p>
          </table:table-cell>
          <table:table-cell/>
        </table:table-row>
        <table:table-row table:style-name="ro1">
          <table:table-cell/>
          <table:table-cell office:value-type="float" office:value="846.793657309947">
            <text:p>846.793657309947</text:p>
          </table:table-cell>
          <table:table-cell office:value-type="float" office:value="893">
            <text:p>893</text:p>
          </table:table-cell>
          <table:table-cell/>
        </table:table-row>
        <table:table-row table:style-name="ro1">
          <table:table-cell/>
          <table:table-cell office:value-type="float" office:value="847.19746833276">
            <text:p>847.197468332760</text:p>
          </table:table-cell>
          <table:table-cell office:value-type="float" office:value="882">
            <text:p>882</text:p>
          </table:table-cell>
          <table:table-cell/>
        </table:table-row>
        <table:table-row table:style-name="ro1">
          <table:table-cell/>
          <table:table-cell office:value-type="float" office:value="847.601229551491">
            <text:p>847.601229551491</text:p>
          </table:table-cell>
          <table:table-cell office:value-type="float" office:value="896">
            <text:p>896</text:p>
          </table:table-cell>
          <table:table-cell/>
        </table:table-row>
        <table:table-row table:style-name="ro1">
          <table:table-cell/>
          <table:table-cell office:value-type="float" office:value="848.004940966141">
            <text:p>848.004940966141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/>
          <table:table-cell office:value-type="float" office:value="848.40860257671">
            <text:p>848.408602576710</text:p>
          </table:table-cell>
          <table:table-cell office:value-type="float" office:value="870">
            <text:p>870</text:p>
          </table:table-cell>
          <table:table-cell/>
        </table:table-row>
        <table:table-row table:style-name="ro1">
          <table:table-cell/>
          <table:table-cell office:value-type="float" office:value="848.812214383197">
            <text:p>848.812214383197</text:p>
          </table:table-cell>
          <table:table-cell office:value-type="float" office:value="876">
            <text:p>876</text:p>
          </table:table-cell>
          <table:table-cell/>
        </table:table-row>
        <table:table-row table:style-name="ro1">
          <table:table-cell/>
          <table:table-cell office:value-type="float" office:value="849.215776385604">
            <text:p>849.215776385604</text:p>
          </table:table-cell>
          <table:table-cell office:value-type="float" office:value="859">
            <text:p>859</text:p>
          </table:table-cell>
          <table:table-cell/>
        </table:table-row>
        <table:table-row table:style-name="ro1">
          <table:table-cell/>
          <table:table-cell office:value-type="float" office:value="849.61928858393">
            <text:p>849.619288583930</text:p>
          </table:table-cell>
          <table:table-cell office:value-type="float" office:value="855">
            <text:p>855</text:p>
          </table:table-cell>
          <table:table-cell/>
        </table:table-row>
        <table:table-row table:style-name="ro1">
          <table:table-cell/>
          <table:table-cell office:value-type="float" office:value="850.022750978175">
            <text:p>850.022750978175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/>
          <table:table-cell office:value-type="float" office:value="850.426163568338">
            <text:p>850.426163568338</text:p>
          </table:table-cell>
          <table:table-cell office:value-type="float" office:value="854">
            <text:p>854</text:p>
          </table:table-cell>
          <table:table-cell/>
        </table:table-row>
        <table:table-row table:style-name="ro1">
          <table:table-cell/>
          <table:table-cell office:value-type="float" office:value="850.829526354421">
            <text:p>850.829526354421</text:p>
          </table:table-cell>
          <table:table-cell office:value-type="float" office:value="853">
            <text:p>853</text:p>
          </table:table-cell>
          <table:table-cell/>
        </table:table-row>
        <table:table-row table:style-name="ro1">
          <table:table-cell/>
          <table:table-cell office:value-type="float" office:value="851.232839336422">
            <text:p>851.232839336422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/>
          <table:table-cell office:value-type="float" office:value="851.636102514342">
            <text:p>851.636102514342</text:p>
          </table:table-cell>
          <table:table-cell office:value-type="float" office:value="848">
            <text:p>848</text:p>
          </table:table-cell>
          <table:table-cell/>
        </table:table-row>
        <table:table-row table:style-name="ro1">
          <table:table-cell/>
          <table:table-cell office:value-type="float" office:value="852.039315888182">
            <text:p>852.039315888182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/>
          <table:table-cell office:value-type="float" office:value="852.44247945794">
            <text:p>852.442479457940</text:p>
          </table:table-cell>
          <table:table-cell office:value-type="float" office:value="843">
            <text:p>843</text:p>
          </table:table-cell>
          <table:table-cell/>
        </table:table-row>
        <table:table-row table:style-name="ro1">
          <table:table-cell/>
          <table:table-cell office:value-type="float" office:value="852.845593223617">
            <text:p>852.845593223617</text:p>
          </table:table-cell>
          <table:table-cell office:value-type="float" office:value="846">
            <text:p>846</text:p>
          </table:table-cell>
          <table:table-cell/>
        </table:table-row>
        <table:table-row table:style-name="ro1">
          <table:table-cell/>
          <table:table-cell office:value-type="float" office:value="853.248657185213">
            <text:p>853.248657185213</text:p>
          </table:table-cell>
          <table:table-cell office:value-type="float" office:value="832">
            <text:p>832</text:p>
          </table:table-cell>
          <table:table-cell/>
        </table:table-row>
        <table:table-row table:style-name="ro1">
          <table:table-cell/>
          <table:table-cell office:value-type="float" office:value="853.651671342728">
            <text:p>853.651671342728</text:p>
          </table:table-cell>
          <table:table-cell office:value-type="float" office:value="847">
            <text:p>847</text:p>
          </table:table-cell>
          <table:table-cell/>
        </table:table-row>
        <table:table-row table:style-name="ro1">
          <table:table-cell/>
          <table:table-cell office:value-type="float" office:value="854.054635696161">
            <text:p>854.054635696161</text:p>
          </table:table-cell>
          <table:table-cell office:value-type="float" office:value="838">
            <text:p>838</text:p>
          </table:table-cell>
          <table:table-cell/>
        </table:table-row>
        <table:table-row table:style-name="ro1">
          <table:table-cell/>
          <table:table-cell office:value-type="float" office:value="854.457550245514">
            <text:p>854.457550245514</text:p>
          </table:table-cell>
          <table:table-cell office:value-type="float" office:value="817">
            <text:p>817</text:p>
          </table:table-cell>
          <table:table-cell/>
        </table:table-row>
        <table:table-row table:style-name="ro1">
          <table:table-cell/>
          <table:table-cell office:value-type="float" office:value="854.860414990786">
            <text:p>854.860414990786</text:p>
          </table:table-cell>
          <table:table-cell office:value-type="float" office:value="829">
            <text:p>829</text:p>
          </table:table-cell>
          <table:table-cell/>
        </table:table-row>
        <table:table-row table:style-name="ro1">
          <table:table-cell/>
          <table:table-cell office:value-type="float" office:value="855.263229931976">
            <text:p>855.263229931976</text:p>
          </table:table-cell>
          <table:table-cell office:value-type="float" office:value="815">
            <text:p>815</text:p>
          </table:table-cell>
          <table:table-cell/>
        </table:table-row>
        <table:table-row table:style-name="ro1">
          <table:table-cell/>
          <table:table-cell office:value-type="float" office:value="855.665995069086">
            <text:p>855.665995069086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/>
          <table:table-cell office:value-type="float" office:value="856.068710402114">
            <text:p>856.068710402114</text:p>
          </table:table-cell>
          <table:table-cell office:value-type="float" office:value="846">
            <text:p>846</text:p>
          </table:table-cell>
          <table:table-cell/>
        </table:table-row>
        <table:table-row table:style-name="ro1">
          <table:table-cell/>
          <table:table-cell office:value-type="float" office:value="856.471375931061">
            <text:p>856.471375931061</text:p>
          </table:table-cell>
          <table:table-cell office:value-type="float" office:value="862">
            <text:p>862</text:p>
          </table:table-cell>
          <table:table-cell/>
        </table:table-row>
        <table:table-row table:style-name="ro1">
          <table:table-cell/>
          <table:table-cell office:value-type="float" office:value="856.873991655928">
            <text:p>856.873991655928</text:p>
          </table:table-cell>
          <table:table-cell office:value-type="float" office:value="848">
            <text:p>848</text:p>
          </table:table-cell>
          <table:table-cell/>
        </table:table-row>
        <table:table-row table:style-name="ro1">
          <table:table-cell/>
          <table:table-cell office:value-type="float" office:value="857.276557576713">
            <text:p>857.276557576713</text:p>
          </table:table-cell>
          <table:table-cell office:value-type="float" office:value="823">
            <text:p>823</text:p>
          </table:table-cell>
          <table:table-cell/>
        </table:table-row>
        <table:table-row table:style-name="ro1">
          <table:table-cell/>
          <table:table-cell office:value-type="float" office:value="857.679073693416">
            <text:p>857.679073693416</text:p>
          </table:table-cell>
          <table:table-cell office:value-type="float" office:value="826">
            <text:p>826</text:p>
          </table:table-cell>
          <table:table-cell/>
        </table:table-row>
        <table:table-row table:style-name="ro1">
          <table:table-cell/>
          <table:table-cell office:value-type="float" office:value="858.08154000604">
            <text:p>858.081540006040</text:p>
          </table:table-cell>
          <table:table-cell office:value-type="float" office:value="822">
            <text:p>822</text:p>
          </table:table-cell>
          <table:table-cell/>
        </table:table-row>
        <table:table-row table:style-name="ro1">
          <table:table-cell/>
          <table:table-cell office:value-type="float" office:value="858.483956514582">
            <text:p>858.483956514582</text:p>
          </table:table-cell>
          <table:table-cell office:value-type="float" office:value="813">
            <text:p>813</text:p>
          </table:table-cell>
          <table:table-cell/>
        </table:table-row>
        <table:table-row table:style-name="ro1">
          <table:table-cell/>
          <table:table-cell office:value-type="float" office:value="858.886323219042">
            <text:p>858.886323219042</text:p>
          </table:table-cell>
          <table:table-cell office:value-type="float" office:value="846">
            <text:p>846</text:p>
          </table:table-cell>
          <table:table-cell/>
        </table:table-row>
        <table:table-row table:style-name="ro1">
          <table:table-cell/>
          <table:table-cell office:value-type="float" office:value="859.288640119422">
            <text:p>859.288640119422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/>
          <table:table-cell office:value-type="float" office:value="859.690907215721">
            <text:p>859.690907215721</text:p>
          </table:table-cell>
          <table:table-cell office:value-type="float" office:value="850">
            <text:p>850</text:p>
          </table:table-cell>
          <table:table-cell/>
        </table:table-row>
        <table:table-row table:style-name="ro1">
          <table:table-cell/>
          <table:table-cell office:value-type="float" office:value="860.093124507938">
            <text:p>860.093124507938</text:p>
          </table:table-cell>
          <table:table-cell office:value-type="float" office:value="821">
            <text:p>821</text:p>
          </table:table-cell>
          <table:table-cell/>
        </table:table-row>
        <table:table-row table:style-name="ro1">
          <table:table-cell/>
          <table:table-cell office:value-type="float" office:value="860.495291996075">
            <text:p>860.495291996075</text:p>
          </table:table-cell>
          <table:table-cell office:value-type="float" office:value="832">
            <text:p>832</text:p>
          </table:table-cell>
          <table:table-cell/>
        </table:table-row>
        <table:table-row table:style-name="ro1">
          <table:table-cell/>
          <table:table-cell office:value-type="float" office:value="860.89740968013">
            <text:p>860.897409680130</text:p>
          </table:table-cell>
          <table:table-cell office:value-type="float" office:value="830">
            <text:p>830</text:p>
          </table:table-cell>
          <table:table-cell/>
        </table:table-row>
        <table:table-row table:style-name="ro1">
          <table:table-cell/>
          <table:table-cell office:value-type="float" office:value="861.299477560104">
            <text:p>861.299477560104</text:p>
          </table:table-cell>
          <table:table-cell office:value-type="float" office:value="830">
            <text:p>830</text:p>
          </table:table-cell>
          <table:table-cell/>
        </table:table-row>
        <table:table-row table:style-name="ro1">
          <table:table-cell/>
          <table:table-cell office:value-type="float" office:value="861.701495635997">
            <text:p>861.701495635997</text:p>
          </table:table-cell>
          <table:table-cell office:value-type="float" office:value="848">
            <text:p>848</text:p>
          </table:table-cell>
          <table:table-cell/>
        </table:table-row>
        <table:table-row table:style-name="ro1">
          <table:table-cell/>
          <table:table-cell office:value-type="float" office:value="862.103463907809">
            <text:p>862.103463907809</text:p>
          </table:table-cell>
          <table:table-cell office:value-type="float" office:value="867">
            <text:p>867</text:p>
          </table:table-cell>
          <table:table-cell/>
        </table:table-row>
        <table:table-row table:style-name="ro1">
          <table:table-cell/>
          <table:table-cell office:value-type="float" office:value="862.50538237554">
            <text:p>862.505382375540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/>
          <table:table-cell office:value-type="float" office:value="862.90725103919">
            <text:p>862.907251039190</text:p>
          </table:table-cell>
          <table:table-cell office:value-type="float" office:value="864">
            <text:p>864</text:p>
          </table:table-cell>
          <table:table-cell/>
        </table:table-row>
        <table:table-row table:style-name="ro1">
          <table:table-cell/>
          <table:table-cell office:value-type="float" office:value="863.309069898759">
            <text:p>863.309069898759</text:p>
          </table:table-cell>
          <table:table-cell office:value-type="float" office:value="837">
            <text:p>837</text:p>
          </table:table-cell>
          <table:table-cell/>
        </table:table-row>
        <table:table-row table:style-name="ro1">
          <table:table-cell/>
          <table:table-cell office:value-type="float" office:value="863.710838954247">
            <text:p>863.710838954247</text:p>
          </table:table-cell>
          <table:table-cell office:value-type="float" office:value="853">
            <text:p>853</text:p>
          </table:table-cell>
          <table:table-cell/>
        </table:table-row>
        <table:table-row table:style-name="ro1">
          <table:table-cell/>
          <table:table-cell office:value-type="float" office:value="864.112558205654">
            <text:p>864.112558205654</text:p>
          </table:table-cell>
          <table:table-cell office:value-type="float" office:value="849">
            <text:p>849</text:p>
          </table:table-cell>
          <table:table-cell/>
        </table:table-row>
        <table:table-row table:style-name="ro1">
          <table:table-cell/>
          <table:table-cell office:value-type="float" office:value="864.514227652979">
            <text:p>864.514227652979</text:p>
          </table:table-cell>
          <table:table-cell office:value-type="float" office:value="862">
            <text:p>862</text:p>
          </table:table-cell>
          <table:table-cell/>
        </table:table-row>
        <table:table-row table:style-name="ro1">
          <table:table-cell/>
          <table:table-cell office:value-type="float" office:value="864.915847296224">
            <text:p>864.915847296224</text:p>
          </table:table-cell>
          <table:table-cell office:value-type="float" office:value="831">
            <text:p>831</text:p>
          </table:table-cell>
          <table:table-cell/>
        </table:table-row>
        <table:table-row table:style-name="ro1">
          <table:table-cell/>
          <table:table-cell office:value-type="float" office:value="865.317417135387">
            <text:p>865.317417135387</text:p>
          </table:table-cell>
          <table:table-cell office:value-type="float" office:value="864">
            <text:p>864</text:p>
          </table:table-cell>
          <table:table-cell/>
        </table:table-row>
        <table:table-row table:style-name="ro1">
          <table:table-cell/>
          <table:table-cell office:value-type="float" office:value="865.71893717047">
            <text:p>865.718937170470</text:p>
          </table:table-cell>
          <table:table-cell office:value-type="float" office:value="842">
            <text:p>842</text:p>
          </table:table-cell>
          <table:table-cell/>
        </table:table-row>
        <table:table-row table:style-name="ro1">
          <table:table-cell/>
          <table:table-cell office:value-type="float" office:value="866.120407401471">
            <text:p>866.120407401471</text:p>
          </table:table-cell>
          <table:table-cell office:value-type="float" office:value="833">
            <text:p>833</text:p>
          </table:table-cell>
          <table:table-cell/>
        </table:table-row>
        <table:table-row table:style-name="ro1">
          <table:table-cell/>
          <table:table-cell office:value-type="float" office:value="866.521827828391">
            <text:p>866.521827828391</text:p>
          </table:table-cell>
          <table:table-cell office:value-type="float" office:value="813">
            <text:p>813</text:p>
          </table:table-cell>
          <table:table-cell/>
        </table:table-row>
        <table:table-row table:style-name="ro1">
          <table:table-cell/>
          <table:table-cell office:value-type="float" office:value="866.92319845123">
            <text:p>866.923198451230</text:p>
          </table:table-cell>
          <table:table-cell office:value-type="float" office:value="828">
            <text:p>828</text:p>
          </table:table-cell>
          <table:table-cell/>
        </table:table-row>
        <table:table-row table:style-name="ro1">
          <table:table-cell/>
          <table:table-cell office:value-type="float" office:value="867.324519269988">
            <text:p>867.324519269988</text:p>
          </table:table-cell>
          <table:table-cell office:value-type="float" office:value="827">
            <text:p>827</text:p>
          </table:table-cell>
          <table:table-cell/>
        </table:table-row>
        <table:table-row table:style-name="ro1">
          <table:table-cell/>
          <table:table-cell office:value-type="float" office:value="867.725790284665">
            <text:p>867.725790284665</text:p>
          </table:table-cell>
          <table:table-cell office:value-type="float" office:value="833">
            <text:p>833</text:p>
          </table:table-cell>
          <table:table-cell/>
        </table:table-row>
        <table:table-row table:style-name="ro1">
          <table:table-cell/>
          <table:table-cell office:value-type="float" office:value="868.127011495261">
            <text:p>868.127011495261</text:p>
          </table:table-cell>
          <table:table-cell office:value-type="float" office:value="826">
            <text:p>826</text:p>
          </table:table-cell>
          <table:table-cell/>
        </table:table-row>
        <table:table-row table:style-name="ro1">
          <table:table-cell/>
          <table:table-cell office:value-type="float" office:value="868.528182901776">
            <text:p>868.528182901776</text:p>
          </table:table-cell>
          <table:table-cell office:value-type="float" office:value="819">
            <text:p>819</text:p>
          </table:table-cell>
          <table:table-cell/>
        </table:table-row>
        <table:table-row table:style-name="ro1">
          <table:table-cell/>
          <table:table-cell office:value-type="float" office:value="868.92930450421">
            <text:p>868.929304504210</text:p>
          </table:table-cell>
          <table:table-cell office:value-type="float" office:value="815">
            <text:p>815</text:p>
          </table:table-cell>
          <table:table-cell/>
        </table:table-row>
        <table:table-row table:style-name="ro1">
          <table:table-cell/>
          <table:table-cell office:value-type="float" office:value="869.330376302562">
            <text:p>869.330376302562</text:p>
          </table:table-cell>
          <table:table-cell office:value-type="float" office:value="813">
            <text:p>813</text:p>
          </table:table-cell>
          <table:table-cell/>
        </table:table-row>
        <table:table-row table:style-name="ro1">
          <table:table-cell/>
          <table:table-cell office:value-type="float" office:value="869.731398296834">
            <text:p>869.731398296834</text:p>
          </table:table-cell>
          <table:table-cell office:value-type="float" office:value="803">
            <text:p>803</text:p>
          </table:table-cell>
          <table:table-cell/>
        </table:table-row>
        <table:table-row table:style-name="ro1">
          <table:table-cell/>
          <table:table-cell office:value-type="float" office:value="870.132370487024">
            <text:p>870.132370487024</text:p>
          </table:table-cell>
          <table:table-cell office:value-type="float" office:value="779">
            <text:p>779</text:p>
          </table:table-cell>
          <table:table-cell/>
        </table:table-row>
        <table:table-row table:style-name="ro1">
          <table:table-cell/>
          <table:table-cell office:value-type="float" office:value="870.533292873133">
            <text:p>870.533292873133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/>
          <table:table-cell office:value-type="float" office:value="870.934165455162">
            <text:p>870.934165455162</text:p>
          </table:table-cell>
          <table:table-cell office:value-type="float" office:value="787">
            <text:p>787</text:p>
          </table:table-cell>
          <table:table-cell/>
        </table:table-row>
        <table:table-row table:style-name="ro1">
          <table:table-cell/>
          <table:table-cell office:value-type="float" office:value="871.334988233109">
            <text:p>871.334988233109</text:p>
          </table:table-cell>
          <table:table-cell office:value-type="float" office:value="796">
            <text:p>796</text:p>
          </table:table-cell>
          <table:table-cell/>
        </table:table-row>
        <table:table-row table:style-name="ro1">
          <table:table-cell/>
          <table:table-cell office:value-type="float" office:value="871.735761206975">
            <text:p>871.735761206975</text:p>
          </table:table-cell>
          <table:table-cell office:value-type="float" office:value="792">
            <text:p>792</text:p>
          </table:table-cell>
          <table:table-cell/>
        </table:table-row>
        <table:table-row table:style-name="ro1">
          <table:table-cell/>
          <table:table-cell office:value-type="float" office:value="872.13648437676">
            <text:p>872.136484376760</text:p>
          </table:table-cell>
          <table:table-cell office:value-type="float" office:value="788">
            <text:p>788</text:p>
          </table:table-cell>
          <table:table-cell/>
        </table:table-row>
        <table:table-row table:style-name="ro1">
          <table:table-cell/>
          <table:table-cell office:value-type="float" office:value="872.537157742464">
            <text:p>872.537157742464</text:p>
          </table:table-cell>
          <table:table-cell office:value-type="float" office:value="782">
            <text:p>782</text:p>
          </table:table-cell>
          <table:table-cell/>
        </table:table-row>
        <table:table-row table:style-name="ro1">
          <table:table-cell/>
          <table:table-cell office:value-type="float" office:value="872.937781304087">
            <text:p>872.937781304087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/>
          <table:table-cell office:value-type="float" office:value="873.338355061628">
            <text:p>873.338355061628</text:p>
          </table:table-cell>
          <table:table-cell office:value-type="float" office:value="779">
            <text:p>779</text:p>
          </table:table-cell>
          <table:table-cell/>
        </table:table-row>
        <table:table-row table:style-name="ro1">
          <table:table-cell/>
          <table:table-cell office:value-type="float" office:value="873.738879015089">
            <text:p>873.738879015089</text:p>
          </table:table-cell>
          <table:table-cell office:value-type="float" office:value="773">
            <text:p>773</text:p>
          </table:table-cell>
          <table:table-cell/>
        </table:table-row>
        <table:table-row table:style-name="ro1">
          <table:table-cell/>
          <table:table-cell office:value-type="float" office:value="874.139353164469">
            <text:p>874.139353164469</text:p>
          </table:table-cell>
          <table:table-cell office:value-type="float" office:value="795">
            <text:p>795</text:p>
          </table:table-cell>
          <table:table-cell/>
        </table:table-row>
        <table:table-row table:style-name="ro1">
          <table:table-cell/>
          <table:table-cell office:value-type="float" office:value="874.539777509767">
            <text:p>874.539777509767</text:p>
          </table:table-cell>
          <table:table-cell office:value-type="float" office:value="794">
            <text:p>794</text:p>
          </table:table-cell>
          <table:table-cell/>
        </table:table-row>
        <table:table-row table:style-name="ro1">
          <table:table-cell/>
          <table:table-cell office:value-type="float" office:value="874.940152050985">
            <text:p>874.940152050985</text:p>
          </table:table-cell>
          <table:table-cell office:value-type="float" office:value="791">
            <text:p>791</text:p>
          </table:table-cell>
          <table:table-cell/>
        </table:table-row>
        <table:table-row table:style-name="ro1">
          <table:table-cell/>
          <table:table-cell office:value-type="float" office:value="875.340476788121">
            <text:p>875.340476788121</text:p>
          </table:table-cell>
          <table:table-cell office:value-type="float" office:value="776">
            <text:p>776</text:p>
          </table:table-cell>
          <table:table-cell/>
        </table:table-row>
        <table:table-row table:style-name="ro1">
          <table:table-cell/>
          <table:table-cell office:value-type="float" office:value="875.740751721176">
            <text:p>875.740751721176</text:p>
          </table:table-cell>
          <table:table-cell office:value-type="float" office:value="763">
            <text:p>763</text:p>
          </table:table-cell>
          <table:table-cell/>
        </table:table-row>
        <table:table-row table:style-name="ro1">
          <table:table-cell/>
          <table:table-cell office:value-type="float" office:value="876.14097685015">
            <text:p>876.140976850150</text:p>
          </table:table-cell>
          <table:table-cell office:value-type="float" office:value="755">
            <text:p>755</text:p>
          </table:table-cell>
          <table:table-cell/>
        </table:table-row>
        <table:table-row table:style-name="ro1">
          <table:table-cell/>
          <table:table-cell office:value-type="float" office:value="876.541152175044">
            <text:p>876.541152175044</text:p>
          </table:table-cell>
          <table:table-cell office:value-type="float" office:value="773">
            <text:p>773</text:p>
          </table:table-cell>
          <table:table-cell/>
        </table:table-row>
        <table:table-row table:style-name="ro1">
          <table:table-cell/>
          <table:table-cell office:value-type="float" office:value="876.941277695856">
            <text:p>876.941277695856</text:p>
          </table:table-cell>
          <table:table-cell office:value-type="float" office:value="753">
            <text:p>753</text:p>
          </table:table-cell>
          <table:table-cell/>
        </table:table-row>
        <table:table-row table:style-name="ro1">
          <table:table-cell/>
          <table:table-cell office:value-type="float" office:value="877.341353412587">
            <text:p>877.341353412587</text:p>
          </table:table-cell>
          <table:table-cell office:value-type="float" office:value="764">
            <text:p>764</text:p>
          </table:table-cell>
          <table:table-cell/>
        </table:table-row>
        <table:table-row table:style-name="ro1">
          <table:table-cell/>
          <table:table-cell office:value-type="float" office:value="877.741379325236">
            <text:p>877.741379325236</text:p>
          </table:table-cell>
          <table:table-cell office:value-type="float" office:value="749">
            <text:p>749</text:p>
          </table:table-cell>
          <table:table-cell/>
        </table:table-row>
        <table:table-row table:style-name="ro1">
          <table:table-cell/>
          <table:table-cell office:value-type="float" office:value="878.141355433805">
            <text:p>878.141355433805</text:p>
          </table:table-cell>
          <table:table-cell office:value-type="float" office:value="757">
            <text:p>757</text:p>
          </table:table-cell>
          <table:table-cell/>
        </table:table-row>
        <table:table-row table:style-name="ro1">
          <table:table-cell/>
          <table:table-cell office:value-type="float" office:value="878.541281738293">
            <text:p>878.541281738293</text:p>
          </table:table-cell>
          <table:table-cell office:value-type="float" office:value="769">
            <text:p>769</text:p>
          </table:table-cell>
          <table:table-cell/>
        </table:table-row>
        <table:table-row table:style-name="ro1">
          <table:table-cell/>
          <table:table-cell office:value-type="float" office:value="878.9411582387">
            <text:p>878.941158238700</text:p>
          </table:table-cell>
          <table:table-cell office:value-type="float" office:value="766">
            <text:p>766</text:p>
          </table:table-cell>
          <table:table-cell/>
        </table:table-row>
        <table:table-row table:style-name="ro1">
          <table:table-cell/>
          <table:table-cell office:value-type="float" office:value="879.340984935025">
            <text:p>879.340984935025</text:p>
          </table:table-cell>
          <table:table-cell office:value-type="float" office:value="765">
            <text:p>765</text:p>
          </table:table-cell>
          <table:table-cell/>
        </table:table-row>
        <table:table-row table:style-name="ro1">
          <table:table-cell/>
          <table:table-cell office:value-type="float" office:value="879.740761827269">
            <text:p>879.740761827269</text:p>
          </table:table-cell>
          <table:table-cell office:value-type="float" office:value="785">
            <text:p>785</text:p>
          </table:table-cell>
          <table:table-cell/>
        </table:table-row>
        <table:table-row table:style-name="ro1">
          <table:table-cell/>
          <table:table-cell office:value-type="float" office:value="880.140488915433">
            <text:p>880.140488915433</text:p>
          </table:table-cell>
          <table:table-cell office:value-type="float" office:value="770">
            <text:p>770</text:p>
          </table:table-cell>
          <table:table-cell/>
        </table:table-row>
        <table:table-row table:style-name="ro1">
          <table:table-cell/>
          <table:table-cell office:value-type="float" office:value="880.540166199515">
            <text:p>880.540166199515</text:p>
          </table:table-cell>
          <table:table-cell office:value-type="float" office:value="757">
            <text:p>757</text:p>
          </table:table-cell>
          <table:table-cell/>
        </table:table-row>
        <table:table-row table:style-name="ro1">
          <table:table-cell/>
          <table:table-cell office:value-type="float" office:value="880.939793679516">
            <text:p>880.939793679516</text:p>
          </table:table-cell>
          <table:table-cell office:value-type="float" office:value="745">
            <text:p>745</text:p>
          </table:table-cell>
          <table:table-cell/>
        </table:table-row>
        <table:table-row table:style-name="ro1">
          <table:table-cell/>
          <table:table-cell office:value-type="float" office:value="881.339371355436">
            <text:p>881.339371355436</text:p>
          </table:table-cell>
          <table:table-cell office:value-type="float" office:value="752">
            <text:p>752</text:p>
          </table:table-cell>
          <table:table-cell/>
        </table:table-row>
        <table:table-row table:style-name="ro1">
          <table:table-cell/>
          <table:table-cell office:value-type="float" office:value="881.738899227275">
            <text:p>881.738899227275</text:p>
          </table:table-cell>
          <table:table-cell office:value-type="float" office:value="753">
            <text:p>753</text:p>
          </table:table-cell>
          <table:table-cell/>
        </table:table-row>
        <table:table-row table:style-name="ro1">
          <table:table-cell/>
          <table:table-cell office:value-type="float" office:value="882.138377295033">
            <text:p>882.138377295033</text:p>
          </table:table-cell>
          <table:table-cell office:value-type="float" office:value="742">
            <text:p>742</text:p>
          </table:table-cell>
          <table:table-cell/>
        </table:table-row>
        <table:table-row table:style-name="ro1">
          <table:table-cell/>
          <table:table-cell office:value-type="float" office:value="882.53780555871">
            <text:p>882.537805558710</text:p>
          </table:table-cell>
          <table:table-cell office:value-type="float" office:value="726">
            <text:p>726</text:p>
          </table:table-cell>
          <table:table-cell/>
        </table:table-row>
        <table:table-row table:style-name="ro1">
          <table:table-cell/>
          <table:table-cell office:value-type="float" office:value="882.937184018306">
            <text:p>882.937184018306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/>
          <table:table-cell office:value-type="float" office:value="883.33651267382">
            <text:p>883.336512673820</text:p>
          </table:table-cell>
          <table:table-cell office:value-type="float" office:value="741">
            <text:p>741</text:p>
          </table:table-cell>
          <table:table-cell/>
        </table:table-row>
        <table:table-row table:style-name="ro1">
          <table:table-cell/>
          <table:table-cell office:value-type="float" office:value="883.735791525254">
            <text:p>883.735791525254</text:p>
          </table:table-cell>
          <table:table-cell office:value-type="float" office:value="746">
            <text:p>746</text:p>
          </table:table-cell>
          <table:table-cell/>
        </table:table-row>
        <table:table-row table:style-name="ro1">
          <table:table-cell/>
          <table:table-cell office:value-type="float" office:value="884.135020572606">
            <text:p>884.135020572606</text:p>
          </table:table-cell>
          <table:table-cell office:value-type="float" office:value="737">
            <text:p>737</text:p>
          </table:table-cell>
          <table:table-cell/>
        </table:table-row>
        <table:table-row table:style-name="ro1">
          <table:table-cell/>
          <table:table-cell office:value-type="float" office:value="884.534199815878">
            <text:p>884.534199815878</text:p>
          </table:table-cell>
          <table:table-cell office:value-type="float" office:value="725">
            <text:p>725</text:p>
          </table:table-cell>
          <table:table-cell/>
        </table:table-row>
        <table:table-row table:style-name="ro1">
          <table:table-cell/>
          <table:table-cell office:value-type="float" office:value="884.933329255068">
            <text:p>884.933329255068</text:p>
          </table:table-cell>
          <table:table-cell office:value-type="float" office:value="731">
            <text:p>731</text:p>
          </table:table-cell>
          <table:table-cell/>
        </table:table-row>
        <table:table-row table:style-name="ro1">
          <table:table-cell/>
          <table:table-cell office:value-type="float" office:value="885.332408890178">
            <text:p>885.332408890178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/>
          <table:table-cell office:value-type="float" office:value="885.731438721206">
            <text:p>885.731438721206</text:p>
          </table:table-cell>
          <table:table-cell office:value-type="float" office:value="725">
            <text:p>725</text:p>
          </table:table-cell>
          <table:table-cell/>
        </table:table-row>
        <table:table-row table:style-name="ro1">
          <table:table-cell/>
          <table:table-cell office:value-type="float" office:value="886.130418748153">
            <text:p>886.130418748153</text:p>
          </table:table-cell>
          <table:table-cell office:value-type="float" office:value="711">
            <text:p>711</text:p>
          </table:table-cell>
          <table:table-cell/>
        </table:table-row>
        <table:table-row table:style-name="ro1">
          <table:table-cell/>
          <table:table-cell office:value-type="float" office:value="886.529348971019">
            <text:p>886.529348971019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/>
          <table:table-cell office:value-type="float" office:value="886.928229389804">
            <text:p>886.928229389804</text:p>
          </table:table-cell>
          <table:table-cell office:value-type="float" office:value="708">
            <text:p>708</text:p>
          </table:table-cell>
          <table:table-cell/>
        </table:table-row>
        <table:table-row table:style-name="ro1">
          <table:table-cell/>
          <table:table-cell office:value-type="float" office:value="887.327060004508">
            <text:p>887.327060004508</text:p>
          </table:table-cell>
          <table:table-cell office:value-type="float" office:value="706">
            <text:p>706</text:p>
          </table:table-cell>
          <table:table-cell/>
        </table:table-row>
        <table:table-row table:style-name="ro1">
          <table:table-cell/>
          <table:table-cell office:value-type="float" office:value="887.72584081513">
            <text:p>887.725840815130</text:p>
          </table:table-cell>
          <table:table-cell office:value-type="float" office:value="709">
            <text:p>709</text:p>
          </table:table-cell>
          <table:table-cell/>
        </table:table-row>
        <table:table-row table:style-name="ro1">
          <table:table-cell/>
          <table:table-cell office:value-type="float" office:value="888.124571821672">
            <text:p>888.124571821672</text:p>
          </table:table-cell>
          <table:table-cell office:value-type="float" office:value="708">
            <text:p>708</text:p>
          </table:table-cell>
          <table:table-cell/>
        </table:table-row>
        <table:table-row table:style-name="ro1">
          <table:table-cell/>
          <table:table-cell office:value-type="float" office:value="888.523253024132">
            <text:p>888.523253024132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/>
          <table:table-cell office:value-type="float" office:value="888.921884422512">
            <text:p>888.921884422512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/>
          <table:table-cell office:value-type="float" office:value="889.32046601681">
            <text:p>889.320466016810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/>
          <table:table-cell office:value-type="float" office:value="889.718997807028">
            <text:p>889.718997807028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/>
          <table:table-cell office:value-type="float" office:value="890.117479793164">
            <text:p>890.117479793164</text:p>
          </table:table-cell>
          <table:table-cell office:value-type="float" office:value="704">
            <text:p>704</text:p>
          </table:table-cell>
          <table:table-cell/>
        </table:table-row>
        <table:table-row table:style-name="ro1">
          <table:table-cell/>
          <table:table-cell office:value-type="float" office:value="890.515911975219">
            <text:p>890.515911975219</text:p>
          </table:table-cell>
          <table:table-cell office:value-type="float" office:value="699">
            <text:p>699</text:p>
          </table:table-cell>
          <table:table-cell/>
        </table:table-row>
        <table:table-row table:style-name="ro1">
          <table:table-cell/>
          <table:table-cell office:value-type="float" office:value="890.914294353193">
            <text:p>890.914294353193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/>
          <table:table-cell office:value-type="float" office:value="891.312626927086">
            <text:p>891.312626927086</text:p>
          </table:table-cell>
          <table:table-cell office:value-type="float" office:value="708">
            <text:p>708</text:p>
          </table:table-cell>
          <table:table-cell/>
        </table:table-row>
        <table:table-row table:style-name="ro1">
          <table:table-cell/>
          <table:table-cell office:value-type="float" office:value="891.710909696898">
            <text:p>891.710909696898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/>
          <table:table-cell office:value-type="float" office:value="892.109142662629">
            <text:p>892.109142662629</text:p>
          </table:table-cell>
          <table:table-cell office:value-type="float" office:value="712">
            <text:p>712</text:p>
          </table:table-cell>
          <table:table-cell/>
        </table:table-row>
        <table:table-row table:style-name="ro1">
          <table:table-cell/>
          <table:table-cell office:value-type="float" office:value="892.507325824279">
            <text:p>892.507325824279</text:p>
          </table:table-cell>
          <table:table-cell office:value-type="float" office:value="726">
            <text:p>726</text:p>
          </table:table-cell>
          <table:table-cell/>
        </table:table-row>
        <table:table-row table:style-name="ro1">
          <table:table-cell/>
          <table:table-cell office:value-type="float" office:value="892.905459181847">
            <text:p>892.905459181847</text:p>
          </table:table-cell>
          <table:table-cell office:value-type="float" office:value="738">
            <text:p>738</text:p>
          </table:table-cell>
          <table:table-cell/>
        </table:table-row>
        <table:table-row table:style-name="ro1">
          <table:table-cell/>
          <table:table-cell office:value-type="float" office:value="893.303542735335">
            <text:p>893.303542735335</text:p>
          </table:table-cell>
          <table:table-cell office:value-type="float" office:value="729">
            <text:p>729</text:p>
          </table:table-cell>
          <table:table-cell/>
        </table:table-row>
        <table:table-row table:style-name="ro1">
          <table:table-cell/>
          <table:table-cell office:value-type="float" office:value="893.701576484741">
            <text:p>893.701576484741</text:p>
          </table:table-cell>
          <table:table-cell office:value-type="float" office:value="716">
            <text:p>716</text:p>
          </table:table-cell>
          <table:table-cell/>
        </table:table-row>
        <table:table-row table:style-name="ro1">
          <table:table-cell/>
          <table:table-cell office:value-type="float" office:value="894.099560430067">
            <text:p>894.099560430067</text:p>
          </table:table-cell>
          <table:table-cell office:value-type="float" office:value="705">
            <text:p>705</text:p>
          </table:table-cell>
          <table:table-cell/>
        </table:table-row>
        <table:table-row table:style-name="ro1">
          <table:table-cell/>
          <table:table-cell office:value-type="float" office:value="894.497494571311">
            <text:p>894.497494571311</text:p>
          </table:table-cell>
          <table:table-cell office:value-type="float" office:value="714">
            <text:p>714</text:p>
          </table:table-cell>
          <table:table-cell/>
        </table:table-row>
        <table:table-row table:style-name="ro1">
          <table:table-cell/>
          <table:table-cell office:value-type="float" office:value="894.895378908474">
            <text:p>894.895378908474</text:p>
          </table:table-cell>
          <table:table-cell office:value-type="float" office:value="707">
            <text:p>707</text:p>
          </table:table-cell>
          <table:table-cell/>
        </table:table-row>
        <table:table-row table:style-name="ro1">
          <table:table-cell/>
          <table:table-cell office:value-type="float" office:value="895.293213441556">
            <text:p>895.293213441556</text:p>
          </table:table-cell>
          <table:table-cell office:value-type="float" office:value="736">
            <text:p>736</text:p>
          </table:table-cell>
          <table:table-cell/>
        </table:table-row>
        <table:table-row table:style-name="ro1">
          <table:table-cell/>
          <table:table-cell office:value-type="float" office:value="895.690998170558">
            <text:p>895.690998170558</text:p>
          </table:table-cell>
          <table:table-cell office:value-type="float" office:value="744">
            <text:p>744</text:p>
          </table:table-cell>
          <table:table-cell/>
        </table:table-row>
        <table:table-row table:style-name="ro1">
          <table:table-cell/>
          <table:table-cell office:value-type="float" office:value="896.088733095477">
            <text:p>896.088733095477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/>
          <table:table-cell office:value-type="float" office:value="896.486418216317">
            <text:p>896.486418216317</text:p>
          </table:table-cell>
          <table:table-cell office:value-type="float" office:value="721">
            <text:p>721</text:p>
          </table:table-cell>
          <table:table-cell/>
        </table:table-row>
        <table:table-row table:style-name="ro1">
          <table:table-cell/>
          <table:table-cell office:value-type="float" office:value="896.884053533074">
            <text:p>896.884053533074</text:p>
          </table:table-cell>
          <table:table-cell office:value-type="float" office:value="706">
            <text:p>706</text:p>
          </table:table-cell>
          <table:table-cell/>
        </table:table-row>
        <table:table-row table:style-name="ro1">
          <table:table-cell/>
          <table:table-cell office:value-type="float" office:value="897.281639045751">
            <text:p>897.281639045751</text:p>
          </table:table-cell>
          <table:table-cell office:value-type="float" office:value="710">
            <text:p>710</text:p>
          </table:table-cell>
          <table:table-cell/>
        </table:table-row>
        <table:table-row table:style-name="ro1">
          <table:table-cell/>
          <table:table-cell office:value-type="float" office:value="897.679174754347">
            <text:p>897.679174754347</text:p>
          </table:table-cell>
          <table:table-cell office:value-type="float" office:value="706">
            <text:p>706</text:p>
          </table:table-cell>
          <table:table-cell/>
        </table:table-row>
        <table:table-row table:style-name="ro1">
          <table:table-cell/>
          <table:table-cell office:value-type="float" office:value="898.076660658861">
            <text:p>898.076660658861</text:p>
          </table:table-cell>
          <table:table-cell office:value-type="float" office:value="695">
            <text:p>695</text:p>
          </table:table-cell>
          <table:table-cell/>
        </table:table-row>
        <table:table-row table:style-name="ro1">
          <table:table-cell/>
          <table:table-cell office:value-type="float" office:value="898.474096759295">
            <text:p>898.474096759295</text:p>
          </table:table-cell>
          <table:table-cell office:value-type="float" office:value="702">
            <text:p>702</text:p>
          </table:table-cell>
          <table:table-cell/>
        </table:table-row>
        <table:table-row table:style-name="ro1">
          <table:table-cell/>
          <table:table-cell office:value-type="float" office:value="898.871483055647">
            <text:p>898.871483055647</text:p>
          </table:table-cell>
          <table:table-cell office:value-type="float" office:value="690">
            <text:p>690</text:p>
          </table:table-cell>
          <table:table-cell/>
        </table:table-row>
        <table:table-row table:style-name="ro1">
          <table:table-cell/>
          <table:table-cell office:value-type="float" office:value="899.268819547918">
            <text:p>899.268819547918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/>
          <table:table-cell office:value-type="float" office:value="899.666106236109">
            <text:p>899.666106236109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/>
          <table:table-cell office:value-type="float" office:value="900.063343120218">
            <text:p>900.063343120218</text:p>
          </table:table-cell>
          <table:table-cell office:value-type="float" office:value="695">
            <text:p>695</text:p>
          </table:table-cell>
          <table:table-cell/>
        </table:table-row>
        <table:table-row table:style-name="ro1">
          <table:table-cell/>
          <table:table-cell office:value-type="float" office:value="900.460530200246">
            <text:p>900.460530200246</text:p>
          </table:table-cell>
          <table:table-cell office:value-type="float" office:value="693">
            <text:p>693</text:p>
          </table:table-cell>
          <table:table-cell/>
        </table:table-row>
        <table:table-row table:style-name="ro1">
          <table:table-cell/>
          <table:table-cell office:value-type="float" office:value="900.857667476193">
            <text:p>900.857667476193</text:p>
          </table:table-cell>
          <table:table-cell office:value-type="float" office:value="678">
            <text:p>678</text:p>
          </table:table-cell>
          <table:table-cell/>
        </table:table-row>
        <table:table-row table:style-name="ro1">
          <table:table-cell/>
          <table:table-cell office:value-type="float" office:value="901.254754948059">
            <text:p>901.254754948059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/>
          <table:table-cell office:value-type="float" office:value="901.651792615844">
            <text:p>901.651792615844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/>
          <table:table-cell office:value-type="float" office:value="902.048780479547">
            <text:p>902.048780479547</text:p>
          </table:table-cell>
          <table:table-cell office:value-type="float" office:value="667">
            <text:p>667</text:p>
          </table:table-cell>
          <table:table-cell/>
        </table:table-row>
        <table:table-row table:style-name="ro1">
          <table:table-cell/>
          <table:table-cell office:value-type="float" office:value="902.44571853917">
            <text:p>902.445718539170</text:p>
          </table:table-cell>
          <table:table-cell office:value-type="float" office:value="677">
            <text:p>677</text:p>
          </table:table-cell>
          <table:table-cell/>
        </table:table-row>
        <table:table-row table:style-name="ro1">
          <table:table-cell/>
          <table:table-cell office:value-type="float" office:value="902.842606794711">
            <text:p>902.842606794711</text:p>
          </table:table-cell>
          <table:table-cell office:value-type="float" office:value="664">
            <text:p>664</text:p>
          </table:table-cell>
          <table:table-cell/>
        </table:table-row>
        <table:table-row table:style-name="ro1">
          <table:table-cell/>
          <table:table-cell office:value-type="float" office:value="903.239445246172">
            <text:p>903.239445246172</text:p>
          </table:table-cell>
          <table:table-cell office:value-type="float" office:value="728">
            <text:p>728</text:p>
          </table:table-cell>
          <table:table-cell/>
        </table:table-row>
        <table:table-row table:style-name="ro1">
          <table:table-cell/>
          <table:table-cell office:value-type="float" office:value="903.636233893552">
            <text:p>903.636233893552</text:p>
          </table:table-cell>
          <table:table-cell office:value-type="float" office:value="674">
            <text:p>674</text:p>
          </table:table-cell>
          <table:table-cell/>
        </table:table-row>
        <table:table-row table:style-name="ro1">
          <table:table-cell/>
          <table:table-cell office:value-type="float" office:value="904.03297273685">
            <text:p>904.032972736850</text:p>
          </table:table-cell>
          <table:table-cell office:value-type="float" office:value="696">
            <text:p>696</text:p>
          </table:table-cell>
          <table:table-cell/>
        </table:table-row>
        <table:table-row table:style-name="ro1">
          <table:table-cell/>
          <table:table-cell office:value-type="float" office:value="904.429661776067">
            <text:p>904.429661776067</text:p>
          </table:table-cell>
          <table:table-cell office:value-type="float" office:value="690">
            <text:p>690</text:p>
          </table:table-cell>
          <table:table-cell/>
        </table:table-row>
        <table:table-row table:style-name="ro1">
          <table:table-cell/>
          <table:table-cell office:value-type="float" office:value="904.826301011203">
            <text:p>904.826301011203</text:p>
          </table:table-cell>
          <table:table-cell office:value-type="float" office:value="681">
            <text:p>681</text:p>
          </table:table-cell>
          <table:table-cell/>
        </table:table-row>
        <table:table-row table:style-name="ro1">
          <table:table-cell/>
          <table:table-cell office:value-type="float" office:value="905.222890442258">
            <text:p>905.222890442258</text:p>
          </table:table-cell>
          <table:table-cell office:value-type="float" office:value="711">
            <text:p>711</text:p>
          </table:table-cell>
          <table:table-cell/>
        </table:table-row>
        <table:table-row table:style-name="ro1">
          <table:table-cell/>
          <table:table-cell office:value-type="float" office:value="905.619430069232">
            <text:p>905.619430069232</text:p>
          </table:table-cell>
          <table:table-cell office:value-type="float" office:value="725">
            <text:p>725</text:p>
          </table:table-cell>
          <table:table-cell/>
        </table:table-row>
        <table:table-row table:style-name="ro1">
          <table:table-cell/>
          <table:table-cell office:value-type="float" office:value="906.015919892125">
            <text:p>906.015919892125</text:p>
          </table:table-cell>
          <table:table-cell office:value-type="float" office:value="760">
            <text:p>760</text:p>
          </table:table-cell>
          <table:table-cell/>
        </table:table-row>
        <table:table-row table:style-name="ro1">
          <table:table-cell/>
          <table:table-cell office:value-type="float" office:value="906.412359910937">
            <text:p>906.412359910937</text:p>
          </table:table-cell>
          <table:table-cell office:value-type="float" office:value="743">
            <text:p>743</text:p>
          </table:table-cell>
          <table:table-cell/>
        </table:table-row>
        <table:table-row table:style-name="ro1">
          <table:table-cell/>
          <table:table-cell office:value-type="float" office:value="906.808750125668">
            <text:p>906.808750125668</text:p>
          </table:table-cell>
          <table:table-cell office:value-type="float" office:value="767">
            <text:p>767</text:p>
          </table:table-cell>
          <table:table-cell/>
        </table:table-row>
        <table:table-row table:style-name="ro1">
          <table:table-cell/>
          <table:table-cell office:value-type="float" office:value="907.205090536317">
            <text:p>907.205090536317</text:p>
          </table:table-cell>
          <table:table-cell office:value-type="float" office:value="811">
            <text:p>811</text:p>
          </table:table-cell>
          <table:table-cell/>
        </table:table-row>
        <table:table-row table:style-name="ro1">
          <table:table-cell/>
          <table:table-cell office:value-type="float" office:value="907.601381142886">
            <text:p>907.601381142886</text:p>
          </table:table-cell>
          <table:table-cell office:value-type="float" office:value="830">
            <text:p>830</text:p>
          </table:table-cell>
          <table:table-cell/>
        </table:table-row>
        <table:table-row table:style-name="ro1">
          <table:table-cell/>
          <table:table-cell office:value-type="float" office:value="907.997621945373">
            <text:p>907.997621945373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/>
          <table:table-cell office:value-type="float" office:value="908.39381294378">
            <text:p>908.393812943780</text:p>
          </table:table-cell>
          <table:table-cell office:value-type="float" office:value="874">
            <text:p>874</text:p>
          </table:table-cell>
          <table:table-cell/>
        </table:table-row>
        <table:table-row table:style-name="ro1">
          <table:table-cell/>
          <table:table-cell office:value-type="float" office:value="908.789954138105">
            <text:p>908.789954138105</text:p>
          </table:table-cell>
          <table:table-cell office:value-type="float" office:value="896">
            <text:p>896</text:p>
          </table:table-cell>
          <table:table-cell/>
        </table:table-row>
        <table:table-row table:style-name="ro1">
          <table:table-cell/>
          <table:table-cell office:value-type="float" office:value="909.186045528349">
            <text:p>909.186045528349</text:p>
          </table:table-cell>
          <table:table-cell office:value-type="float" office:value="936">
            <text:p>936</text:p>
          </table:table-cell>
          <table:table-cell/>
        </table:table-row>
        <table:table-row table:style-name="ro1">
          <table:table-cell/>
          <table:table-cell office:value-type="float" office:value="909.582087114512">
            <text:p>909.582087114512</text:p>
          </table:table-cell>
          <table:table-cell office:value-type="float" office:value="955">
            <text:p>955</text:p>
          </table:table-cell>
          <table:table-cell/>
        </table:table-row>
        <table:table-row table:style-name="ro1">
          <table:table-cell/>
          <table:table-cell office:value-type="float" office:value="909.978078896594">
            <text:p>909.978078896594</text:p>
          </table:table-cell>
          <table:table-cell office:value-type="float" office:value="949">
            <text:p>949</text:p>
          </table:table-cell>
          <table:table-cell/>
        </table:table-row>
        <table:table-row table:style-name="ro1">
          <table:table-cell/>
          <table:table-cell office:value-type="float" office:value="910.374020874595">
            <text:p>910.374020874595</text:p>
          </table:table-cell>
          <table:table-cell office:value-type="float" office:value="961">
            <text:p>961</text:p>
          </table:table-cell>
          <table:table-cell/>
        </table:table-row>
        <table:table-row table:style-name="ro1">
          <table:table-cell/>
          <table:table-cell office:value-type="float" office:value="910.769913048515">
            <text:p>910.769913048515</text:p>
          </table:table-cell>
          <table:table-cell office:value-type="float" office:value="975">
            <text:p>975</text:p>
          </table:table-cell>
          <table:table-cell/>
        </table:table-row>
        <table:table-row table:style-name="ro1">
          <table:table-cell/>
          <table:table-cell office:value-type="float" office:value="911.165755418354">
            <text:p>911.165755418354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/>
          <table:table-cell office:value-type="float" office:value="911.561547984112">
            <text:p>911.561547984112</text:p>
          </table:table-cell>
          <table:table-cell office:value-type="float" office:value="957">
            <text:p>957</text:p>
          </table:table-cell>
          <table:table-cell/>
        </table:table-row>
        <table:table-row table:style-name="ro1">
          <table:table-cell/>
          <table:table-cell office:value-type="float" office:value="911.957290745788">
            <text:p>911.957290745788</text:p>
          </table:table-cell>
          <table:table-cell office:value-type="float" office:value="992">
            <text:p>992</text:p>
          </table:table-cell>
          <table:table-cell/>
        </table:table-row>
        <table:table-row table:style-name="ro1">
          <table:table-cell/>
          <table:table-cell office:value-type="float" office:value="912.352983703384">
            <text:p>912.352983703384</text:p>
          </table:table-cell>
          <table:table-cell office:value-type="float" office:value="974">
            <text:p>974</text:p>
          </table:table-cell>
          <table:table-cell/>
        </table:table-row>
        <table:table-row table:style-name="ro1">
          <table:table-cell/>
          <table:table-cell office:value-type="float" office:value="912.748626856899">
            <text:p>912.748626856899</text:p>
          </table:table-cell>
          <table:table-cell office:value-type="float" office:value="967">
            <text:p>967</text:p>
          </table:table-cell>
          <table:table-cell/>
        </table:table-row>
        <table:table-row table:style-name="ro1">
          <table:table-cell/>
          <table:table-cell office:value-type="float" office:value="913.144220206332">
            <text:p>913.144220206332</text:p>
          </table:table-cell>
          <table:table-cell office:value-type="float" office:value="960">
            <text:p>960</text:p>
          </table:table-cell>
          <table:table-cell/>
        </table:table-row>
        <table:table-row table:style-name="ro1">
          <table:table-cell/>
          <table:table-cell office:value-type="float" office:value="913.539763751684">
            <text:p>913.539763751684</text:p>
          </table:table-cell>
          <table:table-cell office:value-type="float" office:value="930">
            <text:p>930</text:p>
          </table:table-cell>
          <table:table-cell/>
        </table:table-row>
        <table:table-row table:style-name="ro1">
          <table:table-cell/>
          <table:table-cell office:value-type="float" office:value="913.935257492955">
            <text:p>913.935257492955</text:p>
          </table:table-cell>
          <table:table-cell office:value-type="float" office:value="929">
            <text:p>929</text:p>
          </table:table-cell>
          <table:table-cell/>
        </table:table-row>
        <table:table-row table:style-name="ro1">
          <table:table-cell/>
          <table:table-cell office:value-type="float" office:value="914.330701430145">
            <text:p>914.330701430145</text:p>
          </table:table-cell>
          <table:table-cell office:value-type="float" office:value="921">
            <text:p>921</text:p>
          </table:table-cell>
          <table:table-cell/>
        </table:table-row>
        <table:table-row table:style-name="ro1">
          <table:table-cell/>
          <table:table-cell office:value-type="float" office:value="914.726095563254">
            <text:p>914.726095563254</text:p>
          </table:table-cell>
          <table:table-cell office:value-type="float" office:value="888">
            <text:p>888</text:p>
          </table:table-cell>
          <table:table-cell/>
        </table:table-row>
        <table:table-row table:style-name="ro1">
          <table:table-cell/>
          <table:table-cell office:value-type="float" office:value="915.121439892282">
            <text:p>915.121439892282</text:p>
          </table:table-cell>
          <table:table-cell office:value-type="float" office:value="854">
            <text:p>854</text:p>
          </table:table-cell>
          <table:table-cell/>
        </table:table-row>
        <table:table-row table:style-name="ro1">
          <table:table-cell/>
          <table:table-cell office:value-type="float" office:value="915.516734417229">
            <text:p>915.516734417229</text:p>
          </table:table-cell>
          <table:table-cell office:value-type="float" office:value="845">
            <text:p>845</text:p>
          </table:table-cell>
          <table:table-cell/>
        </table:table-row>
        <table:table-row table:style-name="ro1">
          <table:table-cell/>
          <table:table-cell office:value-type="float" office:value="915.911979138095">
            <text:p>915.911979138095</text:p>
          </table:table-cell>
          <table:table-cell office:value-type="float" office:value="814">
            <text:p>814</text:p>
          </table:table-cell>
          <table:table-cell/>
        </table:table-row>
        <table:table-row table:style-name="ro1">
          <table:table-cell/>
          <table:table-cell office:value-type="float" office:value="916.30717405488">
            <text:p>916.307174054880</text:p>
          </table:table-cell>
          <table:table-cell office:value-type="float" office:value="801">
            <text:p>801</text:p>
          </table:table-cell>
          <table:table-cell/>
        </table:table-row>
        <table:table-row table:style-name="ro1">
          <table:table-cell/>
          <table:table-cell office:value-type="float" office:value="916.702319167584">
            <text:p>916.702319167584</text:p>
          </table:table-cell>
          <table:table-cell office:value-type="float" office:value="773">
            <text:p>773</text:p>
          </table:table-cell>
          <table:table-cell/>
        </table:table-row>
        <table:table-row table:style-name="ro1">
          <table:table-cell/>
          <table:table-cell office:value-type="float" office:value="917.097414476206">
            <text:p>917.097414476206</text:p>
          </table:table-cell>
          <table:table-cell office:value-type="float" office:value="766">
            <text:p>766</text:p>
          </table:table-cell>
          <table:table-cell/>
        </table:table-row>
        <table:table-row table:style-name="ro1">
          <table:table-cell/>
          <table:table-cell office:value-type="float" office:value="917.492459980748">
            <text:p>917.492459980748</text:p>
          </table:table-cell>
          <table:table-cell office:value-type="float" office:value="755">
            <text:p>755</text:p>
          </table:table-cell>
          <table:table-cell/>
        </table:table-row>
        <table:table-row table:style-name="ro1">
          <table:table-cell/>
          <table:table-cell office:value-type="float" office:value="917.887455681208">
            <text:p>917.887455681208</text:p>
          </table:table-cell>
          <table:table-cell office:value-type="float" office:value="731">
            <text:p>731</text:p>
          </table:table-cell>
          <table:table-cell/>
        </table:table-row>
        <table:table-row table:style-name="ro1">
          <table:table-cell/>
          <table:table-cell office:value-type="float" office:value="918.282401577587">
            <text:p>918.282401577587</text:p>
          </table:table-cell>
          <table:table-cell office:value-type="float" office:value="732">
            <text:p>732</text:p>
          </table:table-cell>
          <table:table-cell/>
        </table:table-row>
        <table:table-row table:style-name="ro1">
          <table:table-cell/>
          <table:table-cell office:value-type="float" office:value="918.677297669885">
            <text:p>918.677297669885</text:p>
          </table:table-cell>
          <table:table-cell office:value-type="float" office:value="703">
            <text:p>703</text:p>
          </table:table-cell>
          <table:table-cell/>
        </table:table-row>
        <table:table-row table:style-name="ro1">
          <table:table-cell/>
          <table:table-cell office:value-type="float" office:value="919.072143958103">
            <text:p>919.072143958103</text:p>
          </table:table-cell>
          <table:table-cell office:value-type="float" office:value="701">
            <text:p>701</text:p>
          </table:table-cell>
          <table:table-cell/>
        </table:table-row>
        <table:table-row table:style-name="ro1">
          <table:table-cell/>
          <table:table-cell office:value-type="float" office:value="919.466940442239">
            <text:p>919.466940442239</text:p>
          </table:table-cell>
          <table:table-cell office:value-type="float" office:value="689">
            <text:p>689</text:p>
          </table:table-cell>
          <table:table-cell/>
        </table:table-row>
        <table:table-row table:style-name="ro1">
          <table:table-cell/>
          <table:table-cell office:value-type="float" office:value="919.861687122294">
            <text:p>919.861687122294</text:p>
          </table:table-cell>
          <table:table-cell office:value-type="float" office:value="666">
            <text:p>666</text:p>
          </table:table-cell>
          <table:table-cell/>
        </table:table-row>
        <table:table-row table:style-name="ro1">
          <table:table-cell/>
          <table:table-cell office:value-type="float" office:value="920.256383998267">
            <text:p>920.256383998267</text:p>
          </table:table-cell>
          <table:table-cell office:value-type="float" office:value="691">
            <text:p>691</text:p>
          </table:table-cell>
          <table:table-cell/>
        </table:table-row>
        <table:table-row table:style-name="ro1">
          <table:table-cell/>
          <table:table-cell office:value-type="float" office:value="920.65103107016">
            <text:p>920.651031070160</text:p>
          </table:table-cell>
          <table:table-cell office:value-type="float" office:value="671">
            <text:p>671</text:p>
          </table:table-cell>
          <table:table-cell/>
        </table:table-row>
        <table:table-row table:style-name="ro1">
          <table:table-cell/>
          <table:table-cell office:value-type="float" office:value="921.045628337972">
            <text:p>921.045628337972</text:p>
          </table:table-cell>
          <table:table-cell office:value-type="float" office:value="651">
            <text:p>651</text:p>
          </table:table-cell>
          <table:table-cell/>
        </table:table-row>
        <table:table-row table:style-name="ro1">
          <table:table-cell/>
          <table:table-cell office:value-type="float" office:value="921.440175801703">
            <text:p>921.440175801703</text:p>
          </table:table-cell>
          <table:table-cell office:value-type="float" office:value="638">
            <text:p>638</text:p>
          </table:table-cell>
          <table:table-cell/>
        </table:table-row>
        <table:table-row table:style-name="ro1">
          <table:table-cell/>
          <table:table-cell office:value-type="float" office:value="921.834673461352">
            <text:p>921.834673461352</text:p>
          </table:table-cell>
          <table:table-cell office:value-type="float" office:value="643">
            <text:p>643</text:p>
          </table:table-cell>
          <table:table-cell/>
        </table:table-row>
        <table:table-row table:style-name="ro1">
          <table:table-cell/>
          <table:table-cell office:value-type="float" office:value="922.229121316921">
            <text:p>922.229121316921</text:p>
          </table:table-cell>
          <table:table-cell office:value-type="float" office:value="625">
            <text:p>625</text:p>
          </table:table-cell>
          <table:table-cell/>
        </table:table-row>
        <table:table-row table:style-name="ro1">
          <table:table-cell/>
          <table:table-cell office:value-type="float" office:value="922.623519368408">
            <text:p>922.623519368408</text:p>
          </table:table-cell>
          <table:table-cell office:value-type="float" office:value="614">
            <text:p>614</text:p>
          </table:table-cell>
          <table:table-cell/>
        </table:table-row>
        <table:table-row table:style-name="ro1">
          <table:table-cell/>
          <table:table-cell office:value-type="float" office:value="923.017867615814">
            <text:p>923.017867615814</text:p>
          </table:table-cell>
          <table:table-cell office:value-type="float" office:value="620">
            <text:p>620</text:p>
          </table:table-cell>
          <table:table-cell/>
        </table:table-row>
        <table:table-row table:style-name="ro1">
          <table:table-cell/>
          <table:table-cell office:value-type="float" office:value="923.412166059139">
            <text:p>923.412166059139</text:p>
          </table:table-cell>
          <table:table-cell office:value-type="float" office:value="603">
            <text:p>603</text:p>
          </table:table-cell>
          <table:table-cell/>
        </table:table-row>
        <table:table-row table:style-name="ro1">
          <table:table-cell/>
          <table:table-cell office:value-type="float" office:value="923.806414698383">
            <text:p>923.806414698383</text:p>
          </table:table-cell>
          <table:table-cell office:value-type="float" office:value="585">
            <text:p>585</text:p>
          </table:table-cell>
          <table:table-cell/>
        </table:table-row>
        <table:table-row table:style-name="ro1">
          <table:table-cell/>
          <table:table-cell office:value-type="float" office:value="924.200613533546">
            <text:p>924.200613533546</text:p>
          </table:table-cell>
          <table:table-cell office:value-type="float" office:value="581">
            <text:p>581</text:p>
          </table:table-cell>
          <table:table-cell/>
        </table:table-row>
        <table:table-row table:style-name="ro1">
          <table:table-cell/>
          <table:table-cell office:value-type="float" office:value="924.594762564628">
            <text:p>924.594762564628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/>
          <table:table-cell office:value-type="float" office:value="924.988861791629">
            <text:p>924.988861791629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/>
          <table:table-cell office:value-type="float" office:value="925.382911214549">
            <text:p>925.382911214549</text:p>
          </table:table-cell>
          <table:table-cell office:value-type="float" office:value="552">
            <text:p>552</text:p>
          </table:table-cell>
          <table:table-cell/>
        </table:table-row>
        <table:table-row table:style-name="ro1">
          <table:table-cell/>
          <table:table-cell office:value-type="float" office:value="925.776910833388">
            <text:p>925.776910833388</text:p>
          </table:table-cell>
          <table:table-cell office:value-type="float" office:value="539">
            <text:p>539</text:p>
          </table:table-cell>
          <table:table-cell/>
        </table:table-row>
        <table:table-row table:style-name="ro1">
          <table:table-cell/>
          <table:table-cell office:value-type="float" office:value="926.170860648145">
            <text:p>926.170860648145</text:p>
          </table:table-cell>
          <table:table-cell office:value-type="float" office:value="541">
            <text:p>541</text:p>
          </table:table-cell>
          <table:table-cell/>
        </table:table-row>
        <table:table-row table:style-name="ro1">
          <table:table-cell/>
          <table:table-cell office:value-type="float" office:value="926.564760658822">
            <text:p>926.564760658822</text:p>
          </table:table-cell>
          <table:table-cell office:value-type="float" office:value="520">
            <text:p>520</text:p>
          </table:table-cell>
          <table:table-cell/>
        </table:table-row>
        <table:table-row table:style-name="ro1">
          <table:table-cell/>
          <table:table-cell office:value-type="float" office:value="926.958610865417">
            <text:p>926.958610865417</text:p>
          </table:table-cell>
          <table:table-cell office:value-type="float" office:value="533">
            <text:p>533</text:p>
          </table:table-cell>
          <table:table-cell/>
        </table:table-row>
        <table:table-row table:style-name="ro1">
          <table:table-cell/>
          <table:table-cell office:value-type="float" office:value="927.352411267932">
            <text:p>927.352411267932</text:p>
          </table:table-cell>
          <table:table-cell office:value-type="float" office:value="504">
            <text:p>504</text:p>
          </table:table-cell>
          <table:table-cell/>
        </table:table-row>
        <table:table-row table:style-name="ro1">
          <table:table-cell/>
          <table:table-cell office:value-type="float" office:value="927.746161866365">
            <text:p>927.746161866365</text:p>
          </table:table-cell>
          <table:table-cell office:value-type="float" office:value="526">
            <text:p>526</text:p>
          </table:table-cell>
          <table:table-cell/>
        </table:table-row>
        <table:table-row table:style-name="ro1">
          <table:table-cell/>
          <table:table-cell office:value-type="float" office:value="928.139862660717">
            <text:p>928.139862660717</text:p>
          </table:table-cell>
          <table:table-cell office:value-type="float" office:value="508">
            <text:p>508</text:p>
          </table:table-cell>
          <table:table-cell/>
        </table:table-row>
        <table:table-row table:style-name="ro1">
          <table:table-cell/>
          <table:table-cell office:value-type="float" office:value="928.533513650988">
            <text:p>928.533513650988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928.927114837178">
            <text:p>928.927114837178</text:p>
          </table:table-cell>
          <table:table-cell office:value-type="float" office:value="479">
            <text:p>479</text:p>
          </table:table-cell>
          <table:table-cell/>
        </table:table-row>
        <table:table-row table:style-name="ro1">
          <table:table-cell/>
          <table:table-cell office:value-type="float" office:value="929.320666219287">
            <text:p>929.320666219287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929.714167797315">
            <text:p>929.714167797315</text:p>
          </table:table-cell>
          <table:table-cell office:value-type="float" office:value="470">
            <text:p>470</text:p>
          </table:table-cell>
          <table:table-cell/>
        </table:table-row>
        <table:table-row table:style-name="ro1">
          <table:table-cell/>
          <table:table-cell office:value-type="float" office:value="930.107619571262">
            <text:p>930.107619571262</text:p>
          </table:table-cell>
          <table:table-cell office:value-type="float" office:value="463">
            <text:p>463</text:p>
          </table:table-cell>
          <table:table-cell/>
        </table:table-row>
        <table:table-row table:style-name="ro1">
          <table:table-cell/>
          <table:table-cell office:value-type="float" office:value="930.501021541128">
            <text:p>930.501021541128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930.894373706912">
            <text:p>930.894373706912</text:p>
          </table:table-cell>
          <table:table-cell office:value-type="float" office:value="461">
            <text:p>461</text:p>
          </table:table-cell>
          <table:table-cell/>
        </table:table-row>
        <table:table-row table:style-name="ro1">
          <table:table-cell/>
          <table:table-cell office:value-type="float" office:value="931.287676068616">
            <text:p>931.287676068616</text:p>
          </table:table-cell>
          <table:table-cell office:value-type="float" office:value="475">
            <text:p>475</text:p>
          </table:table-cell>
          <table:table-cell/>
        </table:table-row>
        <table:table-row table:style-name="ro1">
          <table:table-cell/>
          <table:table-cell office:value-type="float" office:value="931.680928626238">
            <text:p>931.680928626238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932.07413137978">
            <text:p>932.074131379780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932.46728432924">
            <text:p>932.467284329240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932.860387474619">
            <text:p>932.860387474619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33.253440815917">
            <text:p>933.253440815917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933.646444353134">
            <text:p>933.646444353134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934.03939808627">
            <text:p>934.039398086270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934.432302015325">
            <text:p>934.43230201532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934.825156140299">
            <text:p>934.82515614029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35.217960461192">
            <text:p>935.217960461192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35.610714978003">
            <text:p>935.610714978003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36.003419690734">
            <text:p>936.003419690734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36.396074599383">
            <text:p>936.396074599383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936.788679703951">
            <text:p>936.788679703951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37.181235004439">
            <text:p>937.181235004439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937.573740500845">
            <text:p>937.573740500845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37.96619619317">
            <text:p>937.966196193170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38.358602081414">
            <text:p>938.358602081414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/>
          <table:table-cell office:value-type="float" office:value="938.750958165577">
            <text:p>938.750958165577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39.143264445659">
            <text:p>939.143264445659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39.53552092166">
            <text:p>939.535520921660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939.927727593579">
            <text:p>939.927727593579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940.319884461418">
            <text:p>940.319884461418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940.711991525175">
            <text:p>940.711991525175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41.104048784852">
            <text:p>941.104048784852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41.496056240447">
            <text:p>941.496056240447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41.888013891962">
            <text:p>941.888013891962</text:p>
          </table:table-cell>
          <table:table-cell office:value-type="float" office:value="464">
            <text:p>464</text:p>
          </table:table-cell>
          <table:table-cell/>
        </table:table-row>
        <table:table-row table:style-name="ro1">
          <table:table-cell/>
          <table:table-cell office:value-type="float" office:value="942.279921739394">
            <text:p>942.27992173939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942.671779782747">
            <text:p>942.671779782747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43.063588022018">
            <text:p>943.063588022018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43.455346457207">
            <text:p>943.455346457207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43.847055088316">
            <text:p>943.847055088316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944.238713915344">
            <text:p>944.238713915344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944.630322938291">
            <text:p>944.630322938291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45.021882157157">
            <text:p>945.021882157157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945.413391571941">
            <text:p>945.413391571941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945.804851182644">
            <text:p>945.804851182644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946.196260989267">
            <text:p>946.196260989267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/>
          <table:table-cell office:value-type="float" office:value="946.587620991808">
            <text:p>946.587620991808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/>
          <table:table-cell office:value-type="float" office:value="946.978931190268">
            <text:p>946.978931190268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947.370191584647">
            <text:p>947.370191584647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947.761402174945">
            <text:p>947.761402174945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948.152562961162">
            <text:p>948.152562961162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48.543673943298">
            <text:p>948.543673943298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948.934735121353">
            <text:p>948.934735121353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49.325746495327">
            <text:p>949.325746495327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/>
          <table:table-cell office:value-type="float" office:value="949.716708065219">
            <text:p>949.716708065219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50.107619831031">
            <text:p>950.107619831031</text:p>
          </table:table-cell>
          <table:table-cell office:value-type="float" office:value="465">
            <text:p>465</text:p>
          </table:table-cell>
          <table:table-cell/>
        </table:table-row>
        <table:table-row table:style-name="ro1">
          <table:table-cell/>
          <table:table-cell office:value-type="float" office:value="950.498481792761">
            <text:p>950.498481792761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950.88929395041">
            <text:p>950.889293950410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51.280056303979">
            <text:p>951.280056303979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51.670768853466">
            <text:p>951.670768853466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52.061431598872">
            <text:p>952.061431598872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52.452044540197">
            <text:p>952.452044540197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52.842607677441">
            <text:p>952.842607677441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53.233121010604">
            <text:p>953.233121010604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53.623584539685">
            <text:p>953.623584539685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954.013998264686">
            <text:p>954.013998264686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954.404362185606">
            <text:p>954.404362185606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954.794676302444">
            <text:p>954.794676302444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955.184940615202">
            <text:p>955.184940615202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955.575155123878">
            <text:p>955.575155123878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55.965319828473">
            <text:p>955.965319828473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56.355434728987">
            <text:p>956.355434728987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956.74549982542">
            <text:p>956.74549982542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57.135515117773">
            <text:p>957.13551511777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957.525480606043">
            <text:p>957.52548060604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957.915396290233">
            <text:p>957.91539629023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958.305262170342">
            <text:p>958.305262170342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958.69507824637">
            <text:p>958.695078246370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/>
          <table:table-cell office:value-type="float" office:value="959.084844518316">
            <text:p>959.084844518316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/>
          <table:table-cell office:value-type="float" office:value="959.474560986182">
            <text:p>959.474560986182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59.864227649966">
            <text:p>959.864227649966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60.253844509669">
            <text:p>960.253844509669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60.643411565292">
            <text:p>960.643411565292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61.032928816833">
            <text:p>961.032928816833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61.422396264293">
            <text:p>961.42239626429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961.811813907672">
            <text:p>961.811813907672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62.20118174697">
            <text:p>962.201181746970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62.590499782186">
            <text:p>962.590499782186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62.979768013322">
            <text:p>962.979768013322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63.368986440377">
            <text:p>963.368986440377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63.758155063351">
            <text:p>963.758155063351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964.147273882243">
            <text:p>964.147273882243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964.536342897055">
            <text:p>964.536342897055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964.925362107785">
            <text:p>964.925362107785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965.314331514434">
            <text:p>965.314331514434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965.703251117002">
            <text:p>965.703251117002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/>
          <table:table-cell office:value-type="float" office:value="966.092120915489">
            <text:p>966.09212091548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66.480940909895">
            <text:p>966.480940909895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966.86971110022">
            <text:p>966.869711100220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/>
          <table:table-cell office:value-type="float" office:value="967.258431486464">
            <text:p>967.258431486464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67.647102068626">
            <text:p>967.647102068626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/>
          <table:table-cell office:value-type="float" office:value="968.035722846708">
            <text:p>968.035722846708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968.424293820709">
            <text:p>968.424293820709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968.812814990628">
            <text:p>968.812814990628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69.201286356467">
            <text:p>969.201286356467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969.589707918224">
            <text:p>969.589707918224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969.9780796759">
            <text:p>969.97807967590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70.366401629495">
            <text:p>970.366401629495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70.754673779009">
            <text:p>970.754673779009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71.142896124443">
            <text:p>971.142896124443</text:p>
          </table:table-cell>
          <table:table-cell office:value-type="float" office:value="420">
            <text:p>420</text:p>
          </table:table-cell>
          <table:table-cell/>
        </table:table-row>
        <table:table-row table:style-name="ro1">
          <table:table-cell/>
          <table:table-cell office:value-type="float" office:value="971.531068665795">
            <text:p>971.531068665795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71.919191403065">
            <text:p>971.919191403065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/>
          <table:table-cell office:value-type="float" office:value="972.307264336255">
            <text:p>972.307264336255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72.695287465363">
            <text:p>972.695287465363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73.083260790391">
            <text:p>973.083260790391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/>
          <table:table-cell office:value-type="float" office:value="973.471184311338">
            <text:p>973.471184311338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973.859058028203">
            <text:p>973.859058028203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/>
          <table:table-cell office:value-type="float" office:value="974.246881940987">
            <text:p>974.246881940987</text:p>
          </table:table-cell>
          <table:table-cell office:value-type="float" office:value="412">
            <text:p>412</text:p>
          </table:table-cell>
          <table:table-cell/>
        </table:table-row>
        <table:table-row table:style-name="ro1">
          <table:table-cell/>
          <table:table-cell office:value-type="float" office:value="974.634656049691">
            <text:p>974.634656049691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75.022380354313">
            <text:p>975.022380354313</text:p>
          </table:table-cell>
          <table:table-cell office:value-type="float" office:value="425">
            <text:p>425</text:p>
          </table:table-cell>
          <table:table-cell/>
        </table:table-row>
        <table:table-row table:style-name="ro1">
          <table:table-cell/>
          <table:table-cell office:value-type="float" office:value="975.410054854854">
            <text:p>975.410054854854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75.797679551314">
            <text:p>975.797679551314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976.185254443693">
            <text:p>976.185254443693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976.57277953199">
            <text:p>976.57277953199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76.960254816207">
            <text:p>976.960254816207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77.347680296343">
            <text:p>977.347680296343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977.735055972397">
            <text:p>977.735055972397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978.122381844371">
            <text:p>978.122381844371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78.509657912263">
            <text:p>978.509657912263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978.896884176075">
            <text:p>978.896884176075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979.284060635805">
            <text:p>979.284060635805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79.671187291454">
            <text:p>979.671187291454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980.058264143022">
            <text:p>980.058264143022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80.445291190509">
            <text:p>980.44529119050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80.832268433915">
            <text:p>980.832268433915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81.21919587324">
            <text:p>981.21919587324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81.606073508483">
            <text:p>981.606073508483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981.992901339646">
            <text:p>981.992901339646</text:p>
          </table:table-cell>
          <table:table-cell office:value-type="float" office:value="423">
            <text:p>423</text:p>
          </table:table-cell>
          <table:table-cell/>
        </table:table-row>
        <table:table-row table:style-name="ro1">
          <table:table-cell/>
          <table:table-cell office:value-type="float" office:value="982.379679366728">
            <text:p>982.379679366728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982.766407589728">
            <text:p>982.766407589728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983.153086008647">
            <text:p>983.153086008647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983.539714623486">
            <text:p>983.539714623486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83.926293434243">
            <text:p>983.926293434243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984.312822440919">
            <text:p>984.312822440919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984.699301643514">
            <text:p>984.699301643514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985.085731042028">
            <text:p>985.085731042028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85.472110636461">
            <text:p>985.472110636461</text:p>
          </table:table-cell>
          <table:table-cell office:value-type="float" office:value="441">
            <text:p>441</text:p>
          </table:table-cell>
          <table:table-cell/>
        </table:table-row>
        <table:table-row table:style-name="ro1">
          <table:table-cell/>
          <table:table-cell office:value-type="float" office:value="985.858440426813">
            <text:p>985.858440426813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/>
          <table:table-cell office:value-type="float" office:value="986.244720413083">
            <text:p>986.244720413083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986.630950595273">
            <text:p>986.630950595273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87.017130973381">
            <text:p>987.017130973381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987.403261547409">
            <text:p>987.403261547409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987.789342317355">
            <text:p>987.789342317355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88.175373283221">
            <text:p>988.175373283221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88.561354445005">
            <text:p>988.561354445005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988.947285802708">
            <text:p>988.947285802708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989.33316735633">
            <text:p>989.333167356330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89.718999105871">
            <text:p>989.718999105871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990.104781051331">
            <text:p>990.104781051331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/>
          <table:table-cell office:value-type="float" office:value="990.49051319271">
            <text:p>990.490513192710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990.876195530007">
            <text:p>990.876195530007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91.261828063224">
            <text:p>991.261828063224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991.64741079236">
            <text:p>991.647410792360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992.032943717414">
            <text:p>992.032943717414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/>
          <table:table-cell office:value-type="float" office:value="992.418426838387">
            <text:p>992.418426838387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92.80386015528">
            <text:p>992.803860155280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/>
          <table:table-cell office:value-type="float" office:value="993.189243668091">
            <text:p>993.189243668091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93.574577376821">
            <text:p>993.574577376821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993.95986128147">
            <text:p>993.95986128147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994.345095382038">
            <text:p>994.345095382038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994.730279678525">
            <text:p>994.730279678525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995.11541417093">
            <text:p>995.115414170930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995.500498859255">
            <text:p>995.500498859255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995.885533743499">
            <text:p>995.885533743499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996.270518823661">
            <text:p>996.270518823661</text:p>
          </table:table-cell>
          <table:table-cell office:value-type="float" office:value="462">
            <text:p>462</text:p>
          </table:table-cell>
          <table:table-cell/>
        </table:table-row>
        <table:table-row table:style-name="ro1">
          <table:table-cell/>
          <table:table-cell office:value-type="float" office:value="996.655454099743">
            <text:p>996.655454099743</text:p>
          </table:table-cell>
          <table:table-cell office:value-type="float" office:value="467">
            <text:p>467</text:p>
          </table:table-cell>
          <table:table-cell/>
        </table:table-row>
        <table:table-row table:style-name="ro1">
          <table:table-cell/>
          <table:table-cell office:value-type="float" office:value="997.040339571743">
            <text:p>997.040339571743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997.425175239662">
            <text:p>997.425175239662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997.809961103501">
            <text:p>997.809961103501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998.194697163258">
            <text:p>998.194697163258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998.579383418934">
            <text:p>998.579383418934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998.964019870529">
            <text:p>998.964019870529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999.348606518043">
            <text:p>999.348606518043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999.733143361475">
            <text:p>999.733143361475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1000.11763040083">
            <text:p>1000.11763040083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1000.5020676361">
            <text:p>1000.502067636100</text:p>
          </table:table-cell>
          <table:table-cell office:value-type="float" office:value="455">
            <text:p>455</text:p>
          </table:table-cell>
          <table:table-cell/>
        </table:table-row>
        <table:table-row table:style-name="ro1">
          <table:table-cell/>
          <table:table-cell office:value-type="float" office:value="1000.88645506729">
            <text:p>1000.886455067290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1001.2707926944">
            <text:p>1001.270792694400</text:p>
          </table:table-cell>
          <table:table-cell office:value-type="float" office:value="430">
            <text:p>430</text:p>
          </table:table-cell>
          <table:table-cell/>
        </table:table-row>
        <table:table-row table:style-name="ro1">
          <table:table-cell/>
          <table:table-cell office:value-type="float" office:value="1001.65508051742">
            <text:p>1001.655080517420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1002.03931853637">
            <text:p>1002.039318536370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1002.42350675123">
            <text:p>1002.423506751230</text:p>
          </table:table-cell>
          <table:table-cell office:value-type="float" office:value="419">
            <text:p>419</text:p>
          </table:table-cell>
          <table:table-cell/>
        </table:table-row>
        <table:table-row table:style-name="ro1">
          <table:table-cell/>
          <table:table-cell office:value-type="float" office:value="1002.80764516202">
            <text:p>1002.80764516202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1003.19173376872">
            <text:p>1003.19173376872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003.57577257134">
            <text:p>1003.575772571340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1003.95976156988">
            <text:p>1003.959761569880</text:p>
          </table:table-cell>
          <table:table-cell office:value-type="float" office:value="476">
            <text:p>476</text:p>
          </table:table-cell>
          <table:table-cell/>
        </table:table-row>
        <table:table-row table:style-name="ro1">
          <table:table-cell/>
          <table:table-cell office:value-type="float" office:value="1004.34370076434">
            <text:p>1004.343700764340</text:p>
          </table:table-cell>
          <table:table-cell office:value-type="float" office:value="456">
            <text:p>456</text:p>
          </table:table-cell>
          <table:table-cell/>
        </table:table-row>
        <table:table-row table:style-name="ro1">
          <table:table-cell/>
          <table:table-cell office:value-type="float" office:value="1004.72759015472">
            <text:p>1004.727590154720</text:p>
          </table:table-cell>
          <table:table-cell office:value-type="float" office:value="444">
            <text:p>444</text:p>
          </table:table-cell>
          <table:table-cell/>
        </table:table-row>
        <table:table-row table:style-name="ro1">
          <table:table-cell/>
          <table:table-cell office:value-type="float" office:value="1005.11142974102">
            <text:p>1005.111429741020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1005.49521952324">
            <text:p>1005.495219523240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1005.87895950137">
            <text:p>1005.878959501370</text:p>
          </table:table-cell>
          <table:table-cell office:value-type="float" office:value="422">
            <text:p>422</text:p>
          </table:table-cell>
          <table:table-cell/>
        </table:table-row>
        <table:table-row table:style-name="ro1">
          <table:table-cell/>
          <table:table-cell office:value-type="float" office:value="1006.26264967543">
            <text:p>1006.262649675430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1006.6462900454">
            <text:p>1006.646290045400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007.02988061129">
            <text:p>1007.02988061129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007.4134213731">
            <text:p>1007.41342137310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007.79691233083">
            <text:p>1007.79691233083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1008.18035348448">
            <text:p>1008.180353484480</text:p>
          </table:table-cell>
          <table:table-cell office:value-type="float" office:value="454">
            <text:p>454</text:p>
          </table:table-cell>
          <table:table-cell/>
        </table:table-row>
        <table:table-row table:style-name="ro1">
          <table:table-cell/>
          <table:table-cell office:value-type="float" office:value="1008.56374483405">
            <text:p>1008.56374483405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1008.94708637954">
            <text:p>1008.947086379540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1009.33037812094">
            <text:p>1009.330378120940</text:p>
          </table:table-cell>
          <table:table-cell office:value-type="float" office:value="437">
            <text:p>437</text:p>
          </table:table-cell>
          <table:table-cell/>
        </table:table-row>
        <table:table-row table:style-name="ro1">
          <table:table-cell/>
          <table:table-cell office:value-type="float" office:value="1009.71362005827">
            <text:p>1009.713620058270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1010.09681219151">
            <text:p>1010.096812191510</text:p>
          </table:table-cell>
          <table:table-cell office:value-type="float" office:value="420">
            <text:p>420</text:p>
          </table:table-cell>
          <table:table-cell/>
        </table:table-row>
        <table:table-row table:style-name="ro1">
          <table:table-cell/>
          <table:table-cell office:value-type="float" office:value="1010.47995452067">
            <text:p>1010.479954520670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1010.86304704575">
            <text:p>1010.863047045750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1011.24608976675">
            <text:p>1011.246089766750</text:p>
          </table:table-cell>
          <table:table-cell office:value-type="float" office:value="443">
            <text:p>443</text:p>
          </table:table-cell>
          <table:table-cell/>
        </table:table-row>
        <table:table-row table:style-name="ro1">
          <table:table-cell/>
          <table:table-cell office:value-type="float" office:value="1011.62908268367">
            <text:p>1011.629082683670</text:p>
          </table:table-cell>
          <table:table-cell office:value-type="float" office:value="457">
            <text:p>457</text:p>
          </table:table-cell>
          <table:table-cell/>
        </table:table-row>
        <table:table-row table:style-name="ro1">
          <table:table-cell/>
          <table:table-cell office:value-type="float" office:value="1012.01202579651">
            <text:p>1012.01202579651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012.39491910527">
            <text:p>1012.39491910527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012.77776260995">
            <text:p>1012.777762609950</text:p>
          </table:table-cell>
          <table:table-cell office:value-type="float" office:value="466">
            <text:p>466</text:p>
          </table:table-cell>
          <table:table-cell/>
        </table:table-row>
        <table:table-row table:style-name="ro1">
          <table:table-cell/>
          <table:table-cell office:value-type="float" office:value="1013.16055631054">
            <text:p>1013.160556310540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1013.54330020705">
            <text:p>1013.543300207050</text:p>
          </table:table-cell>
          <table:table-cell office:value-type="float" office:value="458">
            <text:p>458</text:p>
          </table:table-cell>
          <table:table-cell/>
        </table:table-row>
        <table:table-row table:style-name="ro1">
          <table:table-cell/>
          <table:table-cell office:value-type="float" office:value="1013.92599429949">
            <text:p>1013.925994299490</text:p>
          </table:table-cell>
          <table:table-cell office:value-type="float" office:value="446">
            <text:p>446</text:p>
          </table:table-cell>
          <table:table-cell/>
        </table:table-row>
        <table:table-row table:style-name="ro1">
          <table:table-cell/>
          <table:table-cell office:value-type="float" office:value="1014.30863858784">
            <text:p>1014.308638587840</text:p>
          </table:table-cell>
          <table:table-cell office:value-type="float" office:value="450">
            <text:p>450</text:p>
          </table:table-cell>
          <table:table-cell/>
        </table:table-row>
        <table:table-row table:style-name="ro1">
          <table:table-cell/>
          <table:table-cell office:value-type="float" office:value="1014.69123307211">
            <text:p>1014.691233072110</text:p>
          </table:table-cell>
          <table:table-cell office:value-type="float" office:value="448">
            <text:p>448</text:p>
          </table:table-cell>
          <table:table-cell/>
        </table:table-row>
        <table:table-row table:style-name="ro1">
          <table:table-cell/>
          <table:table-cell office:value-type="float" office:value="1015.0737777523">
            <text:p>1015.073777752300</text:p>
          </table:table-cell>
          <table:table-cell office:value-type="float" office:value="445">
            <text:p>445</text:p>
          </table:table-cell>
          <table:table-cell/>
        </table:table-row>
        <table:table-row table:style-name="ro1">
          <table:table-cell/>
          <table:table-cell office:value-type="float" office:value="1015.45627262841">
            <text:p>1015.456272628410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1015.83871770043">
            <text:p>1015.838717700430</text:p>
          </table:table-cell>
          <table:table-cell office:value-type="float" office:value="440">
            <text:p>440</text:p>
          </table:table-cell>
          <table:table-cell/>
        </table:table-row>
        <table:table-row table:style-name="ro1">
          <table:table-cell/>
          <table:table-cell office:value-type="float" office:value="1016.22111296838">
            <text:p>1016.221112968380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1016.60345843224">
            <text:p>1016.603458432240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016.98575409203">
            <text:p>1016.98575409203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1017.36799994773">
            <text:p>1017.367999947730</text:p>
          </table:table-cell>
          <table:table-cell office:value-type="float" office:value="438">
            <text:p>438</text:p>
          </table:table-cell>
          <table:table-cell/>
        </table:table-row>
        <table:table-row table:style-name="ro1">
          <table:table-cell/>
          <table:table-cell office:value-type="float" office:value="1017.75019599935">
            <text:p>1017.750195999350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1018.13234224689">
            <text:p>1018.132342246890</text:p>
          </table:table-cell>
          <table:table-cell office:value-type="float" office:value="431">
            <text:p>431</text:p>
          </table:table-cell>
          <table:table-cell/>
        </table:table-row>
        <table:table-row table:style-name="ro1">
          <table:table-cell/>
          <table:table-cell office:value-type="float" office:value="1018.51443869035">
            <text:p>1018.514438690350</text:p>
          </table:table-cell>
          <table:table-cell office:value-type="float" office:value="449">
            <text:p>449</text:p>
          </table:table-cell>
          <table:table-cell/>
        </table:table-row>
        <table:table-row table:style-name="ro1">
          <table:table-cell/>
          <table:table-cell office:value-type="float" office:value="1018.89648532973">
            <text:p>1018.896485329730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1019.27848216503">
            <text:p>1019.278482165030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1019.66042919625">
            <text:p>1019.660429196250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1020.04232642338">
            <text:p>1020.042326423380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1020.42417384644">
            <text:p>1020.424173846440</text:p>
          </table:table-cell>
          <table:table-cell office:value-type="float" office:value="447">
            <text:p>447</text:p>
          </table:table-cell>
          <table:table-cell/>
        </table:table-row>
        <table:table-row table:style-name="ro1">
          <table:table-cell/>
          <table:table-cell office:value-type="float" office:value="1020.80597146541">
            <text:p>1020.805971465410</text:p>
          </table:table-cell>
          <table:table-cell office:value-type="float" office:value="452">
            <text:p>452</text:p>
          </table:table-cell>
          <table:table-cell/>
        </table:table-row>
        <table:table-row table:style-name="ro1">
          <table:table-cell/>
          <table:table-cell office:value-type="float" office:value="1021.1877192803">
            <text:p>1021.187719280300</text:p>
          </table:table-cell>
          <table:table-cell office:value-type="float" office:value="445">
            <text:p>445</text:p>
          </table:table-cell>
          <table:table-cell>
            <draw:frame table:end-cell-address="Sheet1.K2067" table:end-x="0.1154in" table:end-y="0.026in" draw:z-index="0" draw:style-name="gr1" draw:text-style-name="P1" svg:width="6.2988in" svg:height="3.5429in" svg:x="0.0398in" svg:y="0.0394in">
              <draw:object draw:notify-on-update-of-ranges="Sheet1.B4:Sheet1.B2071 Sheet1.C4:Sheet1.C207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1021.56941729111">
            <text:p>1021.569417291110</text:p>
          </table:table-cell>
          <table:table-cell office:value-type="float" office:value="451">
            <text:p>451</text:p>
          </table:table-cell>
          <table:table-cell/>
        </table:table-row>
        <table:table-row table:style-name="ro1">
          <table:table-cell/>
          <table:table-cell office:value-type="float" office:value="1021.95106549784">
            <text:p>1021.951065497840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/>
          <table:table-cell office:value-type="float" office:value="1022.33266390049">
            <text:p>1022.332663900490</text:p>
          </table:table-cell>
          <table:table-cell office:value-type="float" office:value="424">
            <text:p>424</text:p>
          </table:table-cell>
          <table:table-cell/>
        </table:table-row>
        <table:table-row table:style-name="ro1">
          <table:table-cell/>
          <table:table-cell office:value-type="float" office:value="1022.71421249906">
            <text:p>1022.714212499060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1023.09571129355">
            <text:p>1023.095711293550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/>
          <table:table-cell office:value-type="float" office:value="1023.47716028395">
            <text:p>1023.477160283950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/>
          <table:table-cell office:value-type="float" office:value="1023.85855947028">
            <text:p>1023.858559470280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1024.23990885252">
            <text:p>1024.239908852520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/>
          <table:table-cell office:value-type="float" office:value="1024.62120843068">
            <text:p>1024.621208430680</text:p>
          </table:table-cell>
          <table:table-cell office:value-type="float" office:value="434">
            <text:p>434</text:p>
          </table:table-cell>
          <table:table-cell/>
        </table:table-row>
        <table:table-row table:style-name="ro1">
          <table:table-cell/>
          <table:table-cell office:value-type="float" office:value="1025.00245820476">
            <text:p>1025.002458204760</text:p>
          </table:table-cell>
          <table:table-cell office:value-type="float" office:value="442">
            <text:p>442</text:p>
          </table:table-cell>
          <table:table-cell/>
        </table:table-row>
        <table:table-row table:style-name="ro1">
          <table:table-cell/>
          <table:table-cell office:value-type="float" office:value="1025.38365817476">
            <text:p>1025.383658174760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1025.76480834068">
            <text:p>1025.764808340680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/>
          <table:table-cell office:value-type="float" office:value="1026.14590870252">
            <text:p>1026.14590870252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1026.52695926028">
            <text:p>1026.526959260280</text:p>
          </table:table-cell>
          <table:table-cell office:value-type="float" office:value="453">
            <text:p>453</text:p>
          </table:table-cell>
          <table:table-cell/>
        </table:table-row>
        <table:table-row table:style-name="ro1">
          <table:table-cell/>
          <table:table-cell office:value-type="float" office:value="1026.90796001395">
            <text:p>1026.907960013950</text:p>
          </table:table-cell>
          <table:table-cell office:value-type="float" office:value="433">
            <text:p>433</text:p>
          </table:table-cell>
          <table:table-cell/>
        </table:table-row>
        <table:table-row table:style-name="ro1">
          <table:table-cell/>
          <table:table-cell office:value-type="float" office:value="1027.28891096355">
            <text:p>1027.288910963550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/>
          <table:table-cell office:value-type="float" office:value="1027.66981210906">
            <text:p>1027.669812109060</text:p>
          </table:table-cell>
          <table:table-cell office:value-type="float" office:value="427">
            <text:p>427</text:p>
          </table:table-cell>
          <table:table-cell/>
        </table:table-row>
        <table:table-row table:style-name="ro1">
          <table:table-cell/>
          <table:table-cell office:value-type="float" office:value="1028.05066345049">
            <text:p>1028.050663450490</text:p>
          </table:table-cell>
          <table:table-cell office:value-type="float" office:value="436">
            <text:p>436</text:p>
          </table:table-cell>
          <table:table-cell/>
        </table:table-row>
        <table:table-row table:style-name="ro1">
          <table:table-cell/>
          <table:table-cell office:value-type="float" office:value="1028.43146498785">
            <text:p>1028.431464987850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/>
          <table:table-cell office:value-type="float" office:value="1028.81221672112">
            <text:p>1028.812216721120</text:p>
          </table:table-cell>
          <table:table-cell office:value-type="float" office:value="435">
            <text:p>435</text:p>
          </table:table-cell>
          <table:table-cell/>
        </table:table-row>
        <table:table-row table:style-name="ro1">
          <table:table-cell/>
          <table:table-cell office:value-type="float" office:value="1029.1929186503">
            <text:p>1029.192918650300</text:p>
          </table:table-cell>
          <table:table-cell office:value-type="float" office:value="144">
            <text:p>144</text:p>
          </table:table-cell>
          <table:table-cell/>
        </table:table-row>
        <table:table-row table:style-name="ro1">
          <table:table-cell/>
          <table:table-cell office:value-type="float" office:value="1029.57357077541">
            <text:p>1029.57357077541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/>
          <table:table-cell office:value-type="float" office:value="1029.95417309644">
            <text:p>1029.95417309644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/>
          <table:table-cell office:value-type="float" office:value="1030.33472561339">
            <text:p>1030.334725613390</text:p>
          </table:table-cell>
          <table:table-cell office:value-type="float" office:value="44">
            <text:p>4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8">
      <number:number number:decimal-places="13" number:min-integer-digits="1"/>
    </number:number-style>
    <number:number-style style:name="N119">
      <number:number number:decimal-places="12" number:min-integer-digits="1"/>
    </number:number-style>
    <number:number-style style:name="N120">
      <number:number number:decimal-places="18" number:min-integer-digits="1"/>
    </number:number-style>
    <number:number-style style:name="N121">
      <number:number number:decimal-places="20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12/04/2015</text:date>, <text:time>14:4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12-04T14:40:38.83</dc:date>
    <meta:editing-duration>PT19M34S</meta:editing-duration>
    <meta:editing-cycles>5</meta:editing-cycles>
    <meta:document-statistic meta:table-count="1" meta:cell-count="41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9">
      <number:number number:decimal-places="1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Sheet1.B4:Sheet1.C2071" svg:x="0.77cm" svg:y="0.855cm" svg:width="11.738cm" svg:height="7.545cm">
          <chartooo:coordinate-region svg:x="2.027cm" svg:y="1.068cm" svg:width="8.945cm" svg:height="6.65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4:Sheet1.C2071" chart:class="chart:scatter">
            <chart:domain table:cell-range-address="Sheet1.B4:Sheet1.B2071"/>
            <chart:data-point chart:repeated="206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7.390451310812">
                <text:p>137.390451310812</text:p>
                <draw:g>
                  <svg:desc>Sheet1.B4:Sheet1.B2071</svg:desc>
                </draw:g>
              </table:table-cell>
              <table:table-cell office:value-type="float" office:value="0">
                <text:p>0</text:p>
                <draw:g>
                  <svg:desc>Sheet1.C4:Sheet1.C20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7.873899059277">
                <text:p>137.873899059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8.357297003661">
                <text:p>138.3572970036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8.840645143964">
                <text:p>138.8406451439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9.323943480186">
                <text:p>139.32394348018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.807192012327">
                <text:p>139.807192012327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.290390740387">
                <text:p>140.290390740387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.773539664366">
                <text:p>140.773539664366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1.256638784263">
                <text:p>141.25663878426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1.73968810008">
                <text:p>141.73968810008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2.222687611815">
                <text:p>142.22268761181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.70563731947">
                <text:p>142.7056373194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3.188537223043">
                <text:p>143.188537223043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.671387322535">
                <text:p>143.67138732253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4.154187617947">
                <text:p>144.15418761794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4.636938109277">
                <text:p>144.63693810927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5.119638796526">
                <text:p>145.11963879652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5.602289679693">
                <text:p>145.60228967969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6.08489075878">
                <text:p>146.0848907587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.567442033786">
                <text:p>146.56744203378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7.049943504711">
                <text:p>147.0499435047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.532395171554">
                <text:p>147.53239517155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.014797034317">
                <text:p>148.01479703431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8.497149092998">
                <text:p>148.49714909299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8.979451347598">
                <text:p>148.97945134759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.461703798117">
                <text:p>149.46170379811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.943906444556">
                <text:p>149.9439064445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0.426059286913">
                <text:p>150.42605928691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.908162325189">
                <text:p>150.90816232518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1.390215559383">
                <text:p>151.39021555938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1.872218989497">
                <text:p>151.87221898949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2.35417261553">
                <text:p>152.3541726155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2.836076437482">
                <text:p>152.83607643748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3.317930455352">
                <text:p>153.317930455352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3.799734669142">
                <text:p>153.79973466914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4.28148907885">
                <text:p>154.2814890788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4.763193684477">
                <text:p>154.76319368447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5.244848486023">
                <text:p>155.24484848602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.726453483489">
                <text:p>155.72645348348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6.208008676873">
                <text:p>156.20800867687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6.689514066176">
                <text:p>156.68951406617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7.170969651397">
                <text:p>157.17096965139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7.652375432538">
                <text:p>157.65237543253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8.133731409598">
                <text:p>158.13373140959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8.615037582577">
                <text:p>158.61503758257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9.096293951474">
                <text:p>159.09629395147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.57750051629">
                <text:p>159.5775005162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0.058657277026">
                <text:p>160.0586572770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.53976423368">
                <text:p>160.5397642336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1.020821386253">
                <text:p>161.02082138625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1.501828734745">
                <text:p>161.50182873474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1.982786279156">
                <text:p>161.98278627915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2.463694019486">
                <text:p>162.46369401948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62.944551955735">
                <text:p>162.94455195573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3.425360087903">
                <text:p>163.42536008790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3.90611841599">
                <text:p>163.9061184159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4.386826939995">
                <text:p>164.38682693999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4.86748565992">
                <text:p>164.8674856599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5.348094575763">
                <text:p>165.34809457576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5.828653687526">
                <text:p>165.82865368752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6.309162995207">
                <text:p>166.30916299520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6.789622498807">
                <text:p>166.78962249880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.270032198326">
                <text:p>167.270032198326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.750392093764">
                <text:p>167.75039209376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8.230702185121">
                <text:p>168.23070218512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8.710962472397">
                <text:p>168.71096247239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9.191172955592">
                <text:p>169.19117295559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9.671333634706">
                <text:p>169.67133363470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0.151444509738">
                <text:p>170.15144450973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0.63150558069">
                <text:p>170.631505580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1.11151684756">
                <text:p>171.111516847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71.59147831035">
                <text:p>171.591478310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.071389969058">
                <text:p>172.07138996905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72.551251823685">
                <text:p>172.55125182368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73.031063874231">
                <text:p>173.03106387423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3.510826120696">
                <text:p>173.51082612069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3.99053856308">
                <text:p>173.9905385630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4.470201201383">
                <text:p>174.47020120138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.949814035605">
                <text:p>174.94981403560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5.429377065745">
                <text:p>175.42937706574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5.908890291805">
                <text:p>175.90889029180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6.388353713783">
                <text:p>176.38835371378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.867767331681">
                <text:p>176.86776733168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.347131145497">
                <text:p>177.34713114549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7.826445155233">
                <text:p>177.82644515523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.305709360887">
                <text:p>178.30570936088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8.78492376246">
                <text:p>178.7849237624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9.264088359952">
                <text:p>179.26408835995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9.743203153363">
                <text:p>179.74320315336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0.222268142693">
                <text:p>180.22226814269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.701283327941">
                <text:p>180.70128332794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.180248709109">
                <text:p>181.18024870910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1.659164286196">
                <text:p>181.65916428619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2.138030059201">
                <text:p>182.13803005920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2.616846028126">
                <text:p>182.61684602812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3.095612192969">
                <text:p>183.09561219296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3.574328553731">
                <text:p>183.5743285537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4.052995110412">
                <text:p>184.05299511041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4.531611863012">
                <text:p>184.53161186301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5.010178811531">
                <text:p>185.01017881153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85.488695955969">
                <text:p>185.48869595596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5.967163296326">
                <text:p>185.96716329632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6.445580832602">
                <text:p>186.44558083260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86.923948564797">
                <text:p>186.92394856479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7.40226649291">
                <text:p>187.4022664929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7.880534616943">
                <text:p>187.88053461694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8.358752936894">
                <text:p>188.35875293689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8.836921452765">
                <text:p>188.83692145276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9.315040164554">
                <text:p>189.3150401645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9.793109072262">
                <text:p>189.79310907226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.271128175889">
                <text:p>190.27112817588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0.749097475435">
                <text:p>190.74909747543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1.2270169709">
                <text:p>191.227016970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1.704886662284">
                <text:p>191.704886662284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2.182706549587">
                <text:p>192.18270654958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2.660476632808">
                <text:p>192.66047663280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3.138196911949">
                <text:p>193.13819691194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3.615867387008">
                <text:p>193.61586738700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4.093488057987">
                <text:p>194.09348805798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4.571058924884">
                <text:p>194.57105892488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5.0485799877">
                <text:p>195.0485799877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5.526051246435">
                <text:p>195.52605124643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6.00347270109">
                <text:p>196.0034727010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6.480844351663">
                <text:p>196.480844351663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6.958166198154">
                <text:p>196.95816619815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7.435438240565">
                <text:p>197.43543824056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7.912660478895">
                <text:p>197.9126604788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8.389832913144">
                <text:p>198.38983291314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8.866955543311">
                <text:p>198.86695554331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9.344028369398">
                <text:p>199.34402836939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9.821051391403">
                <text:p>199.82105139140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0.298024609327">
                <text:p>200.29802460932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0.774948023171">
                <text:p>200.77494802317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1.251821632933">
                <text:p>201.25182163293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1.728645438614">
                <text:p>201.72864543861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2.205419440214">
                <text:p>202.20541944021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2.682143637733">
                <text:p>202.68214363773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3.158818031171">
                <text:p>203.15881803117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3.635442620527">
                <text:p>203.63544262052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4.112017405803">
                <text:p>204.11201740580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4.588542386998">
                <text:p>204.58854238699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5.065017564111">
                <text:p>205.06501756411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5.541442937144">
                <text:p>205.54144293714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6.017818506095">
                <text:p>206.01781850609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06.494144270965">
                <text:p>206.494144270965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6.970420231754">
                <text:p>206.97042023175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.446646388462">
                <text:p>207.44664638846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.922822741089">
                <text:p>207.922822741089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8.398949289635">
                <text:p>208.39894928963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8.8750260341">
                <text:p>208.875026034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9.351052974484">
                <text:p>209.35105297448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9.827030110786">
                <text:p>209.827030110786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10.302957443008">
                <text:p>210.3029574430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10.778834971148">
                <text:p>210.77883497114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11.254662695208">
                <text:p>211.25466269520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1.730440615186">
                <text:p>211.73044061518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2.206168731083">
                <text:p>212.2061687310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12.6818470429">
                <text:p>212.681847042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13.157475550635">
                <text:p>213.15747555063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3.633054254289">
                <text:p>213.63305425428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4.108583153862">
                <text:p>214.10858315386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4.584062249353">
                <text:p>214.58406224935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15.059491540764">
                <text:p>215.05949154076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15.534871028094">
                <text:p>215.53487102809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16.010200711342">
                <text:p>216.01020071134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6.48548059051">
                <text:p>216.4854805905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.960710665596">
                <text:p>216.96071066559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7.435890936601">
                <text:p>217.43589093660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7.911021403526">
                <text:p>217.91102140352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8.386102066369">
                <text:p>218.38610206636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8.861132925131">
                <text:p>218.86113292513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9.336113979812">
                <text:p>219.33611397981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9.811045230412">
                <text:p>219.81104523041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.285926676931">
                <text:p>220.28592667693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.760758319368">
                <text:p>220.76075831936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21.235540157725">
                <text:p>221.23554015772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21.710272192">
                <text:p>221.71027219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22.184954422195">
                <text:p>222.18495442219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2.659586848308">
                <text:p>222.65958684830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23.134169470341">
                <text:p>223.13416947034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3.608702288292">
                <text:p>223.60870228829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24.083185302162">
                <text:p>224.08318530216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24.557618511951">
                <text:p>224.5576185119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5.032001917659">
                <text:p>225.03200191765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5.506335519286">
                <text:p>225.50633551928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5.980619316832">
                <text:p>225.98061931683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6.454853310296">
                <text:p>226.45485331029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6.92903749968">
                <text:p>226.9290374996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7.403171884983">
                <text:p>227.40317188498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7.877256466204">
                <text:p>227.87725646620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8.351291243344">
                <text:p>228.35129124334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8.825276216404">
                <text:p>228.82527621640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9.299211385382">
                <text:p>229.299211385382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9.773096750279">
                <text:p>229.77309675027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0.246932311095">
                <text:p>230.24693231109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30.72071806783">
                <text:p>230.7207180678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1.194454020484">
                <text:p>231.19445402048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1.668140169057">
                <text:p>231.66814016905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32.141776513548">
                <text:p>232.14177651354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32.615363053959">
                <text:p>232.61536305395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3.088899790289">
                <text:p>233.08889979028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3.562386722537">
                <text:p>233.56238672253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34.035823850704">
                <text:p>234.03582385070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4.509211174791">
                <text:p>234.50921117479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4.982548694796">
                <text:p>234.98254869479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5.45583641072">
                <text:p>235.4558364107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35.929074322563">
                <text:p>235.92907432256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6.402262430325">
                <text:p>236.4022624303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36.875400734006">
                <text:p>236.87540073400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37.348489233606">
                <text:p>237.34848923360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37.821527929125">
                <text:p>237.82152792912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38.294516820562">
                <text:p>238.29451682056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38.767455907919">
                <text:p>238.76745590791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39.240345191194">
                <text:p>239.24034519119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9.713184670388">
                <text:p>239.71318467038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40.185974345502">
                <text:p>240.18597434550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40.658714216534">
                <text:p>240.658714216534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1.131404283485">
                <text:p>241.13140428348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.604044546355">
                <text:p>241.60404454635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2.076635005144">
                <text:p>242.07663500514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2.549175659852">
                <text:p>242.5491756598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43.021666510479">
                <text:p>243.02166651047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43.494107557024">
                <text:p>243.49410755702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3.966498799489">
                <text:p>243.96649879948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4.438840237873">
                <text:p>244.43884023787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4.911131872175">
                <text:p>244.91113187217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45.383373702396">
                <text:p>245.38337370239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45.855565728537">
                <text:p>245.85556572853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6.327707950596">
                <text:p>246.32770795059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6.799800368574">
                <text:p>246.79980036857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47.271842982471">
                <text:p>247.27184298247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7.743835792287">
                <text:p>247.743835792287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48.215778798022">
                <text:p>248.21577879802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8.687671999676">
                <text:p>248.68767199967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9.159515397248">
                <text:p>249.15951539724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49.63130899074">
                <text:p>249.6313089907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50.10305278015">
                <text:p>250.1030527801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50.57474676548">
                <text:p>250.5747467654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51.046390946728">
                <text:p>251.0463909467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51.517985323896">
                <text:p>251.51798532389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51.989529896982">
                <text:p>251.98952989698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52.461024665987">
                <text:p>252.46102466598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52.932469630911">
                <text:p>252.93246963091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53.403864791754">
                <text:p>253.40386479175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53.875210148516">
                <text:p>253.87521014851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4.346505701196">
                <text:p>254.34650570119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4.817751449796">
                <text:p>254.81775144979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5.288947394315">
                <text:p>255.28894739431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5.760093534752">
                <text:p>255.76009353475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6.231189871109">
                <text:p>256.23118987110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6.702236403384">
                <text:p>256.70223640338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7.173233131578">
                <text:p>257.17323313157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7.644180055691">
                <text:p>257.64418005569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8.115077175724">
                <text:p>258.11507717572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.585924491675">
                <text:p>258.58592449167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.056722003544">
                <text:p>259.056722003544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9.527469711333">
                <text:p>259.52746971133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9.998167615041">
                <text:p>259.99816761504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0.468815714668">
                <text:p>260.46881571466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.939414010213">
                <text:p>260.939414010213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.409962501678">
                <text:p>261.40996250167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.880461189061">
                <text:p>261.88046118906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.350910072364">
                <text:p>262.35091007236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2.821309151585">
                <text:p>262.82130915158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3.291658426725">
                <text:p>263.2916584267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3.761957897784">
                <text:p>263.76195789778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4.232207564762">
                <text:p>264.23220756476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4.702407427659">
                <text:p>264.70240742765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5.172557486475">
                <text:p>265.17255748647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5.64265774121">
                <text:p>265.6426577412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6.112708191863">
                <text:p>266.11270819186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6.582708838436">
                <text:p>266.58270883843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67.052659680928">
                <text:p>267.05265968092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67.522560719338">
                <text:p>267.52256071933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67.992411953667">
                <text:p>267.9924119536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68.462213383916">
                <text:p>268.46221338391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8.931965010083">
                <text:p>268.93196501008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69.401666832169">
                <text:p>269.40166683216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69.871318850174">
                <text:p>269.87131885017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0.340921064098">
                <text:p>270.34092106409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70.810473473941">
                <text:p>270.81047347394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1.279976079702">
                <text:p>271.27997607970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71.749428881383">
                <text:p>271.74942888138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72.218831878983">
                <text:p>272.21883187898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2.688185072501">
                <text:p>272.68818507250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73.157488461939">
                <text:p>273.15748846193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73.626742047295">
                <text:p>273.62674204729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74.09594582857">
                <text:p>274.0959458285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74.565099805764">
                <text:p>274.56509980576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75.034203978877">
                <text:p>275.03420397887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75.503258347909">
                <text:p>275.50325834790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75.97226291286">
                <text:p>275.9722629128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76.44121767373">
                <text:p>276.4412176737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76.910122630519">
                <text:p>276.91012263051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77.378977783227">
                <text:p>277.37897778322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77.847783131853">
                <text:p>277.8477831318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78.316538676399">
                <text:p>278.31653867639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78.785244416863">
                <text:p>278.78524441686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79.253900353246">
                <text:p>279.25390035324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79.722506485549">
                <text:p>279.72250648554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80.19106281377">
                <text:p>280.1910628137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80.65956933791">
                <text:p>280.6595693379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81.128026057969">
                <text:p>281.128026057969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81.596432973947">
                <text:p>281.5964329739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82.064790085844">
                <text:p>282.06479008584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82.533097393659">
                <text:p>282.533097393659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83.001354897394">
                <text:p>283.00135489739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83.469562597048">
                <text:p>283.46956259704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83.93772049262">
                <text:p>283.9377204926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84.405828584112">
                <text:p>284.40582858411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4.873886871522">
                <text:p>284.87388687152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85.341895354851">
                <text:p>285.34189535485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85.809854034099">
                <text:p>285.80985403409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86.277762909266">
                <text:p>286.27776290926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86.745621980352">
                <text:p>286.74562198035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87.213431247357">
                <text:p>287.21343124735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87.681190710281">
                <text:p>287.68119071028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88.148900369124">
                <text:p>288.14890036912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88.616560223885">
                <text:p>288.61656022388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89.084170274566">
                <text:p>289.08417027456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9.551730521165">
                <text:p>289.55173052116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0.019240963684">
                <text:p>290.01924096368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0.486701602121">
                <text:p>290.48670160212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0.954112436477">
                <text:p>290.95411243647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1.421473466753">
                <text:p>291.42147346675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1.888784692947">
                <text:p>291.88878469294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2.35604611506">
                <text:p>292.3560461150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2.823257733092">
                <text:p>292.82325773309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3.290419547042">
                <text:p>293.29041954704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3.757531556912">
                <text:p>293.75753155691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4.224593762701">
                <text:p>294.22459376270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4.691606164408">
                <text:p>294.69160616440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5.158568762035">
                <text:p>295.15856876203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5.62548155558">
                <text:p>295.62548155558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6.092344545045">
                <text:p>296.09234454504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6.559157730428">
                <text:p>296.55915773042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7.02592111173">
                <text:p>297.02592111173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7.492634688951">
                <text:p>297.49263468895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7.959298462091">
                <text:p>297.95929846209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8.42591243115">
                <text:p>298.425912431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8.892476596128">
                <text:p>298.89247659612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9.358990957024">
                <text:p>299.35899095702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9.82545551384">
                <text:p>299.8254555138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00.291870266575">
                <text:p>300.29187026657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0.758235215228">
                <text:p>300.75823521522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01.2245503598">
                <text:p>301.224550359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01.690815700292">
                <text:p>301.69081570029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2.157031236702">
                <text:p>302.1570312367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2.623196969031">
                <text:p>302.62319696903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3.089312897279">
                <text:p>303.0893128972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3.555379021446">
                <text:p>303.55537902144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4.021395341532">
                <text:p>304.02139534153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4.487361857537">
                <text:p>304.48736185753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4.953278569461">
                <text:p>304.95327856946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5.419145477303">
                <text:p>305.41914547730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5.884962581065">
                <text:p>305.88496258106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6.350729880745">
                <text:p>306.35072988074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6.816447376345">
                <text:p>306.81644737634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7.282115067863">
                <text:p>307.28211506786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07.7477329553">
                <text:p>307.747732955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08.213301038656">
                <text:p>308.21330103865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8.678819317931">
                <text:p>308.67881931793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9.144287793125">
                <text:p>309.14428779312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9.609706464238">
                <text:p>309.60970646423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0.07507533127">
                <text:p>310.0750753312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0.540394394221">
                <text:p>310.54039439422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1.00566365309">
                <text:p>311.0056636530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1.470883107879">
                <text:p>311.47088310787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1.936052758586">
                <text:p>311.93605275858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2.401172605213">
                <text:p>312.40117260521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2.866242647758">
                <text:p>312.86624264775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13.331262886222">
                <text:p>313.33126288622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13.796233320605">
                <text:p>313.79623332060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14.261153950907">
                <text:p>314.26115395090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14.726024777128">
                <text:p>314.72602477712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15.190845799268">
                <text:p>315.19084579926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15.655617017327">
                <text:p>315.65561701732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16.120338431305">
                <text:p>316.12033843130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16.585010041201">
                <text:p>316.585010041201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7.049631847017">
                <text:p>317.049631847017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17.514203848751">
                <text:p>317.51420384875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17.978726046405">
                <text:p>317.97872604640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18.443198439977">
                <text:p>318.44319843997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18.907621029468">
                <text:p>318.907621029468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19.371993814878">
                <text:p>319.37199381487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9.836316796207">
                <text:p>319.836316796207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20.300589973455">
                <text:p>320.30058997345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20.764813346622">
                <text:p>320.76481334662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1.228986915708">
                <text:p>321.22898691570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21.693110680713">
                <text:p>321.69311068071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2.157184641636">
                <text:p>322.15718464163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22.621208798479">
                <text:p>322.62120879847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23.08518315124">
                <text:p>323.0851831512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23.549107699921">
                <text:p>323.54910769992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24.01298244452">
                <text:p>324.0129824445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24.476807385038">
                <text:p>324.47680738503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24.940582521475">
                <text:p>324.940582521475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25.404307853831">
                <text:p>325.40430785383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25.867983382106">
                <text:p>325.86798338210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26.3316091063">
                <text:p>326.331609106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26.795185026413">
                <text:p>326.79518502641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27.258711142445">
                <text:p>327.25871114244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27.722187454395">
                <text:p>327.72218745439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28.185613962265">
                <text:p>328.18561396226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28.648990666053">
                <text:p>328.64899066605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29.112317565761">
                <text:p>329.11231756576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29.575594661387">
                <text:p>329.57559466138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30.038821952932">
                <text:p>330.03882195293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30.501999440396">
                <text:p>330.50199944039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30.965127123779">
                <text:p>330.96512712377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1.428205003081">
                <text:p>331.42820500308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31.891233078302">
                <text:p>331.89123307830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2.354211349442">
                <text:p>332.35421134944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32.8171398165">
                <text:p>332.817139816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33.280018479478">
                <text:p>333.280018479478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3.742847338375">
                <text:p>333.74284733837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34.20562639319">
                <text:p>334.2056263931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34.668355643924">
                <text:p>334.66835564392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35.131035090578">
                <text:p>335.13103509057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35.59366473315">
                <text:p>335.5936647331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6.056244571641">
                <text:p>336.05624457164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36.518774606051">
                <text:p>336.51877460605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36.98125483638">
                <text:p>336.9812548363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37.443685262628">
                <text:p>337.44368526262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7.906065884795">
                <text:p>337.906065884795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8.36839670288">
                <text:p>338.3683967028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38.830677716885">
                <text:p>338.83067771688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39.292908926808">
                <text:p>339.29290892680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39.755090332651">
                <text:p>339.75509033265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0.217221934412">
                <text:p>340.2172219344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40.679303732092">
                <text:p>340.679303732092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41.141335725692">
                <text:p>341.14133572569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1.60331791521">
                <text:p>341.603317915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2.065250300647">
                <text:p>342.06525030064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2.527132882003">
                <text:p>342.52713288200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2.988965659277">
                <text:p>342.98896565927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3.450748632471">
                <text:p>343.45074863247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3.912481801584">
                <text:p>343.91248180158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44.374165166616">
                <text:p>344.37416516661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44.835798727566">
                <text:p>344.83579872756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45.297382484435">
                <text:p>345.29738248443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45.758916437224">
                <text:p>345.75891643722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6.220400585931">
                <text:p>346.22040058593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46.681834930557">
                <text:p>346.68183493055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47.143219471102">
                <text:p>347.14321947110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47.604554207566">
                <text:p>347.60455420756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48.065839139949">
                <text:p>348.06583913994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.527074268251">
                <text:p>348.52707426825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48.988259592472">
                <text:p>348.98825959247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49.449395112612">
                <text:p>349.44939511261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49.91048082867">
                <text:p>349.9104808286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50.371516740648">
                <text:p>350.37151674064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50.832502848544">
                <text:p>350.83250284854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51.293439152359">
                <text:p>351.2934391523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51.754325652094">
                <text:p>351.75432565209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52.215162347747">
                <text:p>352.21516234774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2.675949239319">
                <text:p>352.6759492393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53.13668632681">
                <text:p>353.13668632681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53.59737361022">
                <text:p>353.5973736102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54.058011089549">
                <text:p>354.05801108954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54.518598764796">
                <text:p>354.51859876479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54.979136635963">
                <text:p>354.97913663596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55.439624703049">
                <text:p>355.43962470304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55.900062966053">
                <text:p>355.90006296605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56.360451424977">
                <text:p>356.3604514249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56.820790079819">
                <text:p>356.82079007981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57.28107893058">
                <text:p>357.28107893058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57.74131797726">
                <text:p>357.7413179772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358.20150721986">
                <text:p>358.2015072198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358.661646658378">
                <text:p>358.66164665837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59.121736292814">
                <text:p>359.12173629281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59.58177612317">
                <text:p>359.5817761231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60.041766149445">
                <text:p>360.04176614944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60.501706371639">
                <text:p>360.50170637163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60.961596789751">
                <text:p>360.96159678975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61.421437403783">
                <text:p>361.42143740378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61.881228213733">
                <text:p>361.88122821373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62.340969219603">
                <text:p>362.34096921960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62.800660421391">
                <text:p>362.80066042139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63.260301819098">
                <text:p>363.26030181909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63.719893412724">
                <text:p>363.71989341272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64.179435202269">
                <text:p>364.17943520226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64.638927187733">
                <text:p>364.63892718773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65.098369369116">
                <text:p>365.09836936911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65.557761746417">
                <text:p>365.55776174641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66.017104319638">
                <text:p>366.01710431963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66.476397088778">
                <text:p>366.47639708877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66.935640053836">
                <text:p>366.93564005383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7.394833214814">
                <text:p>367.39483321481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67.85397657171">
                <text:p>367.8539765717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68.313070124525">
                <text:p>368.31307012452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68.772113873259">
                <text:p>368.772113873259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69.231107817912">
                <text:p>369.23110781791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69.690051958484">
                <text:p>369.69005195848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70.148946294975">
                <text:p>370.14894629497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70.607790827385">
                <text:p>370.60779082738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1.066585555714">
                <text:p>371.06658555571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1.525330479962">
                <text:p>371.52533047996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71.984025600128">
                <text:p>371.98402560012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72.442670916214">
                <text:p>372.44267091621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72.901266428218">
                <text:p>372.90126642821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73.359812136141">
                <text:p>373.35981213614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3.818308039984">
                <text:p>373.81830803998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74.276754139745">
                <text:p>374.27675413974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74.735150435425">
                <text:p>374.73515043542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75.193496927024">
                <text:p>375.19349692702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75.651793614542">
                <text:p>375.65179361454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76.110040497978">
                <text:p>376.11004049797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76.568237577334">
                <text:p>376.568237577334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77.026384852609">
                <text:p>377.026384852609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77.484482323802">
                <text:p>377.48448232380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77.942529990915">
                <text:p>377.94252999091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78.400527853946">
                <text:p>378.40052785394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78.858475912897">
                <text:p>378.85847591289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79.316374167766">
                <text:p>379.31637416776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79.774222618554">
                <text:p>379.77422261855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80.232021265261">
                <text:p>380.23202126526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0.689770107887">
                <text:p>380.68977010788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81.147469146432">
                <text:p>381.14746914643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81.605118380896">
                <text:p>381.60511838089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82.062717811278">
                <text:p>382.06271781127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82.52026743758">
                <text:p>382.5202674375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82.977767259801">
                <text:p>382.97776725980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83.43521727794">
                <text:p>383.4352172779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83.892617491998">
                <text:p>383.89261749199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84.349967901976">
                <text:p>384.349967901976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4.807268507872">
                <text:p>384.80726850787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85.264519309687">
                <text:p>385.26451930968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385.721720307421">
                <text:p>385.72172030742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86.178871501074">
                <text:p>386.178871501074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86.635972890646">
                <text:p>386.63597289064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87.093024476137">
                <text:p>387.09302447613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87.550026257546">
                <text:p>387.55002625754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88.006978234875">
                <text:p>388.00697823487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88.463880408123">
                <text:p>388.46388040812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88.920732777289">
                <text:p>388.92073277728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89.377535342375">
                <text:p>389.3775353423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89.834288103379">
                <text:p>389.834288103379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90.290991060302">
                <text:p>390.29099106030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90.747644213144">
                <text:p>390.74764421314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91.204247561905">
                <text:p>391.2042475619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391.660801106585">
                <text:p>391.66080110658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92.117304847184">
                <text:p>392.117304847184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92.573758783702">
                <text:p>392.57375878370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93.030162916139">
                <text:p>393.0301629161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93.486517244494">
                <text:p>393.48651724449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93.942821768769">
                <text:p>393.94282176876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94.399076488962">
                <text:p>394.39907648896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94.855281405075">
                <text:p>394.85528140507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95.311436517106">
                <text:p>395.31143651710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95.767541825056">
                <text:p>395.767541825056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96.223597328925">
                <text:p>396.22359732892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96.679603028713">
                <text:p>396.67960302871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97.13555892442">
                <text:p>397.1355589244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97.591465016046">
                <text:p>397.59146501604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98.047321303591">
                <text:p>398.04732130359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98.503127787055">
                <text:p>398.50312778705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98.958884466437">
                <text:p>398.95888446643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99.414591341739">
                <text:p>399.41459134173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99.870248412959">
                <text:p>399.87024841295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00.325855680099">
                <text:p>400.325855680099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00.781413143157">
                <text:p>400.78141314315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01.236920802134">
                <text:p>401.23692080213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01.69237865703">
                <text:p>401.6923786570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02.147786707845">
                <text:p>402.14778670784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02.603144954579">
                <text:p>402.603144954579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3.058453397232">
                <text:p>403.05845339723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03.513712035804">
                <text:p>403.51371203580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03.968920870295">
                <text:p>403.96892087029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04.424079900704">
                <text:p>404.42407990070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04.879189127033">
                <text:p>404.87918912703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05.33424854928">
                <text:p>405.3342485492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05.789258167447">
                <text:p>405.78925816744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06.244217981532">
                <text:p>406.24421798153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06.699127991536">
                <text:p>406.69912799153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07.153988197459">
                <text:p>407.1539881974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07.608798599301">
                <text:p>407.60879859930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08.063559197062">
                <text:p>408.06355919706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8.518269990742">
                <text:p>408.51826999074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08.972930980341">
                <text:p>408.97293098034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09.427542165859">
                <text:p>409.42754216585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09.882103547295">
                <text:p>409.88210354729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10.336615124651">
                <text:p>410.336615124651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10.791076897925">
                <text:p>410.79107689792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11.245488867119">
                <text:p>411.245488867119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11.699851032231">
                <text:p>411.69985103223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12.154163393262">
                <text:p>412.15416339326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12.608425950212">
                <text:p>412.60842595021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13.062638703081">
                <text:p>413.06263870308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3.516801651869">
                <text:p>413.51680165186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13.970914796576">
                <text:p>413.97091479657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14.424978137202">
                <text:p>414.4249781372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414.878991673746">
                <text:p>414.87899167374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15.33295540621">
                <text:p>415.3329554062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15.786869334593">
                <text:p>415.78686933459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416.240733458894">
                <text:p>416.24073345889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16.694547779114">
                <text:p>416.69454777911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17.148312295254">
                <text:p>417.14831229525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17.602027007312">
                <text:p>417.60202700731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418.055691915289">
                <text:p>418.05569191528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18.509307019185">
                <text:p>418.50930701918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18.962872319">
                <text:p>418.96287231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19.416387814734">
                <text:p>419.41638781473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19.869853506386">
                <text:p>419.86985350638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20.323269393958">
                <text:p>420.323269393958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20.776635477449">
                <text:p>420.77663547744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21.229951756858">
                <text:p>421.229951756858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21.683218232187">
                <text:p>421.68321823218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22.136434903434">
                <text:p>422.13643490343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22.5896017706">
                <text:p>422.589601770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23.042718833686">
                <text:p>423.04271883368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23.49578609269">
                <text:p>423.4957860926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23.948803547613">
                <text:p>423.94880354761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4.401771198455">
                <text:p>424.40177119845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4.854689045215">
                <text:p>424.85468904521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5.307557087895">
                <text:p>425.3075570878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5.760375326494">
                <text:p>425.76037532649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6.213143761011">
                <text:p>426.21314376101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6.665862391448">
                <text:p>426.66586239144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27.118531217803">
                <text:p>427.11853121780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27.571150240078">
                <text:p>427.57115024007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28.023719458271">
                <text:p>428.02371945827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28.476238872383">
                <text:p>428.47623887238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28.928708482414">
                <text:p>428.928708482414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29.381128288364">
                <text:p>429.38112828836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29.833498290233">
                <text:p>429.833498290233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30.285818488021">
                <text:p>430.28581848802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30.738088881728">
                <text:p>430.73808888172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31.190309471354">
                <text:p>431.19030947135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31.642480256898">
                <text:p>431.64248025689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32.094601238362">
                <text:p>432.09460123836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32.546672415744">
                <text:p>432.546672415744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32.998693789045">
                <text:p>432.99869378904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33.450665358266">
                <text:p>433.45066535826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33.902587123405">
                <text:p>433.90258712340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34.354459084463">
                <text:p>434.35445908446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34.80628124144">
                <text:p>434.8062812414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35.258053594336">
                <text:p>435.25805359433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35.709776143151">
                <text:p>435.70977614315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36.161448887884">
                <text:p>436.16144888788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36.613071828537">
                <text:p>436.61307182853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37.064644965109">
                <text:p>437.06464496510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37.516168297599">
                <text:p>437.51616829759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37.967641826009">
                <text:p>437.967641826009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38.419065550337">
                <text:p>438.419065550337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38.870439470584">
                <text:p>438.87043947058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39.32176358675">
                <text:p>439.32176358675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39.773037898835">
                <text:p>439.77303789883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40.224262406839">
                <text:p>440.22426240683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0.675437110762">
                <text:p>440.67543711076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41.126562010604">
                <text:p>441.12656201060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41.577637106365">
                <text:p>441.57763710636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42.028662398044">
                <text:p>442.02866239804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42.479637885643">
                <text:p>442.47963788564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42.930563569161">
                <text:p>442.93056356916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43.381439448597">
                <text:p>443.38143944859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43.832265523952">
                <text:p>443.83226552395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44.283041795227">
                <text:p>444.28304179522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44.73376826242">
                <text:p>444.73376826242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45.184444925532">
                <text:p>445.184444925532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45.635071784563">
                <text:p>445.63507178456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46.085648839513">
                <text:p>446.08564883951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46.536176090382">
                <text:p>446.53617609038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46.986653537169">
                <text:p>446.98665353716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47.437081179876">
                <text:p>447.437081179876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47.887459018501">
                <text:p>447.887459018501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48.337787053046">
                <text:p>448.33778705304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48.788065283509">
                <text:p>448.788065283509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49.238293709892">
                <text:p>449.238293709892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49.688472332193">
                <text:p>449.68847233219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50.138601150413">
                <text:p>450.138601150413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50.588680164552">
                <text:p>450.58868016455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51.03870937461">
                <text:p>451.03870937461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451.488688780587">
                <text:p>451.48868878058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51.938618382483">
                <text:p>451.93861838248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52.388498180298">
                <text:p>452.38849818029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2.838328174031">
                <text:p>452.83832817403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53.288108363684">
                <text:p>453.288108363684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53.737838749255">
                <text:p>453.73783874925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54.187519330746">
                <text:p>454.18751933074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54.637150108155">
                <text:p>454.63715010815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55.086731081483">
                <text:p>455.08673108148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55.53626225073">
                <text:p>455.53626225073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55.985743615897">
                <text:p>455.98574361589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56.435175176981">
                <text:p>456.43517517698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456.884556933985">
                <text:p>456.884556933985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57.333888886908">
                <text:p>457.33388888690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57.78317103575">
                <text:p>457.7831710357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58.232403380511">
                <text:p>458.232403380511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58.68158592119">
                <text:p>458.6815859211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459.130718657789">
                <text:p>459.130718657789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459.579801590306">
                <text:p>459.57980159030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60.028834718742">
                <text:p>460.02883471874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460.477818043097">
                <text:p>460.47781804309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60.926751563372">
                <text:p>460.92675156337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61.375635279565">
                <text:p>461.37563527956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461.824469191677">
                <text:p>461.824469191677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462.273253299708">
                <text:p>462.27325329970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462.721987603657">
                <text:p>462.721987603657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63.170672103526">
                <text:p>463.17067210352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63.619306799314">
                <text:p>463.61930679931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464.06789169102">
                <text:p>464.06789169102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64.516426778646">
                <text:p>464.516426778646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464.96491206219">
                <text:p>464.96491206219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65.413347541653">
                <text:p>465.413347541653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465.861733217036">
                <text:p>465.861733217036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66.310069088337">
                <text:p>466.310069088337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466.758355155557">
                <text:p>466.75835515555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67.206591418696">
                <text:p>467.206591418696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67.654777877754">
                <text:p>467.654777877754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68.102914532731">
                <text:p>468.102914532731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68.551001383626">
                <text:p>468.551001383626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68.999038430441">
                <text:p>468.99903843044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469.447025673174">
                <text:p>469.447025673174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69.894963111827">
                <text:p>469.894963111827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470.342850746398">
                <text:p>470.342850746398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470.790688576889">
                <text:p>470.79068857688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71.238476603298">
                <text:p>471.23847660329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71.686214825626">
                <text:p>471.686214825626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72.133903243873">
                <text:p>472.13390324387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72.581541858039">
                <text:p>472.58154185803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73.029130668124">
                <text:p>473.029130668124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73.476669674128">
                <text:p>473.476669674128</text:p>
              </table:table-cell>
              <table:table-cell office:value-type="float" office:value="1102">
                <text:p>110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73.92415887605">
                <text:p>473.92415887605</text:p>
              </table:table-cell>
              <table:table-cell office:value-type="float" office:value="1121">
                <text:p>112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74.371598273892">
                <text:p>474.371598273892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74.818987867652">
                <text:p>474.818987867652</text:p>
              </table:table-cell>
              <table:table-cell office:value-type="float" office:value="1166">
                <text:p>11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75.266327657332">
                <text:p>475.26632765733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475.71361764293">
                <text:p>475.71361764293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76.160857824448">
                <text:p>476.160857824448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76.608048201884">
                <text:p>476.608048201884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477.055188775239">
                <text:p>477.05518877523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477.502279544513">
                <text:p>477.502279544513</text:p>
              </table:table-cell>
              <table:table-cell office:value-type="float" office:value="1160">
                <text:p>116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477.949320509706">
                <text:p>477.949320509706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478.396311670818">
                <text:p>478.396311670818</text:p>
              </table:table-cell>
              <table:table-cell office:value-type="float" office:value="1159">
                <text:p>115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478.843253027849">
                <text:p>478.843253027849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479.290144580798">
                <text:p>479.290144580798</text:p>
              </table:table-cell>
              <table:table-cell office:value-type="float" office:value="1161">
                <text:p>116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479.736986329667">
                <text:p>479.736986329667</text:p>
              </table:table-cell>
              <table:table-cell office:value-type="float" office:value="1088">
                <text:p>108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80.183778274454">
                <text:p>480.18377827445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480.630520415161">
                <text:p>480.630520415161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81.077212751786">
                <text:p>481.07721275178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481.523855284331">
                <text:p>481.523855284331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481.970448012794">
                <text:p>481.970448012794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482.416990937176">
                <text:p>482.416990937176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482.863484057477">
                <text:p>482.863484057477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483.309927373697">
                <text:p>483.30992737369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83.756320885836">
                <text:p>483.7563208858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484.202664593894">
                <text:p>484.202664593894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484.64895849787">
                <text:p>484.6489584978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485.095202597766">
                <text:p>485.095202597766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85.54139689358">
                <text:p>485.54139689358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485.987541385314">
                <text:p>485.98754138531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486.433636072966">
                <text:p>486.433636072966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86.879680956538">
                <text:p>486.87968095653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487.325676036028">
                <text:p>487.32567603602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487.771621311437">
                <text:p>487.771621311437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88.217516782765">
                <text:p>488.21751678276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488.663362450012">
                <text:p>488.66336245001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89.109158313178">
                <text:p>489.10915831317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89.554904372262">
                <text:p>489.55490437226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490.000600627266">
                <text:p>490.00060062726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90.446247078189">
                <text:p>490.44624707818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490.89184372503">
                <text:p>490.8918437250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491.337390567791">
                <text:p>491.33739056779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91.78288760647">
                <text:p>491.7828876064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492.228334841068">
                <text:p>492.2283348410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92.673732271586">
                <text:p>492.673732271586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93.119079898022">
                <text:p>493.119079898022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93.564377720377">
                <text:p>493.56437772037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94.009625738651">
                <text:p>494.009625738651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94.454823952843">
                <text:p>494.45482395284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94.899972362955">
                <text:p>494.89997236295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95.345070968986">
                <text:p>495.34507096898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95.790119770936">
                <text:p>495.79011977093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96.235118768804">
                <text:p>496.235118768804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96.680067962592">
                <text:p>496.68006796259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97.124967352298">
                <text:p>497.12496735229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97.569816937923">
                <text:p>497.56981693792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98.014616719467">
                <text:p>498.01461671946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98.45936669693">
                <text:p>498.4593666969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98.904066870312">
                <text:p>498.90406687031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99.348717239613">
                <text:p>499.348717239613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99.793317804833">
                <text:p>499.79331780483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00.237868565972">
                <text:p>500.23786856597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00.68236952303">
                <text:p>500.68236952303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01.126820676006">
                <text:p>501.12682067600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01.571222024902">
                <text:p>501.57122202490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02.015573569716">
                <text:p>502.015573569716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02.45987531045">
                <text:p>502.4598753104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02.904127247102">
                <text:p>502.90412724710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03.348329379673">
                <text:p>503.34832937967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3.792481708163">
                <text:p>503.792481708163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4.236584232572">
                <text:p>504.2365842325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4.6806369529">
                <text:p>504.6806369529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5.124639869147">
                <text:p>505.12463986914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5.568592981313">
                <text:p>505.56859298131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06.012496289397">
                <text:p>506.01249628939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06.456349793401">
                <text:p>506.456349793401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06.900153493324">
                <text:p>506.900153493324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07.343907389165">
                <text:p>507.34390738916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07.787611480925">
                <text:p>507.78761148092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08.231265768605">
                <text:p>508.23126576860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08.674870252203">
                <text:p>508.67487025220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09.11842493172">
                <text:p>509.11842493172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9.561929807156">
                <text:p>509.56192980715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10.005384878511">
                <text:p>510.005384878511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10.448790145785">
                <text:p>510.44879014578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10.892145608977">
                <text:p>510.89214560897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11.335451268089">
                <text:p>511.33545126808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11.77870712312">
                <text:p>511.7787071231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12.221913174069">
                <text:p>512.221913174069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12.665069420938">
                <text:p>512.66506942093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13.108175863725">
                <text:p>513.10817586372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3.551232502431">
                <text:p>513.55123250243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13.994239337056">
                <text:p>513.994239337056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14.4371963676">
                <text:p>514.4371963676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14.880103594063">
                <text:p>514.88010359406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15.322961016445">
                <text:p>515.32296101644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15.765768634746">
                <text:p>515.76576863474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16.208526448966">
                <text:p>516.20852644896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16.651234459104">
                <text:p>516.65123445910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17.093892665162">
                <text:p>517.09389266516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17.536501067139">
                <text:p>517.53650106713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17.979059665034">
                <text:p>517.979059665034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18.421568458848">
                <text:p>518.421568458848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18.864027448582">
                <text:p>518.86402744858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19.306436634234">
                <text:p>519.306436634234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19.748796015805">
                <text:p>519.74879601580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20.191105593295">
                <text:p>520.19110559329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20.633365366704">
                <text:p>520.633365366704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21.075575336032">
                <text:p>521.07557533603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21.517735501278">
                <text:p>521.51773550127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21.959845862444">
                <text:p>521.95984586244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22.401906419529">
                <text:p>522.40190641952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22.843917172532">
                <text:p>522.84391717253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23.285878121455">
                <text:p>523.28587812145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23.727789266296">
                <text:p>523.727789266296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24.169650607056">
                <text:p>524.16965060705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24.611462143735">
                <text:p>524.61146214373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25.053223876333">
                <text:p>525.05322387633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25.49493580485">
                <text:p>525.4949358048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25.936597929286">
                <text:p>525.936597929286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26.378210249641">
                <text:p>526.378210249641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26.819772765915">
                <text:p>526.81977276591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27.261285478107">
                <text:p>527.26128547810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27.702748386219">
                <text:p>527.7027483862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28.144161490249">
                <text:p>528.14416149024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28.585524790199">
                <text:p>528.58552479019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29.026838286067">
                <text:p>529.02683828606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29.468101977854">
                <text:p>529.46810197785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29.909315865561">
                <text:p>529.90931586556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30.350479949186">
                <text:p>530.350479949186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30.79159422873">
                <text:p>530.7915942287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31.232658704193">
                <text:p>531.23265870419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31.673673375574">
                <text:p>531.67367337557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32.114638242875">
                <text:p>532.11463824287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32.555553306095">
                <text:p>532.55555330609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32.996418565233">
                <text:p>532.99641856523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33.437234020291">
                <text:p>533.437234020291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33.877999671267">
                <text:p>533.87799967126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34.318715518162">
                <text:p>534.31871551816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34.759381560977">
                <text:p>534.75938156097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35.19999779971">
                <text:p>535.1999977997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35.640564234362">
                <text:p>535.64056423436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36.081080864933">
                <text:p>536.08108086493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36.521547691423">
                <text:p>536.52154769142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36.961964713832">
                <text:p>536.961964713832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37.402331932159">
                <text:p>537.40233193215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37.842649346406">
                <text:p>537.84264934640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38.282916956572">
                <text:p>538.28291695657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38.723134762656">
                <text:p>538.72313476265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39.163302764659">
                <text:p>539.163302764659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39.603420962582">
                <text:p>539.60342096258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40.043489356423">
                <text:p>540.04348935642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40.483507946183">
                <text:p>540.483507946183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40.923476731862">
                <text:p>540.923476731862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41.36339571346">
                <text:p>541.3633957134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41.803264890977">
                <text:p>541.80326489097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42.243084264413">
                <text:p>542.24308426441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42.682853833767">
                <text:p>542.682853833767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43.122573599041">
                <text:p>543.122573599041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43.562243560234">
                <text:p>543.56224356023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44.001863717345">
                <text:p>544.00186371734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544.441434070376">
                <text:p>544.44143407037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44.880954619325">
                <text:p>544.880954619325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45.320425364193">
                <text:p>545.32042536419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45.75984630498">
                <text:p>545.7598463049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546.199217441686">
                <text:p>546.19921744168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546.638538774311">
                <text:p>546.63853877431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547.077810302855">
                <text:p>547.077810302855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47.517032027318">
                <text:p>547.51703202731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47.9562039477">
                <text:p>547.95620394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548.395326064">
                <text:p>548.39532606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48.83439837622">
                <text:p>548.83439837622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49.273420884358">
                <text:p>549.27342088435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549.712393588416">
                <text:p>549.71239358841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50.151316488392">
                <text:p>550.15131648839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50.590189584287">
                <text:p>550.59018958428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551.029012876101">
                <text:p>551.029012876101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551.467786363834">
                <text:p>551.467786363834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51.906510047486">
                <text:p>551.906510047486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552.345183927057">
                <text:p>552.345183927057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52.783808002547">
                <text:p>552.78380800254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553.222382273956">
                <text:p>553.22238227395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53.660906741283">
                <text:p>553.66090674128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54.09938140453">
                <text:p>554.09938140453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554.537806263695">
                <text:p>554.53780626369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554.97618131878">
                <text:p>554.9761813187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55.414506569783">
                <text:p>555.414506569783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555.852782016705">
                <text:p>555.85278201670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56.291007659546">
                <text:p>556.29100765954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56.729183498306">
                <text:p>556.72918349830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557.167309532985">
                <text:p>557.16730953298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57.605385763583">
                <text:p>557.605385763583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558.0434121901">
                <text:p>558.043412190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58.481388812536">
                <text:p>558.481388812536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58.91931563089">
                <text:p>558.9193156308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559.357192645164">
                <text:p>559.35719264516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559.795019855356">
                <text:p>559.79501985535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560.232797261468">
                <text:p>560.232797261468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60.670524863498">
                <text:p>560.67052486349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561.108202661447">
                <text:p>561.10820266144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61.545830655315">
                <text:p>561.54583065531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561.983408845102">
                <text:p>561.983408845102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62.420937230808">
                <text:p>562.42093723080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562.858415812433">
                <text:p>562.85841581243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63.295844589977">
                <text:p>563.295844589977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563.73322356344">
                <text:p>563.7332235634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64.170552732821">
                <text:p>564.17055273282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64.607832098122">
                <text:p>564.607832098122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565.045061659341">
                <text:p>565.04506165934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65.48224141648">
                <text:p>565.4822414164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565.919371369537">
                <text:p>565.91937136953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66.356451518513">
                <text:p>566.35645151851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66.793481863408">
                <text:p>566.79348186340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567.230462404222">
                <text:p>567.23046240422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67.667393140955">
                <text:p>567.6673931409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68.104274073607">
                <text:p>568.10427407360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568.541105202178">
                <text:p>568.541105202178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568.977886526668">
                <text:p>568.977886526668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69.414618047076">
                <text:p>569.41461804707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569.851299763404">
                <text:p>569.851299763404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570.28793167565">
                <text:p>570.2879316756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570.724513783815">
                <text:p>570.724513783815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571.1610460879">
                <text:p>571.161046087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71.597528587903">
                <text:p>571.59752858790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72.033961283825">
                <text:p>572.03396128382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572.470344175666">
                <text:p>572.470344175666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72.906677263426">
                <text:p>572.90667726342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573.342960547105">
                <text:p>573.34296054710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573.779194026703">
                <text:p>573.77919402670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574.215377702219">
                <text:p>574.215377702219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574.651511573655">
                <text:p>574.65151157365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75.087595641009">
                <text:p>575.087595641009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575.523629904283">
                <text:p>575.523629904283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75.959614363475">
                <text:p>575.95961436347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76.395549018586">
                <text:p>576.395549018586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76.831433869617">
                <text:p>576.83143386961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77.267268916566">
                <text:p>577.26726891656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77.703054159434">
                <text:p>577.703054159434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578.138789598221">
                <text:p>578.13878959822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578.574475232927">
                <text:p>578.574475232927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79.010111063551">
                <text:p>579.010111063551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79.445697090095">
                <text:p>579.44569709009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579.881233312558">
                <text:p>579.88123331255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80.316719730939">
                <text:p>580.316719730939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80.752156345239">
                <text:p>580.75215634523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581.187543155459">
                <text:p>581.18754315545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81.622880161597">
                <text:p>581.62288016159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582.058167363654">
                <text:p>582.058167363654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82.49340476163">
                <text:p>582.4934047616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82.928592355525">
                <text:p>582.92859235552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83.363730145339">
                <text:p>583.363730145339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83.798818131072">
                <text:p>583.79881813107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84.233856312724">
                <text:p>584.2338563127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84.668844690295">
                <text:p>584.668844690295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85.103783263784">
                <text:p>585.103783263784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85.538672033193">
                <text:p>585.538672033193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85.97351099852">
                <text:p>585.97351099852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86.408300159766">
                <text:p>586.408300159766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86.843039516932">
                <text:p>586.84303951693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87.277729070016">
                <text:p>587.277729070016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87.712368819019">
                <text:p>587.71236881901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88.146958763941">
                <text:p>588.14695876394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88.581498904782">
                <text:p>588.58149890478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89.015989241542">
                <text:p>589.01598924154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89.450429774221">
                <text:p>589.450429774221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89.884820502818">
                <text:p>589.88482050281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90.319161427335">
                <text:p>590.31916142733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90.75345254777">
                <text:p>590.75345254777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91.187693864125">
                <text:p>591.187693864125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91.621885376398">
                <text:p>591.62188537639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92.05602708459">
                <text:p>592.0560270845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92.490118988701">
                <text:p>592.49011898870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92.924161088732">
                <text:p>592.92416108873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93.35815338468">
                <text:p>593.3581533846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93.792095876549">
                <text:p>593.792095876549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94.225988564335">
                <text:p>594.22598856433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94.659831448041">
                <text:p>594.659831448041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95.093624527666">
                <text:p>595.093624527666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95.527367803209">
                <text:p>595.52736780320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95.961061274672">
                <text:p>595.96106127467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96.394704942053">
                <text:p>596.39470494205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96.828298805353">
                <text:p>596.828298805353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97.261842864573">
                <text:p>597.261842864573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97.695337119711">
                <text:p>597.695337119711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98.128781570768">
                <text:p>598.128781570768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98.562176217744">
                <text:p>598.562176217744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98.995521060639">
                <text:p>598.99552106063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99.428816099453">
                <text:p>599.4288160994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99.862061334185">
                <text:p>599.86206133418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00.295256764837">
                <text:p>600.295256764837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00.728402391408">
                <text:p>600.728402391408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601.161498213897">
                <text:p>601.16149821389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01.594544232306">
                <text:p>601.59454423230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602.027540446633">
                <text:p>602.02754044663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602.460486856879">
                <text:p>602.46048685687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602.893383463044">
                <text:p>602.89338346304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603.326230265128">
                <text:p>603.326230265128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603.759027263131">
                <text:p>603.75902726313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604.191774457053">
                <text:p>604.19177445705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604.624471846894">
                <text:p>604.62447184689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605.057119432654">
                <text:p>605.05711943265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605.489717214333">
                <text:p>605.48971721433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05.92226519193">
                <text:p>605.9222651919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606.354763365447">
                <text:p>606.354763365447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606.787211734882">
                <text:p>606.78721173488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607.219610300236">
                <text:p>607.21961030023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607.65195906151">
                <text:p>607.6519590615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608.084258018702">
                <text:p>608.084258018702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608.516507171813">
                <text:p>608.51650717181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608.948706520843">
                <text:p>608.94870652084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609.380856065792">
                <text:p>609.38085606579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09.812955806659">
                <text:p>609.81295580665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610.245005743446">
                <text:p>610.245005743446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610.677005876152">
                <text:p>610.67700587615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611.108956204776">
                <text:p>611.10895620477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611.54085672932">
                <text:p>611.5408567293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11.972707449782">
                <text:p>611.97270744978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612.404508366164">
                <text:p>612.404508366164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612.836259478464">
                <text:p>612.83625947846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613.267960786683">
                <text:p>613.26796078668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613.699612290821">
                <text:p>613.699612290821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614.131213990878">
                <text:p>614.13121399087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614.562765886854">
                <text:p>614.562765886854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614.994267978749">
                <text:p>614.994267978749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615.425720266562">
                <text:p>615.42572026656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615.857122750295">
                <text:p>615.857122750295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616.288475429947">
                <text:p>616.28847542994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616.719778305517">
                <text:p>616.719778305517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617.151031377006">
                <text:p>617.151031377006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617.582234644415">
                <text:p>617.58223464441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18.013388107742">
                <text:p>618.01338810774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18.444491766988">
                <text:p>618.444491766988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18.875545622153">
                <text:p>618.87554562215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19.306549673237">
                <text:p>619.30654967323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19.73750392024">
                <text:p>619.73750392024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20.168408363162">
                <text:p>620.168408363162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20.599263002003">
                <text:p>620.59926300200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21.030067836762">
                <text:p>621.030067836762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21.460822867441">
                <text:p>621.46082286744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21.891528094038">
                <text:p>621.89152809403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22.322183516555">
                <text:p>622.322183516555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622.75278913499">
                <text:p>622.75278913499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23.183344949344">
                <text:p>623.18334494934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623.613850959617">
                <text:p>623.61385095961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624.044307165809">
                <text:p>624.04430716580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624.47471356792">
                <text:p>624.4747135679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624.90507016595">
                <text:p>624.9050701659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625.335376959899">
                <text:p>625.335376959899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625.765633949767">
                <text:p>625.76563394976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26.195841135553">
                <text:p>626.195841135553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26.625998517259">
                <text:p>626.62599851725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27.056106094883">
                <text:p>627.056106094883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27.486163868427">
                <text:p>627.486163868427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27.916171837889">
                <text:p>627.91617183788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28.34613000327">
                <text:p>628.34613000327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628.77603836457">
                <text:p>628.7760383645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29.205896921789">
                <text:p>629.205896921789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629.635705674927">
                <text:p>629.635705674927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630.065464623984">
                <text:p>630.065464623984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30.49517376896">
                <text:p>630.49517376896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630.924833109855">
                <text:p>630.924833109855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31.354442646668">
                <text:p>631.354442646668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31.784002379401">
                <text:p>631.784002379401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632.213512308052">
                <text:p>632.213512308052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632.642972432623">
                <text:p>632.642972432623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633.072382753112">
                <text:p>633.072382753112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633.50174326952">
                <text:p>633.50174326952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633.931053981847">
                <text:p>633.93105398184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634.360314890093">
                <text:p>634.360314890093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634.789525994258">
                <text:p>634.789525994258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635.218687294342">
                <text:p>635.21868729434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635.647798790345">
                <text:p>635.64779879034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636.076860482267">
                <text:p>636.076860482267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636.505872370107">
                <text:p>636.50587237010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636.934834453867">
                <text:p>636.934834453867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37.363746733545">
                <text:p>637.36374673354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37.792609209143">
                <text:p>637.792609209143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638.221421880659">
                <text:p>638.221421880659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638.650184748094">
                <text:p>638.650184748094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639.078897811448">
                <text:p>639.07889781144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639.507561070721">
                <text:p>639.507561070721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639.936174525913">
                <text:p>639.93617452591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640.364738177024">
                <text:p>640.364738177024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640.793252024054">
                <text:p>640.79325202405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641.221716067003">
                <text:p>641.22171606700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641.65013030587">
                <text:p>641.65013030587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642.078494740657">
                <text:p>642.07849474065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642.506809371362">
                <text:p>642.506809371362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642.935074197987">
                <text:p>642.935074197987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643.36328922053">
                <text:p>643.3632892205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643.791454438992">
                <text:p>643.791454438992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644.219569853373">
                <text:p>644.21956985337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644.647635463673">
                <text:p>644.647635463673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645.075651269892">
                <text:p>645.07565126989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645.50361727203">
                <text:p>645.50361727203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645.931533470087">
                <text:p>645.931533470087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646.359399864062">
                <text:p>646.35939986406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646.787216453957">
                <text:p>646.787216453957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647.214983239771">
                <text:p>647.214983239771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647.642700221503">
                <text:p>647.642700221503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648.070367399154">
                <text:p>648.07036739915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648.497984772725">
                <text:p>648.49798477272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648.925552342214">
                <text:p>648.925552342214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649.353070107622">
                <text:p>649.35307010762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649.780538068949">
                <text:p>649.780538068949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650.207956226195">
                <text:p>650.207956226195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50.63532457936">
                <text:p>650.6353245793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51.062643128443">
                <text:p>651.062643128443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651.489911873446">
                <text:p>651.48991187344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651.917130814368">
                <text:p>651.917130814368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652.344299951208">
                <text:p>652.34429995120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652.771419283968">
                <text:p>652.771419283968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653.198488812646">
                <text:p>653.198488812646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653.625508537243">
                <text:p>653.62550853724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54.05247845776">
                <text:p>654.05247845776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654.479398574195">
                <text:p>654.479398574195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654.906268886549">
                <text:p>654.90626888654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655.333089394822">
                <text:p>655.333089394822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55.759860099013">
                <text:p>655.759860099013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656.186580999124">
                <text:p>656.18658099912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656.613252095154">
                <text:p>656.613252095154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657.039873387103">
                <text:p>657.039873387103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657.46644487497">
                <text:p>657.46644487497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657.892966558756">
                <text:p>657.892966558756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658.319438438462">
                <text:p>658.319438438462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658.745860514086">
                <text:p>658.745860514086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59.172232785629">
                <text:p>659.172232785629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659.598555253091">
                <text:p>659.598555253091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660.024827916472">
                <text:p>660.0248279164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660.451050775772">
                <text:p>660.451050775772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660.877223830991">
                <text:p>660.877223830991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661.303347082129">
                <text:p>661.303347082129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61.729420529186">
                <text:p>661.729420529186</text:p>
              </table:table-cell>
              <table:table-cell office:value-type="float" office:value="537">
                <text:p>53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662.155444172161">
                <text:p>662.15544417216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62.581418011056">
                <text:p>662.58141801105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663.007342045869">
                <text:p>663.00734204586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663.433216276601">
                <text:p>663.433216276601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663.859040703253">
                <text:p>663.859040703253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664.284815325823">
                <text:p>664.28481532582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64.710540144312">
                <text:p>664.710540144312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665.13621515872">
                <text:p>665.1362151587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65.561840369047">
                <text:p>665.561840369047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665.987415775293">
                <text:p>665.987415775293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666.412941377457">
                <text:p>666.41294137745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666.838417175541">
                <text:p>666.838417175541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667.263843169544">
                <text:p>667.26384316954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667.689219359465">
                <text:p>667.689219359465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668.114545745306">
                <text:p>668.114545745306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668.539822327065">
                <text:p>668.539822327065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668.965049104743">
                <text:p>668.965049104743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669.39022607834">
                <text:p>669.39022607834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669.815353247856">
                <text:p>669.81535324785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670.240430613291">
                <text:p>670.24043061329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670.665458174645">
                <text:p>670.66545817464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671.090435931918">
                <text:p>671.09043593191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671.51536388511">
                <text:p>671.51536388511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671.940242034221">
                <text:p>671.940242034221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672.36507037925">
                <text:p>672.36507037925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672.789848920199">
                <text:p>672.789848920199</text:p>
              </table:table-cell>
              <table:table-cell office:value-type="float" office:value="568">
                <text:p>56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673.214577657066">
                <text:p>673.214577657066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73.639256589853">
                <text:p>673.63925658985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674.063885718558">
                <text:p>674.063885718558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674.488465043182">
                <text:p>674.488465043182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674.912994563725">
                <text:p>674.912994563725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675.337474280187">
                <text:p>675.33747428018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675.761904192568">
                <text:p>675.76190419256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676.186284300868">
                <text:p>676.18628430086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676.610614605086">
                <text:p>676.61061460508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677.034895105224">
                <text:p>677.034895105224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677.459125801281">
                <text:p>677.459125801281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677.883306693256">
                <text:p>677.88330669325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678.30743778115">
                <text:p>678.30743778115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678.731519064964">
                <text:p>678.73151906496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679.155550544696">
                <text:p>679.15555054469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679.579532220347">
                <text:p>679.579532220347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680.003464091917">
                <text:p>680.003464091917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680.427346159406">
                <text:p>680.42734615940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680.851178422814">
                <text:p>680.851178422814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681.274960882141">
                <text:p>681.274960882141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81.698693537387">
                <text:p>681.69869353738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82.122376388551">
                <text:p>682.122376388551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82.546009435635">
                <text:p>682.54600943563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82.969592678637">
                <text:p>682.969592678637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83.393126117559">
                <text:p>683.393126117559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83.816609752399">
                <text:p>683.816609752399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84.240043583158">
                <text:p>684.240043583158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84.663427609836">
                <text:p>684.663427609836</text:p>
              </table:table-cell>
              <table:table-cell office:value-type="float" office:value="648">
                <text:p>64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85.086761832434">
                <text:p>685.086761832434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85.51004625095">
                <text:p>685.51004625095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85.933280865384">
                <text:p>685.933280865384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86.356465675738">
                <text:p>686.35646567573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86.779600682011">
                <text:p>686.77960068201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687.202685884203">
                <text:p>687.202685884203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687.625721282313">
                <text:p>687.625721282313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688.048706876343">
                <text:p>688.048706876343</text:p>
              </table:table-cell>
              <table:table-cell office:value-type="float" office:value="672">
                <text:p>6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688.471642666291">
                <text:p>688.471642666291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688.894528652159">
                <text:p>688.894528652159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689.317364833945">
                <text:p>689.317364833945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689.74015121165">
                <text:p>689.74015121165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90.162887785274">
                <text:p>690.162887785274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690.585574554817">
                <text:p>690.585574554817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91.008211520279">
                <text:p>691.008211520279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91.430798681659">
                <text:p>691.430798681659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691.853336038959">
                <text:p>691.853336038959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692.275823592178">
                <text:p>692.27582359217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692.698261341315">
                <text:p>692.69826134131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93.120649286372">
                <text:p>693.120649286372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693.542987427347">
                <text:p>693.54298742734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693.965275764242">
                <text:p>693.96527576424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694.387514297055">
                <text:p>694.38751429705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694.809703025787">
                <text:p>694.809703025787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95.231841950438">
                <text:p>695.231841950438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695.653931071008">
                <text:p>695.65393107100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96.075970387497">
                <text:p>696.07597038749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696.497959899905">
                <text:p>696.497959899905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696.919899608231">
                <text:p>696.9198996082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697.341789512477">
                <text:p>697.341789512477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697.763629612642">
                <text:p>697.763629612642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698.185419908725">
                <text:p>698.185419908725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698.607160400727">
                <text:p>698.607160400727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699.028851088649">
                <text:p>699.02885108864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699.450491972489">
                <text:p>699.450491972489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699.872083052248">
                <text:p>699.87208305224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700.293624327926">
                <text:p>700.29362432792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700.715115799523">
                <text:p>700.71511579952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01.136557467039">
                <text:p>701.13655746703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701.557949330474">
                <text:p>701.557949330474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701.979291389827">
                <text:p>701.979291389827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702.4005836451">
                <text:p>702.400583645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702.821826096292">
                <text:p>702.821826096292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03.243018743402">
                <text:p>703.243018743402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703.664161586431">
                <text:p>703.664161586431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04.08525462538">
                <text:p>704.0852546253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04.506297860247">
                <text:p>704.506297860247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04.927291291033">
                <text:p>704.927291291033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05.348234917738">
                <text:p>705.348234917738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05.769128740362">
                <text:p>705.769128740362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06.189972758905">
                <text:p>706.189972758905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06.610766973367">
                <text:p>706.610766973367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07.031511383747">
                <text:p>707.03151138374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07.452205990047">
                <text:p>707.452205990047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07.872850792266">
                <text:p>707.872850792266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08.293445790403">
                <text:p>708.29344579040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08.71399098446">
                <text:p>708.71399098446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09.134486374435">
                <text:p>709.134486374435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09.554931960329">
                <text:p>709.554931960329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09.975327742142">
                <text:p>709.975327742142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10.395673719874">
                <text:p>710.39567371987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710.815969893525">
                <text:p>710.815969893525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711.236216263095">
                <text:p>711.23621626309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711.656412828584">
                <text:p>711.656412828584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12.076559589991">
                <text:p>712.076559589991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712.496656547318">
                <text:p>712.49665654731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712.916703700564">
                <text:p>712.91670370056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713.336701049728">
                <text:p>713.336701049728</text:p>
              </table:table-cell>
              <table:table-cell office:value-type="float" office:value="825">
                <text:p>825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13.756648594811">
                <text:p>713.756648594811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14.176546335814">
                <text:p>714.176546335814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714.596394272735">
                <text:p>714.596394272735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715.016192405575">
                <text:p>715.016192405575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715.435940734334">
                <text:p>715.435940734334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15.855639259012">
                <text:p>715.855639259012</text:p>
              </table:table-cell>
              <table:table-cell office:value-type="float" office:value="824">
                <text:p>82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716.275287979609">
                <text:p>716.275287979609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16.694886896125">
                <text:p>716.694886896125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717.114436008559">
                <text:p>717.114436008559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717.533935316913">
                <text:p>717.533935316913</text:p>
              </table:table-cell>
              <table:table-cell office:value-type="float" office:value="820">
                <text:p>82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17.953384821185">
                <text:p>717.953384821185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18.372784521377">
                <text:p>718.372784521377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18.792134417487">
                <text:p>718.792134417487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719.211434509517">
                <text:p>719.21143450951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719.630684797465">
                <text:p>719.630684797465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20.049885281332">
                <text:p>720.049885281332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720.469035961118">
                <text:p>720.46903596111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20.888136836823">
                <text:p>720.888136836823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721.307187908447">
                <text:p>721.307187908447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721.72618917599">
                <text:p>721.72618917599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722.145140639451">
                <text:p>722.145140639451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722.564042298832">
                <text:p>722.564042298832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722.982894154131">
                <text:p>722.982894154131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723.40169620535">
                <text:p>723.40169620535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723.820448452487">
                <text:p>723.82044845248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24.239150895543">
                <text:p>724.239150895543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24.657803534519">
                <text:p>724.657803534519</text:p>
              </table:table-cell>
              <table:table-cell office:value-type="float" office:value="856">
                <text:p>85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725.076406369413">
                <text:p>725.076406369413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725.494959400226">
                <text:p>725.494959400226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725.913462626957">
                <text:p>725.913462626957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726.331916049609">
                <text:p>726.331916049609</text:p>
              </table:table-cell>
              <table:table-cell office:value-type="float" office:value="865">
                <text:p>865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26.750319668178">
                <text:p>726.750319668178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727.168673482667">
                <text:p>727.168673482667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27.586977493075">
                <text:p>727.586977493075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28.005231699401">
                <text:p>728.005231699401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28.423436101646">
                <text:p>728.423436101646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28.841590699811">
                <text:p>728.841590699811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29.259695493894">
                <text:p>729.259695493894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729.677750483896">
                <text:p>729.67775048389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730.095755669817">
                <text:p>730.09575566981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730.513711051657">
                <text:p>730.513711051657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730.931616629416">
                <text:p>730.93161662941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731.349472403094">
                <text:p>731.349472403094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731.767278372691">
                <text:p>731.76727837269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732.185034538207">
                <text:p>732.18503453820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732.602740899641">
                <text:p>732.602740899641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733.020397456995">
                <text:p>733.020397456995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33.438004210267">
                <text:p>733.438004210267</text:p>
              </table:table-cell>
              <table:table-cell office:value-type="float" office:value="885">
                <text:p>885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33.855561159458">
                <text:p>733.855561159458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734.273068304569">
                <text:p>734.273068304569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734.690525645598">
                <text:p>734.690525645598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735.107933182546">
                <text:p>735.10793318254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35.525290915413">
                <text:p>735.525290915413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735.942598844199">
                <text:p>735.942598844199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736.359856968904">
                <text:p>736.359856968904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36.777065289527">
                <text:p>736.777065289527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37.19422380607">
                <text:p>737.19422380607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37.611332518532">
                <text:p>737.61133251853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738.028391426912">
                <text:p>738.028391426912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38.445400531212">
                <text:p>738.445400531212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738.86235983143">
                <text:p>738.86235983143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39.279269327567">
                <text:p>739.279269327567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739.696129019623">
                <text:p>739.696129019623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740.112938907598">
                <text:p>740.112938907598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40.529698991493">
                <text:p>740.529698991493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740.946409271305">
                <text:p>740.94640927130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741.363069747037">
                <text:p>741.363069747037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741.779680418688">
                <text:p>741.77968041868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742.196241286258">
                <text:p>742.196241286258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42.612752349746">
                <text:p>742.612752349746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743.029213609154">
                <text:p>743.02921360915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43.44562506448">
                <text:p>743.4456250644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743.861986715725">
                <text:p>743.86198671572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744.27829856289">
                <text:p>744.2782985628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44.694560605973">
                <text:p>744.69456060597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745.110772844975">
                <text:p>745.11077284497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45.526935279896">
                <text:p>745.52693527989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745.943047910736">
                <text:p>745.94304791073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746.359110737495">
                <text:p>746.35911073749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746.775123760172">
                <text:p>746.77512376017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47.191086978769">
                <text:p>747.19108697876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747.607000393285">
                <text:p>747.60700039328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748.022864003719">
                <text:p>748.022864003719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748.438677810073">
                <text:p>748.43867781007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748.854441812345">
                <text:p>748.85444181234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749.270156010536">
                <text:p>749.27015601053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49.685820404646">
                <text:p>749.68582040464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50.101434994675">
                <text:p>750.10143499467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50.516999780623">
                <text:p>750.51699978062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750.93251476249">
                <text:p>750.9325147624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51.347979940276">
                <text:p>751.34797994027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751.763395313981">
                <text:p>751.76339531398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752.178760883605">
                <text:p>752.178760883605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52.594076649147">
                <text:p>752.594076649147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753.009342610609">
                <text:p>753.00934261060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753.424558767989">
                <text:p>753.42455876798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53.839725121288">
                <text:p>753.83972512128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754.254841670507">
                <text:p>754.25484167050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54.669908415644">
                <text:p>754.66990841564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755.0849253567">
                <text:p>755.084925356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755.499892493675">
                <text:p>755.49989249367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755.914809826569">
                <text:p>755.91480982656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56.329677355381">
                <text:p>756.32967735538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756.744495080113">
                <text:p>756.744495080113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57.159263000764">
                <text:p>757.15926300076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757.573981117333">
                <text:p>757.57398111733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757.988649429822">
                <text:p>757.98864942982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758.403267938229">
                <text:p>758.403267938229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758.817836642556">
                <text:p>758.81783664255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59.232355542801">
                <text:p>759.23235554280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759.646824638965">
                <text:p>759.646824638965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760.061243931048">
                <text:p>760.061243931048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60.47561341905">
                <text:p>760.47561341905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760.889933102971">
                <text:p>760.88993310297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761.304202982811">
                <text:p>761.30420298281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61.718423058569">
                <text:p>761.71842305856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762.132593330247">
                <text:p>762.132593330247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762.546713797844">
                <text:p>762.546713797844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762.960784461359">
                <text:p>762.96078446135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763.374805320794">
                <text:p>763.374805320794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63.788776376147">
                <text:p>763.78877637614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764.202697627419">
                <text:p>764.20269762741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764.61656907461">
                <text:p>764.6165690746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765.03039071772">
                <text:p>765.03039071772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765.444162556749">
                <text:p>765.44416255674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765.857884591697">
                <text:p>765.857884591697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66.271556822564">
                <text:p>766.27155682256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766.68517924935">
                <text:p>766.6851792493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767.098751872054">
                <text:p>767.09875187205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767.512274690678">
                <text:p>767.512274690678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67.92574770522">
                <text:p>767.9257477052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68.339170915682">
                <text:p>768.339170915682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768.752544322062">
                <text:p>768.75254432206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769.165867924361">
                <text:p>769.16586792436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769.579141722579">
                <text:p>769.579141722579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769.992365716716">
                <text:p>769.99236571671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770.405539906772">
                <text:p>770.40553990677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770.818664292747">
                <text:p>770.818664292747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71.231738874641">
                <text:p>771.23173887464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771.644763652454">
                <text:p>771.644763652454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772.057738626186">
                <text:p>772.05773862618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772.470663795836">
                <text:p>772.47066379583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772.883539161405">
                <text:p>772.883539161405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773.296364722894">
                <text:p>773.29636472289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773.709140480301">
                <text:p>773.709140480301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774.121866433628">
                <text:p>774.121866433628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74.534542582873">
                <text:p>774.53454258287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774.947168928037">
                <text:p>774.94716892803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775.359745469119">
                <text:p>775.359745469119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775.772272206121">
                <text:p>775.77227220612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76.184749139042">
                <text:p>776.184749139042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76.597176267882">
                <text:p>776.59717626788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777.009553592641">
                <text:p>777.00955359264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777.421881113318">
                <text:p>777.421881113318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77.834158829915">
                <text:p>777.834158829915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78.24638674243">
                <text:p>778.24638674243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78.658564850864">
                <text:p>778.65856485086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79.070693155217">
                <text:p>779.070693155217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79.48277165549">
                <text:p>779.4827716554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779.894800351681">
                <text:p>779.89480035168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780.306779243791">
                <text:p>780.30677924379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780.718708331819">
                <text:p>780.71870833181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81.130587615767">
                <text:p>781.130587615767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81.542417095634">
                <text:p>781.54241709563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781.954196771419">
                <text:p>781.95419677141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82.365926643124">
                <text:p>782.36592664312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82.777606710748">
                <text:p>782.77760671074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83.18923697429">
                <text:p>783.18923697429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783.600817433751">
                <text:p>783.60081743375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784.012348089131">
                <text:p>784.012348089131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84.423828940431">
                <text:p>784.423828940431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84.835259987649">
                <text:p>784.83525998764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785.246641230785">
                <text:p>785.24664123078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85.657972669841">
                <text:p>785.65797266984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86.069254304816">
                <text:p>786.06925430481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786.48048613571">
                <text:p>786.4804861357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786.891668162522">
                <text:p>786.89166816252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787.302800385254">
                <text:p>787.30280038525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87.713882803904">
                <text:p>787.713882803904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88.124915418474">
                <text:p>788.12491541847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788.535898228962">
                <text:p>788.535898228962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788.946831235369">
                <text:p>788.94683123536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789.357714437695">
                <text:p>789.357714437695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89.76854783594">
                <text:p>789.76854783594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90.179331430104">
                <text:p>790.179331430104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790.590065220187">
                <text:p>790.59006522018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791.000749206189">
                <text:p>791.000749206189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791.41138338811">
                <text:p>791.4113833881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91.821967765949">
                <text:p>791.82196776594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792.232502339708">
                <text:p>792.23250233970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792.642987109385">
                <text:p>792.64298710938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93.053422074982">
                <text:p>793.053422074982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793.463807236497">
                <text:p>793.463807236497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793.874142593931">
                <text:p>793.87414259393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94.284428147284">
                <text:p>794.284428147284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794.694663896556">
                <text:p>794.69466389655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795.104849841747">
                <text:p>795.104849841747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795.514985982857">
                <text:p>795.51498598285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95.925072319886">
                <text:p>795.925072319886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796.335108852833">
                <text:p>796.33510885283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796.7450955817">
                <text:p>796.7450955817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797.155032506486">
                <text:p>797.155032506486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797.56491962719">
                <text:p>797.56491962719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797.974756943813">
                <text:p>797.974756943813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798.384544456356">
                <text:p>798.38454445635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798.794282164817">
                <text:p>798.794282164817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99.203970069197">
                <text:p>799.20397006919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799.613608169496">
                <text:p>799.61360816949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800.023196465714">
                <text:p>800.023196465714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800.432734957851">
                <text:p>800.432734957851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800.842223645906">
                <text:p>800.84222364590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801.251662529881">
                <text:p>801.25166252988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801.661051609775">
                <text:p>801.661051609775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802.070390885587">
                <text:p>802.070390885587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802.479680357319">
                <text:p>802.4796803573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802.888920024969">
                <text:p>802.888920024969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803.298109888539">
                <text:p>803.298109888539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803.707249948026">
                <text:p>803.70724994802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804.116340203434">
                <text:p>804.116340203434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804.52538065476">
                <text:p>804.5253806547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804.934371302005">
                <text:p>804.93437130200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805.343312145168">
                <text:p>805.343312145168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805.752203184251">
                <text:p>805.75220318425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06.161044419253">
                <text:p>806.161044419253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806.569835850173">
                <text:p>806.569835850173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806.978577477013">
                <text:p>806.978577477013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807.387269299771">
                <text:p>807.387269299771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807.795911318449">
                <text:p>807.795911318449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808.204503533045">
                <text:p>808.204503533045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808.61304594356">
                <text:p>808.6130459435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809.021538549994">
                <text:p>809.021538549994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809.429981352347">
                <text:p>809.429981352347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809.838374350619">
                <text:p>809.83837435061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810.24671754481">
                <text:p>810.2467175448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810.65501093492">
                <text:p>810.65501093492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811.063254520949">
                <text:p>811.063254520949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811.471448302896">
                <text:p>811.471448302896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811.879592280762">
                <text:p>811.879592280762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812.287686454548">
                <text:p>812.28768645454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812.695730824252">
                <text:p>812.695730824252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813.103725389876">
                <text:p>813.10372538987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813.511670151418">
                <text:p>813.51167015141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813.919565108879">
                <text:p>813.91956510887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814.327410262259">
                <text:p>814.327410262259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814.735205611558">
                <text:p>814.73520561155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815.142951156776">
                <text:p>815.14295115677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815.550646897912">
                <text:p>815.550646897912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815.958292834968">
                <text:p>815.95829283496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816.365888967943">
                <text:p>816.36588896794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816.773435296836">
                <text:p>816.77343529683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817.180931821648">
                <text:p>817.180931821648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817.58837854238">
                <text:p>817.5883785423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17.99577545903">
                <text:p>817.99577545903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818.403122571599">
                <text:p>818.403122571599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818.810419880087">
                <text:p>818.81041988008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819.217667384494">
                <text:p>819.21766738449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819.62486508482">
                <text:p>819.62486508482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820.032012981065">
                <text:p>820.032012981065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820.439111073229">
                <text:p>820.439111073229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820.846159361312">
                <text:p>820.84615936131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821.253157845313">
                <text:p>821.253157845313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821.660106525233">
                <text:p>821.66010652523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822.067005401073">
                <text:p>822.067005401073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822.473854472831">
                <text:p>822.47385447283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822.880653740508">
                <text:p>822.880653740508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823.287403204105">
                <text:p>823.287403204105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823.69410286362">
                <text:p>823.69410286362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24.100752719054">
                <text:p>824.100752719054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824.507352770407">
                <text:p>824.507352770407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24.913903017678">
                <text:p>824.913903017678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25.320403460869">
                <text:p>825.320403460869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825.726854099979">
                <text:p>825.726854099979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26.133254935007">
                <text:p>826.133254935007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826.539605965955">
                <text:p>826.539605965955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826.945907192821">
                <text:p>826.94590719282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27.352158615607">
                <text:p>827.352158615607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827.758360234311">
                <text:p>827.75836023431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828.164512048934">
                <text:p>828.164512048934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28.570614059476">
                <text:p>828.570614059476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28.976666265937">
                <text:p>828.97666626593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29.382668668317">
                <text:p>829.38266866831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29.788621266616">
                <text:p>829.78862126661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830.194524060833">
                <text:p>830.194524060833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30.60037705097">
                <text:p>830.6003770509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31.006180237026">
                <text:p>831.006180237026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831.411933619">
                <text:p>831.41193361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831.817637196894">
                <text:p>831.817637196894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832.223290970706">
                <text:p>832.223290970706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832.628894940437">
                <text:p>832.628894940437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33.034449106087">
                <text:p>833.03444910608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833.439953467656">
                <text:p>833.43995346765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833.845408025144">
                <text:p>833.84540802514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834.250812778551">
                <text:p>834.25081277855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834.656167727877">
                <text:p>834.65616772787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35.061472873122">
                <text:p>835.06147287312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835.466728214285">
                <text:p>835.46672821428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35.871933751368">
                <text:p>835.871933751368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36.277089484369">
                <text:p>836.27708948436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836.68219541329">
                <text:p>836.6821954132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837.087251538129">
                <text:p>837.087251538129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837.492257858887">
                <text:p>837.49225785888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837.897214375564">
                <text:p>837.89721437556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838.302121088161">
                <text:p>838.302121088161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838.706977996675">
                <text:p>838.706977996675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839.111785101109">
                <text:p>839.11178510110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839.516542401462">
                <text:p>839.516542401462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39.921249897734">
                <text:p>839.92124989773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840.325907589924">
                <text:p>840.325907589924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840.730515478034">
                <text:p>840.730515478034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841.135073562062">
                <text:p>841.135073562062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41.53958184201">
                <text:p>841.5395818420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841.944040317876">
                <text:p>841.944040317876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842.348448989661">
                <text:p>842.348448989661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42.752807857366">
                <text:p>842.752807857366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843.157116920989">
                <text:p>843.157116920989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43.561376180531">
                <text:p>843.561376180531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43.965585635991">
                <text:p>843.965585635991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844.369745287371">
                <text:p>844.369745287371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844.77385513467">
                <text:p>844.77385513467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45.177915177888">
                <text:p>845.177915177888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845.581925417024">
                <text:p>845.58192541702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45.98588585208">
                <text:p>845.98588585208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846.389796483054">
                <text:p>846.389796483054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846.793657309947">
                <text:p>846.793657309947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847.19746833276">
                <text:p>847.1974683327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47.601229551491">
                <text:p>847.601229551491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48.004940966141">
                <text:p>848.004940966141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48.40860257671">
                <text:p>848.40860257671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848.812214383197">
                <text:p>848.812214383197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849.215776385604">
                <text:p>849.215776385604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849.61928858393">
                <text:p>849.61928858393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850.022750978175">
                <text:p>850.022750978175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850.426163568338">
                <text:p>850.426163568338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50.829526354421">
                <text:p>850.829526354421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851.232839336422">
                <text:p>851.232839336422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851.636102514342">
                <text:p>851.636102514342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852.039315888182">
                <text:p>852.039315888182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852.44247945794">
                <text:p>852.44247945794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852.845593223617">
                <text:p>852.845593223617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853.248657185213">
                <text:p>853.24865718521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853.651671342728">
                <text:p>853.651671342728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854.054635696161">
                <text:p>854.054635696161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854.457550245514">
                <text:p>854.457550245514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854.860414990786">
                <text:p>854.860414990786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855.263229931976">
                <text:p>855.26322993197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855.665995069086">
                <text:p>855.665995069086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856.068710402114">
                <text:p>856.06871040211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856.471375931061">
                <text:p>856.471375931061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856.873991655928">
                <text:p>856.873991655928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857.276557576713">
                <text:p>857.276557576713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857.679073693416">
                <text:p>857.679073693416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858.08154000604">
                <text:p>858.08154000604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858.483956514582">
                <text:p>858.48395651458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58.886323219042">
                <text:p>858.886323219042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59.288640119422">
                <text:p>859.288640119422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859.690907215721">
                <text:p>859.690907215721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60.093124507938">
                <text:p>860.09312450793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860.495291996075">
                <text:p>860.495291996075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860.89740968013">
                <text:p>860.89740968013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861.299477560104">
                <text:p>861.299477560104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861.701495635997">
                <text:p>861.70149563599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62.103463907809">
                <text:p>862.103463907809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862.50538237554">
                <text:p>862.50538237554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62.90725103919">
                <text:p>862.90725103919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863.309069898759">
                <text:p>863.309069898759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863.710838954247">
                <text:p>863.71083895424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64.112558205654">
                <text:p>864.112558205654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864.514227652979">
                <text:p>864.514227652979</text:p>
              </table:table-cell>
              <table:table-cell office:value-type="float" office:value="862">
                <text:p>862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64.915847296224">
                <text:p>864.915847296224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865.317417135387">
                <text:p>865.317417135387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865.71893717047">
                <text:p>865.71893717047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866.120407401471">
                <text:p>866.120407401471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66.521827828391">
                <text:p>866.521827828391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866.92319845123">
                <text:p>866.92319845123</text:p>
              </table:table-cell>
              <table:table-cell office:value-type="float" office:value="828">
                <text:p>82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67.324519269988">
                <text:p>867.32451926998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867.725790284665">
                <text:p>867.725790284665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868.127011495261">
                <text:p>868.127011495261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868.528182901776">
                <text:p>868.528182901776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868.92930450421">
                <text:p>868.9293045042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869.330376302562">
                <text:p>869.33037630256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869.731398296834">
                <text:p>869.731398296834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870.132370487024">
                <text:p>870.132370487024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870.533292873133">
                <text:p>870.533292873133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870.934165455162">
                <text:p>870.934165455162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871.334988233109">
                <text:p>871.33498823310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871.735761206975">
                <text:p>871.735761206975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872.13648437676">
                <text:p>872.13648437676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872.537157742464">
                <text:p>872.537157742464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872.937781304087">
                <text:p>872.937781304087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873.338355061628">
                <text:p>873.33835506162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873.738879015089">
                <text:p>873.738879015089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74.139353164469">
                <text:p>874.139353164469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74.539777509767">
                <text:p>874.539777509767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74.940152050985">
                <text:p>874.940152050985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875.340476788121">
                <text:p>875.340476788121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75.740751721176">
                <text:p>875.740751721176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876.14097685015">
                <text:p>876.14097685015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876.541152175044">
                <text:p>876.54115217504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876.941277695856">
                <text:p>876.941277695856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877.341353412587">
                <text:p>877.341353412587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877.741379325236">
                <text:p>877.741379325236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878.141355433805">
                <text:p>878.14135543380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878.541281738293">
                <text:p>878.54128173829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878.9411582387">
                <text:p>878.9411582387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879.340984935025">
                <text:p>879.340984935025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79.740761827269">
                <text:p>879.740761827269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80.140488915433">
                <text:p>880.140488915433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880.540166199515">
                <text:p>880.540166199515</text:p>
              </table:table-cell>
              <table:table-cell office:value-type="float" office:value="757">
                <text:p>75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880.939793679516">
                <text:p>880.939793679516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881.339371355436">
                <text:p>881.339371355436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881.738899227275">
                <text:p>881.738899227275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882.138377295033">
                <text:p>882.13837729503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882.53780555871">
                <text:p>882.537805558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82.937184018306">
                <text:p>882.937184018306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83.33651267382">
                <text:p>883.33651267382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883.735791525254">
                <text:p>883.735791525254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884.135020572606">
                <text:p>884.135020572606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884.534199815878">
                <text:p>884.534199815878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884.933329255068">
                <text:p>884.93332925506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885.332408890178">
                <text:p>885.332408890178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885.731438721206">
                <text:p>885.731438721206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886.130418748153">
                <text:p>886.130418748153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886.529348971019">
                <text:p>886.52934897101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86.928229389804">
                <text:p>886.928229389804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87.327060004508">
                <text:p>887.327060004508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87.72584081513">
                <text:p>887.72584081513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88.124571821672">
                <text:p>888.124571821672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88.523253024132">
                <text:p>888.523253024132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888.921884422512">
                <text:p>888.921884422512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889.32046601681">
                <text:p>889.3204660168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889.718997807028">
                <text:p>889.718997807028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890.117479793164">
                <text:p>890.117479793164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90.515911975219">
                <text:p>890.51591197521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890.914294353193">
                <text:p>890.914294353193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891.312626927086">
                <text:p>891.31262692708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91.710909696898">
                <text:p>891.710909696898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892.109142662629">
                <text:p>892.10914266262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892.507325824279">
                <text:p>892.507325824279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892.905459181847">
                <text:p>892.905459181847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93.303542735335">
                <text:p>893.303542735335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93.701576484741">
                <text:p>893.701576484741</text:p>
              </table:table-cell>
              <table:table-cell office:value-type="float" office:value="716">
                <text:p>716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894.099560430067">
                <text:p>894.099560430067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894.497494571311">
                <text:p>894.497494571311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894.895378908474">
                <text:p>894.895378908474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895.293213441556">
                <text:p>895.293213441556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95.690998170558">
                <text:p>895.69099817055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96.088733095477">
                <text:p>896.088733095477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896.486418216317">
                <text:p>896.486418216317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896.884053533074">
                <text:p>896.884053533074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897.281639045751">
                <text:p>897.281639045751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897.679174754347">
                <text:p>897.679174754347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898.076660658861">
                <text:p>898.07666065886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98.474096759295">
                <text:p>898.474096759295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98.871483055647">
                <text:p>898.87148305564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99.268819547918">
                <text:p>899.26881954791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899.666106236109">
                <text:p>899.666106236109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00.063343120218">
                <text:p>900.063343120218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900.460530200246">
                <text:p>900.46053020024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900.857667476193">
                <text:p>900.85766747619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901.254754948059">
                <text:p>901.254754948059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01.651792615844">
                <text:p>901.65179261584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902.048780479547">
                <text:p>902.04878047954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902.44571853917">
                <text:p>902.44571853917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902.842606794711">
                <text:p>902.842606794711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903.239445246172">
                <text:p>903.239445246172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903.636233893552">
                <text:p>903.636233893552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904.03297273685">
                <text:p>904.03297273685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904.429661776067">
                <text:p>904.429661776067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904.826301011203">
                <text:p>904.826301011203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905.222890442258">
                <text:p>905.222890442258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905.619430069232">
                <text:p>905.61943006923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906.015919892125">
                <text:p>906.015919892125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906.412359910937">
                <text:p>906.412359910937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906.808750125668">
                <text:p>906.80875012566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907.205090536317">
                <text:p>907.20509053631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07.601381142886">
                <text:p>907.601381142886</text:p>
              </table:table-cell>
              <table:table-cell office:value-type="float" office:value="830">
                <text:p>830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907.997621945373">
                <text:p>907.99762194537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908.39381294378">
                <text:p>908.39381294378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908.789954138105">
                <text:p>908.78995413810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909.186045528349">
                <text:p>909.18604552834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909.582087114512">
                <text:p>909.58208711451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909.978078896594">
                <text:p>909.97807889659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10.374020874595">
                <text:p>910.37402087459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910.769913048515">
                <text:p>910.76991304851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911.165755418354">
                <text:p>911.165755418354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911.561547984112">
                <text:p>911.56154798411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911.957290745788">
                <text:p>911.957290745788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912.352983703384">
                <text:p>912.35298370338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912.748626856899">
                <text:p>912.748626856899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913.144220206332">
                <text:p>913.14422020633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913.539763751684">
                <text:p>913.539763751684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913.935257492955">
                <text:p>913.935257492955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914.330701430145">
                <text:p>914.33070143014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914.726095563254">
                <text:p>914.726095563254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915.121439892282">
                <text:p>915.121439892282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915.516734417229">
                <text:p>915.516734417229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15.911979138095">
                <text:p>915.911979138095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916.30717405488">
                <text:p>916.30717405488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916.702319167584">
                <text:p>916.702319167584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917.097414476206">
                <text:p>917.097414476206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917.492459980748">
                <text:p>917.49245998074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17.887455681208">
                <text:p>917.887455681208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918.282401577587">
                <text:p>918.282401577587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918.677297669885">
                <text:p>918.677297669885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919.072143958103">
                <text:p>919.07214395810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19.466940442239">
                <text:p>919.466940442239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919.861687122294">
                <text:p>919.861687122294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920.256383998267">
                <text:p>920.256383998267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920.65103107016">
                <text:p>920.6510310701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921.045628337972">
                <text:p>921.045628337972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921.440175801703">
                <text:p>921.440175801703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921.834673461352">
                <text:p>921.834673461352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22.229121316921">
                <text:p>922.22912131692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922.623519368408">
                <text:p>922.623519368408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923.017867615814">
                <text:p>923.017867615814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923.412166059139">
                <text:p>923.412166059139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23.806414698383">
                <text:p>923.806414698383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924.200613533546">
                <text:p>924.200613533546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24.594762564628">
                <text:p>924.594762564628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24.988861791629">
                <text:p>924.988861791629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925.382911214549">
                <text:p>925.382911214549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925.776910833388">
                <text:p>925.776910833388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926.170860648145">
                <text:p>926.17086064814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926.564760658822">
                <text:p>926.564760658822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926.958610865417">
                <text:p>926.95861086541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927.352411267932">
                <text:p>927.352411267932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927.746161866365">
                <text:p>927.746161866365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928.139862660717">
                <text:p>928.139862660717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928.533513650988">
                <text:p>928.53351365098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928.927114837178">
                <text:p>928.927114837178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929.320666219287">
                <text:p>929.320666219287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929.714167797315">
                <text:p>929.714167797315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930.107619571262">
                <text:p>930.107619571262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930.501021541128">
                <text:p>930.501021541128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930.894373706912">
                <text:p>930.894373706912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931.287676068616">
                <text:p>931.287676068616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931.680928626238">
                <text:p>931.68092862623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32.07413137978">
                <text:p>932.0741313797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932.46728432924">
                <text:p>932.4672843292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932.860387474619">
                <text:p>932.860387474619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933.253440815917">
                <text:p>933.253440815917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933.646444353134">
                <text:p>933.64644435313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934.03939808627">
                <text:p>934.0393980862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934.432302015325">
                <text:p>934.43230201532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934.825156140299">
                <text:p>934.82515614029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35.217960461192">
                <text:p>935.217960461192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35.610714978003">
                <text:p>935.61071497800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936.003419690734">
                <text:p>936.00341969073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936.396074599383">
                <text:p>936.39607459938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936.788679703951">
                <text:p>936.78867970395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937.181235004439">
                <text:p>937.181235004439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37.573740500845">
                <text:p>937.57374050084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37.96619619317">
                <text:p>937.9661961931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938.358602081414">
                <text:p>938.358602081414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938.750958165577">
                <text:p>938.750958165577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939.143264445659">
                <text:p>939.14326444565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939.53552092166">
                <text:p>939.53552092166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939.927727593579">
                <text:p>939.92772759357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940.319884461418">
                <text:p>940.31988446141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940.711991525175">
                <text:p>940.71199152517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941.104048784852">
                <text:p>941.1040487848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941.496056240447">
                <text:p>941.49605624044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941.888013891962">
                <text:p>941.888013891962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942.279921739394">
                <text:p>942.27992173939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942.671779782747">
                <text:p>942.67177978274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943.063588022018">
                <text:p>943.06358802201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943.455346457207">
                <text:p>943.45534645720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943.847055088316">
                <text:p>943.84705508831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944.238713915344">
                <text:p>944.238713915344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44.630322938291">
                <text:p>944.63032293829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945.021882157157">
                <text:p>945.021882157157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945.413391571941">
                <text:p>945.41339157194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945.804851182644">
                <text:p>945.80485118264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946.196260989267">
                <text:p>946.196260989267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946.587620991808">
                <text:p>946.58762099180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946.978931190268">
                <text:p>946.97893119026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947.370191584647">
                <text:p>947.37019158464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947.761402174945">
                <text:p>947.761402174945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948.152562961162">
                <text:p>948.15256296116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48.543673943298">
                <text:p>948.54367394329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948.934735121353">
                <text:p>948.93473512135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949.325746495327">
                <text:p>949.32574649532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949.716708065219">
                <text:p>949.71670806521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950.107619831031">
                <text:p>950.107619831031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950.498481792761">
                <text:p>950.49848179276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950.88929395041">
                <text:p>950.88929395041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951.280056303979">
                <text:p>951.280056303979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51.670768853466">
                <text:p>951.67076885346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952.061431598872">
                <text:p>952.06143159887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952.452044540197">
                <text:p>952.452044540197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952.842607677441">
                <text:p>952.84260767744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953.233121010604">
                <text:p>953.23312101060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953.623584539685">
                <text:p>953.623584539685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54.013998264686">
                <text:p>954.01399826468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954.404362185606">
                <text:p>954.40436218560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954.794676302444">
                <text:p>954.79467630244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955.184940615202">
                <text:p>955.184940615202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955.575155123878">
                <text:p>955.57515512387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955.965319828473">
                <text:p>955.96531982847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956.355434728987">
                <text:p>956.355434728987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956.74549982542">
                <text:p>956.7454998254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957.135515117773">
                <text:p>957.13551511777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957.525480606043">
                <text:p>957.52548060604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957.915396290233">
                <text:p>957.91539629023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958.305262170342">
                <text:p>958.30526217034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958.69507824637">
                <text:p>958.69507824637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59.084844518316">
                <text:p>959.084844518316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959.474560986182">
                <text:p>959.474560986182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959.864227649966">
                <text:p>959.864227649966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960.253844509669">
                <text:p>960.253844509669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960.643411565292">
                <text:p>960.64341156529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961.032928816833">
                <text:p>961.032928816833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961.422396264293">
                <text:p>961.42239626429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61.811813907672">
                <text:p>961.81181390767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62.20118174697">
                <text:p>962.2011817469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962.590499782186">
                <text:p>962.590499782186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62.979768013322">
                <text:p>962.97976801332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963.368986440377">
                <text:p>963.36898644037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963.758155063351">
                <text:p>963.758155063351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64.147273882243">
                <text:p>964.14727388224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964.536342897055">
                <text:p>964.536342897055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964.925362107785">
                <text:p>964.92536210778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965.314331514434">
                <text:p>965.31433151443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965.703251117002">
                <text:p>965.70325111700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966.092120915489">
                <text:p>966.09212091548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966.480940909895">
                <text:p>966.48094090989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966.86971110022">
                <text:p>966.86971110022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967.258431486464">
                <text:p>967.25843148646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967.647102068626">
                <text:p>967.647102068626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968.035722846708">
                <text:p>968.035722846708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968.424293820709">
                <text:p>968.42429382070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968.812814990628">
                <text:p>968.812814990628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969.201286356467">
                <text:p>969.201286356467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969.589707918224">
                <text:p>969.58970791822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969.9780796759">
                <text:p>969.978079675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70.366401629495">
                <text:p>970.36640162949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970.754673779009">
                <text:p>970.7546737790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971.142896124443">
                <text:p>971.14289612444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971.531068665795">
                <text:p>971.531068665795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971.919191403065">
                <text:p>971.91919140306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972.307264336255">
                <text:p>972.3072643362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972.695287465363">
                <text:p>972.69528746536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973.083260790391">
                <text:p>973.083260790391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973.471184311338">
                <text:p>973.471184311338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973.859058028203">
                <text:p>973.85905802820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974.246881940987">
                <text:p>974.246881940987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974.634656049691">
                <text:p>974.63465604969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975.022380354313">
                <text:p>975.02238035431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75.410054854854">
                <text:p>975.410054854854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975.797679551314">
                <text:p>975.797679551314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976.185254443693">
                <text:p>976.185254443693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976.57277953199">
                <text:p>976.5727795319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976.960254816207">
                <text:p>976.960254816207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977.347680296343">
                <text:p>977.347680296343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977.735055972397">
                <text:p>977.73505597239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978.122381844371">
                <text:p>978.12238184437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978.509657912263">
                <text:p>978.50965791226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978.896884176075">
                <text:p>978.8968841760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979.284060635805">
                <text:p>979.28406063580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979.671187291454">
                <text:p>979.671187291454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980.058264143022">
                <text:p>980.05826414302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980.445291190509">
                <text:p>980.44529119050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980.832268433915">
                <text:p>980.832268433915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981.21919587324">
                <text:p>981.2191958732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981.606073508483">
                <text:p>981.60607350848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981.992901339646">
                <text:p>981.99290133964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982.379679366728">
                <text:p>982.37967936672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982.766407589728">
                <text:p>982.76640758972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983.153086008647">
                <text:p>983.15308600864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983.539714623486">
                <text:p>983.539714623486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983.926293434243">
                <text:p>983.926293434243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984.312822440919">
                <text:p>984.312822440919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984.699301643514">
                <text:p>984.699301643514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985.085731042028">
                <text:p>985.085731042028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985.472110636461">
                <text:p>985.472110636461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985.858440426813">
                <text:p>985.85844042681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986.244720413083">
                <text:p>986.24472041308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986.630950595273">
                <text:p>986.630950595273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987.017130973381">
                <text:p>987.01713097338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987.403261547409">
                <text:p>987.40326154740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987.789342317355">
                <text:p>987.78934231735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988.175373283221">
                <text:p>988.175373283221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988.561354445005">
                <text:p>988.56135444500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988.947285802708">
                <text:p>988.94728580270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89.33316735633">
                <text:p>989.3331673563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989.718999105871">
                <text:p>989.718999105871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90.104781051331">
                <text:p>990.104781051331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990.49051319271">
                <text:p>990.49051319271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990.876195530007">
                <text:p>990.87619553000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991.261828063224">
                <text:p>991.26182806322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991.64741079236">
                <text:p>991.6474107923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992.032943717414">
                <text:p>992.032943717414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992.418426838387">
                <text:p>992.41842683838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992.80386015528">
                <text:p>992.80386015528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93.189243668091">
                <text:p>993.189243668091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993.574577376821">
                <text:p>993.57457737682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993.95986128147">
                <text:p>993.95986128147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94.345095382038">
                <text:p>994.345095382038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994.730279678525">
                <text:p>994.73027967852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995.11541417093">
                <text:p>995.1154141709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995.500498859255">
                <text:p>995.50049885925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995.885533743499">
                <text:p>995.8855337434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996.270518823661">
                <text:p>996.27051882366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996.655454099743">
                <text:p>996.655454099743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997.040339571743">
                <text:p>997.040339571743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97.425175239662">
                <text:p>997.425175239662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997.809961103501">
                <text:p>997.80996110350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998.194697163258">
                <text:p>998.194697163258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98.579383418934">
                <text:p>998.57938341893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998.964019870529">
                <text:p>998.964019870529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99.348606518043">
                <text:p>999.348606518043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999.733143361475">
                <text:p>999.73314336147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000.11763040083">
                <text:p>1000.1176304008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000.5020676361">
                <text:p>1000.5020676361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000.88645506729">
                <text:p>1000.88645506729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001.2707926944">
                <text:p>1001.270792694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01.65508051742">
                <text:p>1001.6550805174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02.03931853637">
                <text:p>1002.03931853637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002.42350675123">
                <text:p>1002.42350675123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002.80764516202">
                <text:p>1002.80764516202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003.19173376872">
                <text:p>1003.1917337687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003.57577257134">
                <text:p>1003.5757725713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003.95976156988">
                <text:p>1003.9597615698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004.34370076434">
                <text:p>1004.34370076434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004.72759015472">
                <text:p>1004.72759015472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005.11142974102">
                <text:p>1005.11142974102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005.49521952324">
                <text:p>1005.49521952324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005.87895950137">
                <text:p>1005.8789595013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006.26264967543">
                <text:p>1006.26264967543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006.6462900454">
                <text:p>1006.646290045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07.02988061129">
                <text:p>1007.02988061129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007.4134213731">
                <text:p>1007.413421373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007.79691233083">
                <text:p>1007.7969123308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008.18035348448">
                <text:p>1008.18035348448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008.56374483405">
                <text:p>1008.5637448340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008.94708637954">
                <text:p>1008.9470863795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009.33037812094">
                <text:p>1009.33037812094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009.71362005827">
                <text:p>1009.7136200582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10.09681219151">
                <text:p>1010.096812191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010.47995452067">
                <text:p>1010.47995452067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010.86304704575">
                <text:p>1010.86304704575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011.24608976675">
                <text:p>1011.2460897667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011.62908268367">
                <text:p>1011.62908268367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012.01202579651">
                <text:p>1012.0120257965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012.39491910527">
                <text:p>1012.39491910527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012.77776260995">
                <text:p>1012.77776260995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13.16055631054">
                <text:p>1013.1605563105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013.54330020705">
                <text:p>1013.5433002070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013.92599429949">
                <text:p>1013.9259942994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014.30863858784">
                <text:p>1014.3086385878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014.69123307211">
                <text:p>1014.6912330721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015.0737777523">
                <text:p>1015.073777752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015.45627262841">
                <text:p>1015.45627262841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015.83871770043">
                <text:p>1015.8387177004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016.22111296838">
                <text:p>1016.22111296838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016.60345843224">
                <text:p>1016.6034584322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016.98575409203">
                <text:p>1016.98575409203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017.36799994773">
                <text:p>1017.36799994773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017.75019599935">
                <text:p>1017.75019599935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018.13234224689">
                <text:p>1018.13234224689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018.51443869035">
                <text:p>1018.51443869035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018.89648532973">
                <text:p>1018.89648532973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19.27848216503">
                <text:p>1019.27848216503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019.66042919625">
                <text:p>1019.6604291962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020.04232642338">
                <text:p>1020.0423264233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020.42417384644">
                <text:p>1020.4241738464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020.80597146541">
                <text:p>1020.80597146541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021.1877192803">
                <text:p>1021.1877192803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021.56941729111">
                <text:p>1021.56941729111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021.95106549784">
                <text:p>1021.9510654978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022.33266390049">
                <text:p>1022.3326639004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022.71421249906">
                <text:p>1022.71421249906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023.09571129355">
                <text:p>1023.0957112935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023.47716028395">
                <text:p>1023.47716028395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023.85855947028">
                <text:p>1023.8585594702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024.23990885252">
                <text:p>1024.23990885252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24.62120843068">
                <text:p>1024.6212084306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025.00245820476">
                <text:p>1025.0024582047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025.38365817476">
                <text:p>1025.3836581747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025.76480834068">
                <text:p>1025.76480834068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026.14590870252">
                <text:p>1026.1459087025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026.52695926028">
                <text:p>1026.52695926028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026.90796001395">
                <text:p>1026.9079600139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027.28891096355">
                <text:p>1027.28891096355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027.66981210906">
                <text:p>1027.6698121090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028.05066345049">
                <text:p>1028.0506634504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028.43146498785">
                <text:p>1028.43146498785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028.81221672112">
                <text:p>1028.81221672112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029.1929186503">
                <text:p>1029.192918650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029.57357077541">
                <text:p>1029.5735707754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029.95417309644">
                <text:p>1029.954173096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030.33472561339">
                <text:p>1030.33472561339</text:p>
              </table:table-cell>
              <table:table-cell office:value-type="float" office:value="44">
                <text:p>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